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5.26pt" fo:break-before="auto" style:use-optimal-row-height="true"/>
    </style:style>
    <style:style style:name="ro2" style:family="table-row">
      <style:table-row-properties style:row-height="136.49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57.74pt" fo:break-before="auto" style:use-optimal-row-height="true"/>
    </style:style>
    <style:style style:name="ro6" style:family="table-row">
      <style:table-row-properties style:row-height="170.25pt" fo:break-before="auto" style:use-optimal-row-height="true"/>
    </style:style>
    <style:style style:name="ro7" style:family="table-row">
      <style:table-row-properties style:row-height="91.5pt" fo:break-before="auto" style:use-optimal-row-height="true"/>
    </style:style>
    <style:style style:name="ro8" style:family="table-row">
      <style:table-row-properties style:row-height="46.49pt" fo:break-before="auto" style:use-optimal-row-height="true"/>
    </style:style>
    <style:style style:name="ro9" style:family="table-row">
      <style:table-row-properties style:row-height="80.25pt" fo:break-before="auto" style:use-optimal-row-height="true"/>
    </style:style>
    <style:style style:name="ro10" style:family="table-row">
      <style:table-row-properties style:row-height="125.26pt" fo:break-before="auto" style:use-optimal-row-height="true"/>
    </style:style>
    <style:style style:name="ro11" style:family="table-row">
      <style:table-row-properties style:row-height="69pt" fo:break-before="auto" style:use-optimal-row-height="true"/>
    </style:style>
    <style:style style:name="ro12" style:family="table-row">
      <style:table-row-properties style:row-height="102.76pt" fo:break-before="auto" style:use-optimal-row-height="true"/>
    </style:style>
    <style:style style:name="ro13" style:family="table-row">
      <style:table-row-properties style:row-height="237.74pt" fo:break-before="auto" style:use-optimal-row-height="true"/>
    </style:style>
    <style:style style:name="ro14" style:family="table-row">
      <style:table-row-properties style:row-height="159pt" fo:break-before="auto" style:use-optimal-row-height="true"/>
    </style:style>
    <style:style style:name="ro15" style:family="table-row">
      <style:table-row-properties style:row-height="114.01pt" fo:break-before="auto" style:use-optimal-row-height="true"/>
    </style:style>
    <style:style style:name="ro16" style:family="table-row">
      <style:table-row-properties style:row-height="226.49pt" fo:break-before="auto" style:use-optimal-row-height="true"/>
    </style:style>
    <style:style style:name="ro17" style:family="table-row">
      <style:table-row-properties style:row-height="215.26pt" fo:break-before="auto" style:use-optimal-row-height="true"/>
    </style:style>
    <style:style style:name="ro18" style:family="table-row">
      <style:table-row-properties style:row-height="26.25pt" fo:break-before="auto" style:use-optimal-row-height="true"/>
    </style:style>
    <style:style style:name="ro19" style:family="table-row">
      <style:table-row-properties style:row-height="147.74pt" fo:break-before="auto" style:use-optimal-row-height="true"/>
    </style:style>
    <style:style style:name="ro20" style:family="table-row">
      <style:table-row-properties style:row-height="15pt" fo:break-before="auto" style:use-optimal-row-height="true"/>
    </style:style>
    <style:style style:name="ro21" style:family="table-row">
      <style:table-row-properties style:row-height="204.01pt" fo:break-before="auto" style:use-optimal-row-height="true"/>
    </style:style>
    <style:style style:name="ro22" style:family="table-row">
      <style:table-row-properties style:row-height="181.5pt" fo:break-before="auto" style:use-optimal-row-height="true"/>
    </style:style>
    <style:style style:name="ro23" style:family="table-row">
      <style:table-row-properties style:row-height="192.76pt" fo:break-before="auto" style:use-optimal-row-height="true"/>
    </style:style>
    <style:style style:name="ro24" style:family="table-row">
      <style:table-row-properties style:row-height="37.5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row table:style-name="ro1">
          <table:table-cell office:value-type="string" calcext:value-type="string">
            <text:p>MilenaBuyum</text:p>
          </table:table-cell>
          <table:table-cell office:value-type="string" calcext:value-type="string">
            <text:p>In #France, local authorities of Seine-et-Marne are "employing" refugees in fields to compensate the lack of workforce.</text:p>
            <text:p/>
            <text:p>The authorities claim it's "voluntary". What is voluntary in a country where you are deprived of basic necessities, risk detention or deportation? #covid19 https://t.co/vGtwtjjuMm</text:p>
          </table:table-cell>
        </table:table-row>
        <table:table-row table:style-name="ro2">
          <table:table-cell office:value-type="string" calcext:value-type="string">
            <text:p>Sthanee2</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
          <table:table-cell office:value-type="string" calcext:value-type="string">
            <text:p>GuysItsLydia</text:p>
          </table:table-cell>
          <table:table-cell office:value-type="string" calcext:value-type="string">
            <text:p>In #France, local authorities of Seine-et-Marne are "employing" refugees in fields to compensate the lack of workforce.</text:p>
            <text:p/>
            <text:p>The authorities claim it's "voluntary". What is voluntary in a country where you are deprived of basic necessities, risk detention or deportation? #covid19 https://t.co/vGtwtjjuMm</text:p>
          </table:table-cell>
        </table:table-row>
        <table:table-row table:style-name="ro2">
          <table:table-cell office:value-type="string" calcext:value-type="string">
            <text:p>mmmieraF</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ohhdengg</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
          <table:table-cell office:value-type="string" calcext:value-type="string">
            <text:p>asimpere</text:p>
          </table:table-cell>
          <table:table-cell office:value-type="string" calcext:value-type="string">
            <text:p>In #France, local authorities of Seine-et-Marne are "employing" refugees in fields to compensate the lack of workforce.</text:p>
            <text:p/>
            <text:p>The authorities claim it's "voluntary". What is voluntary in a country where you are deprived of basic necessities, risk detention or deportation? #covid19 https://t.co/vGtwtjjuMm</text:p>
          </table:table-cell>
        </table:table-row>
        <table:table-row table:style-name="ro3">
          <table:table-cell office:value-type="string" calcext:value-type="string">
            <text:p>cantabriapresos</text:p>
          </table:table-cell>
          <table:table-cell office:value-type="string" calcext:value-type="string">
            <text:p>Confirmed Cases and Deaths by Country, Territory, or Conveyance. The #coronavirus #COVID19 is affecting *203 countries and territories around the world...</text:p>
            <text:p>#USA #Italy #Spain #China #Germany #France https://t.co/F6wefOyrXf</text:p>
          </table:table-cell>
        </table:table-row>
        <table:table-row table:style-name="ro4">
          <table:table-cell office:value-type="string" calcext:value-type="string">
            <text:p>terrien68</text:p>
          </table:table-cell>
          <table:table-cell office:value-type="string" calcext:value-type="string">
            <text:p>👏🏻Gratitude👑#gratitude #solidarite #humanité #TousEnsemble #StayAtHome #benzema #henni #SnapchatFranceRaciste #bassem #babydriver #COVID19 #ConfinementJour16 #france #algerie #maroc #tunisie #egypt #masques <text:s/>#usa #chine #coronavirus #Italie #maghreb #musulman #islam https://t.co/16xr1PKOtl</text:p>
          </table:table-cell>
        </table:table-row>
        <table:table-row table:style-name="ro2">
          <table:table-cell office:value-type="string" calcext:value-type="string">
            <text:p>Aztract</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carlo_moltenisa</text:p>
          </table:table-cell>
          <table:table-cell office:value-type="string" calcext:value-type="string">
            <text:p>Mar 31 (20:47 GMT) - #COVID19 confirmed cases 8-day forecasting for USA, Italy, Spain, Germany, France, Switzerland, UK, Netherlands, Sweden.</text:p>
            <text:p>Fast growth in USA (x1.35); FR, UK (1.3)</text:p>
            <text:p>Sustained in ESP, SW, DE, NL (1.2) </text:p>
            <text:p>Slowing in IT, CH (1.1) </text:p>
            <text:p>Credit: @elisa_manetti @FLAHAULT https://t.co/qqru1TBV5G</text:p>
          </table:table-cell>
        </table:table-row>
        <table:table-row table:style-name="ro2">
          <table:table-cell office:value-type="string" calcext:value-type="string">
            <text:p>sarah_hadhina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ndy_hamra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rsbrna_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wanrubyjan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tbhmila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bangshah_yo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ennculle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rzlya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widehope</text:p>
          </table:table-cell>
          <table:table-cell office:value-type="string" calcext:value-type="string">
            <text:p>When Italy invoked the EU’s formal disaster procedure with desperate calls for protective gear and ventilators, no country responded. Germany and France instead imposed export bans. </text:p>
            <text:p/>
            <text:p>The #EU’s single market did not exist when push came to shove #COVID19 </text:p>
            <text:p/>
            <text:p>https://t.co/nkdreF5XeF</text:p>
          </table:table-cell>
        </table:table-row>
        <table:table-row table:style-name="ro4">
          <table:table-cell office:value-type="string" calcext:value-type="string">
            <text:p>DazHarmer</text:p>
          </table:table-cell>
          <table:table-cell office:value-type="string" calcext:value-type="string">
            <text:p>@parlace @StillmanMD @SpeakerPelosi @realDonaldTrump It is beyond awful. As if things weren't bad enough, suddenly 5G has become a false prophet for govt's to fight #Covid19. #France dropped all the restrictions <text:s/>against wireless today. Pelosi wants 5G streamlining in the next stimulus package. Aye!</text:p>
          </table:table-cell>
        </table:table-row>
        <table:table-row table:style-name="ro2">
          <table:table-cell office:value-type="string" calcext:value-type="string">
            <text:p>zikriazhari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fdalNazr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hazimam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Celia3D</text:p>
          </table:table-cell>
          <table:table-cell office:value-type="string" calcext:value-type="string">
            <text:p>“Intensive discussions between #Iran and Britain, France and Germany over the coronavirus crisis have run in parallel with talks over the release of prisoners such as Nazanin Zaghari-Ratcliffe, raising hopes of a general diplomatic breakthrough.” #COVID19</text:p>
            <text:p>https://t.co/2Gpst7g8ZY</text:p>
          </table:table-cell>
        </table:table-row>
        <table:table-row table:style-name="ro4">
          <table:table-cell office:value-type="string" calcext:value-type="string">
            <text:p>CaroleValla</text:p>
          </table:table-cell>
          <table:table-cell office:value-type="string" calcext:value-type="string">
            <text:p>🇫🇷🔊🇫🇷 It's not going to be easy for French President Emmanuel Macron to avoid criticism that France was not well enough prepared for coronavirus. So says my guest @BCautres who says France's doctors had already been raising alarm before the crisis. <text:s/>#coronavirus #COVID19 #F24 https://t.co/n4CUzmY3qr</text:p>
          </table:table-cell>
        </table:table-row>
        <table:table-row table:style-name="ro6">
          <table:table-cell office:value-type="string" calcext:value-type="string">
            <text:p>ElvisJessy2</text:p>
          </table:table-cell>
          <table:table-cell office:value-type="string" calcext:value-type="string">
            <text:p>Tuesday's major coronavirus updates:</text:p>
            <text:p/>
            <text:p>- USA: +24,612 cases, +901 deaths</text:p>
            <text:p/>
            <text:p>- Spain: +7,967 cases, +748 deaths</text:p>
            <text:p/>
            <text:p>- France: +7,578 cases, +499 deaths</text:p>
            <text:p/>
            <text:p>- Germany: +5,058 cases, +162 deaths</text:p>
            <text:p/>
            <text:p>- Italy: +4,389 cases, +852 deaths</text:p>
            <text:p/>
            <text:p> Worldwide: +72,843 cases, +4,437 deaths</text:p>
            <text:p/>
            <text:p>#COVID19</text:p>
          </table:table-cell>
        </table:table-row>
        <table:table-row table:style-name="ro5">
          <table:table-cell office:value-type="string" calcext:value-type="string">
            <text:p>Regenmeister68</text:p>
          </table:table-cell>
          <table:table-cell office:value-type="string" calcext:value-type="string">
            <text:p>When Italy invoked the EU’s formal disaster procedure with desperate calls for protective gear and ventilators, no country responded. Germany and France instead imposed export bans. </text:p>
            <text:p/>
            <text:p>The #EU’s single market did not exist when push came to shove #COVID19 </text:p>
            <text:p/>
            <text:p>https://t.co/nkdreF5XeF</text:p>
          </table:table-cell>
        </table:table-row>
        <table:table-row table:style-name="ro2">
          <table:table-cell office:value-type="string" calcext:value-type="string">
            <text:p>zakiahanisa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QistinaBB</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aimul_Amal3x</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Gambiste1</text:p>
          </table:table-cell>
          <table:table-cell office:value-type="string" calcext:value-type="string">
            <text:p>@portefeuillefun $IPH also has an anti-#C5aR. Soon in the clinic in France for #COVID19 imho.  </text:p>
            <text:p>$IFRX</text:p>
          </table:table-cell>
        </table:table-row>
        <table:table-row table:style-name="ro2">
          <table:table-cell office:value-type="string" calcext:value-type="string">
            <text:p>faithrushd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7">
          <table:table-cell office:value-type="string" calcext:value-type="string">
            <text:p>nationaldefce</text:p>
          </table:table-cell>
          <table:table-cell office:value-type="string" calcext:value-type="string">
            <text:p>💫 Think you’re a master of Zoom? </text:p>
            <text:p>🤦🏼‍♀️ Or perhaps you’re more a videoconferencing nightmare... </text:p>
            <text:p/>
            <text:p>🎶 Take inspiration from the AMAZING national orchestra of France 🇫🇷 @nationaldefce and their rendition of #Ravel’s #Bolero </text:p>
            <text:p/>
            <text:p>👏🏼Bravo👏🏼</text:p>
            <text:p/>
            <text:p>#COVID19 https://t.co/jUFndgozgZ</text:p>
          </table:table-cell>
        </table:table-row>
        <table:table-row table:style-name="ro2">
          <table:table-cell office:value-type="string" calcext:value-type="string">
            <text:p>galaxy_aisya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paulbeeston6</text:p>
          </table:table-cell>
          <table:table-cell office:value-type="string" calcext:value-type="string">
            <text:p>@parlace @StillmanMD @SpeakerPelosi @realDonaldTrump It is beyond awful. As if things weren't bad enough, suddenly 5G has become a false prophet for govt's to fight #Covid19. #France dropped all the restrictions <text:s/>against wireless today. Pelosi wants 5G streamlining in the next stimulus package. Aye!</text:p>
          </table:table-cell>
        </table:table-row>
        <table:table-row table:style-name="ro5">
          <table:table-cell office:value-type="string" calcext:value-type="string">
            <text:p>chicchan</text:p>
          </table:table-cell>
          <table:table-cell office:value-type="string" calcext:value-type="string">
            <text:p>When Italy invoked the EU’s formal disaster procedure with desperate calls for protective gear and ventilators, no country responded. Germany and France instead imposed export bans. </text:p>
            <text:p/>
            <text:p>The #EU’s single market did not exist when push came to shove #COVID19 </text:p>
            <text:p/>
            <text:p>https://t.co/nkdreF5XeF</text:p>
          </table:table-cell>
        </table:table-row>
        <table:table-row table:style-name="ro2">
          <table:table-cell office:value-type="string" calcext:value-type="string">
            <text:p>FatehahHeyd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fkrlhyt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haadimw</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SinghShafy</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_shalfazree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ushkatr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8">
          <table:table-cell office:value-type="string" calcext:value-type="string">
            <text:p>FibroidNetwork</text:p>
          </table:table-cell>
          <table:table-cell office:value-type="string" calcext:value-type="string">
            <text:p>The #coronavirus pandemic has killed more than 30,000 people in #Europe, more than three-quarters of the deaths registered in #Italy and #Spain according to an AFP tally</text:p>
            <text:p/>
            <text:p>#France #COVID19 #lockdown</text:p>
            <text:p>https://t.co/PLBNvOLePw</text:p>
          </table:table-cell>
        </table:table-row>
        <table:table-row table:style-name="ro2">
          <table:table-cell office:value-type="string" calcext:value-type="string">
            <text:p>kir4ti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fqafham</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arthallMashers</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izsNatash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rafierazak</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addballl</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
          <table:table-cell office:value-type="string" calcext:value-type="string">
            <text:p>Chonilla</text:p>
          </table:table-cell>
          <table:table-cell office:value-type="string" calcext:value-type="string">
            <text:p>In #France, local authorities of Seine-et-Marne are "employing" refugees in fields to compensate the lack of workforce.</text:p>
            <text:p/>
            <text:p>The authorities claim it's "voluntary". What is voluntary in a country where you are deprived of basic necessities, risk detention or deportation? #covid19 https://t.co/vGtwtjjuMm</text:p>
          </table:table-cell>
        </table:table-row>
        <table:table-row table:style-name="ro1">
          <table:table-cell office:value-type="string" calcext:value-type="string">
            <text:p>parthosengupta</text:p>
          </table:table-cell>
          <table:table-cell office:value-type="string" calcext:value-type="string">
            <text:p>In #France, local authorities of Seine-et-Marne are "employing" refugees in fields to compensate the lack of workforce.</text:p>
            <text:p/>
            <text:p>The authorities claim it's "voluntary". What is voluntary in a country where you are deprived of basic necessities, risk detention or deportation? #covid19 https://t.co/vGtwtjjuMm</text:p>
          </table:table-cell>
        </table:table-row>
        <table:table-row table:style-name="ro2">
          <table:table-cell office:value-type="string" calcext:value-type="string">
            <text:p>zikriadam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Lia_ar00</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ghudgins123</text:p>
          </table:table-cell>
          <table:table-cell office:value-type="string" calcext:value-type="string">
            <text:p>When Italy invoked the EU’s formal disaster procedure with desperate calls for protective gear and ventilators, no country responded. Germany and France instead imposed export bans. </text:p>
            <text:p/>
            <text:p>The #EU’s single market did not exist when push came to shove #COVID19 </text:p>
            <text:p/>
            <text:p>https://t.co/nkdreF5XeF</text:p>
          </table:table-cell>
        </table:table-row>
        <table:table-row table:style-name="ro2">
          <table:table-cell office:value-type="string" calcext:value-type="string">
            <text:p>ikramzainii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rhdyhzm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imi_uzmaa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tirahabibulla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fiqahmohdzair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mirsafaruddin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Raphaelanders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8">
          <table:table-cell office:value-type="string" calcext:value-type="string">
            <text:p>mp3radiofm</text:p>
          </table:table-cell>
          <table:table-cell office:value-type="string" calcext:value-type="string">
            <text:p>The #coronavirus pandemic has killed more than 30,000 people in #Europe, more than three-quarters of the deaths registered in #Italy and #Spain according to an AFP tally</text:p>
            <text:p/>
            <text:p>#France #COVID19 #lockdown</text:p>
            <text:p>https://t.co/PLBNvOLePw</text:p>
          </table:table-cell>
        </table:table-row>
        <table:table-row table:style-name="ro2">
          <table:table-cell office:value-type="string" calcext:value-type="string">
            <text:p>Auji_Zaharudi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_MiShir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omolzzzzz</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syraf_kamal97</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raziqarizqi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5Muzhaffa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JohanAnwar88</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IchaBrownAnees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wnurinfarin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IrishRepCoE</text:p>
          </table:table-cell>
          <table:table-cell office:value-type="string" calcext:value-type="string">
            <text:p>📍| #Covid19| For those of you staying in France, register with us to let us know where we can find you if we need to contact you or your family in case of an emergency. It’s free, all online and only takes a minute! 📲https://t.co/A0cPVHkTDW </text:p>
            <text:p>@dfatravelwise @GlobalIrish https://t.co/krhz1etmXy</text:p>
          </table:table-cell>
        </table:table-row>
        <table:table-row table:style-name="ro2">
          <table:table-cell office:value-type="string" calcext:value-type="string">
            <text:p>nnlliiaffand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Keromm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liaa_afq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9">
          <table:table-cell office:value-type="string" calcext:value-type="string">
            <text:p>jjbowlespub</text:p>
          </table:table-cell>
          <table:table-cell office:value-type="string" calcext:value-type="string">
            <text:p>Updated Chart: Deaths per million. #COVID19 #coronavirus </text:p>
            <text:p>✅Data: 31/03/20</text:p>
            <text:p>✅Germany, France, Denmark, Sweden, S. Korea added</text:p>
            <text:p>✅Estimates from UK, USA</text:p>
            <text:p/>
            <text:p>@roinnslainte @CMOIreland @drgerryburke @Michl_Flynn</text:p>
            <text:p>@higginsdavidw @SamuelMcConkey1 @FergalBowers @Bitter_lemons https://t.co/OxcKVgc2Sp</text:p>
          </table:table-cell>
        </table:table-row>
        <table:table-row table:style-name="ro2">
          <table:table-cell office:value-type="string" calcext:value-type="string">
            <text:p>MarieeeRoseeee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0">
          <table:table-cell office:value-type="string" calcext:value-type="string">
            <text:p>dustylady62</text:p>
          </table:table-cell>
          <table:table-cell office:value-type="string" calcext:value-type="string">
            <text:p>Update on patients treated w/ HCQ + AZ at the Méditerranée Infection Hospital in France:</text:p>
            <text:p/>
            <text:p>COVID-19 patients NOT treated w/ HCQ+AZ: 985</text:p>
            <text:p>Deaths: 12 (1.2%)</text:p>
            <text:p/>
            <text:p>COVID-19 patients treated w/ HCQ+AZ: 1003</text:p>
            <text:p>Deaths: 1 (0.1%)</text:p>
            <text:p/>
            <text:p>Chi-square test: p-value = 0.002 #COVID19</text:p>
            <text:p/>
            <text:p>https://t.co/nscre9mWvW</text:p>
          </table:table-cell>
        </table:table-row>
        <table:table-row table:style-name="ro2">
          <table:table-cell office:value-type="string" calcext:value-type="string">
            <text:p>Turisain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rnitpick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KGain052</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urshafiqahle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Daniyyal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farthee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Wani_Syazwani11</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BiiBiiMi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
          <table:table-cell office:value-type="string" calcext:value-type="string">
            <text:p>LisaMoreau1</text:p>
          </table:table-cell>
          <table:table-cell office:value-type="string" calcext:value-type="string">
            <text:p>In #France, local authorities of Seine-et-Marne are "employing" refugees in fields to compensate the lack of workforce.</text:p>
            <text:p/>
            <text:p>The authorities claim it's "voluntary". What is voluntary in a country where you are deprived of basic necessities, risk detention or deportation? #covid19 https://t.co/vGtwtjjuMm</text:p>
          </table:table-cell>
        </table:table-row>
        <table:table-row table:style-name="ro1">
          <table:table-cell office:value-type="string" calcext:value-type="string">
            <text:p>ionanatchios</text:p>
          </table:table-cell>
          <table:table-cell office:value-type="string" calcext:value-type="string">
            <text:p>In #France, local authorities of Seine-et-Marne are "employing" refugees in fields to compensate the lack of workforce.</text:p>
            <text:p/>
            <text:p>The authorities claim it's "voluntary". What is voluntary in a country where you are deprived of basic necessities, risk detention or deportation? #covid19 https://t.co/vGtwtjjuMm</text:p>
          </table:table-cell>
        </table:table-row>
        <table:table-row table:style-name="ro2">
          <table:table-cell office:value-type="string" calcext:value-type="string">
            <text:p>haziqmacaskill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dausulaima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1">
          <table:table-cell office:value-type="string" calcext:value-type="string">
            <text:p>MatloobSabir</text:p>
          </table:table-cell>
          <table:table-cell office:value-type="string" calcext:value-type="string">
            <text:p>#video</text:p>
            <text:p>This is how the #COVIDー19 has advanced, as if it were a thoroughbred horse race 🐎🐎🐎</text:p>
            <text:p/>
            <text:p>#coronavirus #Covid_19 #COVID19</text:p>
            <text:p>#SouthKorea #Italy #Iran #Germany #France #Spain #USA #UnitedKingdom.... </text:p>
            <text:p>https://t.co/KhGSkILMf2</text:p>
          </table:table-cell>
        </table:table-row>
        <table:table-row table:style-name="ro2">
          <table:table-cell office:value-type="string" calcext:value-type="string">
            <text:p>Pik0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RaihanaRifa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harishamza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9">
          <table:table-cell office:value-type="string" calcext:value-type="string">
            <text:p>Snarkl4</text:p>
          </table:table-cell>
          <table:table-cell office:value-type="string" calcext:value-type="string">
            <text:p>Updated Chart: Deaths per million. #COVID19 #coronavirus </text:p>
            <text:p>✅Data: 31/03/20</text:p>
            <text:p>✅Germany, France, Denmark, Sweden, S. Korea added</text:p>
            <text:p>✅Estimates from UK, USA</text:p>
            <text:p/>
            <text:p>@roinnslainte @CMOIreland @drgerryburke @Michl_Flynn</text:p>
            <text:p>@higginsdavidw @SamuelMcConkey1 @FergalBowers @Bitter_lemons https://t.co/OxcKVgc2Sp</text:p>
          </table:table-cell>
        </table:table-row>
        <table:table-row table:style-name="ro2">
          <table:table-cell office:value-type="string" calcext:value-type="string">
            <text:p>nrmhb</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6">
          <table:table-cell office:value-type="string" calcext:value-type="string">
            <text:p>Weactright</text:p>
          </table:table-cell>
          <table:table-cell office:value-type="string" calcext:value-type="string">
            <text:p>With 35 new cases reported on Mar 31, total imported #COVID19 cases from overseas in the Chinese mainland reached 806:</text:p>
            <text:p> </text:p>
            <text:p>🇬🇧UK:248</text:p>
            <text:p> </text:p>
            <text:p>🇺🇸US:118</text:p>
            <text:p> </text:p>
            <text:p>🇪🇸Spain:86</text:p>
            <text:p> </text:p>
            <text:p>🇫🇷France:60</text:p>
            <text:p> </text:p>
            <text:p>🇮🇷Iran:47</text:p>
            <text:p> </text:p>
            <text:p>🇵🇭Philippines:42</text:p>
            <text:p> </text:p>
            <text:p>🇮🇹Italy:40 https://t.co/4Heob3fYjV</text:p>
          </table:table-cell>
        </table:table-row>
        <table:table-row table:style-name="ro2">
          <table:table-cell office:value-type="string" calcext:value-type="string">
            <text:p>amdhrz</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Irish_in_France</text:p>
          </table:table-cell>
          <table:table-cell office:value-type="string" calcext:value-type="string">
            <text:p>📍| #Covid19| For those of you staying in France, register with us to let us know where we can find you if we need to contact you or your family in case of an emergency. It’s free, all online and only takes a minute! 📲https://t.co/A0cPVHkTDW </text:p>
            <text:p>@dfatravelwise @GlobalIrish https://t.co/krhz1etmXy</text:p>
          </table:table-cell>
        </table:table-row>
        <table:table-row table:style-name="ro2">
          <table:table-cell office:value-type="string" calcext:value-type="string">
            <text:p>mhdnjmiii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boohoo_rm</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jonginhoneyy</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grenner</text:p>
          </table:table-cell>
          <table:table-cell office:value-type="string" calcext:value-type="string">
            <text:p>When Italy invoked the EU’s formal disaster procedure with desperate calls for protective gear and ventilators, no country responded. Germany and France instead imposed export bans. </text:p>
            <text:p/>
            <text:p>The #EU’s single market did not exist when push came to shove #COVID19 </text:p>
            <text:p/>
            <text:p>https://t.co/nkdreF5XeF</text:p>
          </table:table-cell>
        </table:table-row>
        <table:table-row table:style-name="ro3">
          <table:table-cell office:value-type="string" calcext:value-type="string">
            <text:p>Morgieporgie1</text:p>
          </table:table-cell>
          <table:table-cell office:value-type="string" calcext:value-type="string">
            <text:p>Confirmed Cases and Deaths by Country, Territory, or Conveyance. The #coronavirus #COVID19 is affecting *203 countries and territories around the world...</text:p>
            <text:p>#USA #Italy #Spain #China #Germany #France https://t.co/F6wefOyrXf</text:p>
          </table:table-cell>
        </table:table-row>
        <table:table-row table:style-name="ro8">
          <table:table-cell office:value-type="string" calcext:value-type="string">
            <text:p>CCL_France</text:p>
          </table:table-cell>
          <table:table-cell office:value-type="string" calcext:value-type="string">
            <text:p>Be kind. Help where you can. Support those at the front line of our societies. And listen to the experts!</text:p>
            <text:p>If you use this as an opportunity to mock or oppress your opponents then that really shows your true worth.</text:p>
            <text:p>Ignore the hate and ignorance. We're in this together.</text:p>
            <text:p>#COVID19</text:p>
          </table:table-cell>
        </table:table-row>
        <table:table-row table:style-name="ro2">
          <table:table-cell office:value-type="string" calcext:value-type="string">
            <text:p>4innn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_ungkufaraa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izzqtin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whosnaa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fathurarehma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LuqmanFadzill</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_jayie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urulasmaa2</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iidadih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isyahanum</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artochengo</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_intanamirah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iennabell</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Qaisara312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BrianMaguireEU</text:p>
          </table:table-cell>
          <table:table-cell office:value-type="string" calcext:value-type="string">
            <text:p>📍| #Covid19| For those of you staying in France, register with us to let us know where we can find you if we need to contact you or your family in case of an emergency. It’s free, all online and only takes a minute! 📲https://t.co/A0cPVHkTDW </text:p>
            <text:p>@dfatravelwise @GlobalIrish https://t.co/krhz1etmXy</text:p>
          </table:table-cell>
        </table:table-row>
        <table:table-row table:style-name="ro12">
          <table:table-cell office:value-type="string" calcext:value-type="string">
            <text:p>RNemala</text:p>
          </table:table-cell>
          <table:table-cell office:value-type="string" calcext:value-type="string">
            <text:p>Six countries have surpassed over 3,000 #COVID19 deaths.</text:p>
            <text:p>1. Italy = 12,428</text:p>
            <text:p>2. Spain= 9,053</text:p>
            <text:p>3. US = 4, 059</text:p>
            <text:p>4. France = 3,523</text:p>
            <text:p>5. China = 3,312</text:p>
            <text:p>6. Iran = 3,036</text:p>
            <text:p/>
            <text:p>#coronarvirus</text:p>
          </table:table-cell>
        </table:table-row>
        <table:table-row table:style-name="ro3">
          <table:table-cell office:value-type="string" calcext:value-type="string">
            <text:p>RRInternational</text:p>
          </table:table-cell>
          <table:table-cell office:value-type="string" calcext:value-type="string">
            <text:p>#COVID19</text:p>
            <text:p>The COVID-19 #pandemic has killed over 30,000 people in #Europe, of which two thirds in Italy and Spain, France Press quotes information released by national authorities. #France is the country with the third-largest number of victims. https://t.co/hUiRFjkE36</text:p>
          </table:table-cell>
        </table:table-row>
        <table:table-row table:style-name="ro2">
          <table:table-cell office:value-type="string" calcext:value-type="string">
            <text:p>kedegniduj</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NatiaDhal</text:p>
          </table:table-cell>
          <table:table-cell office:value-type="string" calcext:value-type="string">
            <text:p>#TRUTHFAKE2020 Here are 4 quick tips from the FRANCE 24 @Observers to spot fake news online. </text:p>
            <text:p/>
            <text:p>While you're in lockdown, think before you share! #COVID19 #factchecking #SPMM2020 @LeCLEMI</text:p>
            <text:p/>
            <text:p>https://t.co/O5658b8Kmq https://t.co/xAl0wegq9m</text:p>
          </table:table-cell>
        </table:table-row>
        <table:table-row table:style-name="ro2">
          <table:table-cell office:value-type="string" calcext:value-type="string">
            <text:p>aimirosn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SapphireblueSZ</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imiAnneeee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isyz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9">
          <table:table-cell office:value-type="string" calcext:value-type="string">
            <text:p>chrisbuttimer</text:p>
          </table:table-cell>
          <table:table-cell office:value-type="string" calcext:value-type="string">
            <text:p>Iran has been devastated by #COVID19</text:p>
            <text:p/>
            <text:p>In light of this - France, Germany and the UK have lifted medical sanctions against Iran 🇮🇷.</text:p>
            <text:p/>
            <text:p>Sadly, the US continues them - during a moment when both nations are being ravaged by the virus.</text:p>
            <text:p/>
            <text:p>Humanity, now more than ever, is needed.</text:p>
          </table:table-cell>
        </table:table-row>
        <table:table-row table:style-name="ro2">
          <table:table-cell office:value-type="string" calcext:value-type="string">
            <text:p>Joonahlisa89</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talalabingo</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6">
          <table:table-cell office:value-type="string" calcext:value-type="string">
            <text:p>diamond_taku</text:p>
          </table:table-cell>
          <table:table-cell office:value-type="string" calcext:value-type="string">
            <text:p>With 35 new cases reported on Mar 31, total imported #COVID19 cases from overseas in the Chinese mainland reached 806:</text:p>
            <text:p> </text:p>
            <text:p>🇬🇧UK:248</text:p>
            <text:p> </text:p>
            <text:p>🇺🇸US:118</text:p>
            <text:p> </text:p>
            <text:p>🇪🇸Spain:86</text:p>
            <text:p> </text:p>
            <text:p>🇫🇷France:60</text:p>
            <text:p> </text:p>
            <text:p>🇮🇷Iran:47</text:p>
            <text:p> </text:p>
            <text:p>🇵🇭Philippines:42</text:p>
            <text:p> </text:p>
            <text:p>🇮🇹Italy:40 https://t.co/4Heob3fYjV</text:p>
          </table:table-cell>
        </table:table-row>
        <table:table-row table:style-name="ro2">
          <table:table-cell office:value-type="string" calcext:value-type="string">
            <text:p>nrbsyr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lyaohhaly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daaliilaaaa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abehmanso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8">
          <table:table-cell office:value-type="string" calcext:value-type="string">
            <text:p>PeninsulaQatar</text:p>
          </table:table-cell>
          <table:table-cell office:value-type="string" calcext:value-type="string">
            <text:p>Former #Marseille president Pape Diouf has died aged 68 after contracting the new #coronavirus a family source told AFP on Tuesday.</text:p>
            <text:p/>
            <text:p>#Europe #France #COVID19 #football</text:p>
            <text:p>https://t.co/iq92VELlPx</text:p>
          </table:table-cell>
        </table:table-row>
        <table:table-row table:style-name="ro4">
          <table:table-cell office:value-type="string" calcext:value-type="string">
            <text:p>LeighStoole</text:p>
          </table:table-cell>
          <table:table-cell office:value-type="string" calcext:value-type="string">
            <text:p>@parlace @StillmanMD @SpeakerPelosi @realDonaldTrump It is beyond awful. As if things weren't bad enough, suddenly 5G has become a false prophet for govt's to fight #Covid19. #France dropped all the restrictions <text:s/>against wireless today. Pelosi wants 5G streamlining in the next stimulus package. Aye!</text:p>
          </table:table-cell>
        </table:table-row>
        <table:table-row table:style-name="ro2">
          <table:table-cell office:value-type="string" calcext:value-type="string">
            <text:p>Faqihmahad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sylvainbrisse</text:p>
          </table:table-cell>
          <table:table-cell office:value-type="string" calcext:value-type="string">
            <text:p>Go Rt Go! #COVID19 effective reproductive number slowly but surely getting below 1 following #lockdown ; situation in France by @AlizonSamuel https://t.co/ecJvoTNNQr https://t.co/d5DS2FbNYF</text:p>
          </table:table-cell>
        </table:table-row>
        <table:table-row table:style-name="ro2">
          <table:table-cell office:value-type="string" calcext:value-type="string">
            <text:p>rajaIman17</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haaakiiimmmm</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benImran17</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Faizal5932</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SyamirahMuhamm</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kqbar_izudi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ShafiqSaid5</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9">
          <table:table-cell office:value-type="string" calcext:value-type="string">
            <text:p>susie_france</text:p>
          </table:table-cell>
          <table:table-cell office:value-type="string" calcext:value-type="string">
            <text:p>With our friends at @UnitedGMH, @MHInnovation, and @mhpss we are starting a new series of webinars on #mentalhealth and #COVID19.</text:p>
            <text:p/>
            <text:p>Tuesdays at 09:00 EST; 14:00 BST; 15:00 CET; 15:00 SAST; 18:30 IST</text:p>
            <text:p/>
            <text:p>Join us!</text:p>
            <text:p/>
            <text:p>https://t.co/yTFxtGz7QA https://t.co/hllI7bh6eD</text:p>
          </table:table-cell>
        </table:table-row>
        <table:table-row table:style-name="ro2">
          <table:table-cell office:value-type="string" calcext:value-type="string">
            <text:p>laituxoxo</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0nenie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3">
          <table:table-cell office:value-type="string" calcext:value-type="string">
            <text:p>Mawunya_</text:p>
          </table:table-cell>
          <table:table-cell office:value-type="string" calcext:value-type="string">
            <text:p>Most coronavirus deaths #COVID19</text:p>
            <text:p/>
            <text:p>Italy:12,428</text:p>
            <text:p>Spain:9,053</text:p>
            <text:p>US:4,056</text:p>
            <text:p>France:3,523</text:p>
            <text:p>China:3,312</text:p>
            <text:p>Iran:3,036</text:p>
            <text:p>UK:1,789</text:p>
            <text:p>Netherlands:1,039</text:p>
            <text:p>Belgium:828</text:p>
            <text:p>Germany:788</text:p>
            <text:p>Switzerland:433</text:p>
            <text:p>Turkey:214</text:p>
            <text:p>Brazil:202</text:p>
            <text:p>Sweden:180</text:p>
            <text:p>South Korea:165</text:p>
            <text:p>Portugal:160</text:p>
            <text:p>Indonesia:157</text:p>
            <text:p>Austria:146</text:p>
            <text:p>Canada:101</text:p>
          </table:table-cell>
        </table:table-row>
        <table:table-row table:style-name="ro2">
          <table:table-cell office:value-type="string" calcext:value-type="string">
            <text:p>falisyasyukran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yeshtheon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otzikryy</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ajibOthema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ariaLockwood19</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ammiirrah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queennzu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4">
          <table:table-cell office:value-type="string" calcext:value-type="string">
            <text:p>odishadiary</text:p>
          </table:table-cell>
          <table:table-cell office:value-type="string" calcext:value-type="string">
            <text:p>#Spain reports a record 864 deaths in 24 hours, taking  toll to 9053</text:p>
            <text:p>Most #coronavirus deaths.</text:p>
            <text:p>Italy: 12,428</text:p>
            <text:p>Spain: 9,053</text:p>
            <text:p>US: 4,056</text:p>
            <text:p>France: 3,523</text:p>
            <text:p>China: 3,312</text:p>
            <text:p>Iran: 3,036</text:p>
            <text:p>UK: 1,789</text:p>
            <text:p>Netherlands: 1,039</text:p>
            <text:p>Belgium: 828</text:p>
            <text:p>Germany: 788</text:p>
            <text:p>Switzerland: 433</text:p>
            <text:p>#COVID19 #CoroanvirusPandemic https://t.co/BtTr75SKLW</text:p>
          </table:table-cell>
        </table:table-row>
        <table:table-row table:style-name="ro2">
          <table:table-cell office:value-type="string" calcext:value-type="string">
            <text:p>acikkya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anisitum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
          <table:table-cell office:value-type="string" calcext:value-type="string">
            <text:p>BadboyEmpire6</text:p>
          </table:table-cell>
          <table:table-cell office:value-type="string" calcext:value-type="string">
            <text:p>The #latest on #Coronavirus outbreak in #France, according to French Health General-Director:</text:p>
            <text:p>-52,128 total #covid19 cases </text:p>
            <text:p>-3,523 deaths toll https://t.co/1PWZ4s5ahN</text:p>
          </table:table-cell>
        </table:table-row>
        <table:table-row table:style-name="ro1">
          <table:table-cell office:value-type="string" calcext:value-type="string">
            <text:p>susie_france</text:p>
          </table:table-cell>
          <table:table-cell office:value-type="string" calcext:value-type="string">
            <text:p>Socially distant dancing happens every day on our road at 11am during #lockdown. This was day seven.</text:p>
            <text:p/>
            <text:p>#Covid19  #StayHomeSaveLives https://t.co/yBw2Q230CA</text:p>
          </table:table-cell>
        </table:table-row>
        <table:table-row table:style-name="ro2">
          <table:table-cell office:value-type="string" calcext:value-type="string">
            <text:p>shahirarosl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drzrm</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9">
          <table:table-cell office:value-type="string" calcext:value-type="string">
            <text:p>MariaLockwood19</text:p>
          </table:table-cell>
          <table:table-cell office:value-type="string" calcext:value-type="string">
            <text:p>Iran has been devastated by #COVID19</text:p>
            <text:p/>
            <text:p>In light of this - France, Germany and the UK have lifted medical sanctions against Iran 🇮🇷.</text:p>
            <text:p/>
            <text:p>Sadly, the US continues them - during a moment when both nations are being ravaged by the virus.</text:p>
            <text:p/>
            <text:p>Humanity, now more than ever, is needed.</text:p>
          </table:table-cell>
        </table:table-row>
        <table:table-row table:style-name="ro2">
          <table:table-cell office:value-type="string" calcext:value-type="string">
            <text:p>jsmixnu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jdhjmldd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atasyafariesh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dekZ</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shadafadzi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lyon_vdc</text:p>
          </table:table-cell>
          <table:table-cell office:value-type="string" calcext:value-type="string">
            <text:p>We donated yesterday protection #masks type #FFP2 to local #hospitals in Lyon, France such as Portes du sud, Medipole Lyon-Villeurbanne, HEH, Lyon Sud... we will send masks to our plants in Europe &amp;amp; to Chinese Consulate in Lyon. #covid19 #healthcare #solidarity #lyon https://t.co/HuaIw9ihvH</text:p>
          </table:table-cell>
        </table:table-row>
        <table:table-row table:style-name="ro2">
          <table:table-cell office:value-type="string" calcext:value-type="string">
            <text:p>SamadMaste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hamikahhalid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QistinaAlglera8</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uizbadrul1903</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seoranghazim</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isntsyh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EylaAzil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drenalinebarc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YuyuLol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9">
          <table:table-cell office:value-type="string" calcext:value-type="string">
            <text:p>LOYDMUTUA</text:p>
          </table:table-cell>
          <table:table-cell office:value-type="string" calcext:value-type="string">
            <text:p>The #COVID19 cases and toll curve is very sharp in USA 🇺🇸.</text:p>
            <text:p>Italy 🇮🇹, Spain 🇪🇸 and France 🇫🇷 aren't better as well.</text:p>
            <text:p>God have mercy 🙏 ; #FlattenTheCuve </text:p>
            <text:p>China 🇨🇳 🙆‍♂️, we can't tell!</text:p>
            <text:p>#StayHome #MaintainSocialDistancing </text:p>
            <text:p>#usaCoronavirus #CoronaVirusUpdates </text:p>
            <text:p>#NewYorkCoronavirus https://t.co/7zPvPRYNrF</text:p>
          </table:table-cell>
        </table:table-row>
        <table:table-row table:style-name="ro2">
          <table:table-cell office:value-type="string" calcext:value-type="string">
            <text:p>Shzzwn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BarbaraGuinn1</text:p>
          </table:table-cell>
          <table:table-cell office:value-type="string" calcext:value-type="string">
            <text:p>24 years ago I was a @EUErasmusPlus student &amp;amp; made lifelong friends from #UK #Australia #Finland #France #Belgium #Germany #TheNetherlands #Austria #CzechRepublic #Sweden #China #HongKong #Poland #Spain we're still in contact &amp;amp; checking on each other about #COVID19 #EU #Youth https://t.co/IjzSvvh6E0</text:p>
          </table:table-cell>
        </table:table-row>
        <table:table-row table:style-name="ro2">
          <table:table-cell office:value-type="string" calcext:value-type="string">
            <text:p>AshrinZain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faiz_kay</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anamdusta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sumimasei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1jiska1</text:p>
          </table:table-cell>
          <table:table-cell office:value-type="string" calcext:value-type="string">
            <text:p>https://t.co/AaVwQgbhQW</text:p>
            <text:p>#usa #uk #asia #eu #who #rivm #rutte3 #nl #de #be #italy #spain #france #portugal #india #ny #oceania #australia #africa #americas #america #covid19 #lockdown #stayhome #icu #young #people #infected #data #changes #science needs #truth</text:p>
          </table:table-cell>
        </table:table-row>
        <table:table-row table:style-name="ro4">
          <table:table-cell office:value-type="string" calcext:value-type="string">
            <text:p>HawkeyeTrigger1</text:p>
          </table:table-cell>
          <table:table-cell office:value-type="string" calcext:value-type="string">
            <text:p>@theprojecttv have we learned NOTHING from the faulty Chinese medical equipment sent to the Netherlands France Spain and a number of other countries?! why are we accepting millions of masks etc from China knowing what we know?! #COVIDー19 #COVID #COVID19 #COVID19au #Australia</text:p>
          </table:table-cell>
        </table:table-row>
        <table:table-row table:style-name="ro2">
          <table:table-cell office:value-type="string" calcext:value-type="string">
            <text:p>aynhusla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shrafZahid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connnutmeg</text:p>
          </table:table-cell>
          <table:table-cell office:value-type="string" calcext:value-type="string">
            <text:p>@theprojecttv have we learned NOTHING from the faulty Chinese medical equipment sent to the Netherlands France Spain and a number of other countries?! why are we accepting millions of masks etc from China knowing what we know?! #COVIDー19 #COVID #COVID19 #COVID19au #Australia</text:p>
          </table:table-cell>
        </table:table-row>
        <table:table-row table:style-name="ro2">
          <table:table-cell office:value-type="string" calcext:value-type="string">
            <text:p>AnisArrisha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FarhatulFarid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eirrian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tensa_zangets87</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9">
          <table:table-cell office:value-type="string" calcext:value-type="string">
            <text:p>saharazizlaw</text:p>
          </table:table-cell>
          <table:table-cell office:value-type="string" calcext:value-type="string">
            <text:p>Iran has been devastated by #COVID19</text:p>
            <text:p/>
            <text:p>In light of this - France, Germany and the UK have lifted medical sanctions against Iran 🇮🇷.</text:p>
            <text:p/>
            <text:p>Sadly, the US continues them - during a moment when both nations are being ravaged by the virus.</text:p>
            <text:p/>
            <text:p>Humanity, now more than ever, is needed.</text:p>
          </table:table-cell>
        </table:table-row>
        <table:table-row table:style-name="ro2">
          <table:table-cell office:value-type="string" calcext:value-type="string">
            <text:p>elleana_yhy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Ftehxx_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Rahman_junio</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ariaeyzza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NicoKuhlmann</text:p>
          </table:table-cell>
          <table:table-cell office:value-type="string" calcext:value-type="string">
            <text:p>We (@HoganLovells) will keep you up to date on #COVID19's impact on litigation and we will share our experiences as we go through this challenging time. Here are some information for France, Germany, Netherlands, Spain, UK and the US. </text:p>
            <text:p>https://t.co/V8NXZJ4Lru @zpoblog @lto_de</text:p>
          </table:table-cell>
        </table:table-row>
        <table:table-row table:style-name="ro1">
          <table:table-cell office:value-type="string" calcext:value-type="string">
            <text:p>toucanradio</text:p>
          </table:table-cell>
          <table:table-cell office:value-type="string" calcext:value-type="string">
            <text:p>Pregnant during the #COVID19 pandemic in #France? prenatal care continues, but questions about who can be present for the birth. Some hospitals have banned partners. Protocols are being put into place, but it's making many nervous... </text:p>
            <text:p/>
            <text:p>https://t.co/RDEhD4hXt9</text:p>
          </table:table-cell>
        </table:table-row>
        <table:table-row table:style-name="ro5">
          <table:table-cell office:value-type="string" calcext:value-type="string">
            <text:p>thakem</text:p>
          </table:table-cell>
          <table:table-cell office:value-type="string" calcext:value-type="string">
            <text:p>#AmazonNews - Amazon announced a waiver of #FBA fees for the last two weeks of March as a thank you for Sellers’ patience during the #COVID19 emergency. </text:p>
            <text:p/>
            <text:p>The waiver applies to the US, the UK, Germany, France, Italy, Spain, Poland, the Czech Republic and Canada.</text:p>
            <text:p/>
            <text:p>#AVASK https://t.co/JckD9bIjbj</text:p>
          </table:table-cell>
        </table:table-row>
        <table:table-row table:style-name="ro15">
          <table:table-cell office:value-type="string" calcext:value-type="string">
            <text:p>Zimna27</text:p>
          </table:table-cell>
          <table:table-cell office:value-type="string" calcext:value-type="string">
            <text:p>More than 75% of reported #COVID19 cases are currently in eight countries. They are:</text:p>
            <text:p/>
            <text:p>🇺🇸 USA: 21%</text:p>
            <text:p>🇮🇹 Italy: 13%</text:p>
            <text:p>🇪🇸 Spain: 11%</text:p>
            <text:p>🇨🇳 China: 11%</text:p>
            <text:p>🇩🇪 Germany: 9%</text:p>
            <text:p>🇫🇷 France: 6%</text:p>
            <text:p>🇮🇷 Iran: 5%</text:p>
            <text:p>🇬🇧 UK: 3% https://t.co/f5Y9bhP2GV</text:p>
          </table:table-cell>
        </table:table-row>
        <table:table-row table:style-name="ro3">
          <table:table-cell office:value-type="string" calcext:value-type="string">
            <text:p>AFPphoto</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adam_bakhtia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SAP_Luqma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9">
          <table:table-cell office:value-type="string" calcext:value-type="string">
            <text:p>BoredAlchemist_</text:p>
          </table:table-cell>
          <table:table-cell office:value-type="string" calcext:value-type="string">
            <text:p>Iran has been devastated by #COVID19</text:p>
            <text:p/>
            <text:p>In light of this - France, Germany and the UK have lifted medical sanctions against Iran 🇮🇷.</text:p>
            <text:p/>
            <text:p>Sadly, the US continues them - during a moment when both nations are being ravaged by the virus.</text:p>
            <text:p/>
            <text:p>Humanity, now more than ever, is needed.</text:p>
          </table:table-cell>
        </table:table-row>
        <table:table-row table:style-name="ro3">
          <table:table-cell office:value-type="string" calcext:value-type="string">
            <text:p>jajzndjkxlzlz</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rosewolfsbane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ortin_19</text:p>
          </table:table-cell>
          <table:table-cell office:value-type="string" calcext:value-type="string">
            <text:p>#Coronavirus #COVID19 #AFP #France - Covid-19 patients evacuated in a special medical TGV. </text:p>
            <text:p>📸 Thomas Samson https://t.co/1erWlNr6c9</text:p>
          </table:table-cell>
        </table:table-row>
        <table:table-row table:style-name="ro4">
          <table:table-cell office:value-type="string" calcext:value-type="string">
            <text:p>Elkem_ASA</text:p>
          </table:table-cell>
          <table:table-cell office:value-type="string" calcext:value-type="string">
            <text:p>We donated yesterday protection #masks type #FFP2 to local #hospitals in Lyon, France such as Portes du sud, Medipole Lyon-Villeurbanne, HEH, Lyon Sud... we will send masks to our plants in Europe &amp;amp; to Chinese Consulate in Lyon. #covid19 #healthcare #solidarity #lyon https://t.co/HuaIw9ihvH</text:p>
          </table:table-cell>
        </table:table-row>
        <table:table-row table:style-name="ro2">
          <table:table-cell office:value-type="string" calcext:value-type="string">
            <text:p>abentov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haleyy2029</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2">
          <table:table-cell office:value-type="string" calcext:value-type="string">
            <text:p>jayearl001</text:p>
          </table:table-cell>
          <table:table-cell office:value-type="string" calcext:value-type="string">
            <text:p>I don't understand why people are blind to the number of death from coronavirus for now? R.I.P.</text:p>
            <text:p>Italy - 12,428</text:p>
            <text:p>Spain - 8,646</text:p>
            <text:p>USA - 3,889</text:p>
            <text:p>France - 3,523</text:p>
            <text:p>China - 3,305</text:p>
            <text:p>Stay at home as possible if not symptom</text:p>
            <text:p>Fill yourself with conspiracy theory is just stupid</text:p>
            <text:p>#COVID19 #WashToCare https://t.co/SBCBeTCwhT</text:p>
          </table:table-cell>
        </table:table-row>
        <table:table-row table:style-name="ro2">
          <table:table-cell office:value-type="string" calcext:value-type="string">
            <text:p>ApaNiAnjing</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Boatnight88</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syaisyahzukr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clovdn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ssyazwan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izzatyizzany</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Guerraeterna</text:p>
          </table:table-cell>
          <table:table-cell office:value-type="string" calcext:value-type="string">
            <text:p>#Coronavirus #COVID19 #AFP #France - Covid-19 patients evacuated in a special medical TGV. </text:p>
            <text:p>📸 Thomas Samson https://t.co/1erWlNr6c9</text:p>
          </table:table-cell>
        </table:table-row>
        <table:table-row table:style-name="ro3">
          <table:table-cell office:value-type="string" calcext:value-type="string">
            <text:p>jjsalmo</text:p>
          </table:table-cell>
          <table:table-cell office:value-type="string" calcext:value-type="string">
            <text:p>📍| #Covid19| For those of you staying in France, register with us to let us know where we can find you if we need to contact you or your family in case of an emergency. It’s free, all online and only takes a minute! 📲https://t.co/A0cPVHkTDW </text:p>
            <text:p>@dfatravelwise @GlobalIrish https://t.co/krhz1etmXy</text:p>
          </table:table-cell>
        </table:table-row>
        <table:table-row table:style-name="ro3">
          <table:table-cell office:value-type="string" calcext:value-type="string">
            <text:p>SunriseAtTheSky</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Zfrlmjd</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__fzam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NicolaiImset</text:p>
          </table:table-cell>
          <table:table-cell office:value-type="string" calcext:value-type="string">
            <text:p>spot the odd one out..</text:p>
            <text:p/>
            <text:p>https://t.co/iMPhAnW6br</text:p>
            <text:p/>
            <text:p>#COVID19 https://t.co/6SmwL5ZWe6</text:p>
          </table:table-cell>
        </table:table-row>
        <table:table-row table:style-name="ro2">
          <table:table-cell office:value-type="string" calcext:value-type="string">
            <text:p>kho_chik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feishazm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debz_up</text:p>
          </table:table-cell>
          <table:table-cell office:value-type="string" calcext:value-type="string">
            <text:p>@theprojecttv have we learned NOTHING from the faulty Chinese medical equipment sent to the Netherlands France Spain and a number of other countries?! why are we accepting millions of masks etc from China knowing what we know?! #COVIDー19 #COVID #COVID19 #COVID19au #Australia</text:p>
          </table:table-cell>
        </table:table-row>
        <table:table-row table:style-name="ro2">
          <table:table-cell office:value-type="string" calcext:value-type="string">
            <text:p>browniees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Puterieryani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_Afiq_Rosla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zizi198Aziz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xfarr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llestat5</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
          <table:table-cell office:value-type="string" calcext:value-type="string">
            <text:p>flobikes</text:p>
          </table:table-cell>
          <table:table-cell office:value-type="string" calcext:value-type="string">
            <text:p>Secrecy And Suspense Over Tour De France's Fate </text:p>
            <text:p>#TDF2020 #TDF #covid19</text:p>
            <text:p>https://t.co/LyicUdwYEC</text:p>
          </table:table-cell>
        </table:table-row>
        <table:table-row table:style-name="ro3">
          <table:table-cell office:value-type="string" calcext:value-type="string">
            <text:p>kateiLou</text:p>
          </table:table-cell>
          <table:table-cell office:value-type="string" calcext:value-type="string">
            <text:p>📍| #Covid19| For those of you staying in France, register with us to let us know where we can find you if we need to contact you or your family in case of an emergency. It’s free, all online and only takes a minute! 📲https://t.co/A0cPVHkTDW </text:p>
            <text:p>@dfatravelwise @GlobalIrish https://t.co/krhz1etmXy</text:p>
          </table:table-cell>
        </table:table-row>
        <table:table-row table:style-name="ro2">
          <table:table-cell office:value-type="string" calcext:value-type="string">
            <text:p>SirMatSabil</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uhdnahim</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6">
          <table:table-cell office:value-type="string" calcext:value-type="string">
            <text:p>beatingcovid1</text:p>
          </table:table-cell>
          <table:table-cell office:value-type="string" calcext:value-type="string">
            <text:p>#COVID19 Positive news</text:p>
            <text:p>31st March</text:p>
            <text:p>RECOVERIES</text:p>
            <text:p>USA =1745</text:p>
            <text:p>Italy =1109</text:p>
            <text:p>Spain =2479</text:p>
            <text:p>Germany =2600</text:p>
            <text:p>Iran =1517</text:p>
            <text:p>France = 745</text:p>
            <text:p/>
            <text:p>Source:@Worldometers</text:p>
            <text:p>Germany has a 22% recovery rate now</text:p>
            <text:p>Spain =20% recovery rate </text:p>
            <text:p/>
            <text:p>Things are turning so fast  #SpreadCalmNotFear #StopTheSpread https://t.co/ju8kkWk8uM</text:p>
          </table:table-cell>
        </table:table-row>
        <table:table-row table:style-name="ro2">
          <table:table-cell office:value-type="string" calcext:value-type="string">
            <text:p>syhrh_ms</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oonxchildvant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FaiqmalZainal</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usxfi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CovidCountries</text:p>
          </table:table-cell>
          <table:table-cell office:value-type="string" calcext:value-type="string">
            <text:p>🇫🇷 France #COVID19 spread over the last 15 days based on</text:p>
            <text:p>🇪🇺 @ECDC_EU data (April 1, 9am GMT)</text:p>
            <text:p/>
            <text:p>➕ 7578 cases at 9am</text:p>
            <text:p>📈 +73% from yesterday</text:p>
            <text:p>🧮 52128 in total</text:p>
            <text:p/>
            <text:p>➕ 499 deaths at 9am</text:p>
            <text:p>📈 +19% from yesterday</text:p>
            <text:p>🧮 3523 in total</text:p>
            <text:p/>
            <text:p>#CoronavirusFrance #COVID19france https://t.co/5bHTDiB0UX</text:p>
          </table:table-cell>
        </table:table-row>
        <table:table-row table:style-name="ro3">
          <table:table-cell office:value-type="string" calcext:value-type="string">
            <text:p>laraheskestad</text:p>
          </table:table-cell>
          <table:table-cell office:value-type="string" calcext:value-type="string">
            <text:p>The drastic rise in #DomesticViolence during the current lockdown is a very real concern. Continue to be impressed by the measures being put into place to protect the health and well-being of France's population amidst the #COVID19 pandemic.</text:p>
            <text:p>https://t.co/006n4obpJH @vice</text:p>
          </table:table-cell>
        </table:table-row>
        <table:table-row table:style-name="ro2">
          <table:table-cell office:value-type="string" calcext:value-type="string">
            <text:p>nrraishaaaa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B1GTEN01</text:p>
          </table:table-cell>
          <table:table-cell office:value-type="string" calcext:value-type="string">
            <text:p>@judychop1 @IngrahamAngle @Twitter deleting Tweets based on #COVID19 patients and potential use of #Hydroxychloroquine + Azithromycin for newly infected &amp;amp; mild patients. Meanwhile, in Feb, #Korea added HCQ + Z-pak to guidance, next #Bahrain #Belgium #France, yesterday was #Italy https://t.co/6grjDSqzZK</text:p>
          </table:table-cell>
        </table:table-row>
        <table:table-row table:style-name="ro2">
          <table:table-cell office:value-type="string" calcext:value-type="string">
            <text:p>piqookies</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8">
          <table:table-cell office:value-type="string" calcext:value-type="string">
            <text:p>Triton214</text:p>
          </table:table-cell>
          <table:table-cell office:value-type="string" calcext:value-type="string">
            <text:p>The #coronavirus pandemic has killed more than 30,000 people in #Europe, more than three-quarters of the deaths registered in #Italy and #Spain according to an AFP tally</text:p>
            <text:p/>
            <text:p>#France #COVID19 #lockdown</text:p>
            <text:p>https://t.co/PLBNvOLePw</text:p>
          </table:table-cell>
        </table:table-row>
        <table:table-row table:style-name="ro15">
          <table:table-cell office:value-type="string" calcext:value-type="string">
            <text:p>VenkatagiriApp4</text:p>
          </table:table-cell>
          <table:table-cell office:value-type="string" calcext:value-type="string">
            <text:p>More than 75% of reported #COVID19 cases are currently in eight countries. They are:</text:p>
            <text:p/>
            <text:p>🇺🇸 USA: 21%</text:p>
            <text:p>🇮🇹 Italy: 13%</text:p>
            <text:p>🇪🇸 Spain: 11%</text:p>
            <text:p>🇨🇳 China: 11%</text:p>
            <text:p>🇩🇪 Germany: 9%</text:p>
            <text:p>🇫🇷 France: 6%</text:p>
            <text:p>🇮🇷 Iran: 5%</text:p>
            <text:p>🇬🇧 UK: 3% https://t.co/HESToJjggR</text:p>
          </table:table-cell>
        </table:table-row>
        <table:table-row table:style-name="ro4">
          <table:table-cell office:value-type="string" calcext:value-type="string">
            <text:p>fatdogsfrance</text:p>
          </table:table-cell>
          <table:table-cell office:value-type="string" calcext:value-type="string">
            <text:p>🇫🇷🔊🇫🇷 It's not going to be easy for French President Emmanuel Macron to avoid criticism that France was not well enough prepared for coronavirus. So says my guest @BCautres who says France's doctors had already been raising alarm before the crisis. <text:s/>#coronavirus #COVID19 #F24 https://t.co/n4CUzmY3qr</text:p>
          </table:table-cell>
        </table:table-row>
        <table:table-row table:style-name="ro2">
          <table:table-cell office:value-type="string" calcext:value-type="string">
            <text:p>shkilajohari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mirsharkiri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shogur</text:p>
          </table:table-cell>
          <table:table-cell office:value-type="string" calcext:value-type="string">
            <text:p>JET FUEL HIT: Air traffic volumes are down 77% in the UK; 80% in Germany; France is down 82%; Italy, 88%, and Spain, 85%, according to UK air traffic control @NATS. Video shows UK air traffic March 25, 2020 vs a year earlier | #OOTT #covid19 https://t.co/lQnCvZLILE</text:p>
          </table:table-cell>
        </table:table-row>
        <table:table-row table:style-name="ro2">
          <table:table-cell office:value-type="string" calcext:value-type="string">
            <text:p>annacasilllas</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BF_Nordics</text:p>
          </table:table-cell>
          <table:table-cell office:value-type="string" calcext:value-type="string">
            <text:p>#Covid19 - In #France all establishments open to the public but not providing essential services must close. However, no other activities are affected by the ban, which applies only to establishments open to the public. Detailed info👉https://t.co/GkF1yyk72j https://t.co/VlALCOaOtx</text:p>
          </table:table-cell>
        </table:table-row>
        <table:table-row table:style-name="ro1">
          <table:table-cell office:value-type="string" calcext:value-type="string">
            <text:p>gregorbrown</text:p>
          </table:table-cell>
          <table:table-cell office:value-type="string" calcext:value-type="string">
            <text:p>Secrecy And Suspense Over Tour De France's Fate </text:p>
            <text:p>#TDF2020 #TDF #covid19</text:p>
            <text:p>https://t.co/LyicUdwYEC</text:p>
          </table:table-cell>
        </table:table-row>
        <table:table-row table:style-name="ro2">
          <table:table-cell office:value-type="string" calcext:value-type="string">
            <text:p>adanesz</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9">
          <table:table-cell office:value-type="string" calcext:value-type="string">
            <text:p>ProSyria2</text:p>
          </table:table-cell>
          <table:table-cell office:value-type="string" calcext:value-type="string">
            <text:p>Iran has been devastated by #COVID19</text:p>
            <text:p/>
            <text:p>In light of this - France, Germany and the UK have lifted medical sanctions against Iran 🇮🇷.</text:p>
            <text:p/>
            <text:p>Sadly, the US continues them - during a moment when both nations are being ravaged by the virus.</text:p>
            <text:p/>
            <text:p>Humanity, now more than ever, is needed.</text:p>
          </table:table-cell>
        </table:table-row>
        <table:table-row table:style-name="ro3">
          <table:table-cell office:value-type="string" calcext:value-type="string">
            <text:p>NicolasRevise</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izzhmn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RP_France_OSCE</text:p>
          </table:table-cell>
          <table:table-cell office:value-type="string" calcext:value-type="string">
            <text:p>We share concerns expressed by @OSCE_RFoM H.Désir on newly adopted restrictions on the work of media in #Russia🇷🇺. Russian media &amp;amp; ind. journalists shouldn't be unduly restrained, or threatened w imprisonment, in their reporting on the #COVID19 pandemic. ➡️https://t.co/R4ewQz74UK https://t.co/yye91hJXoT https://t.co/TR5CCXHU6O</text:p>
          </table:table-cell>
        </table:table-row>
        <table:table-row table:style-name="ro2">
          <table:table-cell office:value-type="string" calcext:value-type="string">
            <text:p>raby_dhivashin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Liiza_Tengku</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FRTreasury_Nord</text:p>
          </table:table-cell>
          <table:table-cell office:value-type="string" calcext:value-type="string">
            <text:p>#Covid19 - In #France all establishments open to the public but not providing essential services must close. However, no other activities are affected by the ban, which applies only to establishments open to the public. Detailed info👉https://t.co/GkF1yyk72j https://t.co/VlALCOaOtx</text:p>
          </table:table-cell>
        </table:table-row>
        <table:table-row table:style-name="ro5">
          <table:table-cell office:value-type="string" calcext:value-type="string">
            <text:p>faab64</text:p>
          </table:table-cell>
          <table:table-cell office:value-type="string" calcext:value-type="string">
            <text:p>Ready to fight the virus! </text:p>
            <text:p/>
            <text:p>French shopper with protection! </text:p>
            <text:p/>
            <text:p>#CoronaVirus #COVID19 #France #Pandemic #Protection https://t.co/XB8cul8Yjn</text:p>
          </table:table-cell>
        </table:table-row>
        <table:table-row table:style-name="ro5">
          <table:table-cell office:value-type="string" calcext:value-type="string">
            <text:p>DiEM_25</text:p>
          </table:table-cell>
          <table:table-cell office:value-type="string" calcext:value-type="string">
            <text:p>Privatisation kills.</text:p>
            <text:p/>
            <text:p>#COVID19 #Coronavirus</text:p>
            <text:p/>
            <text:p>https://t.co/5RZFWOTBUN</text:p>
          </table:table-cell>
        </table:table-row>
        <table:table-row table:style-name="ro9">
          <table:table-cell office:value-type="string" calcext:value-type="string">
            <text:p>Fred29512</text:p>
          </table:table-cell>
          <table:table-cell office:value-type="string" calcext:value-type="string">
            <text:p>A sign of things to come?</text:p>
            <text:p/>
            <text:p>In France, during #COVID19 lockdown, the family of </text:p>
            <text:p>@Fertilizerplus</text:p>
            <text:p> Development Engineer Frederic Carnec is helping prepare signage for our @Polysulphate product demonstrations &amp;amp; field trials for farmers. Nice work, team!</text:p>
            <text:p/>
            <text:p>#fertilizer #Productivitytips https://t.co/hDzDFCVj67</text:p>
          </table:table-cell>
        </table:table-row>
        <table:table-row table:style-name="ro2">
          <table:table-cell office:value-type="string" calcext:value-type="string">
            <text:p>MalaysianArsen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hanchanguuu</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BcnLoles</text:p>
          </table:table-cell>
          <table:table-cell office:value-type="string" calcext:value-type="string">
            <text:p>Privatisation kills.</text:p>
            <text:p/>
            <text:p>#COVID19 #Coronavirus</text:p>
            <text:p/>
            <text:p>https://t.co/5RZFWOTBUN</text:p>
          </table:table-cell>
        </table:table-row>
        <table:table-row table:style-name="ro2">
          <table:table-cell office:value-type="string" calcext:value-type="string">
            <text:p>Anna_Lee92</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6">
          <table:table-cell office:value-type="string" calcext:value-type="string">
            <text:p>JB_Shreve</text:p>
          </table:table-cell>
          <table:table-cell office:value-type="string" calcext:value-type="string">
            <text:p>Global Update #Covid19 </text:p>
            <text:p/>
            <text:p>-Confirmed cases 872,977 </text:p>
            <text:p>-Deaths 43,275</text:p>
            <text:p/>
            <text:p>Top 5 Nations Conf Cases</text:p>
            <text:p/>
            <text:p>1.USA 188,639</text:p>
            <text:p>2.Italy 105,792</text:p>
            <text:p>3.Spain 102,136</text:p>
            <text:p>4.China 81,554</text:p>
            <text:p>5.Germany 72,383</text:p>
            <text:p/>
            <text:p>Top 5 Nations Deaths</text:p>
            <text:p/>
            <text:p>1.Italy 12,428</text:p>
            <text:p>2.Spain 9,053</text:p>
            <text:p>3.USA 4,059 </text:p>
            <text:p>4.France 3,523</text:p>
            <text:p>5.China 3,312</text:p>
          </table:table-cell>
        </table:table-row>
        <table:table-row table:style-name="ro5">
          <table:table-cell office:value-type="string" calcext:value-type="string">
            <text:p>typewriterhead</text:p>
          </table:table-cell>
          <table:table-cell office:value-type="string" calcext:value-type="string">
            <text:p>Privatisation kills.</text:p>
            <text:p/>
            <text:p>#COVID19 #Coronavirus</text:p>
            <text:p/>
            <text:p>https://t.co/5RZFWOTBUN</text:p>
          </table:table-cell>
        </table:table-row>
        <table:table-row table:style-name="ro2">
          <table:table-cell office:value-type="string" calcext:value-type="string">
            <text:p>jrayner896</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NadeemDurrani14</text:p>
          </table:table-cell>
          <table:table-cell office:value-type="string" calcext:value-type="string">
            <text:p>#Covid_19 isn't"Just a flu! See this video "From 1st - 27th March" to know how rapidly #COVID19 cases increased in Italy, USA, Spain, Germany, France &amp;amp; Iran due to late #lockdown &amp;amp; no #SocialDistancing.</text:p>
            <text:p>#StayAtHome #CoronaVirusUpdate #CoronaVirusPakistan https://t.co/530tbLca0e https://t.co/SCWe9iTLVd</text:p>
          </table:table-cell>
        </table:table-row>
        <table:table-row table:style-name="ro5">
          <table:table-cell office:value-type="string" calcext:value-type="string">
            <text:p>ht4ecosocialism</text:p>
          </table:table-cell>
          <table:table-cell office:value-type="string" calcext:value-type="string">
            <text:p>Privatisation kills.</text:p>
            <text:p/>
            <text:p>#COVID19 #Coronavirus</text:p>
            <text:p/>
            <text:p>https://t.co/5RZFWOTBUN</text:p>
          </table:table-cell>
        </table:table-row>
        <table:table-row table:style-name="ro5">
          <table:table-cell office:value-type="string" calcext:value-type="string">
            <text:p>JourneyOctobers</text:p>
          </table:table-cell>
          <table:table-cell office:value-type="string" calcext:value-type="string">
            <text:p>#UK-#GERMANY-#FRANCE have Bypassed and ignored #USA sanctions and sold medication to #Iran amid the pandemic. </text:p>
            <text:p/>
            <text:p>👏🏼👏🏼👏🏼👏🏼👏🏼👏🏼 </text:p>
            <text:p/>
            <text:p>#covid19</text:p>
          </table:table-cell>
        </table:table-row>
        <table:table-row table:style-name="ro1">
          <table:table-cell office:value-type="string" calcext:value-type="string">
            <text:p>EdLaslett</text:p>
          </table:table-cell>
          <table:table-cell office:value-type="string" calcext:value-type="string">
            <text:p>So in France they currently have to print off a form and sign it giving themselves permission to go outside. They then have to bring the form with them when they go, and present it to any police officer who stops them. </text:p>
            <text:p/>
            <text:p>Can’t beat French bureaucracy! #COVID19 #coronavirus</text:p>
          </table:table-cell>
        </table:table-row>
        <table:table-row table:style-name="ro5">
          <table:table-cell office:value-type="string" calcext:value-type="string">
            <text:p>ForestEsq</text:p>
          </table:table-cell>
          <table:table-cell office:value-type="string" calcext:value-type="string">
            <text:p>Privatisation kills.</text:p>
            <text:p/>
            <text:p>#COVID19 #Coronavirus</text:p>
            <text:p/>
            <text:p>https://t.co/5RZFWOTBUN</text:p>
          </table:table-cell>
        </table:table-row>
        <table:table-row table:style-name="ro2">
          <table:table-cell office:value-type="string" calcext:value-type="string">
            <text:p>dindarosla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Melanin_Mongrel</text:p>
          </table:table-cell>
          <table:table-cell office:value-type="string" calcext:value-type="string">
            <text:p>Privatisation kills.</text:p>
            <text:p/>
            <text:p>#COVID19 #Coronavirus</text:p>
            <text:p/>
            <text:p>https://t.co/5RZFWOTBUN</text:p>
          </table:table-cell>
        </table:table-row>
        <table:table-row table:style-name="ro2">
          <table:table-cell office:value-type="string" calcext:value-type="string">
            <text:p>eshalwanabi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iamsyafiqayma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shamsheilatiqa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hmdhziiim</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Laurel8stew</text:p>
          </table:table-cell>
          <table:table-cell office:value-type="string" calcext:value-type="string">
            <text:p>At a police checkpoint outside Lille, France, just now, an officer asked me where I was from. “Hong Kong? Is that Japan?” Then, he jokes: “I hope you weren’t the one who brought the virus!” Lulz. #COVID19</text:p>
          </table:table-cell>
        </table:table-row>
        <table:table-row table:style-name="ro9">
          <table:table-cell office:value-type="string" calcext:value-type="string">
            <text:p>NElkarhili</text:p>
          </table:table-cell>
          <table:table-cell office:value-type="string" calcext:value-type="string">
            <text:p>Iran has been devastated by #COVID19</text:p>
            <text:p/>
            <text:p>In light of this - France, Germany and the UK have lifted medical sanctions against Iran 🇮🇷.</text:p>
            <text:p/>
            <text:p>Sadly, the US continues them - during a moment when both nations are being ravaged by the virus.</text:p>
            <text:p/>
            <text:p>Humanity, now more than ever, is needed.</text:p>
          </table:table-cell>
        </table:table-row>
        <table:table-row table:style-name="ro3">
          <table:table-cell office:value-type="string" calcext:value-type="string">
            <text:p>JoshuaPCohen1</text:p>
          </table:table-cell>
          <table:table-cell office:value-type="string" calcext:value-type="string">
            <text:p>France struggles as it wages "war" against Covid-19</text:p>
            <text:p>https://t.co/Ino0ueKt38 #France #COVID19 #coronavirus #Macron</text:p>
          </table:table-cell>
        </table:table-row>
        <table:table-row table:style-name="ro2">
          <table:table-cell office:value-type="string" calcext:value-type="string">
            <text:p>__ninazm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Syhmizzt</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TanpaPea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calaisport</text:p>
          </table:table-cell>
          <table:table-cell office:value-type="string" calcext:value-type="string">
            <text:p>COVID-19: Following the announcement by the French Government, passage between France and the United Kingdom through the port of Calais remains authorized. The port of Calais continues to ensure the passage of traffic until further notice. #Covid19</text:p>
            <text:p>#coronavirus https://t.co/CGXRnaM5SJ</text:p>
          </table:table-cell>
        </table:table-row>
        <table:table-row table:style-name="ro2">
          <table:table-cell office:value-type="string" calcext:value-type="string">
            <text:p>thomashilbig2</text:p>
          </table:table-cell>
          <table:table-cell office:value-type="string" calcext:value-type="string">
            <text:p>#Met #Museum Tells #Staff It Is Extending #Pay Until #May 2 https://t.co/0bzU8Z8eUk </text:p>
            <text:p/>
            <text:p>by </text:p>
            <text:p>Zachary sMALL </text:p>
            <text:p/>
            <text:p>#bigdata </text:p>
            <text:p>#healthCare</text:p>
            <text:p>#finance #business</text:p>
            <text:p>#banking #finance #markets</text:p>
            <text:p>#COViD19 #Linux #COViD19USA  #Covid19iNDiA #COViD19UK </text:p>
            <text:p>#france #italy #USA #spain </text:p>
            <text:p>#Australia #coronavirus</text:p>
          </table:table-cell>
        </table:table-row>
        <table:table-row table:style-name="ro2">
          <table:table-cell office:value-type="string" calcext:value-type="string">
            <text:p>iszq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ThomasGrech</text:p>
          </table:table-cell>
          <table:table-cell office:value-type="string" calcext:value-type="string">
            <text:p>Privatisation kills.</text:p>
            <text:p/>
            <text:p>#COVID19 #Coronavirus</text:p>
            <text:p/>
            <text:p>https://t.co/5RZFWOTBUN</text:p>
          </table:table-cell>
        </table:table-row>
        <table:table-row table:style-name="ro2">
          <table:table-cell office:value-type="string" calcext:value-type="string">
            <text:p>CyberSecCare</text:p>
          </table:table-cell>
          <table:table-cell office:value-type="string" calcext:value-type="string">
            <text:p>#Met #Museum Tells #Staff It Is Extending #Pay Until #May 2 https://t.co/0bzU8Z8eUk </text:p>
            <text:p/>
            <text:p>by </text:p>
            <text:p>Zachary sMALL </text:p>
            <text:p/>
            <text:p>#bigdata </text:p>
            <text:p>#healthCare</text:p>
            <text:p>#finance #business</text:p>
            <text:p>#banking #finance #markets</text:p>
            <text:p>#COViD19 #Linux #COViD19USA  #Covid19iNDiA #COViD19UK </text:p>
            <text:p>#france #italy #USA #spain </text:p>
            <text:p>#Australia #coronavirus</text:p>
          </table:table-cell>
        </table:table-row>
        <table:table-row table:style-name="ro2">
          <table:table-cell office:value-type="string" calcext:value-type="string">
            <text:p>LlnuxBot</text:p>
          </table:table-cell>
          <table:table-cell office:value-type="string" calcext:value-type="string">
            <text:p>#Met #Museum Tells #Staff It Is Extending #Pay Until #May 2 https://t.co/0bzU8Z8eUk </text:p>
            <text:p/>
            <text:p>by </text:p>
            <text:p>Zachary sMALL </text:p>
            <text:p/>
            <text:p>#bigdata </text:p>
            <text:p>#healthCare</text:p>
            <text:p>#finance #business</text:p>
            <text:p>#banking #finance #markets</text:p>
            <text:p>#COViD19 #Linux #COViD19USA  #Covid19iNDiA #COViD19UK </text:p>
            <text:p>#france #italy #USA #spain </text:p>
            <text:p>#Australia #coronavirus</text:p>
          </table:table-cell>
        </table:table-row>
        <table:table-row table:style-name="ro3">
          <table:table-cell office:value-type="string" calcext:value-type="string">
            <text:p>Rabeahmansoor</text:p>
          </table:table-cell>
          <table:table-cell office:value-type="string" calcext:value-type="string">
            <text:p>More than 250 Saudi doctors participating in the French-Saudi specialization program decided to stay in France in order to help their colleagues fight #COVID19</text:p>
            <text:p>🇸🇦💚 https://t.co/DiCWpqdiRh</text:p>
          </table:table-cell>
        </table:table-row>
        <table:table-row table:style-name="ro2">
          <table:table-cell office:value-type="string" calcext:value-type="string">
            <text:p>_hajarhasim</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aaaisyaaaah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Ivon_Loo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NetworkIrlande</text:p>
          </table:table-cell>
          <table:table-cell office:value-type="string" calcext:value-type="string">
            <text:p>📍| #Covid19| For those of you staying in France, register with us to let us know where we can find you if we need to contact you or your family in case of an emergency. It’s free, all online and only takes a minute! 📲https://t.co/A0cPVHkTDW </text:p>
            <text:p>@dfatravelwise @GlobalIrish https://t.co/krhz1etmXy</text:p>
          </table:table-cell>
        </table:table-row>
        <table:table-row table:style-name="ro2">
          <table:table-cell office:value-type="string" calcext:value-type="string">
            <text:p>roseayd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xzm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Shahrulfazli369</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
          <table:table-cell office:value-type="string" calcext:value-type="string">
            <text:p>abamakademik</text:p>
          </table:table-cell>
          <table:table-cell office:value-type="string" calcext:value-type="string">
            <text:p>Through @NSPA_NATO, #NATO is supporting #Luxembourg’s efforts to tackle #COVID19, providing +-1200 m2 of field hospital tents to increase the capacity of the Centre Hospitalier du Luxembourg. The center also treats critical COVID-19 patients from #France</text:p>
            <text:p/>
            <text:p>https://t.co/NhMy8B7OFI https://t.co/11NovpWtyf</text:p>
          </table:table-cell>
        </table:table-row>
        <table:table-row table:style-name="ro5">
          <table:table-cell office:value-type="string" calcext:value-type="string">
            <text:p>PSafiyaGabriel</text:p>
          </table:table-cell>
          <table:table-cell office:value-type="string" calcext:value-type="string">
            <text:p>Privatisation kills.</text:p>
            <text:p/>
            <text:p>#COVID19 #Coronavirus</text:p>
            <text:p/>
            <text:p>https://t.co/5RZFWOTBUN</text:p>
          </table:table-cell>
        </table:table-row>
        <table:table-row table:style-name="ro4">
          <table:table-cell office:value-type="string" calcext:value-type="string">
            <text:p>takis2910</text:p>
          </table:table-cell>
          <table:table-cell office:value-type="string" calcext:value-type="string">
            <text:p>European new #CarSales seem to have fallen by 65% y/y in March as #Covid19 spread through region (France,Spain,Sweden,Ireland,Denmark data). #China comparative sales fell by 80% during #lockdown. Would be great if US corps $GM &amp;amp; $F were equally transparent in April. Disclosure</text:p>
          </table:table-cell>
        </table:table-row>
        <table:table-row table:style-name="ro1">
          <table:table-cell office:value-type="string" calcext:value-type="string">
            <text:p>Mansheetal1</text:p>
          </table:table-cell>
          <table:table-cell office:value-type="string" calcext:value-type="string">
            <text:p>In our latest, I assess increasing #Coronavirus #HateCrimes around the world with Radhika Chugh. Our piece is published at the Diplomatist, highlighting the acceptance of ‘Kung Flu’ for #COVID19.</text:p>
            <text:p>Read it at: https://t.co/zio0wP08il</text:p>
            <text:p>#India #China #USA #France #Italy #Israel</text:p>
          </table:table-cell>
        </table:table-row>
        <table:table-row table:style-name="ro2">
          <table:table-cell office:value-type="string" calcext:value-type="string">
            <text:p>shafwanshuko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KishokBatumala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MEDIA_fr_en_IRL</text:p>
          </table:table-cell>
          <table:table-cell office:value-type="string" calcext:value-type="string">
            <text:p>France - A man from #Calais area imprisoned for defying strict 'confinement' rules eight times <text:s/>#covid19 <text:s/>@ElMcM @rtenews @liveline #liveline https://t.co/xSn0KAxCUT</text:p>
          </table:table-cell>
        </table:table-row>
        <table:table-row table:style-name="ro3">
          <table:table-cell office:value-type="string" calcext:value-type="string">
            <text:p>hideaki1978</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notafiqmuhd</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silmonell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zzaaa24</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fatinifauz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raissarzf</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ramirat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
          <table:table-cell office:value-type="string" calcext:value-type="string">
            <text:p>KlimaZen</text:p>
          </table:table-cell>
          <table:table-cell office:value-type="string" calcext:value-type="string">
            <text:p>3 #COVID19 patients from #France will soon be transferred to #Austria.</text:p>
            <text:p>(Date is not known, yet):</text:p>
            <text:p>https://t.co/Rf1W51Z2Mj</text:p>
          </table:table-cell>
        </table:table-row>
        <table:table-row table:style-name="ro14">
          <table:table-cell office:value-type="string" calcext:value-type="string">
            <text:p>pnaik</text:p>
          </table:table-cell>
          <table:table-cell office:value-type="string" calcext:value-type="string">
            <text:p>#Spain reports a record 864 deaths in 24 hours, taking  toll to 9053</text:p>
            <text:p>Most #coronavirus deaths.</text:p>
            <text:p>Italy: 12,428</text:p>
            <text:p>Spain: 9,053</text:p>
            <text:p>US: 4,056</text:p>
            <text:p>France: 3,523</text:p>
            <text:p>China: 3,312</text:p>
            <text:p>Iran: 3,036</text:p>
            <text:p>UK: 1,789</text:p>
            <text:p>Netherlands: 1,039</text:p>
            <text:p>Belgium: 828</text:p>
            <text:p>Germany: 788</text:p>
            <text:p>Switzerland: 433</text:p>
            <text:p>#COVID19 #CoroanvirusPandemic https://t.co/BtTr75SKLW</text:p>
          </table:table-cell>
        </table:table-row>
        <table:table-row table:style-name="ro4">
          <table:table-cell office:value-type="string" calcext:value-type="string">
            <text:p>I_Avas</text:p>
          </table:table-cell>
          <table:table-cell office:value-type="string" calcext:value-type="string">
            <text:p>The worst is over. The cure for #COVID19 has being detected in France. It is over. I can't wait to go out now. https://t.co/RrFHOW5NQx</text:p>
          </table:table-cell>
        </table:table-row>
        <table:table-row table:style-name="ro2">
          <table:table-cell office:value-type="string" calcext:value-type="string">
            <text:p>mdalim94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7">
          <table:table-cell office:value-type="string" calcext:value-type="string">
            <text:p>krishna8mishra</text:p>
          </table:table-cell>
          <table:table-cell office:value-type="string" calcext:value-type="string">
            <text:p>#COVID19Pandemic Spain crosses 100,000 cases</text:p>
            <text:p/>
            <text:p>189633 US</text:p>
            <text:p>105792 Italy</text:p>
            <text:p>102136 Spain</text:p>
            <text:p>82359 China</text:p>
            <text:p>72383 Germany</text:p>
            <text:p>52836 France</text:p>
            <text:p>47593 Iran</text:p>
            <text:p>25504 UK</text:p>
            <text:p>16605 Switzerland</text:p>
            <text:p>13964 Belgium</text:p>
            <text:p>13531 Turkey</text:p>
            <text:p>12677 Netherlands</text:p>
            <text:p>10418 Austria</text:p>
            <text:p/>
            <text:p>min 10,000 cases</text:p>
            <text:p/>
            <text:p>#COVIDー19 #covid19 #CoronaUpdate</text:p>
          </table:table-cell>
        </table:table-row>
        <table:table-row table:style-name="ro2">
          <table:table-cell office:value-type="string" calcext:value-type="string">
            <text:p>mohdanasrosl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10sentimete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inixCarolin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ShmielyaShmsul</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Ellesbougent</text:p>
          </table:table-cell>
          <table:table-cell office:value-type="string" calcext:value-type="string">
            <text:p>Our teams in France are proud to have donated over 10,000 face masks to health professionals fighting the #COVID19 pandemic. #TeamTechnipFMC stands with those keeping us safe. #AllTogether https://t.co/Uk0JnCAO6S</text:p>
          </table:table-cell>
        </table:table-row>
        <table:table-row table:style-name="ro3">
          <table:table-cell office:value-type="string" calcext:value-type="string">
            <text:p>GlobalTimeseu</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nsxwtsofeas</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GiddyUpCANADA</text:p>
          </table:table-cell>
          <table:table-cell office:value-type="string" calcext:value-type="string">
            <text:p>Why Italy, France, Spain &amp;amp; UN would falsify #COVID19 reporting? They‘re insolvent. UN &amp;amp; EU states desperately need money but IMF doesn't have money &amp;amp; can‘t print $trillions for a bailout. Upcoming CAF domestic Op is to keep Canadians distracted &amp;amp; "in the dark" during a EU bail-in https://t.co/RQaoSstm3b</text:p>
          </table:table-cell>
        </table:table-row>
        <table:table-row table:style-name="ro2">
          <table:table-cell office:value-type="string" calcext:value-type="string">
            <text:p>Muhd_nazmi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badrulaiman97</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adjiKier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lauren_wollack</text:p>
          </table:table-cell>
          <table:table-cell office:value-type="string" calcext:value-type="string">
            <text:p>#women continue to disproportionally bear the burden of #COVID19 <text:s/>https://t.co/yfCpORexHg</text:p>
          </table:table-cell>
        </table:table-row>
        <table:table-row table:style-name="ro2">
          <table:table-cell office:value-type="string" calcext:value-type="string">
            <text:p>nxisa_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Diem25Ireland</text:p>
          </table:table-cell>
          <table:table-cell office:value-type="string" calcext:value-type="string">
            <text:p>Privatisation kills.</text:p>
            <text:p/>
            <text:p>#COVID19 #Coronavirus</text:p>
            <text:p/>
            <text:p>https://t.co/5RZFWOTBUN</text:p>
          </table:table-cell>
        </table:table-row>
        <table:table-row table:style-name="ro2">
          <table:table-cell office:value-type="string" calcext:value-type="string">
            <text:p>NIHARAl64582476</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xninissss</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umarlhfz</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reenjunio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AlexandreKrausz</text:p>
          </table:table-cell>
          <table:table-cell office:value-type="string" calcext:value-type="string">
            <text:p>France is proposing a common #EUfund to help #EuropeUnion through the #CoronaCrisis, but is proposing that it be limited to five or 10 years and focused on economic recovery to head off German and Dutch objections to mutualising debt obligations. #COVID19  https://t.co/N6LLW8odzz</text:p>
          </table:table-cell>
        </table:table-row>
        <table:table-row table:style-name="ro2">
          <table:table-cell office:value-type="string" calcext:value-type="string">
            <text:p>suriatirosley</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FathiMuzakki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ananabea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kbchris581</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6">
          <table:table-cell office:value-type="string" calcext:value-type="string">
            <text:p>krishna8mishra</text:p>
          </table:table-cell>
          <table:table-cell office:value-type="string" calcext:value-type="string">
            <text:p>#COVID19Pandemic #Spain crosses 9000 deaths</text:p>
            <text:p/>
            <text:p>12428 Italy</text:p>
            <text:p>9053 Spain</text:p>
            <text:p>4080 USA</text:p>
            <text:p>3523 France</text:p>
            <text:p>3193 China</text:p>
            <text:p>3036 Iran</text:p>
            <text:p>1789 UK </text:p>
            <text:p>1039 Netherlands</text:p>
            <text:p>828 Belgium</text:p>
            <text:p>788 Germany</text:p>
            <text:p>433 Switzerland</text:p>
            <text:p>214 Turkey</text:p>
            <text:p>202 Brazil</text:p>
            <text:p>180 Sweden</text:p>
            <text:p>165 S.Korea</text:p>
            <text:p>160 Portugal</text:p>
            <text:p/>
            <text:p>43291 deaths worldwide #covid19 #coronavirus</text:p>
          </table:table-cell>
        </table:table-row>
        <table:table-row table:style-name="ro2">
          <table:table-cell office:value-type="string" calcext:value-type="string">
            <text:p>nerdpe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KatellPrigent</text:p>
          </table:table-cell>
          <table:table-cell office:value-type="string" calcext:value-type="string">
            <text:p>#Coronavirus #COVID19 #AFP #France - Covid-19 patients evacuated in a special medical TGV. </text:p>
            <text:p>📸 Thomas Samson https://t.co/1erWlNr6c9</text:p>
          </table:table-cell>
        </table:table-row>
        <table:table-row table:style-name="ro4">
          <table:table-cell office:value-type="string" calcext:value-type="string">
            <text:p>priti_patkar</text:p>
          </table:table-cell>
          <table:table-cell office:value-type="string" calcext:value-type="string">
            <text:p>#women continue to disproportionally bear the burden of #COVID19 <text:s/>https://t.co/yfCpORexHg</text:p>
          </table:table-cell>
        </table:table-row>
        <table:table-row table:style-name="ro2">
          <table:table-cell office:value-type="string" calcext:value-type="string">
            <text:p>zararidzua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ohdfawwaz32</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ickandma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husainixx</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MrCantones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zryBothug</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YanAthu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
          <table:table-cell office:value-type="string" calcext:value-type="string">
            <text:p>OmNico72</text:p>
          </table:table-cell>
          <table:table-cell office:value-type="string" calcext:value-type="string">
            <text:p>In #France, local authorities of Seine-et-Marne are "employing" refugees in fields to compensate the lack of workforce.</text:p>
            <text:p/>
            <text:p>The authorities claim it's "voluntary". What is voluntary in a country where you are deprived of basic necessities, risk detention or deportation? #covid19 https://t.co/vGtwtjjuMm</text:p>
          </table:table-cell>
        </table:table-row>
        <table:table-row table:style-name="ro1">
          <table:table-cell office:value-type="string" calcext:value-type="string">
            <text:p>InvezzPortal</text:p>
          </table:table-cell>
          <table:table-cell office:value-type="string" calcext:value-type="string">
            <text:p>Carrefour partners with Uber Eats to deliver essential items to Parisians during lockdown. </text:p>
            <text:p>#Carrefour #UberEats #Coronavirus #Paris #StockMarketNews #Amazon #Lyft #France #Covid19</text:p>
            <text:p>https://t.co/ZY0AYdwDCh</text:p>
          </table:table-cell>
        </table:table-row>
        <table:table-row table:style-name="ro9">
          <table:table-cell office:value-type="string" calcext:value-type="string">
            <text:p>Bhola4U</text:p>
          </table:table-cell>
          <table:table-cell office:value-type="string" calcext:value-type="string">
            <text:p>@Nehr_who country fighting #COVID19 </text:p>
            <text:p/>
            <text:p>Germany 5k test per day</text:p>
            <text:p/>
            <text:p>France, stay in home gov't will pay all expenses</text:p>
            <text:p/>
            <text:p>Shaktimaan</text:p>
          </table:table-cell>
        </table:table-row>
        <table:table-row table:style-name="ro2">
          <table:table-cell office:value-type="string" calcext:value-type="string">
            <text:p>murni_awashi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hecolliop</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lya_ily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zamreus</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ombremosse</text:p>
          </table:table-cell>
          <table:table-cell office:value-type="string" calcext:value-type="string">
            <text:p>Privatisation kills.</text:p>
            <text:p/>
            <text:p>#COVID19 #Coronavirus</text:p>
            <text:p/>
            <text:p>https://t.co/5RZFWOTBUN</text:p>
          </table:table-cell>
        </table:table-row>
        <table:table-row table:style-name="ro2">
          <table:table-cell office:value-type="string" calcext:value-type="string">
            <text:p>nsazw</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mrhzai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qilWahab</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frhh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_SaraShakur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5">
          <table:table-cell office:value-type="string" calcext:value-type="string">
            <text:p>AramShoujounian</text:p>
          </table:table-cell>
          <table:table-cell office:value-type="string" calcext:value-type="string">
            <text:p>More than 75% of reported #COVID19 cases are currently in eight countries. They are:</text:p>
            <text:p/>
            <text:p>🇺🇸 USA: 21%</text:p>
            <text:p>🇮🇹 Italy: 13%</text:p>
            <text:p>🇪🇸 Spain: 11%</text:p>
            <text:p>🇨🇳 China: 11%</text:p>
            <text:p>🇩🇪 Germany: 9%</text:p>
            <text:p>🇫🇷 France: 6%</text:p>
            <text:p>🇮🇷 Iran: 5%</text:p>
            <text:p>🇬🇧 UK: 3% https://t.co/f5Y9bhP2GV</text:p>
          </table:table-cell>
        </table:table-row>
        <table:table-row table:style-name="ro4">
          <table:table-cell office:value-type="string" calcext:value-type="string">
            <text:p>GregMillon</text:p>
          </table:table-cell>
          <table:table-cell office:value-type="string" calcext:value-type="string">
            <text:p>We donated yesterday protection #masks type #FFP2 to local #hospitals in Lyon, France such as Portes du sud, Medipole Lyon-Villeurbanne, HEH, Lyon Sud... we will send masks to our plants in Europe &amp;amp; to Chinese Consulate in Lyon. #covid19 #healthcare #solidarity #lyon https://t.co/HuaIw9ihvH</text:p>
          </table:table-cell>
        </table:table-row>
        <table:table-row table:style-name="ro3">
          <table:table-cell office:value-type="string" calcext:value-type="string">
            <text:p>candylou78</text:p>
          </table:table-cell>
          <table:table-cell office:value-type="string" calcext:value-type="string">
            <text:p>#Coronavirus #COVID19 #AFP #France - Covid-19 patients evacuated in a special medical TGV. </text:p>
            <text:p>📸 Thomas Samson https://t.co/1erWlNr6c9</text:p>
          </table:table-cell>
        </table:table-row>
        <table:table-row table:style-name="ro4">
          <table:table-cell office:value-type="string" calcext:value-type="string">
            <text:p>eclectetsy</text:p>
          </table:table-cell>
          <table:table-cell office:value-type="string" calcext:value-type="string">
            <text:p>2. What are the top 25 countries being hit w/this dreaded #Covid19? https://t.co/fDwetwUbhS &amp;gt;in order <text:s/>number of deaths to date: 1. Italy 2. Spain 3. China, <text:s/>4. USA 5. France 6. Iran 7. UK 8. Netherlands 9. Germany 10. Belgium 11. Switzerland 12. Turkey 13. Brazil (stick w/me):</text:p>
          </table:table-cell>
        </table:table-row>
        <table:table-row table:style-name="ro2">
          <table:table-cell office:value-type="string" calcext:value-type="string">
            <text:p>HnnfiAniq</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yyiiiee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8">
          <table:table-cell office:value-type="string" calcext:value-type="string">
            <text:p>Abosalman07</text:p>
          </table:table-cell>
          <table:table-cell office:value-type="string" calcext:value-type="string">
            <text:p>More than 250 #Saudi doctors participating in the French-Saudi specialization program decided to stay in #France In order to assistance to fight against #covid19 #كورونا pandemic </text:p>
            <text:p> “Extremely strong and appreciated cooperation links.Thanks for your solidarity, Dear Doctors!” https://t.co/c2lKBEnP0J</text:p>
          </table:table-cell>
        </table:table-row>
        <table:table-row table:style-name="ro2">
          <table:table-cell office:value-type="string" calcext:value-type="string">
            <text:p>eilfarahai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dammm_21</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4">
          <table:table-cell office:value-type="string" calcext:value-type="string">
            <text:p>DisasterChannL</text:p>
          </table:table-cell>
          <table:table-cell office:value-type="string" calcext:value-type="string">
            <text:p>#Coronavirus UPDATE &amp;amp; Resources</text:p>
            <text:p>Mar 31st 9PM</text:p>
            <text:p>Global stats:</text:p>
            <text:p>-858,785 Cases in 180 Countries</text:p>
            <text:p>-42,151 Deaths</text:p>
            <text:p>-178,119 Recovered</text:p>
            <text:p>-105,792 #Italy</text:p>
            <text:p>-95,923 #Spain</text:p>
            <text:p>-82,290 #China</text:p>
            <text:p>-71,808 #Germany</text:p>
            <text:p>-52,836 #France</text:p>
            <text:p>-44,605 #Iran</text:p>
            <text:p>#COVID19 #NY #CA #MA #CT #NJ #NOLA #OC</text:p>
            <text:p>1/9 #COVID19nyc Stats👇🏾 https://t.co/E0FnAsnCAs</text:p>
          </table:table-cell>
        </table:table-row>
        <table:table-row table:style-name="ro3">
          <table:table-cell office:value-type="string" calcext:value-type="string">
            <text:p>kinshasaweb</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trackingcorona</text:p>
          </table:table-cell>
          <table:table-cell office:value-type="string" calcext:value-type="string">
            <text:p>Countries with #coronavirus death toll that surpassed 1,000 deaths:</text:p>
            <text:p/>
            <text:p>🇮🇹 Italy: 12,428 deaths</text:p>
            <text:p>🇪🇸 Spain: 9,053 deaths</text:p>
            <text:p>🇺🇸 United States: 4,056 deaths</text:p>
            <text:p>🇫🇷 France: 3,523 deaths</text:p>
            <text:p>🇨🇳 China: 3,312 deaths</text:p>
            <text:p>🇮🇷 Iran: 3,036 deaths</text:p>
            <text:p>🇬🇧 UK: 1,789 deaths</text:p>
            <text:p>🇳🇱 Netherlands: 1,173 deaths</text:p>
            <text:p/>
            <text:p>#COVID19</text:p>
          </table:table-cell>
        </table:table-row>
        <table:table-row table:style-name="ro1">
          <table:table-cell office:value-type="string" calcext:value-type="string">
            <text:p>chitranayal09</text:p>
          </table:table-cell>
          <table:table-cell office:value-type="string" calcext:value-type="string">
            <text:p>@sreeramjvc @NationalistIn14 @Ashtalakshmi8 @athavale_abhi @ToTheeePoint @chitranayal09 @LaxmanManjunath @sushilsuni @TheIndianMukesh @VinodKeshava @DrAkhilMahajan1 @sangitaRchopra @ParasKGhelani @dharmvirjangra9 @ModiVolunteer @UjjwalaDesai @PMOIndia @narendramodi @SoniaGurnani19 @vanitajain21 @Sowmiya07939778 @ModiBrigade_Ind @ArunDeshpande20 @anandpdwivedi @UshaNirmala @Richa_Anand73 @aprnh19 @desertfox61I @CantstopulovinM @GauravModified @mohana5121966 @lakshmianand96 @savitha_rao @Anil_J_INDIA @MEAIndia @DrSJaishankar @Manishapangark1 @namoArunima @p3gh @Deepali_p @trivedideepa06 @pn906 @NaniBellary @VMBJP @TheTremor1991 @KSMANN @NaMo_Phani @REESHUPRABHAK10 @shitul905 ModiJi, France's @EmmanuelMacron hold discussion on #Covid19, agree on info-sharing to deal with crisis</text:p>
            <text:p>https://t.co/Jlt1zNp6sV</text:p>
            <text:p>🇮🇳's multilateral &amp;amp; bilateral engagements continues unabated to coop &amp;amp; secure 🇮🇳&amp;amp;the🌏 all credit to our diplomatic heft under ModiSarkar https://t.co/cbwcPdUp4T</text:p>
          </table:table-cell>
        </table:table-row>
        <table:table-row table:style-name="ro2">
          <table:table-cell office:value-type="string" calcext:value-type="string">
            <text:p>ismysff</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chaicoca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nnsyhm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Boneysucks</text:p>
          </table:table-cell>
          <table:table-cell office:value-type="string" calcext:value-type="string">
            <text:p>Privatisation kills.</text:p>
            <text:p/>
            <text:p>#COVID19 #Coronavirus</text:p>
            <text:p/>
            <text:p>https://t.co/5RZFWOTBUN</text:p>
          </table:table-cell>
        </table:table-row>
        <table:table-row table:style-name="ro2">
          <table:table-cell office:value-type="string" calcext:value-type="string">
            <text:p>nrnjsmn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holiddarussalam</text:p>
          </table:table-cell>
          <table:table-cell office:value-type="string" calcext:value-type="string">
            <text:p>Countries with #coronavirus death toll that surpassed 1,000 deaths:</text:p>
            <text:p/>
            <text:p>🇮🇹 Italy: 12,428 deaths</text:p>
            <text:p>🇪🇸 Spain: 9,053 deaths</text:p>
            <text:p>🇺🇸 United States: 4,056 deaths</text:p>
            <text:p>🇫🇷 France: 3,523 deaths</text:p>
            <text:p>🇨🇳 China: 3,312 deaths</text:p>
            <text:p>🇮🇷 Iran: 3,036 deaths</text:p>
            <text:p>🇬🇧 UK: 1,789 deaths</text:p>
            <text:p>🇳🇱 Netherlands: 1,173 deaths</text:p>
            <text:p/>
            <text:p>#COVID19</text:p>
          </table:table-cell>
        </table:table-row>
        <table:table-row table:style-name="ro2">
          <table:table-cell office:value-type="string" calcext:value-type="string">
            <text:p>aliffahnadi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shaznashukry</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Donaldverge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JiaMoni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ftnsyhznn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2">
          <table:table-cell office:value-type="string" calcext:value-type="string">
            <text:p>Donaldverger</text:p>
          </table:table-cell>
          <table:table-cell office:value-type="string" calcext:value-type="string">
            <text:p>I don't understand why people are blind to the number of death from coronavirus for now? R.I.P.</text:p>
            <text:p>Italy - 12,428</text:p>
            <text:p>Spain - 8,646</text:p>
            <text:p>USA - 3,889</text:p>
            <text:p>France - 3,523</text:p>
            <text:p>China - 3,305</text:p>
            <text:p>Stay at home as possible if not symptom</text:p>
            <text:p>Fill yourself with conspiracy theory is just stupid</text:p>
            <text:p>#COVID19 #WashToCare https://t.co/SBCBeTCwhT</text:p>
          </table:table-cell>
        </table:table-row>
        <table:table-row table:style-name="ro2">
          <table:table-cell office:value-type="string" calcext:value-type="string">
            <text:p>neeeezoeyy</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iqaAwatif</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us_636</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lephryk</text:p>
          </table:table-cell>
          <table:table-cell office:value-type="string" calcext:value-type="string">
            <text:p>https://t.co/ObTkEvkZwB</text:p>
            <text:p/>
            <text:p>Infamous US #surveillance giant #Palantir is trying to sell its Gotham and Foundry products to governments amidst #COVID19 pandemic.</text:p>
            <text:p/>
            <text:p>This is an attack on all of us and should be handled as such. https://t.co/YUrgvaqGQn</text:p>
          </table:table-cell>
        </table:table-row>
        <table:table-row table:style-name="ro5">
          <table:table-cell office:value-type="string" calcext:value-type="string">
            <text:p>zhuzepina</text:p>
          </table:table-cell>
          <table:table-cell office:value-type="string" calcext:value-type="string">
            <text:p>Privatisation kills.</text:p>
            <text:p/>
            <text:p>#COVID19 #Coronavirus</text:p>
            <text:p/>
            <text:p>https://t.co/5RZFWOTBUN</text:p>
          </table:table-cell>
        </table:table-row>
        <table:table-row table:style-name="ro3">
          <table:table-cell office:value-type="string" calcext:value-type="string">
            <text:p>SAutophagy</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arifazhrle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JohannesFehr</text:p>
          </table:table-cell>
          <table:table-cell office:value-type="string" calcext:value-type="string">
            <text:p>Privatisation kills.</text:p>
            <text:p/>
            <text:p>#COVID19 #Coronavirus</text:p>
            <text:p/>
            <text:p>https://t.co/5RZFWOTBUN</text:p>
          </table:table-cell>
        </table:table-row>
        <table:table-row table:style-name="ro5">
          <table:table-cell office:value-type="string" calcext:value-type="string">
            <text:p>raketenlurch</text:p>
          </table:table-cell>
          <table:table-cell office:value-type="string" calcext:value-type="string">
            <text:p>https://t.co/ObTkEvkZwB</text:p>
            <text:p/>
            <text:p>Infamous US #surveillance giant #Palantir is trying to sell its Gotham and Foundry products to governments amidst #COVID19 pandemic.</text:p>
            <text:p/>
            <text:p>This is an attack on all of us and should be handled as such. https://t.co/YUrgvaqGQn</text:p>
          </table:table-cell>
        </table:table-row>
        <table:table-row table:style-name="ro7">
          <table:table-cell office:value-type="string" calcext:value-type="string">
            <text:p>alliedmeet</text:p>
          </table:table-cell>
          <table:table-cell office:value-type="string" calcext:value-type="string">
            <text:p>30th International Conference on Clinical Nursing and Practice</text:p>
            <text:p>Paris, France | June 22-23, 2020</text:p>
            <text:p/>
            <text:p>Theme: Exploring the Innovation and Advances in Clinical Nursing</text:p>
            <text:p/>
            <text:p>Visit: https://t.co/uooiYvD3pO</text:p>
            <text:p/>
            <text:p>#clinicalnursing #nursingconference #covid19 #coronavirus #nursingcongress #nursing https://t.co/uSyCrhJncR</text:p>
          </table:table-cell>
        </table:table-row>
        <table:table-row table:style-name="ro2">
          <table:table-cell office:value-type="string" calcext:value-type="string">
            <text:p>GJE71706695</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
          <table:table-cell office:value-type="string" calcext:value-type="string">
            <text:p>ParasKGhelani</text:p>
          </table:table-cell>
          <table:table-cell office:value-type="string" calcext:value-type="string">
            <text:p>@sreeramjvc @NationalistIn14 @Ashtalakshmi8 @athavale_abhi @ToTheeePoint @chitranayal09 @LaxmanManjunath @sushilsuni @TheIndianMukesh @VinodKeshava @DrAkhilMahajan1 @sangitaRchopra @ParasKGhelani @dharmvirjangra9 @ModiVolunteer @UjjwalaDesai @PMOIndia @narendramodi @SoniaGurnani19 @vanitajain21 @Sowmiya07939778 @ModiBrigade_Ind @ArunDeshpande20 @anandpdwivedi @UshaNirmala @Richa_Anand73 @aprnh19 @desertfox61I @CantstopulovinM @GauravModified @mohana5121966 @lakshmianand96 @savitha_rao @Anil_J_INDIA @MEAIndia @DrSJaishankar @Manishapangark1 @namoArunima @p3gh @Deepali_p @trivedideepa06 @pn906 @NaniBellary @VMBJP @TheTremor1991 @KSMANN @NaMo_Phani @REESHUPRABHAK10 @shitul905 ModiJi, France's @EmmanuelMacron hold discussion on #Covid19, agree on info-sharing to deal with crisis</text:p>
            <text:p>https://t.co/Jlt1zNp6sV</text:p>
            <text:p>🇮🇳's multilateral &amp;amp; bilateral engagements continues unabated to coop &amp;amp; secure 🇮🇳&amp;amp;the🌏 all credit to our diplomatic heft under ModiSarkar https://t.co/cbwcPdUp4T</text:p>
          </table:table-cell>
        </table:table-row>
        <table:table-row table:style-name="ro2">
          <table:table-cell office:value-type="string" calcext:value-type="string">
            <text:p>_Crobboli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5">
          <table:table-cell office:value-type="string" calcext:value-type="string">
            <text:p>leyrer</text:p>
          </table:table-cell>
          <table:table-cell office:value-type="string" calcext:value-type="string">
            <text:p>https://t.co/ObTkEvkZwB</text:p>
            <text:p/>
            <text:p>Infamous US #surveillance giant #Palantir is trying to sell its Gotham and Foundry products to governments amidst #COVID19 pandemic.</text:p>
            <text:p/>
            <text:p>This is an attack on all of us and should be handled as such. https://t.co/YUrgvaqGQn</text:p>
          </table:table-cell>
        </table:table-row>
        <table:table-row table:style-name="ro2">
          <table:table-cell office:value-type="string" calcext:value-type="string">
            <text:p>ariffhuzaifah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jbarreto1974</text:p>
          </table:table-cell>
          <table:table-cell office:value-type="string" calcext:value-type="string">
            <text:p>#Coronavirus #COVID19 #AFP #France - Covid-19 patients evacuated in a special medical TGV. </text:p>
            <text:p>📸 Thomas Samson https://t.co/1erWlNr6c9</text:p>
          </table:table-cell>
        </table:table-row>
        <table:table-row table:style-name="ro3">
          <table:table-cell office:value-type="string" calcext:value-type="string">
            <text:p>makkiatotrash</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_HanifAzri</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xuebinwei</text:p>
          </table:table-cell>
          <table:table-cell office:value-type="string" calcext:value-type="string">
            <text:p>The dashboard is updated to #visualize the global #COVID19 data on April 1, 2020. The growth rates in #USA, #France, and #Spain continue increasing. https://t.co/NtxCsAlkGx https://t.co/N3Z64zei1V</text:p>
          </table:table-cell>
        </table:table-row>
        <table:table-row table:style-name="ro2">
          <table:table-cell office:value-type="string" calcext:value-type="string">
            <text:p>MargosEntries</text:p>
          </table:table-cell>
          <table:table-cell office:value-type="string" calcext:value-type="string">
            <text:p>Countries with #coronavirus death toll that surpassed 1,000 deaths:</text:p>
            <text:p/>
            <text:p>🇮🇹 Italy: 12,428 deaths</text:p>
            <text:p>🇪🇸 Spain: 9,053 deaths</text:p>
            <text:p>🇺🇸 United States: 4,056 deaths</text:p>
            <text:p>🇫🇷 France: 3,523 deaths</text:p>
            <text:p>🇨🇳 China: 3,312 deaths</text:p>
            <text:p>🇮🇷 Iran: 3,036 deaths</text:p>
            <text:p>🇬🇧 UK: 1,789 deaths</text:p>
            <text:p>🇳🇱 Netherlands: 1,173 deaths</text:p>
            <text:p/>
            <text:p>#COVID19</text:p>
          </table:table-cell>
        </table:table-row>
        <table:table-row table:style-name="ro2">
          <table:table-cell office:value-type="string" calcext:value-type="string">
            <text:p>Nratqaa</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3">
          <table:table-cell office:value-type="string" calcext:value-type="string">
            <text:p>Shorovsky_</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fifahahmd</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0">
          <table:table-cell office:value-type="string" calcext:value-type="string">
            <text:p>SaraLeeBakerson</text:p>
          </table:table-cell>
          <table:table-cell office:value-type="string" calcext:value-type="string">
            <text:p>Update on patients treated w/ HCQ + AZ at the Méditerranée Infection Hospital in France:</text:p>
            <text:p/>
            <text:p>COVID-19 patients NOT treated w/ HCQ+AZ: 985</text:p>
            <text:p>Deaths: 12 (1.2%)</text:p>
            <text:p/>
            <text:p>COVID-19 patients treated w/ HCQ+AZ: 1003</text:p>
            <text:p>Deaths: 1 (0.1%)</text:p>
            <text:p/>
            <text:p>Chi-square test: p-value = 0.002 #COVID19</text:p>
            <text:p/>
            <text:p>https://t.co/nscre9mWvW</text:p>
          </table:table-cell>
        </table:table-row>
        <table:table-row table:style-name="ro2">
          <table:table-cell office:value-type="string" calcext:value-type="string">
            <text:p>CamyliaLatif</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8">
          <table:table-cell office:value-type="string" calcext:value-type="string">
            <text:p>luisalejovega</text:p>
          </table:table-cell>
          <table:table-cell office:value-type="string" calcext:value-type="string">
            <text:p>COVID19 Infections from Day1 in the top 12 affected nations (up to 03/31)</text:p>
            <text:p>#USA #Italy #Spain #China #Germany #Iran #France #UK #Switzerland #Belgium #Turkey</text:p>
            <text:p>#coronapocalypse #CoronavirusNewYork #CoronavirusUSA </text:p>
            <text:p>#coronavirus  #COVID19 #quarantinelife #pandemic #CoronaOutbreak https://t.co/jbN4dnLqhU</text:p>
          </table:table-cell>
        </table:table-row>
        <table:table-row table:style-name="ro2">
          <table:table-cell office:value-type="string" calcext:value-type="string">
            <text:p>attiiikah</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chezrouba</text:p>
          </table:table-cell>
          <table:table-cell office:value-type="string" calcext:value-type="string">
            <text:p>Has the #facecovering #ban been lifted in #France 🤔 #niqab #scarf <text:s text:c="2"/>#facemasks #coronavirus #COVID19 #SocialDistancing</text:p>
          </table:table-cell>
        </table:table-row>
        <table:table-row table:style-name="ro4">
          <table:table-cell office:value-type="string" calcext:value-type="string">
            <text:p>jabitxutwit</text:p>
          </table:table-cell>
          <table:table-cell office:value-type="string" calcext:value-type="string">
            <text:p>Would be good if countries adhere to the same reporting. In Catalonia, unfortunately 1 in 4 deaths have been reported in an old people’s home. Surprisingly the UK and France are not counting fatalities in nursing homes #covid19. https://t.co/hwliA75nzF</text:p>
          </table:table-cell>
        </table:table-row>
        <table:table-row table:style-name="ro1">
          <table:table-cell office:value-type="string" calcext:value-type="string">
            <text:p>TravelWithXtina</text:p>
          </table:table-cell>
          <table:table-cell office:value-type="string" calcext:value-type="string">
            <text:p>The Eiffel Tower in #Paris is playing thank-you notes and encouragements to #stayhome every evening from 8 p.m. to 11 p.m.</text:p>
            <text:p/>
            <text:p>#COVID19 #France #coronavirus #koronavirus #CoronaOutbreak #SocialDistancing #korona #stayhome #CoronavirusPandemic #quarantinelife #photography https://t.co/H1xw8wGLdC</text:p>
          </table:table-cell>
        </table:table-row>
        <table:table-row table:style-name="ro4">
          <table:table-cell office:value-type="string" calcext:value-type="string">
            <text:p>citizentvkenya</text:p>
          </table:table-cell>
          <table:table-cell office:value-type="string" calcext:value-type="string">
            <text:p>Tonight on #JKLive @BernardNdong shares the story of a Kenyan Rugby coach living in France and how the #COVID19 pandemic has enabled him to appreciate spending more time with his family following a countrywide lock down @koinangejeff https://t.co/TjSfwfXUpx</text:p>
          </table:table-cell>
        </table:table-row>
        <table:table-row table:style-name="ro4">
          <table:table-cell office:value-type="string" calcext:value-type="string">
            <text:p>CatalanRobot</text:p>
          </table:table-cell>
          <table:table-cell office:value-type="string" calcext:value-type="string">
            <text:p>Would be good if countries adhere to the same reporting. In Catalonia, unfortunately 1 in 4 deaths have been reported in an old people’s home. Surprisingly the UK and France are not counting fatalities in nursing homes #covid19. https://t.co/hwliA75nzF</text:p>
          </table:table-cell>
        </table:table-row>
        <table:table-row table:style-name="ro9">
          <table:table-cell office:value-type="string" calcext:value-type="string">
            <text:p>Ubiquitous555</text:p>
          </table:table-cell>
          <table:table-cell office:value-type="string" calcext:value-type="string">
            <text:p>Iran has been devastated by #COVID19</text:p>
            <text:p/>
            <text:p>In light of this - France, Germany and the UK have lifted medical sanctions against Iran 🇮🇷.</text:p>
            <text:p/>
            <text:p>Sadly, the US continues them - during a moment when both nations are being ravaged by the virus.</text:p>
            <text:p/>
            <text:p>Humanity, now more than ever, is needed.</text:p>
          </table:table-cell>
        </table:table-row>
        <table:table-row table:style-name="ro4">
          <table:table-cell office:value-type="string" calcext:value-type="string">
            <text:p>f_helou</text:p>
          </table:table-cell>
          <table:table-cell office:value-type="string" calcext:value-type="string">
            <text:p>🇫🇷 #France’s Veran Sees Interim #COVID19 Trial Data in Coming Days - Bloomberg https://t.co/fKKaCobcXr</text:p>
          </table:table-cell>
        </table:table-row>
        <table:table-row table:style-name="ro1">
          <table:table-cell office:value-type="string" calcext:value-type="string">
            <text:p>MoJamesApted</text:p>
          </table:table-cell>
          <table:table-cell office:value-type="string" calcext:value-type="string">
            <text:p>"It's probable that we are not heading towards a universal, absolute end to the quarantine for everyone at the same time," said the French PM @EphilippePM</text:p>
            <text:p/>
            <text:p>On Wednesday, #France 🇫🇷 reported its highest daily number of deaths from #Covid19 since the beginning of the pandemic https://t.co/MFNGdPfSMm</text:p>
          </table:table-cell>
        </table:table-row>
        <table:table-row table:style-name="ro2">
          <table:table-cell office:value-type="string" calcext:value-type="string">
            <text:p>shahira_haziz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pizaaxx</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Gekkoti</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10">
          <table:table-cell office:value-type="string" calcext:value-type="string">
            <text:p>aang_saputra</text:p>
          </table:table-cell>
          <table:table-cell office:value-type="string" calcext:value-type="string">
            <text:p>Latest on #COVID19. Top 5 worst-hit countires:</text:p>
            <text:p/>
            <text:p>🇺🇸US: 215,417 confirmed, 4,757 deaths</text:p>
            <text:p/>
            <text:p>🇮🇹Italy: 110,574 confirmed, 13,155 deaths</text:p>
            <text:p/>
            <text:p>🇪🇸Spain: 104,118 confirmed, 9,387 deaths</text:p>
            <text:p/>
            <text:p>🇩🇪Germany: 77,981 confirmed, 931 deaths</text:p>
            <text:p/>
            <text:p>🇫🇷France: 57,763 confirmed, 4,043 deaths https://t.co/uV6VPxE8Hd</text:p>
          </table:table-cell>
        </table:table-row>
        <table:table-row table:style-name="ro2">
          <table:table-cell office:value-type="string" calcext:value-type="string">
            <text:p>janahnordi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MaximeABC</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1">
          <table:table-cell office:value-type="string" calcext:value-type="string">
            <text:p>disclosetv</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4">
          <table:table-cell office:value-type="string" calcext:value-type="string">
            <text:p>whanaoo</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9">
          <table:table-cell office:value-type="string" calcext:value-type="string">
            <text:p>wiljun59</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2">
          <table:table-cell office:value-type="string" calcext:value-type="string">
            <text:p>miazairee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alex5silver2</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4">
          <table:table-cell office:value-type="string" calcext:value-type="string">
            <text:p>GermanyinUA</text:p>
          </table:table-cell>
          <table:table-cell office:value-type="string" calcext:value-type="string">
            <text:p>Reliable provision of water, gas, electricity &amp;amp; internet access is essential to combat #COVID19. @OSCE_SMM needs #FreedomOfMovement in eastern #Ukraine to enable people there to operate critical infrastructure. @gremingerosce @AlMissionVienna @UKRinOSCE @RF_OSCE @RP_France_OSCE https://t.co/noo4In1EOJ</text:p>
          </table:table-cell>
        </table:table-row>
        <table:table-row table:style-name="ro8">
          <table:table-cell office:value-type="string" calcext:value-type="string">
            <text:p>JosephineUdeig1</text:p>
          </table:table-cell>
          <table:table-cell office:value-type="string" calcext:value-type="string">
            <text:p>"As it's difficult for women to get out, we want to make sure that support systems can go to women." - @MarleneSchiappa </text:p>
            <text:p/>
            <text:p>#COVID19 | #coronavirus</text:p>
            <text:p>https://t.co/3n3J6CPMiF</text:p>
          </table:table-cell>
        </table:table-row>
        <table:table-row table:style-name="ro9">
          <table:table-cell office:value-type="string" calcext:value-type="string">
            <text:p>Lifelandlady</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2">
          <table:table-cell office:value-type="string" calcext:value-type="string">
            <text:p>safi_cassies</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Omz2468</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7">
          <table:table-cell office:value-type="string" calcext:value-type="string">
            <text:p>adrianasah</text:p>
          </table:table-cell>
          <table:table-cell office:value-type="string" calcext:value-type="string">
            <text:p>Total Cases Progression Of Coronavirus</text:p>
            <text:p>( 1st March - 1st April ) 2nd Update</text:p>
            <text:p/>
            <text:p>Keep an eye on USA🇺🇸 ( In Blue ) and France🇨🇵 ( In Green )</text:p>
            <text:p>Please retweet the vidéo does not watch alone... is very important </text:p>
            <text:p/>
            <text:p>#CovidMondial #COVID19  </text:p>
            <text:p>#USA #CoronavirusOutbreak https://t.co/ZcS61ugCEV</text:p>
          </table:table-cell>
        </table:table-row>
        <table:table-row table:style-name="ro2">
          <table:table-cell office:value-type="string" calcext:value-type="string">
            <text:p>amirsyahiran7</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hmad_Alferam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9">
          <table:table-cell office:value-type="string" calcext:value-type="string">
            <text:p>longitude0</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4">
          <table:table-cell office:value-type="string" calcext:value-type="string">
            <text:p>SamLace65948404</text:p>
          </table:table-cell>
          <table:table-cell office:value-type="string" calcext:value-type="string">
            <text:p>My mother in Paris, France has been diagnosed with #COVID19 She’s 2X stroke survivor with diabetes and high blood pressure. Her prognosis isn’t great, but prayers do amazing things. I need your prayers NOW. She’s by herself. Please help. I need prayers.</text:p>
          </table:table-cell>
        </table:table-row>
        <table:table-row table:style-name="ro1">
          <table:table-cell office:value-type="string" calcext:value-type="string">
            <text:p>SAM_Volhov</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2">
          <table:table-cell office:value-type="string" calcext:value-type="string">
            <text:p>atiqahshamir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shamsunasir</text:p>
          </table:table-cell>
          <table:table-cell office:value-type="string" calcext:value-type="string">
            <text:p>France braces for a full #COVID19 catastrophe, despite preparations.</text:p>
            <text:p>https://t.co/Vuj7r8ePiz https://t.co/9SoWfwgnXR</text:p>
          </table:table-cell>
        </table:table-row>
        <table:table-row table:style-name="ro3">
          <table:table-cell office:value-type="string" calcext:value-type="string">
            <text:p>maheshsandaru27</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hanif_xavi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metawinwifey</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nnaAizad92</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africanyak55</text:p>
          </table:table-cell>
          <table:table-cell office:value-type="string" calcext:value-type="string">
            <text:p>Authorities in #France say 570 people have died in nursing homes in the Grand-Est region alone. The official national death toll only includes those who die in hospitals, and there are growing concerns that many more have died in care homes. #COVID19 https://t.co/7BJUB5P3qn</text:p>
          </table:table-cell>
        </table:table-row>
        <table:table-row table:style-name="ro2">
          <table:table-cell office:value-type="string" calcext:value-type="string">
            <text:p>syahiraaaah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nyemak</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Irislacurieuse</text:p>
          </table:table-cell>
          <table:table-cell office:value-type="string" calcext:value-type="string">
            <text:p>@Josjosmar59 Thanks for RT🙏🙏🙏 #COVID19 #PEACE #SOLIDARITY #FRATERNITY #Picasso 1955 #Art #France 🦋💙 https://t.co/VAIRQXs3sM</text:p>
          </table:table-cell>
        </table:table-row>
        <table:table-row table:style-name="ro4">
          <table:table-cell office:value-type="string" calcext:value-type="string">
            <text:p>InedFr</text:p>
          </table:table-cell>
          <table:table-cell office:value-type="string" calcext:value-type="string">
            <text:p>[#COVID19] #INED creates a website for international data on the demography of deaths related to the COVID-19 pandemic. For now, these data concern Germany, France, Italy, and Spain, but other countries should be analysed in the coming weeks. #Covid #coronavirus 2/2</text:p>
          </table:table-cell>
        </table:table-row>
        <table:table-row table:style-name="ro2">
          <table:table-cell office:value-type="string" calcext:value-type="string">
            <text:p>adilarsat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autoctoNO_it</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1">
          <table:table-cell office:value-type="string" calcext:value-type="string">
            <text:p>Corb_The_Lesser</text:p>
          </table:table-cell>
          <table:table-cell office:value-type="string" calcext:value-type="string">
            <text:p>"It's probable that we are not heading towards a universal, absolute end to the quarantine for everyone at the same time," said the French PM @EphilippePM</text:p>
            <text:p/>
            <text:p>On Wednesday, #France 🇫🇷 reported its highest daily number of deaths from #Covid19 since the beginning of the pandemic https://t.co/MFNGdPfSMm</text:p>
          </table:table-cell>
        </table:table-row>
        <table:table-row table:style-name="ro1">
          <table:table-cell office:value-type="string" calcext:value-type="string">
            <text:p>Juste_Leflu</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4">
          <table:table-cell office:value-type="string" calcext:value-type="string">
            <text:p>Spider_Gina</text:p>
          </table:table-cell>
          <table:table-cell office:value-type="string" calcext:value-type="string">
            <text:p>@Josjosmar59 Thanks for RT🙏🙏🙏 #COVID19 #PEACE #SOLIDARITY #FRATERNITY #Picasso 1955 #Art #France 🦋💙 https://t.co/VAIRQXs3sM</text:p>
          </table:table-cell>
        </table:table-row>
        <table:table-row table:style-name="ro4">
          <table:table-cell office:value-type="string" calcext:value-type="string">
            <text:p>steveatkins1969</text:p>
          </table:table-cell>
          <table:table-cell office:value-type="string" calcext:value-type="string">
            <text:p>Authorities in #France say 570 people have died in nursing homes in the Grand-Est region alone. The official national death toll only includes those who die in hospitals, and there are growing concerns that many more have died in care homes. #COVID19 https://t.co/7BJUB5P3qn</text:p>
          </table:table-cell>
        </table:table-row>
        <table:table-row table:style-name="ro3">
          <table:table-cell office:value-type="string" calcext:value-type="string">
            <text:p>_calife_</text:p>
          </table:table-cell>
          <table:table-cell office:value-type="string" calcext:value-type="string">
            <text:p>#Coronavirus #COVID19 #AFP #France - Covid-19 patients evacuated in a special medical TGV. </text:p>
            <text:p>📸 Thomas Samson https://t.co/1erWlNr6c9</text:p>
          </table:table-cell>
        </table:table-row>
        <table:table-row table:style-name="ro9">
          <table:table-cell office:value-type="string" calcext:value-type="string">
            <text:p>KnittyMcPretty</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1">
          <table:table-cell office:value-type="string" calcext:value-type="string">
            <text:p>faeforunicorn</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2">
          <table:table-cell office:value-type="string" calcext:value-type="string">
            <text:p>danishkhazal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Irislacurieuse</text:p>
          </table:table-cell>
          <table:table-cell office:value-type="string" calcext:value-type="string">
            <text:p>@Josjosmar59 Thanks for RT🙏🙏🙏 #COVID19 #PEACE #SOLIDARITY #FRATERNITY #Picasso 1955 #Art #France 🦋💙 https://t.co/VAIRQXs3sM</text:p>
          </table:table-cell>
        </table:table-row>
        <table:table-row table:style-name="ro9">
          <table:table-cell office:value-type="string" calcext:value-type="string">
            <text:p>Viva_La_Andy</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2">
          <table:table-cell office:value-type="string" calcext:value-type="string">
            <text:p>Proofn_</text:p>
          </table:table-cell>
          <table:table-cell office:value-type="string" calcext:value-type="string">
            <text:p>Many doctors worldwide have died battling #COVID19 :</text:p>
            <text:p/>
            <text:p>67 doctors have died in Italy</text:p>
            <text:p>40 in Iran</text:p>
            <text:p>17 in Philippines</text:p>
            <text:p>12 in Indonesia</text:p>
            <text:p>10 in China (unverified)</text:p>
            <text:p>6 in France</text:p>
            <text:p>4 in UK</text:p>
            <text:p>2 in Spain</text:p>
            <text:p/>
            <text:p>Many other countries have reported deaths of doctors, including the US.</text:p>
          </table:table-cell>
        </table:table-row>
        <table:table-row table:style-name="ro4">
          <table:table-cell office:value-type="string" calcext:value-type="string">
            <text:p>CausticBitchNC</text:p>
          </table:table-cell>
          <table:table-cell office:value-type="string" calcext:value-type="string">
            <text:p>Authorities in #France say 570 people have died in nursing homes in the Grand-Est region alone. The official national death toll only includes those who die in hospitals, and there are growing concerns that many more have died in care homes. #COVID19 https://t.co/7BJUB5P3qn</text:p>
          </table:table-cell>
        </table:table-row>
        <table:table-row table:style-name="ro2">
          <table:table-cell office:value-type="string" calcext:value-type="string">
            <text:p>havefaithyan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Sampyjam</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2">
          <table:table-cell office:value-type="string" calcext:value-type="string">
            <text:p>ayunindhr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SaranMufc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efficy_en</text:p>
          </table:table-cell>
          <table:table-cell office:value-type="string" calcext:value-type="string">
            <text:p>Our Head of #Marketing Laëtitia Baret shares her thoughts every day in @LinkedIn during the #lockdown in #France. Check all the articles here: https://t.co/ry4N0syjHC #CMO #Telework #Covid19 #QuarantineLife #ThursdayThoughts https://t.co/IfOLZ1my4U</text:p>
          </table:table-cell>
        </table:table-row>
        <table:table-row table:style-name="ro9">
          <table:table-cell office:value-type="string" calcext:value-type="string">
            <text:p>madam_france</text:p>
          </table:table-cell>
          <table:table-cell office:value-type="string" calcext:value-type="string">
            <text:p>US is set to have 200,000 cases today, just 5 days after its 100,000th case and 15 after its 10,000th.</text:p>
            <text:p/>
            <text:p>#coronavirus</text:p>
            <text:p>#COVIDー19</text:p>
            <text:p>#COVID19</text:p>
            <text:p/>
            <text:p>P.S. You can also see on the graph that Italy took 21 days to reach 100k cases, and Spain is set to reach 100,000 today (17th day). https://t.co/rgzUbqeG98</text:p>
          </table:table-cell>
        </table:table-row>
        <table:table-row table:style-name="ro4">
          <table:table-cell office:value-type="string" calcext:value-type="string">
            <text:p>billie_bonevski</text:p>
          </table:table-cell>
          <table:table-cell office:value-type="string" calcext:value-type="string">
            <text:p>Several new links added to @TC_BMJ #Covid19 &amp;amp; #smoking resources page, including nauseating quote from Imperial Brands about increasing cigarette stock for Italy, Spain &amp;amp; France - all among the countries hardest hit by pandemic. https://t.co/fkqCkWWMc2</text:p>
          </table:table-cell>
        </table:table-row>
        <table:table-row table:style-name="ro2">
          <table:table-cell office:value-type="string" calcext:value-type="string">
            <text:p>kookiekkuk</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BooSoonYew67</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HeleneFernand16</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9">
          <table:table-cell office:value-type="string" calcext:value-type="string">
            <text:p>did_dids</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2">
          <table:table-cell office:value-type="string" calcext:value-type="string">
            <text:p>thefyraa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jmhkj</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1">
          <table:table-cell office:value-type="string" calcext:value-type="string">
            <text:p>Jonewto</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2">
          <table:table-cell office:value-type="string" calcext:value-type="string">
            <text:p>CelilDunyal</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khanz_sy</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lxndraNbriell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7">
          <table:table-cell office:value-type="string" calcext:value-type="string">
            <text:p>simbamkuu</text:p>
          </table:table-cell>
          <table:table-cell office:value-type="string" calcext:value-type="string">
            <text:p>Total Cases Progression Of Coronavirus</text:p>
            <text:p>( 1st March - 1st April ) 2nd Update</text:p>
            <text:p/>
            <text:p>Keep an eye on USA🇺🇸 ( In Blue ) and France🇨🇵 ( In Green )</text:p>
            <text:p>Please retweet the vidéo does not watch alone... is very important </text:p>
            <text:p/>
            <text:p>#CovidMondial #COVID19  </text:p>
            <text:p>#USA #CoronavirusOutbreak https://t.co/ZcS61ugCEV</text:p>
          </table:table-cell>
        </table:table-row>
        <table:table-row table:style-name="ro2">
          <table:table-cell office:value-type="string" calcext:value-type="string">
            <text:p>luqmannordin123</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wdyhrzk</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AlbusLynx</text:p>
          </table:table-cell>
          <table:table-cell office:value-type="string" calcext:value-type="string">
            <text:p>Worst-hit German district to become #coronavirus ‘laboratory’ #Heinsberg #wuhan #alsace #bergamo #madrid #containment #research #medicine #science #italy #france #spain #germany #europe #COVID19 #pandemic #epidemic #china #business #economy #society #usa <text:s/>https://t.co/yUIFGdmfzX</text:p>
          </table:table-cell>
        </table:table-row>
        <table:table-row table:style-name="ro19">
          <table:table-cell office:value-type="string" calcext:value-type="string">
            <text:p>Gowthamoffl1</text:p>
          </table:table-cell>
          <table:table-cell office:value-type="string" calcext:value-type="string">
            <text:p>Global #Coronavirus death toll rises to 48,135 today.</text:p>
            <text:p> </text:p>
            <text:p>Below are the countries that recorded the highest number of #COVID19 deaths as of now.</text:p>
            <text:p/>
            <text:p>Italy - 13,155 </text:p>
            <text:p/>
            <text:p>Spain - 10,003 </text:p>
            <text:p/>
            <text:p>USA - 5,112</text:p>
            <text:p/>
            <text:p>France - 4,032</text:p>
            <text:p/>
            <text:p>Iran - 3,036 https://t.co/0HzPY9a7MH</text:p>
          </table:table-cell>
        </table:table-row>
        <table:table-row table:style-name="ro2">
          <table:table-cell office:value-type="string" calcext:value-type="string">
            <text:p>Warraichnaveed</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TastyVitaminC</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2">
          <table:table-cell office:value-type="string" calcext:value-type="string">
            <text:p>myrsbelleza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faiqwzif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ma_lee_na_lee</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SYtazz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Josjosmar59</text:p>
          </table:table-cell>
          <table:table-cell office:value-type="string" calcext:value-type="string">
            <text:p>@Josjosmar59 Thanks for RT🙏🙏🙏 #COVID19 #PEACE #SOLIDARITY #FRATERNITY #Picasso 1955 #Art #France 🦋💙 https://t.co/VAIRQXs3sM</text:p>
          </table:table-cell>
        </table:table-row>
        <table:table-row table:style-name="ro2">
          <table:table-cell office:value-type="string" calcext:value-type="string">
            <text:p>WonderIrr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syasyacoco</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7">
          <table:table-cell office:value-type="string" calcext:value-type="string">
            <text:p>thattwirlingcat</text:p>
          </table:table-cell>
          <table:table-cell office:value-type="string" calcext:value-type="string">
            <text:p>Total Cases Progression Of Coronavirus</text:p>
            <text:p>( 1st March - 1st April ) 2nd Update</text:p>
            <text:p/>
            <text:p>Keep an eye on USA🇺🇸 ( In Blue ) and France🇨🇵 ( In Green )</text:p>
            <text:p>Please retweet the vidéo does not watch alone... is very important </text:p>
            <text:p/>
            <text:p>#CovidMondial #COVID19  </text:p>
            <text:p>#USA #CoronavirusOutbreak https://t.co/ZcS61ugCEV</text:p>
          </table:table-cell>
        </table:table-row>
        <table:table-row table:style-name="ro2">
          <table:table-cell office:value-type="string" calcext:value-type="string">
            <text:p>Iqinnn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nadirah_nadir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Loupo85</text:p>
          </table:table-cell>
          <table:table-cell office:value-type="string" calcext:value-type="string">
            <text:p>[#COVID19] #INED creates a website for international data on the demography of deaths related to the COVID-19 pandemic. For now, these data concern Germany, France, Italy, and Spain, but other countries should be analysed in the coming weeks. #Covid #coronavirus 2/2</text:p>
          </table:table-cell>
        </table:table-row>
        <table:table-row table:style-name="ro4">
          <table:table-cell office:value-type="string" calcext:value-type="string">
            <text:p>tvetoile</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2">
          <table:table-cell office:value-type="string" calcext:value-type="string">
            <text:p>aileslys</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ifaamazla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EliseFrank</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4">
          <table:table-cell office:value-type="string" calcext:value-type="string">
            <text:p>Genopole</text:p>
          </table:table-cell>
          <table:table-cell office:value-type="string" calcext:value-type="string">
            <text:p>As #France's leading biocluster for #health, Genopole is mobilizing all its forces in the battle against #COVID19. 💪🦠 https://t.co/oSHKWDoLNY</text:p>
          </table:table-cell>
        </table:table-row>
        <table:table-row table:style-name="ro4">
          <table:table-cell office:value-type="string" calcext:value-type="string">
            <text:p>Genopole</text:p>
          </table:table-cell>
          <table:table-cell office:value-type="string" calcext:value-type="string">
            <text:p>Through the initiative "Genopole Solidarity" , more than 70,000 gloves, 3000 masks, 15,000 gowns, 1000 caps and numerous bottles of hand sanitizer have been delivered to our neighbor and partner, the South Île-de-France Medical Center, @CHSF91. #COVID19</text:p>
          </table:table-cell>
        </table:table-row>
        <table:table-row table:style-name="ro2">
          <table:table-cell office:value-type="string" calcext:value-type="string">
            <text:p>syahmifouza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fluffygebu</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sfyabhruddi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shyasmiz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Rxdwxn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NoChristopher1</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7">
          <table:table-cell office:value-type="string" calcext:value-type="string">
            <text:p>creator_odod</text:p>
          </table:table-cell>
          <table:table-cell office:value-type="string" calcext:value-type="string">
            <text:p>Total Cases Progression Of Coronavirus</text:p>
            <text:p>( 1st March - 1st April ) 2nd Update</text:p>
            <text:p/>
            <text:p>Keep an eye on USA🇺🇸 ( In Blue ) and France🇨🇵 ( In Green )</text:p>
            <text:p>Please retweet the vidéo does not watch alone... is very important </text:p>
            <text:p/>
            <text:p>#CovidMondial #COVID19  </text:p>
            <text:p>#USA #CoronavirusOutbreak https://t.co/ZcS61ugCEV</text:p>
          </table:table-cell>
        </table:table-row>
        <table:table-row table:style-name="ro2">
          <table:table-cell office:value-type="string" calcext:value-type="string">
            <text:p>nazrulhafizi11</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haisayafara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8">
          <table:table-cell office:value-type="string" calcext:value-type="string">
            <text:p>Egal_FH</text:p>
          </table:table-cell>
          <table:table-cell office:value-type="string" calcext:value-type="string">
            <text:p>"As it's difficult for women to get out, we want to make sure that support systems can go to women." - @MarleneSchiappa </text:p>
            <text:p/>
            <text:p>#COVID19 | #coronavirus</text:p>
            <text:p>https://t.co/3n3J6CPMiF</text:p>
          </table:table-cell>
        </table:table-row>
        <table:table-row table:style-name="ro2">
          <table:table-cell office:value-type="string" calcext:value-type="string">
            <text:p>FrauNadeey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Bombweed_Novel</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IzzahKh09135466</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jerem02222716</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8">
          <table:table-cell office:value-type="string" calcext:value-type="string">
            <text:p>KandidKoko</text:p>
          </table:table-cell>
          <table:table-cell office:value-type="string" calcext:value-type="string">
            <text:p>"As it's difficult for women to get out, we want to make sure that support systems can go to women." - @MarleneSchiappa </text:p>
            <text:p/>
            <text:p>#COVID19 | #coronavirus</text:p>
            <text:p>https://t.co/3n3J6CPMiF</text:p>
          </table:table-cell>
        </table:table-row>
        <table:table-row table:style-name="ro2">
          <table:table-cell office:value-type="string" calcext:value-type="string">
            <text:p>AbenZulkar9</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GuillaumeM__</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1">
          <table:table-cell office:value-type="string" calcext:value-type="string">
            <text:p>craigjtodd</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1">
          <table:table-cell office:value-type="string" calcext:value-type="string">
            <text:p>michaelselwood</text:p>
          </table:table-cell>
          <table:table-cell office:value-type="string" calcext:value-type="string">
            <text:p>France has gone from applauding medics from their balcony to medics having to be escorted back to the metro by bodyguards (Lariboisière hospital in Paris).</text:p>
            <text:p/>
            <text:p>#covid19 https://t.co/UnBFGfFZ7D</text:p>
          </table:table-cell>
        </table:table-row>
        <table:table-row table:style-name="ro8">
          <table:table-cell office:value-type="string" calcext:value-type="string">
            <text:p>NiUnaMenos21</text:p>
          </table:table-cell>
          <table:table-cell office:value-type="string" calcext:value-type="string">
            <text:p>"As it's difficult for women to get out, we want to make sure that support systems can go to women." - @MarleneSchiappa </text:p>
            <text:p/>
            <text:p>#COVID19 | #coronavirus</text:p>
            <text:p>https://t.co/3n3J6CPMiF</text:p>
          </table:table-cell>
        </table:table-row>
        <table:table-row table:style-name="ro2">
          <table:table-cell office:value-type="string" calcext:value-type="string">
            <text:p>anakinah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CapikWite</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DevPerB</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2">
          <table:table-cell office:value-type="string" calcext:value-type="string">
            <text:p>aidilshazly</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__adamaliff</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Koboi_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jean_monaghan</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11">
          <table:table-cell office:value-type="string" calcext:value-type="string">
            <text:p>CKaushic</text:p>
          </table:table-cell>
          <table:table-cell office:value-type="string" calcext:value-type="string">
            <text:p>#COVID19 update April 01 global:</text:p>
            <text:p>935,022 cases, 47,189 deaths, 193,989 recovered</text:p>
            <text:p>U.S. 26,000+ cases and 1,000+ deaths today</text:p>
            <text:p>big increases in Spain, Germany, France, Italy, U.K.</text:p>
            <text:p>Canada 9,730 cases, 111 deaths</text:p>
            <text:p>#globalhealth https://t.co/23HJXZfvaY</text:p>
          </table:table-cell>
        </table:table-row>
        <table:table-row table:style-name="ro8">
          <table:table-cell office:value-type="string" calcext:value-type="string">
            <text:p>nataly_andria</text:p>
          </table:table-cell>
          <table:table-cell office:value-type="string" calcext:value-type="string">
            <text:p>"As it's difficult for women to get out, we want to make sure that support systems can go to women." - @MarleneSchiappa </text:p>
            <text:p/>
            <text:p>#COVID19 | #coronavirus</text:p>
            <text:p>https://t.co/3n3J6CPMiF</text:p>
          </table:table-cell>
        </table:table-row>
        <table:table-row table:style-name="ro2">
          <table:table-cell office:value-type="string" calcext:value-type="string">
            <text:p>iffah_mdazm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ieykaaaaahere</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sharuladn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cit_uprising</text:p>
          </table:table-cell>
          <table:table-cell office:value-type="string" calcext:value-type="string">
            <text:p>My mother in Paris, France has been diagnosed with #COVID19 She’s 2X stroke survivor with diabetes and high blood pressure. Her prognosis isn’t great, but prayers do amazing things. I need your prayers NOW. She’s by herself. Please help. I need prayers.</text:p>
          </table:table-cell>
        </table:table-row>
        <table:table-row table:style-name="ro2">
          <table:table-cell office:value-type="string" calcext:value-type="string">
            <text:p>rafzlesi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AnaraDubh</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8">
          <table:table-cell office:value-type="string" calcext:value-type="string">
            <text:p>gasparepolizzi9</text:p>
          </table:table-cell>
          <table:table-cell office:value-type="string" calcext:value-type="string">
            <text:p>"As it's difficult for women to get out, we want to make sure that support systems can go to women." - @MarleneSchiappa </text:p>
            <text:p/>
            <text:p>#COVID19 | #coronavirus</text:p>
            <text:p>https://t.co/3n3J6CPMiF</text:p>
          </table:table-cell>
        </table:table-row>
        <table:table-row table:style-name="ro9">
          <table:table-cell office:value-type="string" calcext:value-type="string">
            <text:p>darylmox</text:p>
          </table:table-cell>
          <table:table-cell office:value-type="string" calcext:value-type="string">
            <text:p>2 new #covid19 trials in Europe today</text:p>
            <text:p/>
            <text:p>Hydroxychloroquine at Angers Hospital, France🇫🇷</text:p>
            <text:p>https://t.co/3FjfhI3wqy</text:p>
            <text:p/>
            <text:p>colchicine to prevent myocardial necrosis and pneumonia in Greece🇬🇷</text:p>
            <text:p>https://t.co/zPHeBvk5m8</text:p>
          </table:table-cell>
        </table:table-row>
        <table:table-row table:style-name="ro2">
          <table:table-cell office:value-type="string" calcext:value-type="string">
            <text:p>HyantiR</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DKambIRL</text:p>
          </table:table-cell>
          <table:table-cell office:value-type="string" calcext:value-type="string">
            <text:p>Together with many other Member States DK supports the Commission initiative to monitor emergency measures. Even in a pandemic emergency such as #COVID19, EU’s fundamental values must be respected. DK particularly worried about the emergency law in Hungary</text:p>
            <text:p>https://t.co/zmQSVveu6b</text:p>
          </table:table-cell>
        </table:table-row>
        <table:table-row table:style-name="ro9">
          <table:table-cell office:value-type="string" calcext:value-type="string">
            <text:p>curiocat13</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5">
          <table:table-cell office:value-type="string" calcext:value-type="string">
            <text:p>BaseejiImam</text:p>
          </table:table-cell>
          <table:table-cell office:value-type="string" calcext:value-type="string">
            <text:p>The French in Niqabs.</text:p>
            <text:p>These racist,  Islamophobic, cultural Nazis .....</text:p>
            <text:p>They need to get their military out of Mali &amp;amp; other parts of the world &amp;amp; allow the women the freedom to wear what they want.</text:p>
            <text:p>#COVIDー19 #COVID19 </text:p>
            <text:p>#France https://t.co/u4vW7PkodM</text:p>
          </table:table-cell>
        </table:table-row>
        <table:table-row table:style-name="ro1">
          <table:table-cell office:value-type="string" calcext:value-type="string">
            <text:p>Sean_Of_Canada</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2">
          <table:table-cell office:value-type="string" calcext:value-type="string">
            <text:p>azuqazm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covid19_kk</text:p>
          </table:table-cell>
          <table:table-cell office:value-type="string" calcext:value-type="string">
            <text:p>#COVID19 #COVID19france <text:s/>Representatives of importers inspected the production environment of masks at the door of the aseptic workshop. They shipped millions of medical masks to France. https://t.co/w3qKsCqMTI</text:p>
          </table:table-cell>
        </table:table-row>
        <table:table-row table:style-name="ro1">
          <table:table-cell office:value-type="string" calcext:value-type="string">
            <text:p>Harvard2H</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2">
          <table:table-cell office:value-type="string" calcext:value-type="string">
            <text:p>QueLyed</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chocmagm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sureshdr</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LFxuei</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4">
          <table:table-cell office:value-type="string" calcext:value-type="string">
            <text:p>AndrewRileyrm</text:p>
          </table:table-cell>
          <table:table-cell office:value-type="string" calcext:value-type="string">
            <text:p>Britain, France &amp;amp; Spain limited #COVID19 <text:s/>testing to the very sick. There's been an outcry in all 3 countries about lack of testing medics who risk their lives &amp;amp; spreading infection. All 3 countries now rush to ramp up testing despite <text:s/>supply bottlenecks. https://t.co/eOxyCOCJVn</text:p>
          </table:table-cell>
        </table:table-row>
        <table:table-row table:style-name="ro2">
          <table:table-cell office:value-type="string" calcext:value-type="string">
            <text:p>wawhyafham</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nisNajib2</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natalia_nka</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4">
          <table:table-cell office:value-type="string" calcext:value-type="string">
            <text:p>turtlefeet696</text:p>
          </table:table-cell>
          <table:table-cell office:value-type="string" calcext:value-type="string">
            <text:p>My mother in Paris, France has been diagnosed with #COVID19 She’s 2X stroke survivor with diabetes and high blood pressure. Her prognosis isn’t great, but prayers do amazing things. I need your prayers NOW. She’s by herself. Please help. I need prayers.</text:p>
          </table:table-cell>
        </table:table-row>
        <table:table-row table:style-name="ro2">
          <table:table-cell office:value-type="string" calcext:value-type="string">
            <text:p>zaynsbij</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9">
          <table:table-cell office:value-type="string" calcext:value-type="string">
            <text:p>jacquep</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2">
          <table:table-cell office:value-type="string" calcext:value-type="string">
            <text:p>H0JuGM9szU4ZXW0</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EPHE_PSL</text:p>
          </table:table-cell>
          <table:table-cell office:value-type="string" calcext:value-type="string">
            <text:p>[#Interview] with demographers France Meslé #Ined and Jean-Marie Robine, Ined, @Inserm, @EPHE_PSL: their expert perspective on analyzing COVID-19 pandemic mortality https://t.co/6C3TxhZIu5 #COVID19 #coronavirus https://t.co/ncYAsTUJs7</text:p>
          </table:table-cell>
        </table:table-row>
        <table:table-row table:style-name="ro2">
          <table:table-cell office:value-type="string" calcext:value-type="string">
            <text:p>nuqsyak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qylaaaaa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ikanabilassh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sifbakhtiar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GacetaVeracruz</text:p>
          </table:table-cell>
          <table:table-cell office:value-type="string" calcext:value-type="string">
            <text:p>"It's probable that we are not heading towards a universal, absolute end to the quarantine for everyone at the same time," said the French PM @EphilippePM</text:p>
            <text:p/>
            <text:p>On Wednesday, #France 🇫🇷 reported its highest daily number of deaths from #Covid19 since the beginning of the pandemic https://t.co/MFNGdPfSMm</text:p>
          </table:table-cell>
        </table:table-row>
        <table:table-row table:style-name="ro15">
          <table:table-cell office:value-type="string" calcext:value-type="string">
            <text:p>Changeling_1</text:p>
          </table:table-cell>
          <table:table-cell office:value-type="string" calcext:value-type="string">
            <text:p>This is sobering reading, the death % in 7 countries at top of the #COVID19 league table</text:p>
            <text:p>USA 2.37%</text:p>
            <text:p>Italy 11.93%</text:p>
            <text:p>Spain 9.07%</text:p>
            <text:p>China 4%</text:p>
            <text:p>Germany 1.28%</text:p>
            <text:p>France 7.07%</text:p>
            <text:p>UK 7.97%</text:p>
            <text:p>So much for the ‘ 1 - 3% death rate’ we were all fed at the start.</text:p>
            <text:p>China &amp;amp; Germany low because more testing?</text:p>
          </table:table-cell>
        </table:table-row>
        <table:table-row table:style-name="ro2">
          <table:table-cell office:value-type="string" calcext:value-type="string">
            <text:p>symmirilhm</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biochimiste75</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9">
          <table:table-cell office:value-type="string" calcext:value-type="string">
            <text:p>khp_oc94</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4">
          <table:table-cell office:value-type="string" calcext:value-type="string">
            <text:p>HenryGuillaum13</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1">
          <table:table-cell office:value-type="string" calcext:value-type="string">
            <text:p>TecDestroyer</text:p>
          </table:table-cell>
          <table:table-cell office:value-type="string" calcext:value-type="string">
            <text:p>Since the beginning of the #COVID19 crisis, many small businesses have had to close. This one in France has been able to adapt quickly by creating masks. </text:p>
            <text:p/>
            <text:p>#BusinessPlanet w/ @eu_growth https://t.co/UhKKYf0Y3V</text:p>
          </table:table-cell>
        </table:table-row>
        <table:table-row table:style-name="ro8">
          <table:table-cell office:value-type="string" calcext:value-type="string">
            <text:p>1SGPayneCE</text:p>
          </table:table-cell>
          <table:table-cell office:value-type="string" calcext:value-type="string">
            <text:p>"As it's difficult for women to get out, we want to make sure that support systems can go to women." - @MarleneSchiappa </text:p>
            <text:p/>
            <text:p>#COVID19 | #coronavirus</text:p>
            <text:p>https://t.co/3n3J6CPMiF</text:p>
          </table:table-cell>
        </table:table-row>
        <table:table-row table:style-name="ro4">
          <table:table-cell office:value-type="string" calcext:value-type="string">
            <text:p>DclareDiane</text:p>
          </table:table-cell>
          <table:table-cell office:value-type="string" calcext:value-type="string">
            <text:p>2. What are the top 25 countries being hit w/this dreaded #Covid19? https://t.co/fDwetwUbhS &amp;gt;in order <text:s/>number of deaths to date: 1. Italy 2. Spain 3. China, <text:s/>4. USA 5. France 6. Iran 7. UK 8. Netherlands 9. Germany 10. Belgium 11. Switzerland 12. Turkey 13. Brazil (stick w/me):</text:p>
          </table:table-cell>
        </table:table-row>
        <table:table-row table:style-name="ro4">
          <table:table-cell office:value-type="string" calcext:value-type="string">
            <text:p>proverbs_6</text:p>
          </table:table-cell>
          <table:table-cell office:value-type="string" calcext:value-type="string">
            <text:p>2. What are the top 25 countries being hit w/this dreaded #Covid19? https://t.co/fDwetwUbhS &amp;gt;in order <text:s/>number of deaths to date: 1. Italy 2. Spain 3. China, <text:s/>4. USA 5. France 6. Iran 7. UK 8. Netherlands 9. Germany 10. Belgium 11. Switzerland 12. Turkey 13. Brazil (stick w/me):</text:p>
          </table:table-cell>
        </table:table-row>
        <table:table-row table:style-name="ro9">
          <table:table-cell office:value-type="string" calcext:value-type="string">
            <text:p>SophieCLeighton</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3">
          <table:table-cell office:value-type="string" calcext:value-type="string">
            <text:p>dperry1912</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abadefghijkl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6">
          <table:table-cell office:value-type="string" calcext:value-type="string">
            <text:p>WashimPatwary</text:p>
          </table:table-cell>
          <table:table-cell office:value-type="string" calcext:value-type="string">
            <text:p>UPDATE: The top 10 countries with the #COVID19 related deaths.</text:p>
            <text:p/>
            <text:p>1.Italy 13,155🇮🇹</text:p>
            <text:p>2. Spain 9,387🇪🇸</text:p>
            <text:p>3. USA 5,112🇺🇲</text:p>
            <text:p>4. France 4,032🇫🇷</text:p>
            <text:p>5. China 3,312🇨🇳</text:p>
            <text:p>6. Iran 3,036 🇮🇷</text:p>
            <text:p>7. UK 2,352 🇬🇧</text:p>
            <text:p>8. Netherlands 1,173 🇳🇱</text:p>
            <text:p>9. Germany 931🇩🇪</text:p>
            <text:p>10. Belgium 828🇧🇪</text:p>
            <text:p/>
            <text:p>Total deaths 47,273</text:p>
            <text:p>#CoronaVirusUpdates https://t.co/qnoPgLYEHA</text:p>
          </table:table-cell>
        </table:table-row>
        <table:table-row table:style-name="ro2">
          <table:table-cell office:value-type="string" calcext:value-type="string">
            <text:p>LelakiOnTheGo</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s4iful_iqmal</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roryflowers</text:p>
          </table:table-cell>
          <table:table-cell office:value-type="string" calcext:value-type="string">
            <text:p>"It's probable that we are not heading towards a universal, absolute end to the quarantine for everyone at the same time," said the French PM @EphilippePM</text:p>
            <text:p/>
            <text:p>On Wednesday, #France 🇫🇷 reported its highest daily number of deaths from #Covid19 since the beginning of the pandemic https://t.co/MFNGdPfSMm</text:p>
          </table:table-cell>
        </table:table-row>
        <table:table-row table:style-name="ro4">
          <table:table-cell office:value-type="string" calcext:value-type="string">
            <text:p>VV4Change</text:p>
          </table:table-cell>
          <table:table-cell office:value-type="string" calcext:value-type="string">
            <text:p>My mother in Paris, France has been diagnosed with #COVID19 She’s 2X stroke survivor with diabetes and high blood pressure. Her prognosis isn’t great, but prayers do amazing things. I need your prayers NOW. She’s by herself. Please help. I need prayers.</text:p>
          </table:table-cell>
        </table:table-row>
        <table:table-row table:style-name="ro9">
          <table:table-cell office:value-type="string" calcext:value-type="string">
            <text:p>alexcburrows</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2">
          <table:table-cell office:value-type="string" calcext:value-type="string">
            <text:p>MisfitApe</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NiteshNarayana1</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LalisaM0327</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liyanaibrahim69</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elisecouss</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3">
          <table:table-cell office:value-type="string" calcext:value-type="string">
            <text:p>herkocoomans</text:p>
          </table:table-cell>
          <table:table-cell office:value-type="string" calcext:value-type="string">
            <text:p>Cyberattacks related to #COVID19 have increased 475%. Attackers profit from increased vulnerabilities of societies highly exposed to the virus. Only in March hospitals and/or medical institutions and facilities were targeted in Spain, the US, Czech Republic, and France</text:p>
            <text:p>Image @wef https://t.co/qzvkICKQ5M</text:p>
          </table:table-cell>
        </table:table-row>
        <table:table-row table:style-name="ro2">
          <table:table-cell office:value-type="string" calcext:value-type="string">
            <text:p>nrshairazailan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daftguru</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5">
          <table:table-cell office:value-type="string" calcext:value-type="string">
            <text:p>StefSimanowitz</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3">
          <table:table-cell office:value-type="string" calcext:value-type="string">
            <text:p>vanillaman</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syeefanazariths</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nev19591</text:p>
          </table:table-cell>
          <table:table-cell office:value-type="string" calcext:value-type="string">
            <text:p>"It's probable that we are not heading towards a universal, absolute end to the quarantine for everyone at the same time," said the French PM @EphilippePM</text:p>
            <text:p/>
            <text:p>On Wednesday, #France 🇫🇷 reported its highest daily number of deaths from #Covid19 since the beginning of the pandemic https://t.co/MFNGdPfSMm</text:p>
          </table:table-cell>
        </table:table-row>
        <table:table-row table:style-name="ro2">
          <table:table-cell office:value-type="string" calcext:value-type="string">
            <text:p>FaraRamli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StephenKWalsh</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MirazSabl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Pravien_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AngieStone_</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
          <table:table-cell office:value-type="string" calcext:value-type="string">
            <text:p>LGaeelwe</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momotchiii</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5">
          <table:table-cell office:value-type="string" calcext:value-type="string">
            <text:p>ConnexionFrance</text:p>
          </table:table-cell>
          <table:table-cell office:value-type="string" calcext:value-type="string">
            <text:p>.@BrittanyFerries has stopped all UK-France passenger ferry crossings due to the #Covid19 crisis, stating that  it has already lost an estimated €25 million for the month of March alone</text:p>
            <text:p/>
            <text:p>#Channelcrossing #EnglishChannel #LaManche #France #ferries</text:p>
            <text:p/>
            <text:p>https://t.co/NOrfev4jQ5 https://t.co/DJvxLOjFgH</text:p>
          </table:table-cell>
        </table:table-row>
        <table:table-row table:style-name="ro8">
          <table:table-cell office:value-type="string" calcext:value-type="string">
            <text:p>EncourageAAP</text:p>
          </table:table-cell>
          <table:table-cell office:value-type="string" calcext:value-type="string">
            <text:p>*six-week-old infant has died of complications relating to #covid19 in US  </text:p>
            <text:p>*Russia confirms 2,777 cases of COVID-19 </text:p>
            <text:p>*France reports highest daily deaths from COVID-19 </text:p>
            <text:p>https://t.co/ug5ASCugeb</text:p>
          </table:table-cell>
        </table:table-row>
        <table:table-row table:style-name="ro8">
          <table:table-cell office:value-type="string" calcext:value-type="string">
            <text:p>Colere2018</text:p>
          </table:table-cell>
          <table:table-cell office:value-type="string" calcext:value-type="string">
            <text:p>@realDonaldTrump fuck tramp 🖕🏼you kill #france </text:p>
            <text:p>Fucking riche 🦠💵💰</text:p>
            <text:p>#CoronavirusFrance #COVID19 </text:p>
            <text:p>#usa honte</text:p>
          </table:table-cell>
        </table:table-row>
        <table:table-row table:style-name="ro3">
          <table:table-cell office:value-type="string" calcext:value-type="string">
            <text:p>Korgash</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3">
          <table:table-cell office:value-type="string" calcext:value-type="string">
            <text:p>pecanpie</text:p>
          </table:table-cell>
          <table:table-cell office:value-type="string" calcext:value-type="string">
            <text:p>New trial in France🇫🇷 at Hopital Saint Louis, testing 2 anti-IL-6's Kevzara (sarilumab)and Roactemra (tocilizumab) in severe patients infected with #covid19</text:p>
            <text:p>https://t.co/hy9yMYuyTw</text:p>
          </table:table-cell>
        </table:table-row>
        <table:table-row table:style-name="ro4">
          <table:table-cell office:value-type="string" calcext:value-type="string">
            <text:p>man_krip</text:p>
          </table:table-cell>
          <table:table-cell office:value-type="string" calcext:value-type="string">
            <text:p>Reliable provision of water, gas, electricity &amp;amp; internet access is essential to combat #COVID19. @OSCE_SMM needs #FreedomOfMovement in eastern #Ukraine to enable people there to operate critical infrastructure. @gremingerosce @AlMissionVienna @UKRinOSCE @RF_OSCE @RP_France_OSCE https://t.co/noo4In1EOJ</text:p>
          </table:table-cell>
        </table:table-row>
        <table:table-row table:style-name="ro1">
          <table:table-cell office:value-type="string" calcext:value-type="string">
            <text:p>413714</text:p>
          </table:table-cell>
          <table:table-cell office:value-type="string" calcext:value-type="string">
            <text:p>French government reverses earlier ban on #hydroxychloroquine for treating #COVID19 patients in light of successful clinical studies showing significant efficacy against the virus.</text:p>
            <text:p/>
            <text:p>Hydroxychloroquine may now be prescribed to treat COVID-19 in France. https://t.co/knIbFNulUV</text:p>
          </table:table-cell>
        </table:table-row>
        <table:table-row table:style-name="ro5">
          <table:table-cell office:value-type="string" calcext:value-type="string">
            <text:p>JoseBarrosViana</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AzfarLabib</text:p>
          </table:table-cell>
          <table:table-cell office:value-type="string" calcext:value-type="string">
            <text:p>Learning on the job: French student doctor thrown into coronavirus front line https://t.co/0Fkyf0Y9zJ @IrmaRaste @eViRaHealth #COVID19 #Covid_19 #coronavirus #coronapocolypse #StayAtHome @jblefevre60 #france #COVID19Pandemic #COVIDfrontlines</text:p>
          </table:table-cell>
        </table:table-row>
        <table:table-row table:style-name="ro4">
          <table:table-cell office:value-type="string" calcext:value-type="string">
            <text:p>Eijisore</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2">
          <table:table-cell office:value-type="string" calcext:value-type="string">
            <text:p>chang_tio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joa_becker</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Miss_swrvsk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insoumicirco4po</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2">
          <table:table-cell office:value-type="string" calcext:value-type="string">
            <text:p>YOWHATSUPMW</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f4riish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evankirstel</text:p>
          </table:table-cell>
          <table:table-cell office:value-type="string" calcext:value-type="string">
            <text:p>Learning on the job: French student doctor thrown into coronavirus front line https://t.co/0Fkyf0Y9zJ @IrmaRaste @eViRaHealth #COVID19 #Covid_19 #coronavirus #coronapocolypse #StayAtHome @jblefevre60 #france #COVID19Pandemic #COVIDfrontlines</text:p>
          </table:table-cell>
        </table:table-row>
        <table:table-row table:style-name="ro5">
          <table:table-cell office:value-type="string" calcext:value-type="string">
            <text:p>terryc44</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
          <table:table-cell office:value-type="string" calcext:value-type="string">
            <text:p>LanaBananaDelR1</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amyfarrelll</text:p>
          </table:table-cell>
          <table:table-cell office:value-type="string" calcext:value-type="string">
            <text:p>Reports from France that an order of masks they had coming from China was bought out by the US on the tarmac and the plane redirected to the states....#covid19 https://t.co/80KQluRGFv</text:p>
          </table:table-cell>
        </table:table-row>
        <table:table-row table:style-name="ro1">
          <table:table-cell office:value-type="string" calcext:value-type="string">
            <text:p>JoNell_Smith</text:p>
          </table:table-cell>
          <table:table-cell office:value-type="string" calcext:value-type="string">
            <text:p>"It's probable that we are not heading towards a universal, absolute end to the quarantine for everyone at the same time," said the French PM @EphilippePM</text:p>
            <text:p/>
            <text:p>On Wednesday, #France 🇫🇷 reported its highest daily number of deaths from #Covid19 since the beginning of the pandemic https://t.co/MFNGdPfSMm</text:p>
          </table:table-cell>
        </table:table-row>
        <table:table-row table:style-name="ro1">
          <table:table-cell office:value-type="string" calcext:value-type="string">
            <text:p>FranceinSG</text:p>
          </table:table-cell>
          <table:table-cell office:value-type="string" calcext:value-type="string">
            <text:p>🇪🇺 Against #COVID19, we are stronger together. </text:p>
            <text:p/>
            <text:p>Find out more about the solidarity France and its European partners are showing in these difficult times 👉https://t.co/MYZIZysbw7 https://t.co/wLBnzFwcZb</text:p>
          </table:table-cell>
        </table:table-row>
        <table:table-row table:style-name="ro4">
          <table:table-cell office:value-type="string" calcext:value-type="string">
            <text:p>flavien2312</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3">
          <table:table-cell office:value-type="string" calcext:value-type="string">
            <text:p>jwomack</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4">
          <table:table-cell office:value-type="string" calcext:value-type="string">
            <text:p>LChabbal</text:p>
          </table:table-cell>
          <table:table-cell office:value-type="string" calcext:value-type="string">
            <text:p>Our Head of #Marketing Laëtitia Baret shares her thoughts every day in LinkedIn during the #lockdown in #France. Check all the articles here: https://t.co/hEqHekF5w7 #CMO #Telework #Covid19 #QuarantineLife #ThursdayThoughts https://t.co/nG21EH1lSI #efficycrmespaña efficy_es</text:p>
          </table:table-cell>
        </table:table-row>
        <table:table-row table:style-name="ro10">
          <table:table-cell office:value-type="string" calcext:value-type="string">
            <text:p>Aasifbhatt12</text:p>
          </table:table-cell>
          <table:table-cell office:value-type="string" calcext:value-type="string">
            <text:p>UPDATE: The top 10 countries with the #COVID19 related deaths...</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Dakoda_1022</text:p>
          </table:table-cell>
          <table:table-cell office:value-type="string" calcext:value-type="string">
            <text:p>‘#America First’: #Covid19 exposes cracks in Trans-Atlantic solidarity as #US snatches up #France bound masks — RT Op-ed https://t.co/ZMQjTLKulM</text:p>
          </table:table-cell>
        </table:table-row>
        <table:table-row table:style-name="ro5">
          <table:table-cell office:value-type="string" calcext:value-type="string">
            <text:p>JustynaMH</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
          <table:table-cell office:value-type="string" calcext:value-type="string">
            <text:p>zulkiflee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AWGoraya</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5">
          <table:table-cell office:value-type="string" calcext:value-type="string">
            <text:p>MattBatt69</text:p>
          </table:table-cell>
          <table:table-cell office:value-type="string" calcext:value-type="string">
            <text:p>.@BrittanyFerries has stopped all UK-France passenger ferry crossings due to the #Covid19 crisis, stating that  it has already lost an estimated €25 million for the month of March alone</text:p>
            <text:p/>
            <text:p>#Channelcrossing #EnglishChannel #LaManche #France #ferries</text:p>
            <text:p/>
            <text:p>https://t.co/NOrfev4jQ5 https://t.co/DJvxLOjFgH</text:p>
          </table:table-cell>
        </table:table-row>
        <table:table-row table:style-name="ro2">
          <table:table-cell office:value-type="string" calcext:value-type="string">
            <text:p>aiman_husi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8">
          <table:table-cell office:value-type="string" calcext:value-type="string">
            <text:p>rayoflight1111</text:p>
          </table:table-cell>
          <table:table-cell office:value-type="string" calcext:value-type="string">
            <text:p>"As it's difficult for women to get out, we want to make sure that support systems can go to women." - @MarleneSchiappa </text:p>
            <text:p/>
            <text:p>#COVID19 | #coronavirus</text:p>
            <text:p>https://t.co/3n3J6CPMiF</text:p>
          </table:table-cell>
        </table:table-row>
        <table:table-row table:style-name="ro3">
          <table:table-cell office:value-type="string" calcext:value-type="string">
            <text:p>ademsolmaz42</text:p>
          </table:table-cell>
          <table:table-cell office:value-type="string" calcext:value-type="string">
            <text:p>USA, England, France, which is a gendarmerie to the whole world, the health system has collapsed.</text:p>
            <text:p>#COVID19 #ABD #England #France</text:p>
          </table:table-cell>
        </table:table-row>
        <table:table-row table:style-name="ro2">
          <table:table-cell office:value-type="string" calcext:value-type="string">
            <text:p>frnird</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m1ty</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So_Amaziing</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
          <table:table-cell office:value-type="string" calcext:value-type="string">
            <text:p>qsh1001</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Kiqk01</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10">
          <table:table-cell office:value-type="string" calcext:value-type="string">
            <text:p>44ZJxPWWVp5wd1A</text:p>
          </table:table-cell>
          <table:table-cell office:value-type="string" calcext:value-type="string">
            <text:p>Latest on #COVID19. Top 5 worst-hit countires:</text:p>
            <text:p/>
            <text:p>🇺🇸US: 215,417 confirmed, 4,757 deaths</text:p>
            <text:p/>
            <text:p>🇮🇹Italy: 110,574 confirmed, 13,155 deaths</text:p>
            <text:p/>
            <text:p>🇪🇸Spain: 104,118 confirmed, 9,387 deaths</text:p>
            <text:p/>
            <text:p>🇩🇪Germany: 77,981 confirmed, 931 deaths</text:p>
            <text:p/>
            <text:p>🇫🇷France: 57,763 confirmed, 4,043 deaths https://t.co/uV6VPxE8Hd</text:p>
          </table:table-cell>
        </table:table-row>
        <table:table-row table:style-name="ro19">
          <table:table-cell office:value-type="string" calcext:value-type="string">
            <text:p>PVS2788</text:p>
          </table:table-cell>
          <table:table-cell office:value-type="string" calcext:value-type="string">
            <text:p>Global #Coronavirus death toll rises to 48,135 today.</text:p>
            <text:p> </text:p>
            <text:p>Below are the countries that recorded the highest number of #COVID19 deaths as of now.</text:p>
            <text:p/>
            <text:p>Italy - 13,155 </text:p>
            <text:p/>
            <text:p>Spain - 10,003 </text:p>
            <text:p/>
            <text:p>USA - 5,112</text:p>
            <text:p/>
            <text:p>France - 4,032</text:p>
            <text:p/>
            <text:p>Iran - 3,036 https://t.co/0HzPY9a7MH</text:p>
          </table:table-cell>
        </table:table-row>
        <table:table-row table:style-name="ro2">
          <table:table-cell office:value-type="string" calcext:value-type="string">
            <text:p>yhnsnbla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JijaAsr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faezmir</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zsofea1188</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marcchevalier</text:p>
          </table:table-cell>
          <table:table-cell office:value-type="string" calcext:value-type="string">
            <text:p>As #France's leading biocluster for #health, Genopole is mobilizing all its forces in the battle against #COVID19. 💪🦠 https://t.co/oSHKWDoLNY</text:p>
          </table:table-cell>
        </table:table-row>
        <table:table-row table:style-name="ro2">
          <table:table-cell office:value-type="string" calcext:value-type="string">
            <text:p>eknhmd</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bahkausihat</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_madiworthIT</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_RedFrog</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
          <table:table-cell office:value-type="string" calcext:value-type="string">
            <text:p>suhadamokhtar</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nrrrwaw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Ezatul78Ezatul</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bjeyyy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fadzilmuzammil</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EyasMaeL</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thattwirlingcat</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q_hannah_</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
          <table:table-cell office:value-type="string" calcext:value-type="string">
            <text:p>SuhaimiWembley</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faizsaade</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FarahDzul</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doener_tech</text:p>
          </table:table-cell>
          <table:table-cell office:value-type="string" calcext:value-type="string">
            <text:p>#Palantir in Talks With Germany, France for Virus-Fighting Tool</text:p>
            <text:p/>
            <text:p>https://t.co/PMMfIcSrtD #COVID19</text:p>
          </table:table-cell>
        </table:table-row>
        <table:table-row table:style-name="ro8">
          <table:table-cell office:value-type="string" calcext:value-type="string">
            <text:p>iAsadM</text:p>
          </table:table-cell>
          <table:table-cell office:value-type="string" calcext:value-type="string">
            <text:p>Now Europe is believing that the face mask is mandatory. UK, Italy, France, Germany &amp;amp; Spain were not doing that... so paying a big cost.</text:p>
            <text:p/>
            <text:p>Big Advantage of Mask besides hindering droplets: You don't touch your nose/mouth until you are wearing the mask. </text:p>
            <text:p>#SafetyProtocols #COVID19 https://t.co/Z8cLCm2qd2</text:p>
          </table:table-cell>
        </table:table-row>
        <table:table-row table:style-name="ro9">
          <table:table-cell office:value-type="string" calcext:value-type="string">
            <text:p>Luckylilybee</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3">
          <table:table-cell office:value-type="string" calcext:value-type="string">
            <text:p>BarryTheBastar2</text:p>
          </table:table-cell>
          <table:table-cell office:value-type="string" calcext:value-type="string">
            <text:p>Americans have brought masks that were already on their way to France from China. I suspect we'll see a lot more of these ind of underhanded tactics which will no doubt see nation stares working against eachother</text:p>
            <text:p>#COVID19 https://t.co/0mwVF5MYZG</text:p>
          </table:table-cell>
        </table:table-row>
        <table:table-row table:style-name="ro2">
          <table:table-cell office:value-type="string" calcext:value-type="string">
            <text:p>nxhusn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Mobmathmum</text:p>
          </table:table-cell>
          <table:table-cell office:value-type="string" calcext:value-type="string">
            <text:p>Learning on the job: French student doctor thrown into coronavirus front line https://t.co/0Fkyf0Y9zJ @IrmaRaste @eViRaHealth #COVID19 #Covid_19 #coronavirus #coronapocolypse #StayAtHome @jblefevre60 #france #COVID19Pandemic #COVIDfrontlines</text:p>
          </table:table-cell>
        </table:table-row>
        <table:table-row table:style-name="ro4">
          <table:table-cell office:value-type="string" calcext:value-type="string">
            <text:p>IlidioCarmona</text:p>
          </table:table-cell>
          <table:table-cell office:value-type="string" calcext:value-type="string">
            <text:p>#Portugal. What are they doing right? Every country close France,Spain,Italy is seeing hundreds or mortalities every day. Today Portugal lost 27 citizens #COVID19 <text:s/>https://t.co/Hzxd5sR7Jd</text:p>
          </table:table-cell>
        </table:table-row>
        <table:table-row table:style-name="ro4">
          <table:table-cell office:value-type="string" calcext:value-type="string">
            <text:p>ScreenwriterPVT</text:p>
          </table:table-cell>
          <table:table-cell office:value-type="string" calcext:value-type="string">
            <text:p>USA and Turkey are in the fastest trajectory in case count. UK and Spain and France climbing fast too. Italy truly showing good improvement. #COVID19 https://t.co/lTShixKrcP</text:p>
          </table:table-cell>
        </table:table-row>
        <table:table-row table:style-name="ro2">
          <table:table-cell office:value-type="string" calcext:value-type="string">
            <text:p>OrdinaryZim</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4">
          <table:table-cell office:value-type="string" calcext:value-type="string">
            <text:p>btik</text:p>
          </table:table-cell>
          <table:table-cell office:value-type="string" calcext:value-type="string">
            <text:p>Countries with more than 500 confirmed deaths due to #COVID19 as of 01 Apr according to @WHO:</text:p>
            <text:p/>
            <text:p>🇮🇹 Italy 12,430</text:p>
            <text:p>🇪🇸 Spain 8,189</text:p>
            <text:p>🇫🇷 France 3,514</text:p>
            <text:p>🇨🇳 China 3,321</text:p>
            <text:p>🇮🇷 Iran 3,036</text:p>
            <text:p>🇺🇸 US 2,850</text:p>
            <text:p>🇬🇧 UK 1,789</text:p>
            <text:p>🇳🇱 Netherlands 1,039</text:p>
            <text:p>🇩🇪 Germany 732</text:p>
            <text:p>🇧🇪 Belgium 705</text:p>
            <text:p/>
            <text:p>Source: https://t.co/YN4fSJULWN</text:p>
          </table:table-cell>
        </table:table-row>
        <table:table-row table:style-name="ro2">
          <table:table-cell office:value-type="string" calcext:value-type="string">
            <text:p>azmanjalani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basharat2205</text:p>
          </table:table-cell>
          <table:table-cell office:value-type="string" calcext:value-type="string">
            <text:p>We need funds to keep these #COVID19 operations running. Please support your local HF team and DONATE today if you can.</text:p>
            <text:p/>
            <text:p>@PKHumanityFirst @HumanityfirstID @HF_France @UgHumanityfirst @HumanityFirstNO @HumanityFirstSE @HF_Ghana https://t.co/ZLjvxPG5a9</text:p>
          </table:table-cell>
        </table:table-row>
        <table:table-row table:style-name="ro2">
          <table:table-cell office:value-type="string" calcext:value-type="string">
            <text:p>kacangkekud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9">
          <table:table-cell office:value-type="string" calcext:value-type="string">
            <text:p>aliciabernaldo</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5">
          <table:table-cell office:value-type="string" calcext:value-type="string">
            <text:p>whatdoesntkillu</text:p>
          </table:table-cell>
          <table:table-cell office:value-type="string" calcext:value-type="string">
            <text:p>12 hours after confirming my #repatriation flight, it's now cancelled... so close, yet so far. </text:p>
            <text:p/>
            <text:p>I never thought I'd say this, but, I just want to get home to #Niagara. </text:p>
            <text:p/>
            <text:p>#coronavirus #COVID19 #COVID2019 #CanadianInParis #Canada #France #Paris</text:p>
          </table:table-cell>
        </table:table-row>
        <table:table-row table:style-name="ro19">
          <table:table-cell office:value-type="string" calcext:value-type="string">
            <text:p>Iamdhamotharan</text:p>
          </table:table-cell>
          <table:table-cell office:value-type="string" calcext:value-type="string">
            <text:p>Global #Coronavirus death toll rises to 48,135 today.</text:p>
            <text:p> </text:p>
            <text:p>Below are the countries that recorded the highest number of #COVID19 deaths as of now.</text:p>
            <text:p/>
            <text:p>Italy - 13,155 </text:p>
            <text:p/>
            <text:p>Spain - 10,003 </text:p>
            <text:p/>
            <text:p>USA - 5,112</text:p>
            <text:p/>
            <text:p>France - 4,032</text:p>
            <text:p/>
            <text:p>Iran - 3,036 https://t.co/0HzPY9a7MH</text:p>
          </table:table-cell>
        </table:table-row>
        <table:table-row table:style-name="ro4">
          <table:table-cell office:value-type="string" calcext:value-type="string">
            <text:p>johnandjoss</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4">
          <table:table-cell office:value-type="string" calcext:value-type="string">
            <text:p>E0GDFfcBqlCHF9i</text:p>
          </table:table-cell>
          <table:table-cell office:value-type="string" calcext:value-type="string">
            <text:p>Learning on the job: French student doctor thrown into coronavirus front line https://t.co/0Fkyf0Y9zJ @IrmaRaste @eViRaHealth #COVID19 #Covid_19 #coronavirus #coronapocolypse #StayAtHome @jblefevre60 #france #COVID19Pandemic #COVIDfrontlines</text:p>
          </table:table-cell>
        </table:table-row>
        <table:table-row table:style-name="ro2">
          <table:table-cell office:value-type="string" calcext:value-type="string">
            <text:p>haikalhalimmm</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claimcompanies</text:p>
          </table:table-cell>
          <table:table-cell office:value-type="string" calcext:value-type="string">
            <text:p>12 hours after confirming my #repatriation flight, it's now cancelled... so close, yet so far. </text:p>
            <text:p/>
            <text:p>I never thought I'd say this, but, I just want to get home to #Niagara. </text:p>
            <text:p/>
            <text:p>#coronavirus #COVID19 #COVID2019 #CanadianInParis #Canada #France #Paris</text:p>
          </table:table-cell>
        </table:table-row>
        <table:table-row table:style-name="ro2">
          <table:table-cell office:value-type="string" calcext:value-type="string">
            <text:p>IllyasFahim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CuHaDa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cleanenergywire</text:p>
          </table:table-cell>
          <table:table-cell office:value-type="string" calcext:value-type="string">
            <text:p>#coronavirus effect: #Electricity consumption in Germany in current week -8.7% compared to 1st week of March as lockdown starts to show, German utilities assoc @bdew_ev Says steeper drop in other countries: Italy -30%, France -20%, Spain -19%, Netherlands -18% #COVID19</text:p>
          </table:table-cell>
        </table:table-row>
        <table:table-row table:style-name="ro2">
          <table:table-cell office:value-type="string" calcext:value-type="string">
            <text:p>chotdanial</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petergld</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9">
          <table:table-cell office:value-type="string" calcext:value-type="string">
            <text:p>knight1228</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2">
          <table:table-cell office:value-type="string" calcext:value-type="string">
            <text:p>haziqsyahmie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8">
          <table:table-cell office:value-type="string" calcext:value-type="string">
            <text:p>TeaLeoniTribe</text:p>
          </table:table-cell>
          <table:table-cell office:value-type="string" calcext:value-type="string">
            <text:p>"As it's difficult for women to get out, we want to make sure that support systems can go to women." - @MarleneSchiappa </text:p>
            <text:p/>
            <text:p>#COVID19 | #coronavirus</text:p>
            <text:p>https://t.co/3n3J6CPMiF</text:p>
          </table:table-cell>
        </table:table-row>
        <table:table-row table:style-name="ro5">
          <table:table-cell office:value-type="string" calcext:value-type="string">
            <text:p>uonyessuo</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1">
          <table:table-cell office:value-type="string" calcext:value-type="string">
            <text:p>Jfwcp11</text:p>
          </table:table-cell>
          <table:table-cell office:value-type="string" calcext:value-type="string">
            <text:p>French government reverses earlier ban on #hydroxychloroquine for treating #COVID19 patients in light of successful clinical studies showing significant efficacy against the virus.</text:p>
            <text:p/>
            <text:p>Hydroxychloroquine may now be prescribed to treat COVID-19 in France. https://t.co/knIbFNulUV</text:p>
          </table:table-cell>
        </table:table-row>
        <table:table-row table:style-name="ro9">
          <table:table-cell office:value-type="string" calcext:value-type="string">
            <text:p>monacochick</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3">
          <table:table-cell office:value-type="string" calcext:value-type="string">
            <text:p>RejoinersRus</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izzatizaffira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OngMarChan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zeeqaaaa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meemzkhaled</text:p>
          </table:table-cell>
          <table:table-cell office:value-type="string" calcext:value-type="string">
            <text:p>More than 250 #Saudi doctors participating in the Franco-Saudi specialization program decided to stay in #France in order to help their colleagues fight #COVID19. Very proud of my country men &amp;amp; women 🇸🇦🇫🇷 https://t.co/v8qb4RN3dk</text:p>
          </table:table-cell>
        </table:table-row>
        <table:table-row table:style-name="ro8">
          <table:table-cell office:value-type="string" calcext:value-type="string">
            <text:p>DraGaray</text:p>
          </table:table-cell>
          <table:table-cell office:value-type="string" calcext:value-type="string">
            <text:p>"As it's difficult for women to get out, we want to make sure that support systems can go to women." - @MarleneSchiappa </text:p>
            <text:p/>
            <text:p>#COVID19 | #coronavirus</text:p>
            <text:p>https://t.co/3n3J6CPMiF</text:p>
          </table:table-cell>
        </table:table-row>
        <table:table-row table:style-name="ro2">
          <table:table-cell office:value-type="string" calcext:value-type="string">
            <text:p>Nurulfatehah93</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blkbruce_wayne</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wonglehsing1</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fiqZaid</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9">
          <table:table-cell office:value-type="string" calcext:value-type="string">
            <text:p>johnleremainer</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9">
          <table:table-cell office:value-type="string" calcext:value-type="string">
            <text:p>JohnAWalmsley</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2">
          <table:table-cell office:value-type="string" calcext:value-type="string">
            <text:p>None00955929</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IkhlasBERNAS</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diladeris</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7">
          <table:table-cell office:value-type="string" calcext:value-type="string">
            <text:p>hughmanatee01</text:p>
          </table:table-cell>
          <table:table-cell office:value-type="string" calcext:value-type="string">
            <text:p>With 35 new cases reported on April1, total imported #COVID19 cases from overseas in the Chinese mainland reached 841:</text:p>
            <text:p>🇬🇧 UK:266</text:p>
            <text:p>🇺🇸US:122</text:p>
            <text:p>🇪🇸 Spain:86</text:p>
            <text:p>🇫🇷 France:60</text:p>
            <text:p>🇮🇷 Iran:47</text:p>
            <text:p>🇵🇭Philippines:42</text:p>
            <text:p>🇮🇹 Italy:40 https://t.co/yruUnnEDw1</text:p>
          </table:table-cell>
        </table:table-row>
        <table:table-row table:style-name="ro1">
          <table:table-cell office:value-type="string" calcext:value-type="string">
            <text:p>DLO91450493</text:p>
          </table:table-cell>
          <table:table-cell office:value-type="string" calcext:value-type="string">
            <text:p>French government reverses earlier ban on #hydroxychloroquine for treating #COVID19 patients in light of successful clinical studies showing significant efficacy against the virus.</text:p>
            <text:p/>
            <text:p>Hydroxychloroquine may now be prescribed to treat COVID-19 in France. https://t.co/knIbFNulUV</text:p>
          </table:table-cell>
        </table:table-row>
        <table:table-row table:style-name="ro3">
          <table:table-cell office:value-type="string" calcext:value-type="string">
            <text:p>JanWildman</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azri_akmal98</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bikeswithbells</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LiyaLifePlanner</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norafizah_n</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pilotphait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eykakxshhh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milksteakart</text:p>
          </table:table-cell>
          <table:table-cell office:value-type="string" calcext:value-type="string">
            <text:p>Looting has started ffs France is fckued #COVID19 https://t.co/98nBsRcgpx</text:p>
          </table:table-cell>
        </table:table-row>
        <table:table-row table:style-name="ro10">
          <table:table-cell office:value-type="string" calcext:value-type="string">
            <text:p>DAlejandroDuran</text:p>
          </table:table-cell>
          <table:table-cell office:value-type="string" calcext:value-type="string">
            <text:p>Latest on #COVID19. Top 5 worst-hit countires:</text:p>
            <text:p/>
            <text:p>🇺🇸US: 215,417 confirmed, 4,757 deaths</text:p>
            <text:p/>
            <text:p>🇮🇹Italy: 110,574 confirmed, 13,155 deaths</text:p>
            <text:p/>
            <text:p>🇪🇸Spain: 104,118 confirmed, 9,387 deaths</text:p>
            <text:p/>
            <text:p>🇩🇪Germany: 77,981 confirmed, 931 deaths</text:p>
            <text:p/>
            <text:p>🇫🇷France: 57,763 confirmed, 4,043 deaths https://t.co/uV6VPxE8Hd</text:p>
          </table:table-cell>
        </table:table-row>
        <table:table-row table:style-name="ro2">
          <table:table-cell office:value-type="string" calcext:value-type="string">
            <text:p>azrul5hahrul</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raveenaaaaaaaa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HameedLabeeb</text:p>
          </table:table-cell>
          <table:table-cell office:value-type="string" calcext:value-type="string">
            <text:p>#art #spring #nyc #artist #brooklyn #boston #philly #charlottenc #charleston #atlanta #miami #texas #mexico #spain #italy #covid19 #london #france #germany #amsterdam #vangoghmuseum #abstractart #loveyou @ New York,… https://t.co/Ek7CdUKcyk</text:p>
          </table:table-cell>
        </table:table-row>
        <table:table-row table:style-name="ro4">
          <table:table-cell office:value-type="string" calcext:value-type="string">
            <text:p>yaelbarzeev</text:p>
          </table:table-cell>
          <table:table-cell office:value-type="string" calcext:value-type="string">
            <text:p>Several new links added to @TC_BMJ #Covid19 &amp;amp; #smoking resources page, including nauseating quote from Imperial Brands about increasing cigarette stock for Italy, Spain &amp;amp; France - all among the countries hardest hit by pandemic. https://t.co/fkqCkWWMc2</text:p>
          </table:table-cell>
        </table:table-row>
        <table:table-row table:style-name="ro2">
          <table:table-cell office:value-type="string" calcext:value-type="string">
            <text:p>vdthefreema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zyreiz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DerekMaher3</text:p>
          </table:table-cell>
          <table:table-cell office:value-type="string" calcext:value-type="string">
            <text:p>Not safe at home: Jump in domestic violence amid #France #COVID19 #LOCKDOWN https://t.co/tKTlyP08fH</text:p>
          </table:table-cell>
        </table:table-row>
        <table:table-row table:style-name="ro2">
          <table:table-cell office:value-type="string" calcext:value-type="string">
            <text:p>ieyraRazal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hfzhshd</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syirahadna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nadiaaothm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gary_burch</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IjatNorRahma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iidadih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ilyaqie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ResidentsCorner</text:p>
          </table:table-cell>
          <table:table-cell office:value-type="string" calcext:value-type="string">
            <text:p>France:#CoronavirusPandemic:Unable to answer why France has not been testing citizens in accordance with WHO (OMS) advice, Prime Minister Philippe deflects to Germany and questions their data on <text:s/>tests carried out for #COVID19 https://t.co/FWBCdqoVlU</text:p>
          </table:table-cell>
        </table:table-row>
        <table:table-row table:style-name="ro2">
          <table:table-cell office:value-type="string" calcext:value-type="string">
            <text:p>ammxr_z</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ilinonymous1</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bozenaduba</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4">
          <table:table-cell office:value-type="string" calcext:value-type="string">
            <text:p>HannaWue</text:p>
          </table:table-cell>
          <table:table-cell office:value-type="string" calcext:value-type="string">
            <text:p>Inside the flying military hospital (Morphée) that’s treating #COVID19 patients. The French airborne ICU was originally designed to transport injured soldiers back home. Read more in @PopSci. #dataforgood https://t.co/qhJiNVKbrP</text:p>
          </table:table-cell>
        </table:table-row>
        <table:table-row table:style-name="ro2">
          <table:table-cell office:value-type="string" calcext:value-type="string">
            <text:p>MarvyyChoong</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MooNaaTy_NF</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melindamarble</text:p>
          </table:table-cell>
          <table:table-cell office:value-type="string" calcext:value-type="string">
            <text:p>USA and Turkey are in the fastest trajectory in case count. UK and Spain and France climbing fast too. Italy truly showing good improvement. #COVID19 https://t.co/lTShixKrcP</text:p>
          </table:table-cell>
        </table:table-row>
        <table:table-row table:style-name="ro2">
          <table:table-cell office:value-type="string" calcext:value-type="string">
            <text:p>Visvanatan1</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newdeskarl</text:p>
          </table:table-cell>
          <table:table-cell office:value-type="string" calcext:value-type="string">
            <text:p>Looking to #COVID19 deaths with log scale is frightening, with France following Italy (little under). While others started to bend the curve, two countries keep exponential increase, UK - USA. Result of political choices in the more neo-liberal countries?</text:p>
            <text:p>Graphics from @lemondefr https://t.co/u06XtxURhm</text:p>
          </table:table-cell>
        </table:table-row>
        <table:table-row table:style-name="ro4">
          <table:table-cell office:value-type="string" calcext:value-type="string">
            <text:p>WintonCapPtnrs</text:p>
          </table:table-cell>
          <table:table-cell office:value-type="string" calcext:value-type="string">
            <text:p>🇫🇷 #France’s Veran Sees Interim #COVID19 Trial Data in Coming Days - Bloomberg https://t.co/fKKaCobcXr</text:p>
          </table:table-cell>
        </table:table-row>
        <table:table-row table:style-name="ro2">
          <table:table-cell office:value-type="string" calcext:value-type="string">
            <text:p>amrhzai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JamesRe28134379</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sitinurthahira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YasmeanAzyz</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nuqmanharith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johnandi</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5">
          <table:table-cell office:value-type="string" calcext:value-type="string">
            <text:p>gisellelykYonce</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
          <table:table-cell office:value-type="string" calcext:value-type="string">
            <text:p>ntsyaziz</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8">
          <table:table-cell office:value-type="string" calcext:value-type="string">
            <text:p>Mike36611600</text:p>
          </table:table-cell>
          <table:table-cell office:value-type="string" calcext:value-type="string">
            <text:p>"As it's difficult for women to get out, we want to make sure that support systems can go to women." - @MarleneSchiappa </text:p>
            <text:p/>
            <text:p>#COVID19 | #coronavirus</text:p>
            <text:p>https://t.co/3n3J6CPMiF</text:p>
          </table:table-cell>
        </table:table-row>
        <table:table-row table:style-name="ro20">
          <table:table-cell office:value-type="string" calcext:value-type="string">
            <text:p>m_mejdoubi</text:p>
          </table:table-cell>
          <table:table-cell office:value-type="string" calcext:value-type="string">
            <text:p>Number of #COVID19 deaths evolution at April 1st (after 5th death) of 6 countries compared with #SouthKorea shape. #France #Germany #Iran #Spain #Italy and #US #StayHome <text:s/>#RestezChezVous #بقا_فدارك_باش_تحمي_بلادك https://t.co/1uxCfzMcux</text:p>
          </table:table-cell>
        </table:table-row>
        <table:table-row table:style-name="ro2">
          <table:table-cell office:value-type="string" calcext:value-type="string">
            <text:p>aatqah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irfanlicious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Alicecause</text:p>
          </table:table-cell>
          <table:table-cell office:value-type="string" calcext:value-type="string">
            <text:p>If someone dares to tell me that what happened in France (and many countries for that matter) with #COVID19 was not avoidable, I’ll spit in their mouth. My own experience of the last two months...</text:p>
            <text:p>https://t.co/4s9HQuuQA6</text:p>
          </table:table-cell>
        </table:table-row>
        <table:table-row table:style-name="ro4">
          <table:table-cell office:value-type="string" calcext:value-type="string">
            <text:p>cleanenergywire</text:p>
          </table:table-cell>
          <table:table-cell office:value-type="string" calcext:value-type="string">
            <text:p>#coronavirus effect: Germany #Electricity consumption in current week -8.7% compared to 1st week of March as lockdown starts to show, utilities assoc @bdew_ev Steeper drop in other countries: Italy -30%, France -20%, Spain -19%, Netherlands -18% #COVID19 https://t.co/blZxa3fnuw https://t.co/BV1vfeBPBV</text:p>
          </table:table-cell>
        </table:table-row>
        <table:table-row table:style-name="ro4">
          <table:table-cell office:value-type="string" calcext:value-type="string">
            <text:p>th1an1</text:p>
          </table:table-cell>
          <table:table-cell office:value-type="string" calcext:value-type="string">
            <text:p>#Coronavirus, #France: Far right voted for #Macron's anti-social measures https://t.co/xLEXpDDnNo #COVID19fr #CoronavirusFrance #COVID19 #CoronaCrisis #antireport</text:p>
          </table:table-cell>
        </table:table-row>
        <table:table-row table:style-name="ro2">
          <table:table-cell office:value-type="string" calcext:value-type="string">
            <text:p>kipropkvictor</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shazwanonly</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riffbuudiman1</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juliehinukeu</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shrfxn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anita_hoener</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Liiza_Tengku</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Hlrybuck</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_dinu29</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hnzmanjerz</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PMcf12</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
          <table:table-cell office:value-type="string" calcext:value-type="string">
            <text:p>ayie_lobo</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jarek_jakimczyk</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3">
          <table:table-cell office:value-type="string" calcext:value-type="string">
            <text:p>annicarole1</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Tobainocycle</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leannayusr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mhmdfrszai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peacefulgirl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aviatorockon</text:p>
          </table:table-cell>
          <table:table-cell office:value-type="string" calcext:value-type="string">
            <text:p>France says this could be the cure. #COVID19 #cureforcoronavirus https://t.co/Kh196mzbtT</text:p>
          </table:table-cell>
        </table:table-row>
        <table:table-row table:style-name="ro2">
          <table:table-cell office:value-type="string" calcext:value-type="string">
            <text:p>Matpiz96</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8">
          <table:table-cell office:value-type="string" calcext:value-type="string">
            <text:p>2020Disorders</text:p>
          </table:table-cell>
          <table:table-cell office:value-type="string" calcext:value-type="string">
            <text:p>How #dopamine drives #brain activity</text:p>
            <text:p>More info 26th #Annual Summit on #Neuroscience and Neurological #Disorder 2020 at Paris, #France on #September 21-22, 2020 on the theme"#Overwhelms the brain ability".</text:p>
            <text:p>#COVID19 #tumor #neurology</text:p>
            <text:p>https://t.co/asvm2LcuR0 https://t.co/TRGlSXCwft</text:p>
          </table:table-cell>
        </table:table-row>
        <table:table-row table:style-name="ro2">
          <table:table-cell office:value-type="string" calcext:value-type="string">
            <text:p>khair0507</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SorenCSorensen</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5">
          <table:table-cell office:value-type="string" calcext:value-type="string">
            <text:p>alison_morton</text:p>
          </table:table-cell>
          <table:table-cell office:value-type="string" calcext:value-type="string">
            <text:p>Police more present on the street here in France to enforce confinement during #COVID19 prompted me to look more closely at how Ancient Rome was policed.</text:p>
            <text:p>You'd be surprised... </text:p>
            <text:p/>
            <text:p>https://t.co/9hAIggdwjQ</text:p>
            <text:p>#RomanEmpire #cops https://t.co/Zdo2RbInrf</text:p>
          </table:table-cell>
        </table:table-row>
        <table:table-row table:style-name="ro4">
          <table:table-cell office:value-type="string" calcext:value-type="string">
            <text:p>joaquinmencia</text:p>
          </table:table-cell>
          <table:table-cell office:value-type="string" calcext:value-type="string">
            <text:p>I am looking for URLs of places where to grab #covid19 cases at the most granular level. Like at province level or even lower. We have for US,Spain,Italy so far, looking for France, Germany, UK... Catalonia <text:s/>is so far the region I have seen publishing data at most granular https://t.co/JX4gXi6moc</text:p>
          </table:table-cell>
        </table:table-row>
        <table:table-row table:style-name="ro1">
          <table:table-cell office:value-type="string" calcext:value-type="string">
            <text:p>miyakilee</text:p>
          </table:table-cell>
          <table:table-cell office:value-type="string" calcext:value-type="string">
            <text:p>"It's probable that we are not heading towards a universal, absolute end to the quarantine for everyone at the same time," said the French PM @EphilippePM</text:p>
            <text:p/>
            <text:p>On Wednesday, #France 🇫🇷 reported its highest daily number of deaths from #Covid19 since the beginning of the pandemic https://t.co/MFNGdPfSMm</text:p>
          </table:table-cell>
        </table:table-row>
        <table:table-row table:style-name="ro2">
          <table:table-cell office:value-type="string" calcext:value-type="string">
            <text:p>iqa_watif</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iiz3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You2mars</text:p>
          </table:table-cell>
          <table:table-cell office:value-type="string" calcext:value-type="string">
            <text:p>#Coronavirus, #France: Far right voted for #Macron's anti-social measures https://t.co/xLEXpDDnNo #COVID19fr #CoronavirusFrance #COVID19 #CoronaCrisis #antireport</text:p>
          </table:table-cell>
        </table:table-row>
        <table:table-row table:style-name="ro4">
          <table:table-cell office:value-type="string" calcext:value-type="string">
            <text:p>matthewjbell</text:p>
          </table:table-cell>
          <table:table-cell office:value-type="string" calcext:value-type="string">
            <text:p>Places of worship have been part of the spread of #COVID19 and France is no exception. https://t.co/KipQomcyW6</text:p>
          </table:table-cell>
        </table:table-row>
        <table:table-row table:style-name="ro3">
          <table:table-cell office:value-type="string" calcext:value-type="string">
            <text:p>sanofi</text:p>
          </table:table-cell>
          <table:table-cell office:value-type="string" calcext:value-type="string">
            <text:p>#SanofiActs against #COVID19</text:p>
            <text:p>Vietnam, Pakistan, France, Spain, US... all around the world, our employees continue working to provide better #care for #patients in need. Thank you for your dedicated commitment. https://t.co/9Bu7ImMrYL</text:p>
          </table:table-cell>
        </table:table-row>
        <table:table-row table:style-name="ro4">
          <table:table-cell office:value-type="string" calcext:value-type="string">
            <text:p>Irish_in_France</text:p>
          </table:table-cell>
          <table:table-cell office:value-type="string" calcext:value-type="string">
            <text:p>🚨✈️|#Covid19| Severe restrictions for those transiting through Paris CDG airport: You must be able to show proof of onward travel to your home country otherwise there is a risk that you may be turned away. Be prepared. Check with your airline &amp;amp; contact the Embassy if in doubt. https://t.co/imcLltxkUl</text:p>
          </table:table-cell>
        </table:table-row>
        <table:table-row table:style-name="ro3">
          <table:table-cell office:value-type="string" calcext:value-type="string">
            <text:p>MelisssfMelissa</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1">
          <table:table-cell office:value-type="string" calcext:value-type="string">
            <text:p>NewEuropeans</text:p>
          </table:table-cell>
          <table:table-cell office:value-type="string" calcext:value-type="string">
            <text:p>#COVID19</text:p>
            <text:p/>
            <text:p>As of 02 April </text:p>
            <text:p/>
            <text:p>32,778 deaths reported in EU/EEA and UK</text:p>
            <text:p>by @ECDC_EU </text:p>
            <text:p/>
            <text:p>Italy (13 157),</text:p>
            <text:p>Spain (9 053), </text:p>
            <text:p>France (4 032), </text:p>
            <text:p>UK (2 532),</text:p>
            <text:p>Holland (1 173)</text:p>
            <text:p>Germany (872)</text:p>
            <text:p>Belgium (828)</text:p>
            <text:p/>
            <text:p>Full listing here</text:p>
            <text:p/>
            <text:p>https://t.co/JQIPQLy6Ex</text:p>
          </table:table-cell>
        </table:table-row>
        <table:table-row table:style-name="ro2">
          <table:table-cell office:value-type="string" calcext:value-type="string">
            <text:p>ShazwanShahm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1">
          <table:table-cell office:value-type="string" calcext:value-type="string">
            <text:p>patriziarutigl1</text:p>
          </table:table-cell>
          <table:table-cell office:value-type="string" calcext:value-type="string">
            <text:p>#COVID19</text:p>
            <text:p/>
            <text:p>As of 02 April </text:p>
            <text:p/>
            <text:p>32,778 deaths reported in EU/EEA and UK</text:p>
            <text:p>by @ECDC_EU </text:p>
            <text:p/>
            <text:p>Italy (13 157),</text:p>
            <text:p>Spain (9 053), </text:p>
            <text:p>France (4 032), </text:p>
            <text:p>UK (2 532),</text:p>
            <text:p>Holland (1 173)</text:p>
            <text:p>Germany (872)</text:p>
            <text:p>Belgium (828)</text:p>
            <text:p/>
            <text:p>Full listing here</text:p>
            <text:p/>
            <text:p>https://t.co/JQIPQLy6Ex</text:p>
          </table:table-cell>
        </table:table-row>
        <table:table-row table:style-name="ro2">
          <table:table-cell office:value-type="string" calcext:value-type="string">
            <text:p>alfonso_poza</text:p>
          </table:table-cell>
          <table:table-cell office:value-type="string" calcext:value-type="string">
            <text:p>Novel #coronavirus (#COVID19) 02/04/20 update:</text:p>
            <text:p>#Europe, confirmed cases/deaths by country:</text:p>
            <text:p/>
            <text:p>#Italy 110.574/13.155</text:p>
            <text:p>#Spain 110.238/10.003</text:p>
            <text:p>#Germany 77.981/931</text:p>
            <text:p>#France 56.989/4.032</text:p>
            <text:p>#UK 29.872/2.352</text:p>
            <text:p>#Switzerland 18.117/505</text:p>
            <text:p>#Belgium 15348/1011</text:p>
            <text:p>#Netherlands 13696/1173</text:p>
            <text:p>#Austria 10877/158 https://t.co/i6sj06aVne</text:p>
          </table:table-cell>
        </table:table-row>
        <table:table-row table:style-name="ro2">
          <table:table-cell office:value-type="string" calcext:value-type="string">
            <text:p>razinbatrisya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zimhaqimie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haldoun1</text:p>
          </table:table-cell>
          <table:table-cell office:value-type="string" calcext:value-type="string">
            <text:p>3. Here are humongous stimulus packages that governments of some of the world’s biggest economies have announced to relief #COVID19’s economic impact like #USA, #UK, #Germany, #France &amp;amp; #Australia.</text:p>
            <text:p>A country is as strong as its economy! We must never forget that.</text:p>
            <text:p>#coronavirus https://t.co/plDbOUBb6y</text:p>
          </table:table-cell>
        </table:table-row>
        <table:table-row table:style-name="ro3">
          <table:table-cell office:value-type="string" calcext:value-type="string">
            <text:p>choccybri19</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5">
          <table:table-cell office:value-type="string" calcext:value-type="string">
            <text:p>NotnoworlaterSD</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3">
          <table:table-cell office:value-type="string" calcext:value-type="string">
            <text:p>cfecgcsag</text:p>
          </table:table-cell>
          <table:table-cell office:value-type="string" calcext:value-type="string">
            <text:p>#SanofiActs against #COVID19</text:p>
            <text:p>Vietnam, Pakistan, France, Spain, US... all around the world, our employees continue working to provide better #care for #patients in need. Thank you for your dedicated commitment. https://t.co/9Bu7ImMrYL</text:p>
          </table:table-cell>
        </table:table-row>
        <table:table-row table:style-name="ro3">
          <table:table-cell office:value-type="string" calcext:value-type="string">
            <text:p>geogecko</text:p>
          </table:table-cell>
          <table:table-cell office:value-type="string" calcext:value-type="string">
            <text:p>In Sierra Leone there are 7,976,983 people per ventilator. Compare that with 2,176 in France.  </text:p>
            <text:p>#ventilator #Africa #COVID19 #coronaviruskenya https://t.co/cWCF4q7RgG</text:p>
          </table:table-cell>
        </table:table-row>
        <table:table-row table:style-name="ro4">
          <table:table-cell office:value-type="string" calcext:value-type="string">
            <text:p>ddv20201</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3">
          <table:table-cell office:value-type="string" calcext:value-type="string">
            <text:p>StevenSymonds3</text:p>
          </table:table-cell>
          <table:table-cell office:value-type="string" calcext:value-type="string">
            <text:p>#SanofiActs against #COVID19</text:p>
            <text:p>Vietnam, Pakistan, France, Spain, US... all around the world, our employees continue working to provide better #care for #patients in need. Thank you for your dedicated commitment. https://t.co/9Bu7ImMrYL</text:p>
          </table:table-cell>
        </table:table-row>
        <table:table-row table:style-name="ro2">
          <table:table-cell office:value-type="string" calcext:value-type="string">
            <text:p>babyboldjk</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shatov72</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3">
          <table:table-cell office:value-type="string" calcext:value-type="string">
            <text:p>LettreBrest</text:p>
          </table:table-cell>
          <table:table-cell office:value-type="string" calcext:value-type="string">
            <text:p>#SanofiActs against #COVID19</text:p>
            <text:p>Vietnam, Pakistan, France, Spain, US... all around the world, our employees continue working to provide better #care for #patients in need. Thank you for your dedicated commitment. https://t.co/9Bu7ImMrYL</text:p>
          </table:table-cell>
        </table:table-row>
        <table:table-row table:style-name="ro2">
          <table:table-cell office:value-type="string" calcext:value-type="string">
            <text:p>maitweetje</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kacidama</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1">
          <table:table-cell office:value-type="string" calcext:value-type="string">
            <text:p>GeeGeeAkili</text:p>
          </table:table-cell>
          <table:table-cell office:value-type="string" calcext:value-type="string">
            <text:p>@GeeGeeAkili @JonAndreasen @EugJHawk @bekindhavehope @johnforva @trish_zornio </text:p>
            <text:p>In #France among young people in #reanimation many are #overweight or obese. Thy must be very careful. </text:p>
            <text:p>#covid19 #obesity #TrumpLiesAmericansDie</text:p>
          </table:table-cell>
        </table:table-row>
        <table:table-row table:style-name="ro4">
          <table:table-cell office:value-type="string" calcext:value-type="string">
            <text:p>supersush111</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1">
          <table:table-cell office:value-type="string" calcext:value-type="string">
            <text:p>patrickgaley</text:p>
          </table:table-cell>
          <table:table-cell office:value-type="string" calcext:value-type="string">
            <text:p>This is 🔥🔥🔥</text:p>
            <text:p/>
            <text:p>A Mediapart investigation shows "hidden shortages, fanciful health instructions, neglected import proposals, insufficient stocks and prioritising certain companies" led to hundreds of French healthcare workers getting sick with #COVID19 https://t.co/5FMe8ixSwi</text:p>
          </table:table-cell>
        </table:table-row>
        <table:table-row table:style-name="ro3">
          <table:table-cell office:value-type="string" calcext:value-type="string">
            <text:p>FeliceLopane</text:p>
          </table:table-cell>
          <table:table-cell office:value-type="string" calcext:value-type="string">
            <text:p>#SanofiActs against #COVID19</text:p>
            <text:p>Vietnam, Pakistan, France, Spain, US... all around the world, our employees continue working to provide better #care for #patients in need. Thank you for your dedicated commitment. https://t.co/9Bu7ImMrYL</text:p>
          </table:table-cell>
        </table:table-row>
        <table:table-row table:style-name="ro4">
          <table:table-cell office:value-type="string" calcext:value-type="string">
            <text:p>brunosan</text:p>
          </table:table-cell>
          <table:table-cell office:value-type="string" calcext:value-type="string">
            <text:p>I am looking for URLs of places where to grab #covid19 cases at the most granular level. Like at province level or even lower. We have for US,Spain,Italy so far, looking for France, Germany, UK... Catalonia <text:s/>is so far the region I have seen publishing data at most granular https://t.co/JX4gXi6moc</text:p>
          </table:table-cell>
        </table:table-row>
        <table:table-row table:style-name="ro5">
          <table:table-cell office:value-type="string" calcext:value-type="string">
            <text:p>Monsieur_K1</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1">
          <table:table-cell office:value-type="string" calcext:value-type="string">
            <text:p>VanZeelandSoest</text:p>
          </table:table-cell>
          <table:table-cell office:value-type="string" calcext:value-type="string">
            <text:p>#COVID19</text:p>
            <text:p/>
            <text:p>As of 02 April </text:p>
            <text:p/>
            <text:p>32,778 deaths reported in EU/EEA and UK</text:p>
            <text:p>by @ECDC_EU </text:p>
            <text:p/>
            <text:p>Italy (13 157),</text:p>
            <text:p>Spain (9 053), </text:p>
            <text:p>France (4 032), </text:p>
            <text:p>UK (2 532),</text:p>
            <text:p>Holland (1 173)</text:p>
            <text:p>Germany (872)</text:p>
            <text:p>Belgium (828)</text:p>
            <text:p/>
            <text:p>Full listing here</text:p>
            <text:p/>
            <text:p>https://t.co/JQIPQLy6Ex</text:p>
          </table:table-cell>
        </table:table-row>
        <table:table-row table:style-name="ro4">
          <table:table-cell office:value-type="string" calcext:value-type="string">
            <text:p>covid19_status</text:p>
          </table:table-cell>
          <table:table-cell office:value-type="string" calcext:value-type="string">
            <text:p>🇫🇷 - Today, we have <text:s/>56989 cases in France. #COVID19 #coronavirus #coronavirusFrance #covidFrance</text:p>
          </table:table-cell>
        </table:table-row>
        <table:table-row table:style-name="ro3">
          <table:table-cell office:value-type="string" calcext:value-type="string">
            <text:p>yurip0007</text:p>
          </table:table-cell>
          <table:table-cell office:value-type="string" calcext:value-type="string">
            <text:p>#SanofiActs against #COVID19</text:p>
            <text:p>Vietnam, Pakistan, France, Spain, US... all around the world, our employees continue working to provide better #care for #patients in need. Thank you for your dedicated commitment. https://t.co/9Bu7ImMrYL</text:p>
          </table:table-cell>
        </table:table-row>
        <table:table-row table:style-name="ro2">
          <table:table-cell office:value-type="string" calcext:value-type="string">
            <text:p>aidasyakiraa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ndronicus50</text:p>
          </table:table-cell>
          <table:table-cell office:value-type="string" calcext:value-type="string">
            <text:p>Novel #coronavirus (#COVID19) 02/04/20 update:</text:p>
            <text:p>#Europe, confirmed cases/deaths by country:</text:p>
            <text:p/>
            <text:p>#Italy 110.574/13.155</text:p>
            <text:p>#Spain 110.238/10.003</text:p>
            <text:p>#Germany 77.981/931</text:p>
            <text:p>#France 56.989/4.032</text:p>
            <text:p>#UK 29.872/2.352</text:p>
            <text:p>#Switzerland 18.117/505</text:p>
            <text:p>#Belgium 15348/1011</text:p>
            <text:p>#Netherlands 13696/1173</text:p>
            <text:p>#Austria 10877/158 https://t.co/i6sj06aVne</text:p>
          </table:table-cell>
        </table:table-row>
        <table:table-row table:style-name="ro3">
          <table:table-cell office:value-type="string" calcext:value-type="string">
            <text:p>UKEmigration2EU</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3">
          <table:table-cell office:value-type="string" calcext:value-type="string">
            <text:p>drhusseinfaour</text:p>
          </table:table-cell>
          <table:table-cell office:value-type="string" calcext:value-type="string">
            <text:p>Donning and Doffing PPE in Operating room.</text:p>
            <text:p>#covid #covid19 #kuwait #dubai #uae #italy #spain #france #lebanon #china #germany #usa #saudiarabia https://t.co/8xfMHamaBh</text:p>
          </table:table-cell>
        </table:table-row>
        <table:table-row table:style-name="ro4">
          <table:table-cell office:value-type="string" calcext:value-type="string">
            <text:p>Basile061</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1">
          <table:table-cell office:value-type="string" calcext:value-type="string">
            <text:p>Jlarlat1</text:p>
          </table:table-cell>
          <table:table-cell office:value-type="string" calcext:value-type="string">
            <text:p>"It's probable that we are not heading towards a universal, absolute end to the quarantine for everyone at the same time," said the French PM @EphilippePM</text:p>
            <text:p/>
            <text:p>On Wednesday, #France 🇫🇷 reported its highest daily number of deaths from #Covid19 since the beginning of the pandemic https://t.co/MFNGdPfSMm</text:p>
          </table:table-cell>
        </table:table-row>
        <table:table-row table:style-name="ro2">
          <table:table-cell office:value-type="string" calcext:value-type="string">
            <text:p>AzriBinRosl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7">
          <table:table-cell office:value-type="string" calcext:value-type="string">
            <text:p>chidambara09</text:p>
          </table:table-cell>
          <table:table-cell office:value-type="string" calcext:value-type="string">
            <text:p>#Comedian Eddie Large, 78, dies from #coronavirus https://t.co/HUPXLl8iXx via @MailOnline </text:p>
            <text:p/>
            <text:p>#bigdata </text:p>
            <text:p>#actress #model #modelling</text:p>
            <text:p>#actors</text:p>
            <text:p>#Singer #Music #pop </text:p>
            <text:p>#COViD19 #Linux #COViD19USA #Covid19iNDiA #COViD19UK #COViD19CANADA #COViD19france #COViD19italy</text:p>
            <text:p>#usa #canada #France #UK</text:p>
          </table:table-cell>
        </table:table-row>
        <table:table-row table:style-name="ro2">
          <table:table-cell office:value-type="string" calcext:value-type="string">
            <text:p>NamiaEma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SaraCoulson1</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2">
          <table:table-cell office:value-type="string" calcext:value-type="string">
            <text:p>wildypancake</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mir_Kaza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NRH1949</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3">
          <table:table-cell office:value-type="string" calcext:value-type="string">
            <text:p>ERdrAnto</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5">
          <table:table-cell office:value-type="string" calcext:value-type="string">
            <text:p>IbrahDiouf</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JeanneMolene</text:p>
          </table:table-cell>
          <table:table-cell office:value-type="string" calcext:value-type="string">
            <text:p>Joint Press release with @CRIIREM and Robin des toits organization following the French @gouvernementFR <text:s/>decision to totally deregulate the installation of relay antennas in #France during the period of health emergency #Phonegate #5G #Covid19 @MarcArazi <text:s/>https://t.co/T8V5QBDZbq</text:p>
          </table:table-cell>
        </table:table-row>
        <table:table-row table:style-name="ro7">
          <table:table-cell office:value-type="string" calcext:value-type="string">
            <text:p>LlnuxBot</text:p>
          </table:table-cell>
          <table:table-cell office:value-type="string" calcext:value-type="string">
            <text:p>#Comedian Eddie Large, 78, dies from #coronavirus https://t.co/HUPXLl8iXx via @MailOnline </text:p>
            <text:p/>
            <text:p>#bigdata </text:p>
            <text:p>#actress #model #modelling</text:p>
            <text:p>#actors</text:p>
            <text:p>#Singer #Music #pop </text:p>
            <text:p>#COViD19 #Linux #COViD19USA #Covid19iNDiA #COViD19UK #COViD19CANADA #COViD19france #COViD19italy</text:p>
            <text:p>#usa #canada #France #UK</text:p>
          </table:table-cell>
        </table:table-row>
        <table:table-row table:style-name="ro2">
          <table:table-cell office:value-type="string" calcext:value-type="string">
            <text:p>Fatineris88</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MarilynNeven</text:p>
          </table:table-cell>
          <table:table-cell office:value-type="string" calcext:value-type="string">
            <text:p>Statement by Belgium, Denmark, Finland, France, Germany, Greece, Ireland, Italy, Latvia, Luxembourg, Netherlands, Portugal, Spain, Sweden, on the risk of violations of the principles of rule of law, democracy and fundamental rights of some #COVID19 emergency measures #EUValues https://t.co/8kpKGRXCbn</text:p>
          </table:table-cell>
        </table:table-row>
        <table:table-row table:style-name="ro12">
          <table:table-cell office:value-type="string" calcext:value-type="string">
            <text:p>chidambara09</text:p>
          </table:table-cell>
          <table:table-cell office:value-type="string" calcext:value-type="string">
            <text:p>570 die in #nursing homes in #France's #east amid </text:p>
            <text:p>#coronavirus outbreak https://t.co/z5c5ZE1wYN via @MailOnline </text:p>
            <text:p/>
            <text:p>#bigdata </text:p>
            <text:p>#healthCare</text:p>
            <text:p>#WHO</text:p>
            <text:p>#COViD19 #Linux #COViD19USA #Covid19iNDiA #COViD19UK #COViD19CANADA #COViD19france #COViD19italy </text:p>
            <text:p/>
            <text:p>#italyLockdown #USA #indiaLOCKDOWN #UK</text:p>
          </table:table-cell>
        </table:table-row>
        <table:table-row table:style-name="ro5">
          <table:table-cell office:value-type="string" calcext:value-type="string">
            <text:p>ThisisKiyemis</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3">
          <table:table-cell office:value-type="string" calcext:value-type="string">
            <text:p>ANDRESCALVOROM1</text:p>
          </table:table-cell>
          <table:table-cell office:value-type="string" calcext:value-type="string">
            <text:p>#SanofiActs against #COVID19</text:p>
            <text:p>Vietnam, Pakistan, France, Spain, US... all around the world, our employees continue working to provide better #care for #patients in need. Thank you for your dedicated commitment. https://t.co/9Bu7ImMrYL</text:p>
          </table:table-cell>
        </table:table-row>
        <table:table-row table:style-name="ro12">
          <table:table-cell office:value-type="string" calcext:value-type="string">
            <text:p>chidambara09</text:p>
          </table:table-cell>
          <table:table-cell office:value-type="string" calcext:value-type="string">
            <text:p>570 die in #nursing homes in #France's #east amid </text:p>
            <text:p>#coronavirus outbreak https://t.co/z5c5ZE1wYN via @MailOnline </text:p>
            <text:p/>
            <text:p>#bigdata </text:p>
            <text:p>#healthCare</text:p>
            <text:p>#WHO</text:p>
            <text:p>#COViD19 #Linux #COViD19USA #Covid19iNDiA #COViD19UK #COViD19CANADA #COViD19france #COViD19italy </text:p>
            <text:p/>
            <text:p>#italyLockdown #USA #indiaLOCKDOWN #UK</text:p>
          </table:table-cell>
        </table:table-row>
        <table:table-row table:style-name="ro3">
          <table:table-cell office:value-type="string" calcext:value-type="string">
            <text:p>koenberden</text:p>
          </table:table-cell>
          <table:table-cell office:value-type="string" calcext:value-type="string">
            <text:p>#SanofiActs against #COVID19</text:p>
            <text:p>Vietnam, Pakistan, France, Spain, US... all around the world, our employees continue working to provide better #care for #patients in need. Thank you for your dedicated commitment. https://t.co/9Bu7ImMrYL</text:p>
          </table:table-cell>
        </table:table-row>
        <table:table-row table:style-name="ro12">
          <table:table-cell office:value-type="string" calcext:value-type="string">
            <text:p>CoronaVirusCall</text:p>
          </table:table-cell>
          <table:table-cell office:value-type="string" calcext:value-type="string">
            <text:p>570 die in #nursing homes in #France's #east amid </text:p>
            <text:p>#coronavirus outbreak https://t.co/z5c5ZE1wYN via @MailOnline </text:p>
            <text:p/>
            <text:p>#bigdata </text:p>
            <text:p>#healthCare</text:p>
            <text:p>#WHO</text:p>
            <text:p>#COViD19 #Linux #COViD19USA #Covid19iNDiA #COViD19UK #COViD19CANADA #COViD19france #COViD19italy </text:p>
            <text:p/>
            <text:p>#italyLockdown #USA #indiaLOCKDOWN #UK</text:p>
          </table:table-cell>
        </table:table-row>
        <table:table-row table:style-name="ro12">
          <table:table-cell office:value-type="string" calcext:value-type="string">
            <text:p>LlnuxBot</text:p>
          </table:table-cell>
          <table:table-cell office:value-type="string" calcext:value-type="string">
            <text:p>570 die in #nursing homes in #France's #east amid </text:p>
            <text:p>#coronavirus outbreak https://t.co/z5c5ZE1wYN via @MailOnline </text:p>
            <text:p/>
            <text:p>#bigdata </text:p>
            <text:p>#healthCare</text:p>
            <text:p>#WHO</text:p>
            <text:p>#COViD19 #Linux #COViD19USA #Covid19iNDiA #COViD19UK #COViD19CANADA #COViD19france #COViD19italy </text:p>
            <text:p/>
            <text:p>#italyLockdown #USA #indiaLOCKDOWN #UK</text:p>
          </table:table-cell>
        </table:table-row>
        <table:table-row table:style-name="ro2">
          <table:table-cell office:value-type="string" calcext:value-type="string">
            <text:p>ugotnae</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cchris0612</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5">
          <table:table-cell office:value-type="string" calcext:value-type="string">
            <text:p>Orfea_Nera</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5">
          <table:table-cell office:value-type="string" calcext:value-type="string">
            <text:p>cocoseb</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9">
          <table:table-cell office:value-type="string" calcext:value-type="string">
            <text:p>ThornieKate</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2">
          <table:table-cell office:value-type="string" calcext:value-type="string">
            <text:p>shafikarazali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2">
          <table:table-cell office:value-type="string" calcext:value-type="string">
            <text:p>LinuxDreams</text:p>
          </table:table-cell>
          <table:table-cell office:value-type="string" calcext:value-type="string">
            <text:p>570 die in #nursing homes in #France's #east amid </text:p>
            <text:p>#coronavirus outbreak https://t.co/z5c5ZE1wYN via @MailOnline </text:p>
            <text:p/>
            <text:p>#bigdata </text:p>
            <text:p>#healthCare</text:p>
            <text:p>#WHO</text:p>
            <text:p>#COViD19 #Linux #COViD19USA #Covid19iNDiA #COViD19UK #COViD19CANADA #COViD19france #COViD19italy </text:p>
            <text:p/>
            <text:p>#italyLockdown #USA #indiaLOCKDOWN #UK</text:p>
          </table:table-cell>
        </table:table-row>
        <table:table-row table:style-name="ro4">
          <table:table-cell office:value-type="string" calcext:value-type="string">
            <text:p>AnnaMorvern</text:p>
          </table:table-cell>
          <table:table-cell office:value-type="string" calcext:value-type="string">
            <text:p>Statement by Belgium, Denmark, Finland, France, Germany, Greece, Ireland, Italy, Latvia, Luxembourg, Netherlands, Portugal, Spain, Sweden, on the risk of violations of the principles of rule of law, democracy and fundamental rights of some #COVID19 emergency measures #EUValues https://t.co/8kpKGRXCbn</text:p>
          </table:table-cell>
        </table:table-row>
        <table:table-row table:style-name="ro3">
          <table:table-cell office:value-type="string" calcext:value-type="string">
            <text:p>calaisport</text:p>
          </table:table-cell>
          <table:table-cell office:value-type="string" calcext:value-type="string">
            <text:p>COVID-19: Following the announcement by the French Government, passage between France and the United Kingdom through the port of Calais remains authorized. The port of Calais continues to ensure the passage of traffic until further notice. #Covid19</text:p>
            <text:p>#coronavirus https://t.co/XlW9TXQtMt</text:p>
          </table:table-cell>
        </table:table-row>
        <table:table-row table:style-name="ro3">
          <table:table-cell office:value-type="string" calcext:value-type="string">
            <text:p>space_bernard</text:p>
          </table:table-cell>
          <table:table-cell office:value-type="string" calcext:value-type="string">
            <text:p>In Sierra Leone there are 7,976,983 people per ventilator. Compare that with 2,176 in France.  </text:p>
            <text:p>#ventilator #Africa #COVID19 #coronaviruskenya https://t.co/cWCF4q7RgG</text:p>
          </table:table-cell>
        </table:table-row>
        <table:table-row table:style-name="ro3">
          <table:table-cell office:value-type="string" calcext:value-type="string">
            <text:p>IanSpindley</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3">
          <table:table-cell office:value-type="string" calcext:value-type="string">
            <text:p>Damn_Kid_</text:p>
          </table:table-cell>
          <table:table-cell office:value-type="string" calcext:value-type="string">
            <text:p>#SanofiActs against #COVID19</text:p>
            <text:p>Vietnam, Pakistan, France, Spain, US... all around the world, our employees continue working to provide better #care for #patients in need. Thank you for your dedicated commitment. https://t.co/9Bu7ImMrYL</text:p>
          </table:table-cell>
        </table:table-row>
        <table:table-row table:style-name="ro15">
          <table:table-cell office:value-type="string" calcext:value-type="string">
            <text:p>dpoudyalaya</text:p>
          </table:table-cell>
          <table:table-cell office:value-type="string" calcext:value-type="string">
            <text:p>#COVID19</text:p>
            <text:p>Now 6 #Nepali Positive</text:p>
            <text:p>1st from #Wuhan cured</text:p>
            <text:p>2nd 6th girls from #France via #Doha in #QR652</text:p>
            <text:p>3rd 5th youth from #Dubai one by @airvistara</text:p>
            <text:p>4th girls from @Belgium by same @qatarairways</text:p>
            <text:p>Pray for quick recovery &amp;amp; rest in touch clean</text:p>
            <text:p>#DoYourPart</text:p>
            <text:p>@WHO</text:p>
            <text:p>https://t.co/2FtX40sBtL</text:p>
          </table:table-cell>
        </table:table-row>
        <table:table-row table:style-name="ro2">
          <table:table-cell office:value-type="string" calcext:value-type="string">
            <text:p>dziqkram</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SoMaliicious</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9">
          <table:table-cell office:value-type="string" calcext:value-type="string">
            <text:p>doctorgerm</text:p>
          </table:table-cell>
          <table:table-cell office:value-type="string" calcext:value-type="string">
            <text:p>@IngrahamAngle You assume that HCQ is effective.</text:p>
            <text:p/>
            <text:p>We are NOT seeing that it is in actual practice.</text:p>
            <text:p/>
            <text:p>There are NO clinical studies showing effectiveness vs #COVID19. Not a single one.</text:p>
            <text:p/>
            <text:p>You are basing all this panic on a couple, very poorly designed, observational data sets by one guy in France.</text:p>
          </table:table-cell>
        </table:table-row>
        <table:table-row table:style-name="ro4">
          <table:table-cell office:value-type="string" calcext:value-type="string">
            <text:p>Reuters_SarahW</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2">
          <table:table-cell office:value-type="string" calcext:value-type="string">
            <text:p>sphynxrad</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pritama17444265</text:p>
          </table:table-cell>
          <table:table-cell office:value-type="string" calcext:value-type="string">
            <text:p>A small gesture from a state #sikkim.K.K group (Director-Sunil Agarwal Contractor of Sky walk and ropeway project with Joint Venture of Poma,France)is humbled to contribute Rs.11 lacs to the #PMCaresFund in this hour of India’s battle against #COVID19 @narendramodi @POMA_ropeways https://t.co/Dw2dBZaXA1</text:p>
          </table:table-cell>
        </table:table-row>
        <table:table-row table:style-name="ro2">
          <table:table-cell office:value-type="string" calcext:value-type="string">
            <text:p>wanawin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oomeerrika</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5">
          <table:table-cell office:value-type="string" calcext:value-type="string">
            <text:p>Gadget_Ry</text:p>
          </table:table-cell>
          <table:table-cell office:value-type="string" calcext:value-type="string">
            <text:p>Macron forced a French protective mask manufacturer to cancel the #NHS' order.</text:p>
            <text:p/>
            <text:p>"...it is complicated because the NHS was the first client to order and uses our masks all year long."</text:p>
            <text:p/>
            <text:p>https://t.co/sQCWmZjTCP #uk #news #covid19 #coronavirus</text:p>
          </table:table-cell>
        </table:table-row>
        <table:table-row table:style-name="ro4">
          <table:table-cell office:value-type="string" calcext:value-type="string">
            <text:p>Mike16889733</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2">
          <table:table-cell office:value-type="string" calcext:value-type="string">
            <text:p>asdfghimtae</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otravers</text:p>
          </table:table-cell>
          <table:table-cell office:value-type="string" calcext:value-type="string">
            <text:p>I am looking for URLs of places where to grab #covid19 cases at the most granular level. Like at province level or even lower. We have for US,Spain,Italy so far, looking for France, Germany, UK... Catalonia <text:s/>is so far the region I have seen publishing data at most granular https://t.co/JX4gXi6moc</text:p>
          </table:table-cell>
        </table:table-row>
        <table:table-row table:style-name="ro3">
          <table:table-cell office:value-type="string" calcext:value-type="string">
            <text:p>ariella_yaari</text:p>
          </table:table-cell>
          <table:table-cell office:value-type="string" calcext:value-type="string">
            <text:p>#SanofiActs against #COVID19</text:p>
            <text:p>Vietnam, Pakistan, France, Spain, US... all around the world, our employees continue working to provide better #care for #patients in need. Thank you for your dedicated commitment. https://t.co/9Bu7ImMrYL</text:p>
          </table:table-cell>
        </table:table-row>
        <table:table-row table:style-name="ro1">
          <table:table-cell office:value-type="string" calcext:value-type="string">
            <text:p>motogptimes</text:p>
          </table:table-cell>
          <table:table-cell office:value-type="string" calcext:value-type="string">
            <text:p>#MotoGP #FrenchGP is postponed </text:p>
            <text:p>#COVID19  #GPdeFrance</text:p>
            <text:p>Read more https://t.co/IbP5Ubltg7 https://t.co/m3GBzkrfc4</text:p>
          </table:table-cell>
        </table:table-row>
        <table:table-row table:style-name="ro2">
          <table:table-cell office:value-type="string" calcext:value-type="string">
            <text:p>Taufiqkhair98</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Acculation</text:p>
          </table:table-cell>
          <table:table-cell office:value-type="string" calcext:value-type="string">
            <text:p>The spread of #COVID19 is turning politics-as-usual upside down in France. The political battlefield has shifted towards public health policy, crisis management, and executive leadership. https://t.co/tmFrWUG8oZ</text:p>
          </table:table-cell>
        </table:table-row>
        <table:table-row table:style-name="ro2">
          <table:table-cell office:value-type="string" calcext:value-type="string">
            <text:p>cikYuhanis</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2">
          <table:table-cell office:value-type="string" calcext:value-type="string">
            <text:p>globalwebindex</text:p>
          </table:table-cell>
          <table:table-cell office:value-type="string" calcext:value-type="string">
            <text:p>#COVID19: % of consumers who feel optimistic about their country overcoming the situation</text:p>
            <text:p/>
            <text:p>Australia 56%</text:p>
            <text:p>Brazil 37%</text:p>
            <text:p>China 93%</text:p>
            <text:p>France 44%</text:p>
            <text:p>Germany 39%</text:p>
            <text:p>Italy 54%</text:p>
            <text:p>Japan 17%</text:p>
            <text:p>Philippines 75%</text:p>
            <text:p>Singapore 65%</text:p>
            <text:p>South Africa 49%</text:p>
            <text:p>Spain 49%</text:p>
            <text:p>UK 49%</text:p>
            <text:p>U.S. 56%</text:p>
            <text:p>(13 markets surveyed/March 16-20 2020)</text:p>
          </table:table-cell>
        </table:table-row>
        <table:table-row table:style-name="ro3">
          <table:table-cell office:value-type="string" calcext:value-type="string">
            <text:p>sincesixaneagle</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4">
          <table:table-cell office:value-type="string" calcext:value-type="string">
            <text:p>KarenJones66</text:p>
          </table:table-cell>
          <table:table-cell office:value-type="string" calcext:value-type="string">
            <text:p>News like this, and the fact that France info today confirmed that the French Govt requisitioned masks from a Swedish manufacturer that were destined for Italy and Spain, is doing the French Govt no good at all. https://t.co/EeWLmWi79g #COVID19</text:p>
          </table:table-cell>
        </table:table-row>
        <table:table-row table:style-name="ro4">
          <table:table-cell office:value-type="string" calcext:value-type="string">
            <text:p>yenishcartoons</text:p>
          </table:table-cell>
          <table:table-cell office:value-type="string" calcext:value-type="string">
            <text:p>#coronavirus effect: #Electricity consumption in Germany in current week -8.7% compared to 1st week of March as lockdown starts to show, German utilities assoc @bdew_ev Says steeper drop in other countries: Italy -30%, France -20%, Spain -19%, Netherlands -18% #COVID19</text:p>
          </table:table-cell>
        </table:table-row>
        <table:table-row table:style-name="ro2">
          <table:table-cell office:value-type="string" calcext:value-type="string">
            <text:p>izzatsz</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JohnSteed160672</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3">
          <table:table-cell office:value-type="string" calcext:value-type="string">
            <text:p>MBRMark</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Fier_Dhauss</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daniel59023407</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Voodart</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5">
          <table:table-cell office:value-type="string" calcext:value-type="string">
            <text:p>Pfff__Encore_un</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3">
          <table:table-cell office:value-type="string" calcext:value-type="string">
            <text:p>hagerenesh</text:p>
          </table:table-cell>
          <table:table-cell office:value-type="string" calcext:value-type="string">
            <text:p>An article about how France is projecting the end of African states due to Covid19 and how to step in. The article is in French. #COVID19</text:p>
            <text:p>https://t.co/9JqHH2TlPU</text:p>
          </table:table-cell>
        </table:table-row>
        <table:table-row table:style-name="ro3">
          <table:table-cell office:value-type="string" calcext:value-type="string">
            <text:p>justthevax</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4">
          <table:table-cell office:value-type="string" calcext:value-type="string">
            <text:p>mimosa52862716</text:p>
          </table:table-cell>
          <table:table-cell office:value-type="string" calcext:value-type="string">
            <text:p>Face masks from China intended for France 'hijacked' by US at the last minute https://t.co/uAsJJZGkUt via @RFI_En #covid19 #Moneymoneymoney before #HumanLives</text:p>
          </table:table-cell>
        </table:table-row>
        <table:table-row table:style-name="ro4">
          <table:table-cell office:value-type="string" calcext:value-type="string">
            <text:p>AlGensollen</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2">
          <table:table-cell office:value-type="string" calcext:value-type="string">
            <text:p>thehuddd</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ellie_merton</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mohiyedin1234</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Ben75930739</text:p>
          </table:table-cell>
          <table:table-cell office:value-type="string" calcext:value-type="string">
            <text:p>"It's probable that we are not heading towards a universal, absolute end to the quarantine for everyone at the same time," said the French PM @EphilippePM</text:p>
            <text:p/>
            <text:p>On Wednesday, #France 🇫🇷 reported its highest daily number of deaths from #Covid19 since the beginning of the pandemic https://t.co/MFNGdPfSMm</text:p>
          </table:table-cell>
        </table:table-row>
        <table:table-row table:style-name="ro2">
          <table:table-cell office:value-type="string" calcext:value-type="string">
            <text:p>norafzanamrang1</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luqshuhaim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Jcarlosbarrios</text:p>
          </table:table-cell>
          <table:table-cell office:value-type="string" calcext:value-type="string">
            <text:p>Édouard Philippe (Prime Minister of France) says that France "is not working" on a #tracking tool to ensure the containment of the #coronavirus #COVID19 - @Numerama https://t.co/uao48612KR</text:p>
          </table:table-cell>
        </table:table-row>
        <table:table-row table:style-name="ro7">
          <table:table-cell office:value-type="string" calcext:value-type="string">
            <text:p>chidambara09</text:p>
          </table:table-cell>
          <table:table-cell office:value-type="string" calcext:value-type="string">
            <text:p>#Comedian Eddie Large, 78, dies from #coronavirus https://t.co/HUPXLl8iXx via @MailOnline </text:p>
            <text:p/>
            <text:p>#bigdata </text:p>
            <text:p>#actress #model #modelling</text:p>
            <text:p>#actors</text:p>
            <text:p>#Singer #Music #pop </text:p>
            <text:p>#COViD19 #Linux #COViD19USA #Covid19iNDiA #COViD19UK #COViD19CANADA #COViD19france #COViD19italy</text:p>
            <text:p>#usa #canada #France #UK</text:p>
          </table:table-cell>
        </table:table-row>
        <table:table-row table:style-name="ro5">
          <table:table-cell office:value-type="string" calcext:value-type="string">
            <text:p>absatou</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7">
          <table:table-cell office:value-type="string" calcext:value-type="string">
            <text:p>CyberSecCare</text:p>
          </table:table-cell>
          <table:table-cell office:value-type="string" calcext:value-type="string">
            <text:p>#Comedian Eddie Large, 78, dies from #coronavirus https://t.co/HUPXLl8iXx via @MailOnline </text:p>
            <text:p/>
            <text:p>#bigdata </text:p>
            <text:p>#actress #model #modelling</text:p>
            <text:p>#actors</text:p>
            <text:p>#Singer #Music #pop </text:p>
            <text:p>#COViD19 #Linux #COViD19USA #Covid19iNDiA #COViD19UK #COViD19CANADA #COViD19france #COViD19italy</text:p>
            <text:p>#usa #canada #France #UK</text:p>
          </table:table-cell>
        </table:table-row>
        <table:table-row table:style-name="ro3">
          <table:table-cell office:value-type="string" calcext:value-type="string">
            <text:p>NiamhDonnellan4</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Zee_Germans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meretecol</text:p>
          </table:table-cell>
          <table:table-cell office:value-type="string" calcext:value-type="string">
            <text:p>Together with many other Member States DK supports the Commission initiative to monitor emergency measures. Even in a pandemic emergency such as #COVID19, EU’s fundamental values must be respected. DK particularly worried about the emergency law in Hungary</text:p>
            <text:p>https://t.co/zmQSVveu6b</text:p>
          </table:table-cell>
        </table:table-row>
        <table:table-row table:style-name="ro5">
          <table:table-cell office:value-type="string" calcext:value-type="string">
            <text:p>miyadiop</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2">
          <table:table-cell office:value-type="string" calcext:value-type="string">
            <text:p>rosemariebruhl</text:p>
          </table:table-cell>
          <table:table-cell office:value-type="string" calcext:value-type="string">
            <text:p>#COVID19: % of consumers who feel optimistic about their country overcoming the situation</text:p>
            <text:p/>
            <text:p>Australia 56%</text:p>
            <text:p>Brazil 37%</text:p>
            <text:p>China 93%</text:p>
            <text:p>France 44%</text:p>
            <text:p>Germany 39%</text:p>
            <text:p>Italy 54%</text:p>
            <text:p>Japan 17%</text:p>
            <text:p>Philippines 75%</text:p>
            <text:p>Singapore 65%</text:p>
            <text:p>South Africa 49%</text:p>
            <text:p>Spain 49%</text:p>
            <text:p>UK 49%</text:p>
            <text:p>U.S. 56%</text:p>
            <text:p>(13 markets surveyed/March 16-20 2020)</text:p>
          </table:table-cell>
        </table:table-row>
        <table:table-row table:style-name="ro3">
          <table:table-cell office:value-type="string" calcext:value-type="string">
            <text:p>BhySoumaya</text:p>
          </table:table-cell>
          <table:table-cell office:value-type="string" calcext:value-type="string">
            <text:p>5 million masks ordered by France, intercepted and bought 3x the price in cash at the tarmac of Shanghai Airport by the US. Welcome to the wild west. #COVID19 </text:p>
            <text:p>https://t.co/tlm4FT2gU2</text:p>
          </table:table-cell>
        </table:table-row>
        <table:table-row table:style-name="ro1">
          <table:table-cell office:value-type="string" calcext:value-type="string">
            <text:p>steveatkins1969</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2">
          <table:table-cell office:value-type="string" calcext:value-type="string">
            <text:p>SanyKharsany</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aunininin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NiUnaMenos21</text:p>
          </table:table-cell>
          <table:table-cell office:value-type="string" calcext:value-type="string">
            <text:p>12 hours after confirming my #repatriation flight, it's now cancelled... so close, yet so far. </text:p>
            <text:p/>
            <text:p>I never thought I'd say this, but, I just want to get home to #Niagara. </text:p>
            <text:p/>
            <text:p>#coronavirus #COVID19 #COVID2019 #CanadianInParis #Canada #France #Paris</text:p>
          </table:table-cell>
        </table:table-row>
        <table:table-row table:style-name="ro1">
          <table:table-cell office:value-type="string" calcext:value-type="string">
            <text:p>worldabcnews</text:p>
          </table:table-cell>
          <table:table-cell office:value-type="string" calcext:value-type="string">
            <text:p>France coronavirus chaos as more than 350,000 fined after breaking lockdown laws</text:p>
            <text:p>https://t.co/hDeSCFKRre</text:p>
            <text:p>#France #coronavirus #CoronavirusFrance #COVID19 #worldnews https://t.co/khl208XmNL</text:p>
          </table:table-cell>
        </table:table-row>
        <table:table-row table:style-name="ro4">
          <table:table-cell office:value-type="string" calcext:value-type="string">
            <text:p>meyer_resende</text:p>
          </table:table-cell>
          <table:table-cell office:value-type="string" calcext:value-type="string">
            <text:p>Statement by Belgium, Denmark, Finland, France, Germany, Greece, Ireland, Italy, Latvia, Luxembourg, Netherlands, Portugal, Spain, Sweden, on the risk of violations of the principles of rule of law, democracy and fundamental rights of some #COVID19 emergency measures #EUValues https://t.co/8kpKGRXCbn</text:p>
          </table:table-cell>
        </table:table-row>
        <table:table-row table:style-name="ro5">
          <table:table-cell office:value-type="string" calcext:value-type="string">
            <text:p>KonaoumrDiallo</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8">
          <table:table-cell office:value-type="string" calcext:value-type="string">
            <text:p>Irish_in_France</text:p>
          </table:table-cell>
          <table:table-cell office:value-type="string" calcext:value-type="string">
            <text:p>President Michael D. Higgins shared a special #Covid19 message of support via Ireland’s local and independent radio stations.</text:p>
            <text:p> </text:p>
            <text:p>You can listen to the President’s message here: </text:p>
            <text:p>https://t.co/7U696yy8uO</text:p>
          </table:table-cell>
        </table:table-row>
        <table:table-row table:style-name="ro2">
          <table:table-cell office:value-type="string" calcext:value-type="string">
            <text:p>nndoans</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7">
          <table:table-cell office:value-type="string" calcext:value-type="string">
            <text:p>Odunayoajj</text:p>
          </table:table-cell>
          <table:table-cell office:value-type="string" calcext:value-type="string">
            <text:p>With 35 new cases reported on April1, total imported #COVID19 cases from overseas in the Chinese mainland reached 841:</text:p>
            <text:p>🇬🇧 UK:266</text:p>
            <text:p>🇺🇸US:122</text:p>
            <text:p>🇪🇸 Spain:86</text:p>
            <text:p>🇫🇷 France:60</text:p>
            <text:p>🇮🇷 Iran:47</text:p>
            <text:p>🇵🇭Philippines:42</text:p>
            <text:p>🇮🇹 Italy:40 https://t.co/yruUnnEDw1</text:p>
          </table:table-cell>
        </table:table-row>
        <table:table-row table:style-name="ro9">
          <table:table-cell office:value-type="string" calcext:value-type="string">
            <text:p>Thegiest</text:p>
          </table:table-cell>
          <table:table-cell office:value-type="string" calcext:value-type="string">
            <text:p>Chinese airport: Face masks about to be sent to a French region that ordered them.</text:p>
            <text:p>But they won't.</text:p>
            <text:p>A US supplier gazumped the French region and the masks were loaded on a plane to America.</text:p>
            <text:p>Not an April Fool</text:p>
            <text:p>#covid19</text:p>
            <text:p/>
            <text:p>https://t.co/lGNkZ8BvBO</text:p>
          </table:table-cell>
        </table:table-row>
        <table:table-row table:style-name="ro5">
          <table:table-cell office:value-type="string" calcext:value-type="string">
            <text:p>ObviouslyBistou</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6">
          <table:table-cell office:value-type="string" calcext:value-type="string">
            <text:p>lindasm87705438</text:p>
          </table:table-cell>
          <table:table-cell office:value-type="string" calcext:value-type="string">
            <text:p>Countries ranked for most Coronavirus cases as of April 1:</text:p>
            <text:p/>
            <text:p>USA 188,881</text:p>
            <text:p>Italy 105,792</text:p>
            <text:p>Spain 102,136</text:p>
            <text:p>China 81,554</text:p>
            <text:p>Germany 74,508</text:p>
            <text:p>France 52,128</text:p>
            <text:p>Iran 47,593</text:p>
            <text:p>UK 29,474</text:p>
            <text:p>Switzerland 17,137</text:p>
            <text:p>Belgium 13,964</text:p>
            <text:p>Netherlands 13,614</text:p>
            <text:p/>
            <text:p>#COVIDー19 #Coronavirus #COVID19 https://t.co/z2Z8fZeEu2</text:p>
          </table:table-cell>
        </table:table-row>
        <table:table-row table:style-name="ro2">
          <table:table-cell office:value-type="string" calcext:value-type="string">
            <text:p>fatin_areiys</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kasihilahi4</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CovidCountries</text:p>
          </table:table-cell>
          <table:table-cell office:value-type="string" calcext:value-type="string">
            <text:p>🇫🇷 France #COVID19 spread over the last 15 days based on</text:p>
            <text:p>🇪🇺 @ECDC_EU data (April 2, 9am GMT)</text:p>
            <text:p/>
            <text:p>➕ 4861 cases at 9am</text:p>
            <text:p>📉 -36% from yesterday</text:p>
            <text:p>🧮 56989 in total</text:p>
            <text:p/>
            <text:p>➕ 509 deaths at 9am</text:p>
            <text:p>📈 +2% from yesterday</text:p>
            <text:p>🧮 4032 in total</text:p>
            <text:p/>
            <text:p>#CoronavirusFrance #COVID19france https://t.co/SdjJQiollF</text:p>
          </table:table-cell>
        </table:table-row>
        <table:table-row table:style-name="ro2">
          <table:table-cell office:value-type="string" calcext:value-type="string">
            <text:p>najmivastolord</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m1kks</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5">
          <table:table-cell office:value-type="string" calcext:value-type="string">
            <text:p>UHNGirl</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5">
          <table:table-cell office:value-type="string" calcext:value-type="string">
            <text:p>point___virgule</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
          <table:table-cell office:value-type="string" calcext:value-type="string">
            <text:p>HuzaHah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0">
          <table:table-cell office:value-type="string" calcext:value-type="string">
            <text:p>Odunayoajj</text:p>
          </table:table-cell>
          <table:table-cell office:value-type="string" calcext:value-type="string">
            <text:p>Latest on #COVID19. Top 5 worst-hit countires:</text:p>
            <text:p/>
            <text:p>🇺🇸US: 215,417 confirmed, 4,757 deaths</text:p>
            <text:p/>
            <text:p>🇮🇹Italy: 110,574 confirmed, 13,155 deaths</text:p>
            <text:p/>
            <text:p>🇪🇸Spain: 104,118 confirmed, 9,387 deaths</text:p>
            <text:p/>
            <text:p>🇩🇪Germany: 77,981 confirmed, 931 deaths</text:p>
            <text:p/>
            <text:p>🇫🇷France: 57,763 confirmed, 4,043 deaths https://t.co/uV6VPxE8Hd</text:p>
          </table:table-cell>
        </table:table-row>
        <table:table-row table:style-name="ro2">
          <table:table-cell office:value-type="string" calcext:value-type="string">
            <text:p>87_442</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iizynsyhrhhhhh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EUO_IDEA</text:p>
          </table:table-cell>
          <table:table-cell office:value-type="string" calcext:value-type="string">
            <text:p>Statement by Belgium, Denmark, Finland, France, Germany, Greece, Ireland, Italy, Latvia, Luxembourg, Netherlands, Portugal, Spain, Sweden, on the risk of violations of the principles of rule of law, democracy and fundamental rights of some #COVID19 emergency measures #EUValues https://t.co/8kpKGRXCbn</text:p>
          </table:table-cell>
        </table:table-row>
        <table:table-row table:style-name="ro3">
          <table:table-cell office:value-type="string" calcext:value-type="string">
            <text:p>SophieLuvsBom</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2">
          <table:table-cell office:value-type="string" calcext:value-type="string">
            <text:p>rys_arys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IrishLenou</text:p>
          </table:table-cell>
          <table:table-cell office:value-type="string" calcext:value-type="string">
            <text:p>#Coronavirus #COVID19 #AFP #France - Covid-19 patients evacuated in a special medical TGV. </text:p>
            <text:p>📸 Thomas Samson https://t.co/1erWlNr6c9</text:p>
          </table:table-cell>
        </table:table-row>
        <table:table-row table:style-name="ro2">
          <table:table-cell office:value-type="string" calcext:value-type="string">
            <text:p>yapasyraf_</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4">
          <table:table-cell office:value-type="string" calcext:value-type="string">
            <text:p>FelixVivae</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14">
          <table:table-cell office:value-type="string" calcext:value-type="string">
            <text:p>LinkupPakistan</text:p>
          </table:table-cell>
          <table:table-cell office:value-type="string" calcext:value-type="string">
            <text:p>UPDATE: The top 10 countries with the #COVID19 related deaths</text:p>
            <text:p/>
            <text:p>1.Italy 13,155 🇮🇹</text:p>
            <text:p>2. Spain 9,387 🇪🇸</text:p>
            <text:p>3. USA 5,110🇺🇲</text:p>
            <text:p>4. France 4,032 🇫🇷</text:p>
            <text:p>5. China 3,312 🇨🇳</text:p>
            <text:p>6. Iran 3,036 🇮🇷</text:p>
            <text:p>7. UK 2,352 🇬🇧</text:p>
            <text:p>8. Netherlands 1,173 🇳🇱</text:p>
            <text:p>9. Germany 931 🇩🇪</text:p>
            <text:p>10. Belgium 828 🇧🇪</text:p>
            <text:p/>
            <text:p>#StayHome #linkup</text:p>
          </table:table-cell>
        </table:table-row>
        <table:table-row table:style-name="ro11">
          <table:table-cell office:value-type="string" calcext:value-type="string">
            <text:p>Rooh_Savar</text:p>
          </table:table-cell>
          <table:table-cell office:value-type="string" calcext:value-type="string">
            <text:p>Another innovation amidst #COVID19, inspired by refugee &amp;amp; migrant entrepreneurs, who reinvent through adversity. @SINGAWorld business incubator for entrepreneurs goes fully online. </text:p>
            <text:p/>
            <text:p>@SINGA_FRANCE</text:p>
            <text:p> was a 2019 #GlobalPluralismAward finalist! @BarbeAlice </text:p>
            <text:p/>
            <text:p>https://t.co/GKCl0QCpi5</text:p>
          </table:table-cell>
        </table:table-row>
        <table:table-row table:style-name="ro2">
          <table:table-cell office:value-type="string" calcext:value-type="string">
            <text:p>desmond_belaj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2KJdarlings</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petti_cash</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anubidal</text:p>
          </table:table-cell>
          <table:table-cell office:value-type="string" calcext:value-type="string">
            <text:p>"With the spread of the #pandemic, the wing of death passes over each and every one of us, at the same time as we all find ourselves under a state management as authoritarian as it is disorderly." https://t.co/ZC24IlrkER #coronavirus #COVID19 #COVID19Pandemic #antireport</text:p>
          </table:table-cell>
        </table:table-row>
        <table:table-row table:style-name="ro4">
          <table:table-cell office:value-type="string" calcext:value-type="string">
            <text:p>anubidal</text:p>
          </table:table-cell>
          <table:table-cell office:value-type="string" calcext:value-type="string">
            <text:p>#France: The rage of the healt care workers – Wild demonstration in #Tourcoing [Video] <text:s/>https://t.co/1iJog9YJqy #CoronavirusFrance #COVID19fr #COVIDー19 #COVID19 #coronavirus #CoronaCrisis #antireport Translated from @Nantes_Revoltee</text:p>
          </table:table-cell>
        </table:table-row>
        <table:table-row table:style-name="ro4">
          <table:table-cell office:value-type="string" calcext:value-type="string">
            <text:p>TerryLake19</text:p>
          </table:table-cell>
          <table:table-cell office:value-type="string" calcext:value-type="string">
            <text:p>Explainer on #France’s numbers from @Worldometers. 884 virus deaths in nursing homes were just announced today but actually happened over the last few weeks. So that drove the French numbers way up. #coronavirus #COVID19 https://t.co/pW7NjFSa3r</text:p>
          </table:table-cell>
        </table:table-row>
        <table:table-row table:style-name="ro5">
          <table:table-cell office:value-type="string" calcext:value-type="string">
            <text:p>L82be</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5">
          <table:table-cell office:value-type="string" calcext:value-type="string">
            <text:p>CSUnited2014</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10">
          <table:table-cell office:value-type="string" calcext:value-type="string">
            <text:p>BetsQuant</text:p>
          </table:table-cell>
          <table:table-cell office:value-type="string" calcext:value-type="string">
            <text:p>As of 4/2/20, #COVID19 case fatality rate (CFR) with associated slope:</text:p>
            <text:p/>
            <text:p>1. Germany: 1.3% (10.6%)</text:p>
            <text:p>2. South Korea: 1.7% (1.5%)</text:p>
            <text:p>3. US: 2.4% (10.4%) </text:p>
            <text:p>4. UK: 8.5% (12.2%)</text:p>
            <text:p>5. France: 9.0% (27.1%)</text:p>
            <text:p>6. Spain: 9.2% (2.4%)</text:p>
            <text:p>7. Italy: 12.1% (1.5%)</text:p>
            <text:p/>
            <text:p>#StayHome</text:p>
          </table:table-cell>
        </table:table-row>
        <table:table-row table:style-name="ro5">
          <table:table-cell office:value-type="string" calcext:value-type="string">
            <text:p>duckford10</text:p>
          </table:table-cell>
          <table:table-cell office:value-type="string" calcext:value-type="string">
            <text:p>France has recorded 1355 deaths today alone.</text:p>
            <text:p/>
            <text:p>One thousand three hundred and fifty five.</text:p>
            <text:p/>
            <text:p>#RealDataMatters #CoVid19 #WuhanVirus</text:p>
          </table:table-cell>
        </table:table-row>
        <table:table-row table:style-name="ro1">
          <table:table-cell office:value-type="string" calcext:value-type="string">
            <text:p>buckybarne</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9">
          <table:table-cell office:value-type="string" calcext:value-type="string">
            <text:p>NoThatIsNotAll</text:p>
          </table:table-cell>
          <table:table-cell office:value-type="string" calcext:value-type="string">
            <text:p>Italy: 12.07% (+)</text:p>
            <text:p>Spain: 9.23% (+)</text:p>
            <text:p>Netherlands: 9.07% (+)</text:p>
            <text:p>UK: 8.56% (+)</text:p>
            <text:p>France: 9.01% (+)</text:p>
            <text:p/>
            <text:p>#covid19 mortality &amp;gt; 8.5% in 5 countries with modern heath care, and .@GovParsonMO STILL won't declare a SIP in #Missouri. better make a big hole in the ground mike. you're gonna need one.</text:p>
          </table:table-cell>
        </table:table-row>
        <table:table-row table:style-name="ro5">
          <table:table-cell office:value-type="string" calcext:value-type="string">
            <text:p>LACGFY</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Fatima12600183</text:p>
          </table:table-cell>
          <table:table-cell office:value-type="string" calcext:value-type="string">
            <text:p>France reports 471 more #COVID19 deaths; toll tops 4,500 https://t.co/uQ26G4Bv2l</text:p>
          </table:table-cell>
        </table:table-row>
        <table:table-row table:style-name="ro4">
          <table:table-cell office:value-type="string" calcext:value-type="string">
            <text:p>TGFootprints</text:p>
          </table:table-cell>
          <table:table-cell office:value-type="string" calcext:value-type="string">
            <text:p>Number of cases crosses 1 million. Total 5663 deaths. #Covid_19 #COVID19 #France #CoronaCrisis #RestezChezVous #coronavirus #CoronavirusPandemic #CoronavirusFrance #CoronaVirusUpdate #FlattenTheCurve #lockdown #Paris #Quarantine #USA #Spain #COVIDー19 #StayHomeSaveLives #Corona https://t.co/rOKKfbug15</text:p>
          </table:table-cell>
        </table:table-row>
        <table:table-row table:style-name="ro5">
          <table:table-cell office:value-type="string" calcext:value-type="string">
            <text:p>ThePumaFire</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5">
          <table:table-cell office:value-type="string" calcext:value-type="string">
            <text:p>Nihisia</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Tim_Tunden</text:p>
          </table:table-cell>
          <table:table-cell office:value-type="string" calcext:value-type="string">
            <text:p>Did anyone else notice that France shot up from 500 deaths yesterday to 1500 today? <text:s/>#COVID19</text:p>
          </table:table-cell>
        </table:table-row>
        <table:table-row table:style-name="ro5">
          <table:table-cell office:value-type="string" calcext:value-type="string">
            <text:p>mgoebel29</text:p>
          </table:table-cell>
          <table:table-cell office:value-type="string" calcext:value-type="string">
            <text:p>Apr 02 (19:26 GMT) - #COVID19 confirmed cases 8-day forecasting for USA, Italy, Spain, Germany, France, Switzerland, UK, Netherlands, Sweden.</text:p>
            <text:p>Fast growth in the UK; USA; SW (x1.30)</text:p>
            <text:p>Sustained in DE, ESP, NL (x1.20) </text:p>
            <text:p>Slowing in IT, FR, CH (x1.10) </text:p>
            <text:p>Credit: @elisa_manetti @FLAHAULT https://t.co/lqh0QRuOb2</text:p>
          </table:table-cell>
        </table:table-row>
        <table:table-row table:style-name="ro4">
          <table:table-cell office:value-type="string" calcext:value-type="string">
            <text:p>tommymiles</text:p>
          </table:table-cell>
          <table:table-cell office:value-type="string" calcext:value-type="string">
            <text:p>#Mali - #France military - Operation Barkhane in Sahel region confirmed 4 cases of coronavirus. 1 patient is treated in the area while 3 others been repatriated #COVID19 https://t.co/v8qPaHGkIM</text:p>
          </table:table-cell>
        </table:table-row>
        <table:table-row table:style-name="ro12">
          <table:table-cell office:value-type="string" calcext:value-type="string">
            <text:p>naveedkhizer</text:p>
          </table:table-cell>
          <table:table-cell office:value-type="string" calcext:value-type="string">
            <text:p>BREAKING: </text:p>
            <text:p>#France reports 2,116 new cases of #coronavirus and 1,355 new deaths.</text:p>
            <text:p/>
            <text:p>A total of 59,105 cases and 5,387 deaths.</text:p>
            <text:p/>
            <text:p>#CoronavirusPandemic </text:p>
            <text:p>#CoronavirusOutbreak </text:p>
            <text:p>#COVID19 </text:p>
            <text:p>#CoronaVirusUpdate</text:p>
          </table:table-cell>
        </table:table-row>
        <table:table-row table:style-name="ro5">
          <table:table-cell office:value-type="string" calcext:value-type="string">
            <text:p>sabiiou</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5">
          <table:table-cell office:value-type="string" calcext:value-type="string">
            <text:p>Pepperfire</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15">
          <table:table-cell office:value-type="string" calcext:value-type="string">
            <text:p>madhava61</text:p>
          </table:table-cell>
          <table:table-cell office:value-type="string" calcext:value-type="string">
            <text:p>10 000 cases reached in days:</text:p>
            <text:p>Turkey 19</text:p>
            <text:p>Iran 22</text:p>
            <text:p>Italy 40</text:p>
            <text:p>Spain 45</text:p>
            <text:p>Germany 50</text:p>
            <text:p>France 55</text:p>
            <text:p>Source: Euronews</text:p>
            <text:p/>
            <text:p>#COVID19 #coronavirus #StayHome https://t.co/NN9v2afLg4</text:p>
          </table:table-cell>
        </table:table-row>
        <table:table-row table:style-name="ro4">
          <table:table-cell office:value-type="string" calcext:value-type="string">
            <text:p>BihariChhora_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Ez4u2say_Janis</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5">
          <table:table-cell office:value-type="string" calcext:value-type="string">
            <text:p>Ez4u2say_Janis</text:p>
          </table:table-cell>
          <table:table-cell office:value-type="string" calcext:value-type="string">
            <text:p>RE: ⬆️</text:p>
            <text:p/>
            <text:p>#PredatorTrump screws over #France for #COVID19 supplies</text:p>
            <text:p/>
            <text:p>https://t.co/TlN854M1R1</text:p>
          </table:table-cell>
        </table:table-row>
        <table:table-row table:style-name="ro4">
          <table:table-cell office:value-type="string" calcext:value-type="string">
            <text:p>HumphreyWindso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GloryWi80879455</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
          <table:table-cell office:value-type="string" calcext:value-type="string">
            <text:p>Chuanito2</text:p>
          </table:table-cell>
          <table:table-cell office:value-type="string" calcext:value-type="string">
            <text:p>#coronavirus deaths in last 24 hours (from 0:00 gmt+0). Only countries over 100.</text:p>
            <text:p/>
            <text:p>France +1355 (includes previous non reported data)</text:p>
            <text:p>Spain +961</text:p>
            <text:p>Italy +760</text:p>
            <text:p>USA +708</text:p>
            <text:p>UK +569</text:p>
            <text:p>Belgium +183</text:p>
            <text:p>Germany +176</text:p>
            <text:p>Netherlands +166</text:p>
            <text:p>Worldwide +5664 (+20%)</text:p>
            <text:p>#covid19 #covid2019 #SARSCoV2</text:p>
          </table:table-cell>
        </table:table-row>
        <table:table-row table:style-name="ro3">
          <table:table-cell office:value-type="string" calcext:value-type="string">
            <text:p>KaxKa_</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3">
          <table:table-cell office:value-type="string" calcext:value-type="string">
            <text:p>eminecakin</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4">
          <table:table-cell office:value-type="string" calcext:value-type="string">
            <text:p>j_murphy54</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4">
          <table:table-cell office:value-type="string" calcext:value-type="string">
            <text:p>alladin15</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PulikantiGrees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LordVol9974364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saaji949</text:p>
          </table:table-cell>
          <table:table-cell office:value-type="string" calcext:value-type="string">
            <text:p>The total number of documented #CoronaVirus Disease patients worldwide 🌏 crossed 1M with more than 50K fatalities.</text:p>
            <text:p>More than 77% of patients are in 8 countries (#USA🇺🇸, #Italy🇮🇹, #Spain🇪🇸, #Germany🇩🇪, #China🇨🇳, #France🇫🇷, #Iran🇮🇷 &amp;amp; #UK🇬🇧).</text:p>
            <text:p>#COVID19Pandemic 🦠</text:p>
            <text:p>#COVIDー19 #COVID19 https://t.co/gVap7O8Cf0</text:p>
          </table:table-cell>
        </table:table-row>
        <table:table-row table:style-name="ro1">
          <table:table-cell office:value-type="string" calcext:value-type="string">
            <text:p>NoshabaAli4</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10">
          <table:table-cell office:value-type="string" calcext:value-type="string">
            <text:p>mortymer001</text:p>
          </table:table-cell>
          <table:table-cell office:value-type="string" calcext:value-type="string">
            <text:p>EUROPEAN #COVID19 #coronavirus CASE</text:p>
            <text:p>🇮🇹Italy-115242/13915dead</text:p>
            <text:p>🇪🇸Spain-110238/10096dead</text:p>
            <text:p>🇩🇪Germany-84284/1098dead</text:p>
            <text:p>🇫🇷France-59105/4503dead</text:p>
            <text:p>🇬🇧UK-33178/2921dead</text:p>
            <text:p>🇨🇭Switzerland-18827/536dead</text:p>
            <text:p>🇹🇷Turkey-18757/356dead</text:p>
            <text:p>🇧🇪Belgium-15348/1011dead</text:p>
            <text:p>🇳🇱Netherlands-14697/1339dead</text:p>
            <text:p>🇦🇹Austria-10585/146 https://t.co/sU3NqPkfu3</text:p>
          </table:table-cell>
        </table:table-row>
        <table:table-row table:style-name="ro3">
          <table:table-cell office:value-type="string" calcext:value-type="string">
            <text:p>citizen_1973</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3">
          <table:table-cell office:value-type="string" calcext:value-type="string">
            <text:p>ThreatUpdate</text:p>
          </table:table-cell>
          <table:table-cell office:value-type="string" calcext:value-type="string">
            <text:p>Dont leave your home, stay safe!</text:p>
            <text:p>#coronavirus #COVID19 #COVIDー19 #Italy #france #CoronavirusPandemic #Italy #love #lockdown #maroc #Morocco #StaySafe #stayinghome #USA #AllAmerican https://t.co/blsz569gcB</text:p>
          </table:table-cell>
        </table:table-row>
        <table:table-row table:style-name="ro3">
          <table:table-cell office:value-type="string" calcext:value-type="string">
            <text:p>nilcerenbayindr</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4">
          <table:table-cell office:value-type="string" calcext:value-type="string">
            <text:p>blissfulls</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PeterRNeumann</text:p>
          </table:table-cell>
          <table:table-cell office:value-type="string" calcext:value-type="string">
            <text:p>Mille grazie to @NathalieTocci &amp;amp; her great team @AffInt for helping w/ the 🇮🇹version of this op-ed. @MunSecConf stands with #Italy #Spain #France </text:p>
            <text:p>We look forward to brainstorming w/ @IAIonline on next steps in the fight against #COVID19 </text:p>
            <text:p>#EUSolidarity </text:p>
            <text:p>https://t.co/uASXdUgQwM https://t.co/mDeoDEzE9R</text:p>
          </table:table-cell>
        </table:table-row>
        <table:table-row table:style-name="ro7">
          <table:table-cell office:value-type="string" calcext:value-type="string">
            <text:p>MhdiLmn</text:p>
          </table:table-cell>
          <table:table-cell office:value-type="string" calcext:value-type="string">
            <text:p>Corporate bailouts must not be blank cheques, but conditional on protection of workers &amp;amp; transition to a fair &amp;amp; green society</text:p>
            <text:p/>
            <text:p>@EU_Commission gives green light to French tax breaks for airlines 🤦</text:p>
            <text:p/>
            <text:p>@vestager @TimmermansEU @AdinaValean</text:p>
            <text:p>#StateAid #COVID19</text:p>
            <text:p/>
            <text:p>https://t.co/RIKb2XdAwA</text:p>
          </table:table-cell>
        </table:table-row>
        <table:table-row table:style-name="ro2">
          <table:table-cell office:value-type="string" calcext:value-type="string">
            <text:p>ziqisarayr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RadicalReviews</text:p>
          </table:table-cell>
          <table:table-cell office:value-type="string" calcext:value-type="string">
            <text:p>The USA is paying to reroute Palettes of medical supplies waiting on tarmac from one country (Canada and France confirmed so far) to them - Even having planes change flight path. #covid19</text:p>
          </table:table-cell>
        </table:table-row>
        <table:table-row table:style-name="ro4">
          <table:table-cell office:value-type="string" calcext:value-type="string">
            <text:p>punex161</text:p>
          </table:table-cell>
          <table:table-cell office:value-type="string" calcext:value-type="string">
            <text:p>#France: The rage of the healt care workers – Wild demonstration in #Tourcoing [Video] <text:s/>https://t.co/1iJog9YJqy #CoronavirusFrance #COVID19fr #COVIDー19 #COVID19 #coronavirus #CoronaCrisis #antireport Translated from @Nantes_Revoltee</text:p>
          </table:table-cell>
        </table:table-row>
        <table:table-row table:style-name="ro1">
          <table:table-cell office:value-type="string" calcext:value-type="string">
            <text:p>wadidbenaabou</text:p>
          </table:table-cell>
          <table:table-cell office:value-type="string" calcext:value-type="string">
            <text:p>You too, you can add your voice!</text:p>
            <text:p/>
            <text:p>Like France, join @antonioguterres' appeal for a global ceasefire in this #COVID19 crisis. 👇 https://t.co/KDgvbJvtXu</text:p>
          </table:table-cell>
        </table:table-row>
        <table:table-row table:style-name="ro11">
          <table:table-cell office:value-type="string" calcext:value-type="string">
            <text:p>cmarslett</text:p>
          </table:table-cell>
          <table:table-cell office:value-type="string" calcext:value-type="string">
            <text:p>#COVID19 has shown us a lot about governments and societies across the world. In fact it still does. </text:p>
            <text:p>China has a strong Gov</text:p>
            <text:p>France has stong Gov and soc. </text:p>
            <text:p>Germany - Gov and soc. </text:p>
            <text:p>UK - neither. </text:p>
            <text:p>Welcome to hell of other people.</text:p>
          </table:table-cell>
        </table:table-row>
        <table:table-row table:style-name="ro4">
          <table:table-cell office:value-type="string" calcext:value-type="string">
            <text:p>gultekinparlak</text:p>
          </table:table-cell>
          <table:table-cell office:value-type="string" calcext:value-type="string">
            <text:p>#BREAKING France adds an additional <text:s text:c="4"/>884 deaths, these are people that died at nursing homes that weren’t previously counted for.. #coronavirus #COVID19</text:p>
          </table:table-cell>
        </table:table-row>
        <table:table-row table:style-name="ro4">
          <table:table-cell office:value-type="string" calcext:value-type="string">
            <text:p>chandra89007716</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Yussy_Cat</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SabyMaity</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MEDIA_fr_en_IRL</text:p>
          </table:table-cell>
          <table:table-cell office:value-type="string" calcext:value-type="string">
            <text:p>From F2news Principals busy in France phoning the 10% in DEIS equivalent schools who are not responding online to daily classes - Chinese agents working for USA are gazumping pre bought #PPE orders - France is not too happy Trump is too busy to take phone calls from EM #covid19</text:p>
          </table:table-cell>
        </table:table-row>
        <table:table-row table:style-name="ro4">
          <table:table-cell office:value-type="string" calcext:value-type="string">
            <text:p>PyareLall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M_H_C_France</text:p>
          </table:table-cell>
          <table:table-cell office:value-type="string" calcext:value-type="string">
            <text:p>A bold "pay everything" policy is the "best way to provide #economic relief for the many Americans who live paycheck-to-paycheck or those unable to work," per @UConnBusiness acting dean David Souder in his @TheHill op-ed. https://t.co/himZmr7Gx3 #COVID19 #FPHigherEd</text:p>
          </table:table-cell>
        </table:table-row>
        <table:table-row table:style-name="ro5">
          <table:table-cell office:value-type="string" calcext:value-type="string">
            <text:p>Ez4u2say_Janis</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2">
          <table:table-cell office:value-type="string" calcext:value-type="string">
            <text:p>hdynsk</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Simolkaw</text:p>
          </table:table-cell>
          <table:table-cell office:value-type="string" calcext:value-type="string">
            <text:p>France:#CoronavirusPandemic: faut pas aller jusqu'en Afrique pour chercher des prostituees, on en a pleines en Europe. English: the suggestion is that they should to go to Africa to use citizens as laboratory rats to test possible vaccine/cures for #COVID19. Shameful! https://t.co/RitVMhBsBS</text:p>
          </table:table-cell>
        </table:table-row>
        <table:table-row table:style-name="ro5">
          <table:table-cell office:value-type="string" calcext:value-type="string">
            <text:p>mano9733</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ANCALERTS</text:p>
          </table:table-cell>
          <table:table-cell office:value-type="string" calcext:value-type="string">
            <text:p>France reports 471 more coronavirus deaths; toll tops 4,500 #COVID19 https://t.co/QwkD8PnEF6</text:p>
          </table:table-cell>
        </table:table-row>
        <table:table-row table:style-name="ro9">
          <table:table-cell office:value-type="string" calcext:value-type="string">
            <text:p>jjbowlespub</text:p>
          </table:table-cell>
          <table:table-cell office:value-type="string" calcext:value-type="string">
            <text:p>Latest chart showing deaths per million for 02/04/20.</text:p>
            <text:p>•France with a record 1,355 deaths in one day (up 25%)</text:p>
            <text:p>•Ireland curve flattening slightly (up 13%)</text:p>
            <text:p>#COVID19 #coronavirus </text:p>
            <text:p>Data: https://t.co/ERanqNq1hs</text:p>
            <text:p/>
            <text:p>@drgerryburke @Michl_Flynn @higginsdavidw @FergalBowers @Bitter_lemons https://t.co/Y1i31HWrXF</text:p>
          </table:table-cell>
        </table:table-row>
        <table:table-row table:style-name="ro5">
          <table:table-cell office:value-type="string" calcext:value-type="string">
            <text:p>BetsQuant</text:p>
          </table:table-cell>
          <table:table-cell office:value-type="string" calcext:value-type="string">
            <text:p>#COVID19 CFR in #France rockets to 9.0%. Was 7.1% yesterday. </text:p>
            <text:p/>
            <text:p>1300+ deceased from COVID19 in France today alone.</text:p>
            <text:p/>
            <text:p>What is going on in France?</text:p>
          </table:table-cell>
        </table:table-row>
        <table:table-row table:style-name="ro5">
          <table:table-cell office:value-type="string" calcext:value-type="string">
            <text:p>LazarusMP</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LalitKOfficial</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DaSchwantz</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5">
          <table:table-cell office:value-type="string" calcext:value-type="string">
            <text:p>muddywolfking</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1">
          <table:table-cell office:value-type="string" calcext:value-type="string">
            <text:p>Beeleafcoach</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3">
          <table:table-cell office:value-type="string" calcext:value-type="string">
            <text:p>semu07</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5">
          <table:table-cell office:value-type="string" calcext:value-type="string">
            <text:p>Flannelberry</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semu07</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Varun42180407</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4">
          <table:table-cell office:value-type="string" calcext:value-type="string">
            <text:p>Mo2Dav</text:p>
          </table:table-cell>
          <table:table-cell office:value-type="string" calcext:value-type="string">
            <text:p>In France, #COVID19 patients are moved between hospitals <text:s/>to avoid saturation of ICU beds using.. wait for it... high-speed train! <text:s/>https://t.co/kWWAgtTTnG . <text:s/>Incredible team work.</text:p>
          </table:table-cell>
        </table:table-row>
        <table:table-row table:style-name="ro1">
          <table:table-cell office:value-type="string" calcext:value-type="string">
            <text:p>edu_levelup</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8">
          <table:table-cell office:value-type="string" calcext:value-type="string">
            <text:p>413X4Y</text:p>
          </table:table-cell>
          <table:table-cell office:value-type="string" calcext:value-type="string">
            <text:p>"As it's difficult for women to get out, we want to make sure that support systems can go to women." - @MarleneSchiappa </text:p>
            <text:p/>
            <text:p>#COVID19 | #coronavirus</text:p>
            <text:p>https://t.co/3n3J6CPMiF</text:p>
          </table:table-cell>
        </table:table-row>
        <table:table-row table:style-name="ro5">
          <table:table-cell office:value-type="string" calcext:value-type="string">
            <text:p>ItsObi</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5">
          <table:table-cell office:value-type="string" calcext:value-type="string">
            <text:p>jean_knowles</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5">
          <table:table-cell office:value-type="string" calcext:value-type="string">
            <text:p>Sharonapple123</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jerometenk</text:p>
          </table:table-cell>
          <table:table-cell office:value-type="string" calcext:value-type="string">
            <text:p>Data quality and transparency issues during outbreak. #france #covid19 https://t.co/1B0yAGz2dw</text:p>
          </table:table-cell>
        </table:table-row>
        <table:table-row table:style-name="ro5">
          <table:table-cell office:value-type="string" calcext:value-type="string">
            <text:p>ProudGrannyCdn</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Im_Akhil2</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CesarCardenasJ2</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3">
          <table:table-cell office:value-type="string" calcext:value-type="string">
            <text:p>barb8756</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1">
          <table:table-cell office:value-type="string" calcext:value-type="string">
            <text:p>MAK7591</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4">
          <table:table-cell office:value-type="string" calcext:value-type="string">
            <text:p>ReelNOLA</text:p>
          </table:table-cell>
          <table:table-cell office:value-type="string" calcext:value-type="string">
            <text:p>Incredible unchecked #racism as per these two doctors in #France concerning #covid19 treatments. https://t.co/q4YQWfR2KI</text:p>
          </table:table-cell>
        </table:table-row>
        <table:table-row table:style-name="ro4">
          <table:table-cell office:value-type="string" calcext:value-type="string">
            <text:p>gahills14</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4">
          <table:table-cell office:value-type="string" calcext:value-type="string">
            <text:p>sajuvkurup</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threadreaderapp</text:p>
          </table:table-cell>
          <table:table-cell office:value-type="string" calcext:value-type="string">
            <text:p>@CailinasEirinn Hi! here is your unroll: @calmecam: 1. They keep denying it, but now Masschusetts, France, and Canada have seen #COVID19 medical equipment… https://t.co/ApOrhnH4ZG Talk to you soon. 🤖</text:p>
          </table:table-cell>
        </table:table-row>
        <table:table-row table:style-name="ro2">
          <table:table-cell office:value-type="string" calcext:value-type="string">
            <text:p>farhnarodz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sigh_so_done</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5">
          <table:table-cell office:value-type="string" calcext:value-type="string">
            <text:p>NormaRae20</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1">
          <table:table-cell office:value-type="string" calcext:value-type="string">
            <text:p>dan613</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5">
          <table:table-cell office:value-type="string" calcext:value-type="string">
            <text:p>paladine</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2">
          <table:table-cell office:value-type="string" calcext:value-type="string">
            <text:p>whosnaa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nataliepeluso</text:p>
          </table:table-cell>
          <table:table-cell office:value-type="string" calcext:value-type="string">
            <text:p>1,355 new deaths in France *in one day*. Why is this not on every front page this morning? #COVID19 https://t.co/WW06tMCqoK</text:p>
          </table:table-cell>
        </table:table-row>
        <table:table-row table:style-name="ro5">
          <table:table-cell office:value-type="string" calcext:value-type="string">
            <text:p>canteach</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lit77</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shobharajawatji</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dsheadhunter</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KathrynMathias1</text:p>
          </table:table-cell>
          <table:table-cell office:value-type="string" calcext:value-type="string">
            <text:p>@CailinasEirinn Hi! here is your unroll: @calmecam: 1. They keep denying it, but now Masschusetts, France, and Canada have seen #COVID19 medical equipment… https://t.co/ApOrhnH4ZG Talk to you soon. 🤖</text:p>
          </table:table-cell>
        </table:table-row>
        <table:table-row table:style-name="ro4">
          <table:table-cell office:value-type="string" calcext:value-type="string">
            <text:p>Adamjune00</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poeticlola_</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Suranee_</text:p>
          </table:table-cell>
          <table:table-cell office:value-type="string" calcext:value-type="string">
            <text:p>Spies, hijacks and export bans: the global battle for coronavirus equipment https://t.co/FzBwQKhDKO #France #health #COVID19 #COVID19US #CoronavirusPandemic</text:p>
          </table:table-cell>
        </table:table-row>
        <table:table-row table:style-name="ro4">
          <table:table-cell office:value-type="string" calcext:value-type="string">
            <text:p>dawnresist</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5">
          <table:table-cell office:value-type="string" calcext:value-type="string">
            <text:p>M322233</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5">
          <table:table-cell office:value-type="string" calcext:value-type="string">
            <text:p>bondyjan</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UjjawalAdit</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
          <table:table-cell office:value-type="string" calcext:value-type="string">
            <text:p>nrizzzzzzz41</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B_O_B_B_Y</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adiljal</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JacquiMilward1</text:p>
          </table:table-cell>
          <table:table-cell office:value-type="string" calcext:value-type="string">
            <text:p>France has recorded 1355 deaths today alone.</text:p>
            <text:p/>
            <text:p>One thousand three hundred and fifty five.</text:p>
            <text:p/>
            <text:p>#RealDataMatters #CoVid19 #WuhanVirus</text:p>
          </table:table-cell>
        </table:table-row>
        <table:table-row table:style-name="ro4">
          <table:table-cell office:value-type="string" calcext:value-type="string">
            <text:p>just_old_joe</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1">
          <table:table-cell office:value-type="string" calcext:value-type="string">
            <text:p>TatianaEPascol</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5">
          <table:table-cell office:value-type="string" calcext:value-type="string">
            <text:p>kennyvic09</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8">
          <table:table-cell office:value-type="string" calcext:value-type="string">
            <text:p>SapracOrg</text:p>
          </table:table-cell>
          <table:table-cell office:value-type="string" calcext:value-type="string">
            <text:p>There as part of a Saudi-French program for health specialties, more than 250 #Saudi doctors decided to stay in #France to help the nation fight #Coronavirus. </text:p>
            <text:p/>
            <text:p>#COVID19 </text:p>
            <text:p>@FranceinKSA https://t.co/DHuZv38D79</text:p>
          </table:table-cell>
        </table:table-row>
        <table:table-row table:style-name="ro4">
          <table:table-cell office:value-type="string" calcext:value-type="string">
            <text:p>hider_cassi</text:p>
          </table:table-cell>
          <table:table-cell office:value-type="string" calcext:value-type="string">
            <text:p>Baby Sara wanted to say "salut" from France, where she's safe at home with her two Dads. Sara's surrogate was due in April but went into labour early. Her Dads spent 3 weeks at the Red Deer House and were able to get back to Paris just in time! ❤️ #KeepingFamiliesClose #COVID19 https://t.co/zm9uDjoznP</text:p>
          </table:table-cell>
        </table:table-row>
        <table:table-row table:style-name="ro15">
          <table:table-cell office:value-type="string" calcext:value-type="string">
            <text:p>covid19test</text:p>
          </table:table-cell>
          <table:table-cell office:value-type="string" calcext:value-type="string">
            <text:p>More than 75% of reported #COVID19 cases are currently in eight countries. They are:</text:p>
            <text:p/>
            <text:p>🇺🇸 USA: 21%</text:p>
            <text:p>🇮🇹 Italy: 13%</text:p>
            <text:p>🇪🇸 Spain: 11%</text:p>
            <text:p>🇨🇳 China: 11%</text:p>
            <text:p>🇩🇪 Germany: 9%</text:p>
            <text:p>🇫🇷 France: 6%</text:p>
            <text:p>🇮🇷 Iran: 5%</text:p>
            <text:p>🇬🇧 UK: 3% https://t.co/f5Y9bhP2GV</text:p>
          </table:table-cell>
        </table:table-row>
        <table:table-row table:style-name="ro8">
          <table:table-cell office:value-type="string" calcext:value-type="string">
            <text:p>ahmadalarifi2</text:p>
          </table:table-cell>
          <table:table-cell office:value-type="string" calcext:value-type="string">
            <text:p>There as part of a Saudi-French program for health specialties, more than 250 #Saudi doctors decided to stay in #France to help the nation fight #Coronavirus. </text:p>
            <text:p/>
            <text:p>#COVID19 </text:p>
            <text:p>@FranceinKSA https://t.co/DHuZv38D79</text:p>
          </table:table-cell>
        </table:table-row>
        <table:table-row table:style-name="ro14">
          <table:table-cell office:value-type="string" calcext:value-type="string">
            <text:p>corona_tracker</text:p>
          </table:table-cell>
          <table:table-cell office:value-type="string" calcext:value-type="string">
            <text:p>Top 10 countries with highest #coronavirus fatalities as of now (per official data):</text:p>
            <text:p/>
            <text:p>Italy: 13,915</text:p>
            <text:p>Spain: 10,348</text:p>
            <text:p>USA: 5,810</text:p>
            <text:p>France: 5,387</text:p>
            <text:p>China: 3,318</text:p>
            <text:p>Iran: 3,160</text:p>
            <text:p>UK: 2,921</text:p>
            <text:p>Netherlands: 1,339</text:p>
            <text:p>Germany: 1,107</text:p>
            <text:p>Belgium: 1,011</text:p>
            <text:p/>
            <text:p>#COVID19</text:p>
          </table:table-cell>
        </table:table-row>
        <table:table-row table:style-name="ro2">
          <table:table-cell office:value-type="string" calcext:value-type="string">
            <text:p>alishasofff</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3">
          <table:table-cell office:value-type="string" calcext:value-type="string">
            <text:p>reflexionar29</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5">
          <table:table-cell office:value-type="string" calcext:value-type="string">
            <text:p>rosieogrady53</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3">
          <table:table-cell office:value-type="string" calcext:value-type="string">
            <text:p>PenelopePops1</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4">
          <table:table-cell office:value-type="string" calcext:value-type="string">
            <text:p>JoergGraf</text:p>
          </table:table-cell>
          <table:table-cell office:value-type="string" calcext:value-type="string">
            <text:p>Germany is taking in seriously ill #COVID19 patients to help out hospitals in France and Italy. Nice gesture, instead of closing borders. But it also allows Drs in Germany gain experience and prepare what is about to happen.</text:p>
          </table:table-cell>
        </table:table-row>
        <table:table-row table:style-name="ro1">
          <table:table-cell office:value-type="string" calcext:value-type="string">
            <text:p>Nilempress</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4">
          <table:table-cell office:value-type="string" calcext:value-type="string">
            <text:p>hemrajmendon</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fmtoday</text:p>
          </table:table-cell>
          <table:table-cell office:value-type="string" calcext:value-type="string">
            <text:p>The latest figure brings the country's official toll from the coronavirus epidemic to 4,503. #FMTNews #Covid19 #France <text:s/>https://t.co/NMNODRa4L6</text:p>
          </table:table-cell>
        </table:table-row>
        <table:table-row table:style-name="ro5">
          <table:table-cell office:value-type="string" calcext:value-type="string">
            <text:p>Nilempress</text:p>
          </table:table-cell>
          <table:table-cell office:value-type="string" calcext:value-type="string">
            <text:p>RE: ⬆️</text:p>
            <text:p/>
            <text:p>#PredatorTrump screws over #France for #COVID19 supplies</text:p>
            <text:p/>
            <text:p>https://t.co/TlN854M1R1</text:p>
          </table:table-cell>
        </table:table-row>
        <table:table-row table:style-name="ro5">
          <table:table-cell office:value-type="string" calcext:value-type="string">
            <text:p>josmuss</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5">
          <table:table-cell office:value-type="string" calcext:value-type="string">
            <text:p>DiLaheurte</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donsolatre_</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houghton_louise</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ksri6699</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_ThePrez_</text:p>
          </table:table-cell>
          <table:table-cell office:value-type="string" calcext:value-type="string">
            <text:p>France got the record of deaths in one day ever #covid19 https://t.co/7DJ2Gq0gj2</text:p>
          </table:table-cell>
        </table:table-row>
        <table:table-row table:style-name="ro9">
          <table:table-cell office:value-type="string" calcext:value-type="string">
            <text:p>ParvezShia</text:p>
          </table:table-cell>
          <table:table-cell office:value-type="string" calcext:value-type="string">
            <text:p>Iran has been devastated by #COVID19</text:p>
            <text:p/>
            <text:p>In light of this - France, Germany and the UK have lifted medical sanctions against Iran 🇮🇷.</text:p>
            <text:p/>
            <text:p>Sadly, the US continues them - during a moment when both nations are being ravaged by the virus.</text:p>
            <text:p/>
            <text:p>Humanity, now more than ever, is needed.</text:p>
          </table:table-cell>
        </table:table-row>
        <table:table-row table:style-name="ro1">
          <table:table-cell office:value-type="string" calcext:value-type="string">
            <text:p>tradingsurferg</text:p>
          </table:table-cell>
          <table:table-cell office:value-type="string" calcext:value-type="string">
            <text:p>#Hydroxychloroquine rated 'most effective' coronavirus treatment, poll of doctors finds #Plaquenil #CoronaVirusFight #Coronavirus #COVID19 #Hope #NewHope #Raoult #DidierRaoult #Nobel #France</text:p>
            <text:p>@Raoult_Didier  </text:p>
            <text:p>https://t.co/q9CAUmCKoW</text:p>
          </table:table-cell>
        </table:table-row>
        <table:table-row table:style-name="ro2">
          <table:table-cell office:value-type="string" calcext:value-type="string">
            <text:p>sakonlawat</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redrun_</text:p>
          </table:table-cell>
          <table:table-cell office:value-type="string" calcext:value-type="string">
            <text:p>The latest figure brings the country's official toll from the coronavirus epidemic to 4,503. #FMTNews #Covid19 #France <text:s/>https://t.co/NMNODRa4L6</text:p>
          </table:table-cell>
        </table:table-row>
        <table:table-row table:style-name="ro3">
          <table:table-cell office:value-type="string" calcext:value-type="string">
            <text:p>flojilly</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14">
          <table:table-cell office:value-type="string" calcext:value-type="string">
            <text:p>fizantaha</text:p>
          </table:table-cell>
          <table:table-cell office:value-type="string" calcext:value-type="string">
            <text:p>Top 10 countries with highest #coronavirus fatalities as of now (per official data):</text:p>
            <text:p/>
            <text:p>Italy: 13,915</text:p>
            <text:p>Spain: 10,348</text:p>
            <text:p>USA: 5,810</text:p>
            <text:p>France: 5,387</text:p>
            <text:p>China: 3,318</text:p>
            <text:p>Iran: 3,160</text:p>
            <text:p>UK: 2,921</text:p>
            <text:p>Netherlands: 1,339</text:p>
            <text:p>Germany: 1,107</text:p>
            <text:p>Belgium: 1,011</text:p>
            <text:p/>
            <text:p>#COVID19</text:p>
          </table:table-cell>
        </table:table-row>
        <table:table-row table:style-name="ro2">
          <table:table-cell office:value-type="string" calcext:value-type="string">
            <text:p>ramlah73827505</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3">
          <table:table-cell office:value-type="string" calcext:value-type="string">
            <text:p>KrishRa75933621</text:p>
          </table:table-cell>
          <table:table-cell office:value-type="string" calcext:value-type="string">
            <text:p>This is  going to be tough..</text:p>
            <text:p>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NapsAndSarcasm</text:p>
          </table:table-cell>
          <table:table-cell office:value-type="string" calcext:value-type="string">
            <text:p>So America is stealing supplies that were bought and paid for by other nations (France and Canada specifically) and firing everybody who dares speak out against the Grifter.</text:p>
            <text:p>Sounds about right </text:p>
            <text:p>#Covid19</text:p>
            <text:p>#Murica https://t.co/ENNNN0Kcau</text:p>
          </table:table-cell>
        </table:table-row>
        <table:table-row table:style-name="ro1">
          <table:table-cell office:value-type="string" calcext:value-type="string">
            <text:p>deeruddock</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5">
          <table:table-cell office:value-type="string" calcext:value-type="string">
            <text:p>Alexis_Dieng</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katakshb</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BillBates01</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5">
          <table:table-cell office:value-type="string" calcext:value-type="string">
            <text:p>bobittyboop</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3">
          <table:table-cell office:value-type="string" calcext:value-type="string">
            <text:p>favoritesch_tjp</text:p>
          </table:table-cell>
          <table:table-cell office:value-type="string" calcext:value-type="string">
            <text:p>This is  going to be tough..</text:p>
            <text:p> 1355 new deaths reported in #France today. Highest in single day deaths ever since the beginning of pandemic. Total death toll at 5387 in France. Total #COVID19 positive cases at 59,105.</text:p>
          </table:table-cell>
        </table:table-row>
        <table:table-row table:style-name="ro7">
          <table:table-cell office:value-type="string" calcext:value-type="string">
            <text:p>cennet_ogul</text:p>
          </table:table-cell>
          <table:table-cell office:value-type="string" calcext:value-type="string">
            <text:p>Total Cases Progression Of Coronavirus</text:p>
            <text:p>( 1st March - 1st April ) 2nd Update</text:p>
            <text:p/>
            <text:p>Keep an eye on USA🇺🇸 ( In Blue ) and France🇨🇵 ( In Green )</text:p>
            <text:p>Please retweet the vidéo does not watch alone... is very important </text:p>
            <text:p/>
            <text:p>#CovidMondial #COVID19  </text:p>
            <text:p>#USA #CoronavirusOutbreak https://t.co/ZcS61ugCEV</text:p>
          </table:table-cell>
        </table:table-row>
        <table:table-row table:style-name="ro5">
          <table:table-cell office:value-type="string" calcext:value-type="string">
            <text:p>AlexandraSemand</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8">
          <table:table-cell office:value-type="string" calcext:value-type="string">
            <text:p>off_the_rae_dar</text:p>
          </table:table-cell>
          <table:table-cell office:value-type="string" calcext:value-type="string">
            <text:p>Dr.Birx: we see Italy, we see France </text:p>
            <text:p/>
            <text:p>Me: we see Dr. Birx underpants! </text:p>
            <text:p>#COVID19</text:p>
          </table:table-cell>
        </table:table-row>
        <table:table-row table:style-name="ro8">
          <table:table-cell office:value-type="string" calcext:value-type="string">
            <text:p>Abdulkarim75</text:p>
          </table:table-cell>
          <table:table-cell office:value-type="string" calcext:value-type="string">
            <text:p>There as part of a Saudi-French program for health specialties, more than 250 #Saudi doctors decided to stay in #France to help the nation fight #Coronavirus. </text:p>
            <text:p/>
            <text:p>#COVID19 </text:p>
            <text:p>@FranceinKSA https://t.co/DHuZv38D79</text:p>
          </table:table-cell>
        </table:table-row>
        <table:table-row table:style-name="ro3">
          <table:table-cell office:value-type="string" calcext:value-type="string">
            <text:p>cleanenergywire</text:p>
          </table:table-cell>
          <table:table-cell office:value-type="string" calcext:value-type="string">
            <text:p>#coronavirus effect: Germany #Electricity consumption in current week -8.7% compared to 1st week of March as lockdown starts to show, utilities assoc @bdew_ev Steeper drop in other countries: Italy -30%, France -20%, Spain -19%, Netherlands -18% #COVID19 </text:p>
            <text:p>https://t.co/blZxa3fnuw https://t.co/4zQbnUGV8s</text:p>
          </table:table-cell>
        </table:table-row>
        <table:table-row table:style-name="ro7">
          <table:table-cell office:value-type="string" calcext:value-type="string">
            <text:p>yogendrapal72</text:p>
          </table:table-cell>
          <table:table-cell office:value-type="string" calcext:value-type="string">
            <text:p>Crossed a MILLION Mark </text:p>
            <text:p/>
            <text:p>Total : 10,12,887</text:p>
            <text:p>Died : 52,950</text:p>
            <text:p>Recovered: 2,12,015</text:p>
            <text:p/>
            <text:p>#coronavirus #ChineseVirus19  </text:p>
            <text:p> #CoronaOutbreak #Wuhan #China #COVID19 #India #COVID2019 #COVID #CoronaVirusUpdate #ChineseVirus #WuhanVirus #CoronaVillains #US #Italy #Spain #Germany #France #UK https://t.co/5R7Bc2hYeI</text:p>
          </table:table-cell>
        </table:table-row>
        <table:table-row table:style-name="ro2">
          <table:table-cell office:value-type="string" calcext:value-type="string">
            <text:p>Syarifhshahir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ANCALERTS</text:p>
          </table:table-cell>
          <table:table-cell office:value-type="string" calcext:value-type="string">
            <text:p>US official denies claim that Americans buying up France's masks #COVID19 https://t.co/YsAvkOGLA5</text:p>
          </table:table-cell>
        </table:table-row>
        <table:table-row table:style-name="ro1">
          <table:table-cell office:value-type="string" calcext:value-type="string">
            <text:p>GuyCox42630817</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7">
          <table:table-cell office:value-type="string" calcext:value-type="string">
            <text:p>Cath_Simoneau</text:p>
          </table:table-cell>
          <table:table-cell office:value-type="string" calcext:value-type="string">
            <text:p>#COVIDー19 France reports 2,116 new cases of coronavirus</text:p>
            <text:p/>
            <text:p>🦠 59,105 Infected (+2,116)</text:p>
            <text:p>⚰️ 4,503 Deaths (+471)</text:p>
            <text:p>🌡12,428 Recovered (+1,493)</text:p>
            <text:p/>
            <text:p>#COVID19 #CoronavirusPandemic #CoronaVirusUpdate #CoronavirusFrance #confinementtotal #France </text:p>
            <text:p>https://t.co/7UJuZL64o0</text:p>
          </table:table-cell>
        </table:table-row>
        <table:table-row table:style-name="ro4">
          <table:table-cell office:value-type="string" calcext:value-type="string">
            <text:p>AmitShukla22582</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bhawinsuchak</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3">
          <table:table-cell office:value-type="string" calcext:value-type="string">
            <text:p>michal_dimitrov</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12">
          <table:table-cell office:value-type="string" calcext:value-type="string">
            <text:p>info_p2p</text:p>
          </table:table-cell>
          <table:table-cell office:value-type="string" calcext:value-type="string">
            <text:p>TODAY: Top countries with most new deaths from #COVID19  </text:p>
            <text:p>1. France +1,335 🇫🇷</text:p>
            <text:p>2. Spain +961 🇪🇸</text:p>
            <text:p>3. Italy +760 🇮🇹</text:p>
            <text:p>4. USA +708 🇺🇸</text:p>
            <text:p>5. UK +569 🇬🇧</text:p>
            <text:p>6. Belgium +183  🇧🇪</text:p>
            <text:p>7. Germany +176 🇩🇪</text:p>
            <text:p>8. Netherlands +166 🇳🇱</text:p>
          </table:table-cell>
        </table:table-row>
        <table:table-row table:style-name="ro1">
          <table:table-cell office:value-type="string" calcext:value-type="string">
            <text:p>Plat4omLive</text:p>
          </table:table-cell>
          <table:table-cell office:value-type="string" calcext:value-type="string">
            <text:p>France registered 1355 deaths for #coronavirus in one day. </text:p>
            <text:p/>
            <text:p>This is the most number of #COVID19 deaths registered by any country in a single day</text:p>
          </table:table-cell>
        </table:table-row>
        <table:table-row table:style-name="ro4">
          <table:table-cell office:value-type="string" calcext:value-type="string">
            <text:p>Girome9</text:p>
          </table:table-cell>
          <table:table-cell office:value-type="string" calcext:value-type="string">
            <text:p>US official denies claim that Americans buying up France's masks #COVID19 https://t.co/YsAvkOGLA5</text:p>
          </table:table-cell>
        </table:table-row>
        <table:table-row table:style-name="ro5">
          <table:table-cell office:value-type="string" calcext:value-type="string">
            <text:p>meesh_Bergs</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1">
          <table:table-cell office:value-type="string" calcext:value-type="string">
            <text:p>gaskin_ken</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1">
          <table:table-cell office:value-type="string" calcext:value-type="string">
            <text:p>hullfair</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3">
          <table:table-cell office:value-type="string" calcext:value-type="string">
            <text:p>lazaroumterror</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3">
          <table:table-cell office:value-type="string" calcext:value-type="string">
            <text:p>helstu89</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5">
          <table:table-cell office:value-type="string" calcext:value-type="string">
            <text:p>choosemuskoka</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2">
          <table:table-cell office:value-type="string" calcext:value-type="string">
            <text:p>sitisipretty</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michaelcozens</text:p>
          </table:table-cell>
          <table:table-cell office:value-type="string" calcext:value-type="string">
            <text:p>RE: ⬆️</text:p>
            <text:p/>
            <text:p>#PredatorTrump screws over #France for #COVID19 supplies</text:p>
            <text:p/>
            <text:p>https://t.co/TlN854M1R1</text:p>
          </table:table-cell>
        </table:table-row>
        <table:table-row table:style-name="ro1">
          <table:table-cell office:value-type="string" calcext:value-type="string">
            <text:p>michaelcozens</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23">
          <table:table-cell office:value-type="string" calcext:value-type="string">
            <text:p>terengganu_fm</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ext:p/>
            <text:p>@KKMPutrajaya </text:p>
            <text:p/>
            <text:p>#StayAtHome</text:p>
            <text:p>#COVID19</text:p>
          </table:table-cell>
        </table:table-row>
        <table:table-row table:style-name="ro4">
          <table:table-cell office:value-type="string" calcext:value-type="string">
            <text:p>Earth2500</text:p>
          </table:table-cell>
          <table:table-cell office:value-type="string" calcext:value-type="string">
            <text:p>#Pompeo pushes for war; USA is guilty of military over-reach (core to empire collapses). USA's enemies push it to ruin. DC is corrupt, can fall for it; see it as wealth off military stocks. #Coronavirus #COVID19 @SenateDems @HouseDemocrats #cdnpoli #Germany #France #Japanese</text:p>
          </table:table-cell>
        </table:table-row>
        <table:table-row table:style-name="ro4">
          <table:table-cell office:value-type="string" calcext:value-type="string">
            <text:p>vicky_twitz</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
          <table:table-cell office:value-type="string" calcext:value-type="string">
            <text:p>ltsfaty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angry_sapiens</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cskappak</text:p>
          </table:table-cell>
          <table:table-cell office:value-type="string" calcext:value-type="string">
            <text:p>Recent suggestions from geriatricians in France about COVID in care homes and responce. I was impressed by their inclusion of a direct line to geriatric mobile teams. Something we lack in Canada but could be a major resource if your short of ICUs #COVID19 https://t.co/pJmC19VjYD</text:p>
          </table:table-cell>
        </table:table-row>
        <table:table-row table:style-name="ro1">
          <table:table-cell office:value-type="string" calcext:value-type="string">
            <text:p>JackInOhio</text:p>
          </table:table-cell>
          <table:table-cell office:value-type="string" calcext:value-type="string">
            <text:p>#Hydroxychloroquine rated 'most effective' coronavirus treatment, poll of doctors finds #Plaquenil #CoronaVirusFight #Coronavirus #COVID19 #Hope #NewHope #Raoult #DidierRaoult #Nobel #France</text:p>
            <text:p>@Raoult_Didier  </text:p>
            <text:p>https://t.co/q9CAUmCKoW</text:p>
          </table:table-cell>
        </table:table-row>
        <table:table-row table:style-name="ro1">
          <table:table-cell office:value-type="string" calcext:value-type="string">
            <text:p>CannaLytica</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5">
          <table:table-cell office:value-type="string" calcext:value-type="string">
            <text:p>IssamBenMesut</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1">
          <table:table-cell office:value-type="string" calcext:value-type="string">
            <text:p>ValimakiMatthew</text:p>
          </table:table-cell>
          <table:table-cell office:value-type="string" calcext:value-type="string">
            <text:p>#Hydroxychloroquine rated 'most effective' coronavirus treatment, poll of doctors finds #Plaquenil #CoronaVirusFight #Coronavirus #COVID19 #Hope #NewHope #Raoult #DidierRaoult #Nobel #France</text:p>
            <text:p>@Raoult_Didier  </text:p>
            <text:p>https://t.co/q9CAUmCKoW</text:p>
          </table:table-cell>
        </table:table-row>
        <table:table-row table:style-name="ro4">
          <table:table-cell office:value-type="string" calcext:value-type="string">
            <text:p>b1e56df9ce6549f</text:p>
          </table:table-cell>
          <table:table-cell office:value-type="string" calcext:value-type="string">
            <text:p>#Pompeo pushes for war; USA is guilty of military over-reach (core to empire collapses). USA's enemies push it to ruin. DC is corrupt, can fall for it; see it as wealth off military stocks. #Coronavirus #COVID19 @SenateDems @HouseDemocrats #cdnpoli #Germany #France #Japanese</text:p>
          </table:table-cell>
        </table:table-row>
        <table:table-row table:style-name="ro4">
          <table:table-cell office:value-type="string" calcext:value-type="string">
            <text:p>MikeChillit</text:p>
          </table:table-cell>
          <table:table-cell office:value-type="string" calcext:value-type="string">
            <text:p>#covid19 Horrible day in France and Spain. Not a great one so far in US, Italy, UK, either. https://t.co/hRhASZzfyi</text:p>
          </table:table-cell>
        </table:table-row>
        <table:table-row table:style-name="ro5">
          <table:table-cell office:value-type="string" calcext:value-type="string">
            <text:p>lzverpol</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rahulkumar0127</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ibclccowichan</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1">
          <table:table-cell office:value-type="string" calcext:value-type="string">
            <text:p>joshuaokpere</text:p>
          </table:table-cell>
          <table:table-cell office:value-type="string" calcext:value-type="string">
            <text:p>France registered 1355 deaths for #coronavirus in one day. </text:p>
            <text:p/>
            <text:p>This is the most number of #COVID19 deaths registered by any country in a single day</text:p>
          </table:table-cell>
        </table:table-row>
        <table:table-row table:style-name="ro2">
          <table:table-cell office:value-type="string" calcext:value-type="string">
            <text:p>shafqhnjw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LUvish_</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5">
          <table:table-cell office:value-type="string" calcext:value-type="string">
            <text:p>yogendrapal72</text:p>
          </table:table-cell>
          <table:table-cell office:value-type="string" calcext:value-type="string">
            <text:p>Maximum number of deaths reported : </text:p>
            <text:p/>
            <text:p>Spain : 961</text:p>
            <text:p>Italy : 760</text:p>
            <text:p>USA : 781</text:p>
            <text:p>France : 1,355</text:p>
            <text:p>UK : 569</text:p>
            <text:p/>
            <text:p>#coronavirus #ChineseVirus19  </text:p>
            <text:p> #CoronaOutbreak #Wuhan #China #COVID19 #COVID2019 #COVID #CoronaVirusUpdate #ChineseVirus #WuhanVirus #CoronaVillains #Spain #Italy #US #UK #France</text:p>
          </table:table-cell>
        </table:table-row>
        <table:table-row table:style-name="ro2">
          <table:table-cell office:value-type="string" calcext:value-type="string">
            <text:p>Mike_Satooo</text:p>
          </table:table-cell>
          <table:table-cell office:value-type="string" calcext:value-type="string">
            <text:p>Subsidy by country:</text:p>
            <text:p>S. Korea $860</text:p>
            <text:p>USA $1300</text:p>
            <text:p>HongKong $1400</text:p>
            <text:p>Italy $3000</text:p>
            <text:p>Canada 75% of Salary</text:p>
            <text:p>UK 80% of Salary</text:p>
            <text:p>France 100% of Salary</text:p>
            <text:p>Spain 100% of Salary</text:p>
            <text:p>#japan2 masks per household </text:p>
            <text:p/>
            <text:p>#COVID19Pandemic #COVID19 #CoronavirusPandemic</text:p>
          </table:table-cell>
        </table:table-row>
        <table:table-row table:style-name="ro5">
          <table:table-cell office:value-type="string" calcext:value-type="string">
            <text:p>PatrickFavrel</text:p>
          </table:table-cell>
          <table:table-cell office:value-type="string" calcext:value-type="string">
            <text:p>Apr 02 (19:26 GMT) - #COVID19 confirmed cases 8-day forecasting for USA, Italy, Spain, Germany, France, Switzerland, UK, Netherlands, Sweden.</text:p>
            <text:p>Fast growth in the UK; USA; SW (x1.30)</text:p>
            <text:p>Sustained in DE, ESP, NL (x1.20) </text:p>
            <text:p>Slowing in IT, FR, CH (x1.10) </text:p>
            <text:p>Credit: @elisa_manetti @FLAHAULT https://t.co/lqh0QRuOb2</text:p>
          </table:table-cell>
        </table:table-row>
        <table:table-row table:style-name="ro2">
          <table:table-cell office:value-type="string" calcext:value-type="string">
            <text:p>syukrinaa3</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RepJohnMahoney</text:p>
          </table:table-cell>
          <table:table-cell office:value-type="string" calcext:value-type="string">
            <text:p>Great piece in the @nytimesworld by @LizAldermanNYT on how France is utilizing a zero layoff approach in the face of the #COVID19 pandemic to save their economy and avoid mass joblessness. Check out the article here ➡️ https://t.co/V1bb36Qdc2 https://t.co/mCCTXyWQue</text:p>
          </table:table-cell>
        </table:table-row>
        <table:table-row table:style-name="ro2">
          <table:table-cell office:value-type="string" calcext:value-type="string">
            <text:p>nurinfrhna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B1GTEN01</text:p>
          </table:table-cell>
          <table:table-cell office:value-type="string" calcext:value-type="string">
            <text:p>@LondonPam3 Only correction is it “may” help 😎 #Hydroxychloroquine + Azithromycin for #COVID19 Consider OTC use of zinc. Treat w/ newly infected &amp;amp; mild patients, hospitals are full. Treat earlier! @FoxNews @ABCWorldNews #Korea #Bahrain #Belgium #France using!!!</text:p>
          </table:table-cell>
        </table:table-row>
        <table:table-row table:style-name="ro4">
          <table:table-cell office:value-type="string" calcext:value-type="string">
            <text:p>Yash0805</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krorodi</text:p>
          </table:table-cell>
          <table:table-cell office:value-type="string" calcext:value-type="string">
            <text:p>Alcatel-Lucent Enterprise France donates 4500 masks to support health workers fight #COVID19 https://t.co/9mW7ZYP6p3 https://t.co/xnqznNtRNU</text:p>
          </table:table-cell>
        </table:table-row>
        <table:table-row table:style-name="ro3">
          <table:table-cell office:value-type="string" calcext:value-type="string">
            <text:p>MartinO43667990</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1">
          <table:table-cell office:value-type="string" calcext:value-type="string">
            <text:p>bluebir97965194</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nrikaboota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steve_hanke</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1">
          <table:table-cell office:value-type="string" calcext:value-type="string">
            <text:p>YParis06</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5">
          <table:table-cell office:value-type="string" calcext:value-type="string">
            <text:p>PSchydlowski</text:p>
          </table:table-cell>
          <table:table-cell office:value-type="string" calcext:value-type="string">
            <text:p>Apr 02 (19:26 GMT) - #COVID19 confirmed cases 8-day forecasting for USA, Italy, Spain, Germany, France, Switzerland, UK, Netherlands, Sweden.</text:p>
            <text:p>Fast growth in the UK; USA; SW (x1.30)</text:p>
            <text:p>Sustained in DE, ESP, NL (x1.20) </text:p>
            <text:p>Slowing in IT, FR, CH (x1.10) </text:p>
            <text:p>Credit: @elisa_manetti @FLAHAULT https://t.co/lqh0QRuOb2</text:p>
          </table:table-cell>
        </table:table-row>
        <table:table-row table:style-name="ro9">
          <table:table-cell office:value-type="string" calcext:value-type="string">
            <text:p>somecanuckchick</text:p>
          </table:table-cell>
          <table:table-cell office:value-type="string" calcext:value-type="string">
            <text:p>#USA doing this to other countries who've placed proper orders...</text:p>
            <text:p/>
            <text:p>Despicable behaviour during #COVID19. </text:p>
            <text:p/>
            <text:p>Shipment of masks nabbed by US officials offering more money on a Chinese airport tarmac, despite being already ordered and paid for by France.</text:p>
            <text:p/>
            <text:p>https://t.co/fE4dhThrLd</text:p>
          </table:table-cell>
        </table:table-row>
        <table:table-row table:style-name="ro1">
          <table:table-cell office:value-type="string" calcext:value-type="string">
            <text:p>J1262Sal</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3">
          <table:table-cell office:value-type="string" calcext:value-type="string">
            <text:p>LouBuchanan17</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15">
          <table:table-cell office:value-type="string" calcext:value-type="string">
            <text:p>yogendrapal72</text:p>
          </table:table-cell>
          <table:table-cell office:value-type="string" calcext:value-type="string">
            <text:p>As of now 4 countries have more deaths than China</text:p>
            <text:p/>
            <text:p>Spain : 10348</text:p>
            <text:p>Italy : 13915</text:p>
            <text:p>USA : 5883</text:p>
            <text:p>France : 5387</text:p>
            <text:p>China : 3318</text:p>
            <text:p/>
            <text:p>#coronavirus #ChineseVirus19  </text:p>
            <text:p> #CoronaOutbreak #Wuhan #China #COVID19 #COVID2019 #COVID  #ChineseVirus #WuhanVirus #CoronaVillains #Spain #Italy #US #UK #France</text:p>
          </table:table-cell>
        </table:table-row>
        <table:table-row table:style-name="ro1">
          <table:table-cell office:value-type="string" calcext:value-type="string">
            <text:p>It_s_Me_____</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3">
          <table:table-cell office:value-type="string" calcext:value-type="string">
            <text:p>drigoamigo</text:p>
          </table:table-cell>
          <table:table-cell office:value-type="string" calcext:value-type="string">
            <text:p>Hearing reports that the US has allegedly been seizing and diverting #COVID19 medical supplies destined for other countries is disheartening to say the least. Both France and Canada have confirmed that they are following up with the US on this.</text:p>
            <text:p>https://t.co/S1evvnlihn</text:p>
          </table:table-cell>
        </table:table-row>
        <table:table-row table:style-name="ro9">
          <table:table-cell office:value-type="string" calcext:value-type="string">
            <text:p>Belgraves</text:p>
          </table:table-cell>
          <table:table-cell office:value-type="string" calcext:value-type="string">
            <text:p>#USA doing this to other countries who've placed proper orders...</text:p>
            <text:p/>
            <text:p>Despicable behaviour during #COVID19. </text:p>
            <text:p/>
            <text:p>Shipment of masks nabbed by US officials offering more money on a Chinese airport tarmac, despite being already ordered and paid for by France.</text:p>
            <text:p/>
            <text:p>https://t.co/fE4dhThrLd</text:p>
          </table:table-cell>
        </table:table-row>
        <table:table-row table:style-name="ro5">
          <table:table-cell office:value-type="string" calcext:value-type="string">
            <text:p>omarfoudil</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RenuRajaram_G</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9">
          <table:table-cell office:value-type="string" calcext:value-type="string">
            <text:p>ranajunaid611</text:p>
          </table:table-cell>
          <table:table-cell office:value-type="string" calcext:value-type="string">
            <text:p>#Breaking:Coronavirus cases worldwide passes more then 1 Million. And total deaths around 53 thousand. </text:p>
            <text:p>USA 🇺🇸:Last 24 hour’s New Deaths 781</text:p>
            <text:p>Italy 🇮🇹:New Deaths 760</text:p>
            <text:p>Spain 🇪🇸:New Deaths 961</text:p>
            <text:p>France 🇫🇷New Deaths 1355</text:p>
            <text:p>UK 🇬🇧:New Deaths 569</text:p>
            <text:p>#CoronavirusUpdates #COVID19Pandemic #COVID19 https://t.co/HDoz5EjGxw</text:p>
          </table:table-cell>
        </table:table-row>
        <table:table-row table:style-name="ro5">
          <table:table-cell office:value-type="string" calcext:value-type="string">
            <text:p>hdjebar</text:p>
          </table:table-cell>
          <table:table-cell office:value-type="string" calcext:value-type="string">
            <text:p>Apr 02 (19:26 GMT) - #COVID19 confirmed cases 8-day forecasting for USA, Italy, Spain, Germany, France, Switzerland, UK, Netherlands, Sweden.</text:p>
            <text:p>Fast growth in the UK; USA; SW (x1.30)</text:p>
            <text:p>Sustained in DE, ESP, NL (x1.20) </text:p>
            <text:p>Slowing in IT, FR, CH (x1.10) </text:p>
            <text:p>Credit: @elisa_manetti @FLAHAULT https://t.co/lqh0QRuOb2</text:p>
          </table:table-cell>
        </table:table-row>
        <table:table-row table:style-name="ro1">
          <table:table-cell office:value-type="string" calcext:value-type="string">
            <text:p>AnnaKarenina724</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5">
          <table:table-cell office:value-type="string" calcext:value-type="string">
            <text:p>weldnas07</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Mehrank70393695</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yogendrapal72</text:p>
          </table:table-cell>
          <table:table-cell office:value-type="string" calcext:value-type="string">
            <text:p>Spain ,Italy,USA,Germany overtakes China in total number of Coronavirus cases.</text:p>
            <text:p/>
            <text:p>#coronavirus #ChineseVirus19  </text:p>
            <text:p> #CoronaOutbreak #Wuhan #China #COVID19 #COVID2019 #COVID #CoronaVirusUpdate #ChineseVirus #WuhanVirus #CoronaVillains #Spain #Italy #US #UK #France</text:p>
          </table:table-cell>
        </table:table-row>
        <table:table-row table:style-name="ro4">
          <table:table-cell office:value-type="string" calcext:value-type="string">
            <text:p>B1GTEN01</text:p>
          </table:table-cell>
          <table:table-cell office:value-type="string" calcext:value-type="string">
            <text:p>@losinvictus @Shawn_Farash @IngrahamAngle Research on your own, #Korea added #Hydroxychlororquine + Z-pak to #COVID19 treatment guidelines in February! Yes, that is correct! With small trials unconvincing, but in vitro data support, Korea acted first. Then #Bahrain #Belgium #France then #Italy Treat early, hospitals full</text:p>
          </table:table-cell>
        </table:table-row>
        <table:table-row table:style-name="ro1">
          <table:table-cell office:value-type="string" calcext:value-type="string">
            <text:p>baluch_h1</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1">
          <table:table-cell office:value-type="string" calcext:value-type="string">
            <text:p>DenilsonGuevara</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Shawn_Farash</text:p>
          </table:table-cell>
          <table:table-cell office:value-type="string" calcext:value-type="string">
            <text:p>@losinvictus @Shawn_Farash @IngrahamAngle Research on your own, #Korea added #Hydroxychlororquine + Z-pak to #COVID19 treatment guidelines in February! Yes, that is correct! With small trials unconvincing, but in vitro data support, Korea acted first. Then #Bahrain #Belgium #France then #Italy Treat early, hospitals full</text:p>
          </table:table-cell>
        </table:table-row>
        <table:table-row table:style-name="ro5">
          <table:table-cell office:value-type="string" calcext:value-type="string">
            <text:p>fendi243</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AvrilCoelho</text:p>
          </table:table-cell>
          <table:table-cell office:value-type="string" calcext:value-type="string">
            <text:p>Today I've written to @SophieKLinden raising concerns for victims of #DomesticViolence during the #COVID19 crisis and asking what further support can be given to victims and organisations who support them, including looking at hotel provision for victims as is happening in France https://t.co/ZhjoVDQjM7</text:p>
          </table:table-cell>
        </table:table-row>
        <table:table-row table:style-name="ro15">
          <table:table-cell office:value-type="string" calcext:value-type="string">
            <text:p>nibaldahaba</text:p>
          </table:table-cell>
          <table:table-cell office:value-type="string" calcext:value-type="string">
            <text:p>More than 75% of reported #COVID19 cases are currently in eight countries. They are:</text:p>
            <text:p/>
            <text:p>🇺🇸 USA: 21%</text:p>
            <text:p>🇮🇹 Italy: 13%</text:p>
            <text:p>🇪🇸 Spain: 11%</text:p>
            <text:p>🇨🇳 China: 11%</text:p>
            <text:p>🇩🇪 Germany: 9%</text:p>
            <text:p>🇫🇷 France: 6%</text:p>
            <text:p>🇮🇷 Iran: 5%</text:p>
            <text:p>🇬🇧 UK: 3% https://t.co/f5Y9bhP2GV</text:p>
          </table:table-cell>
        </table:table-row>
        <table:table-row table:style-name="ro5">
          <table:table-cell office:value-type="string" calcext:value-type="string">
            <text:p>Node_Group</text:p>
          </table:table-cell>
          <table:table-cell office:value-type="string" calcext:value-type="string">
            <text:p>Racism is real and disgusting esp in the middle of a pandemic</text:p>
            <text:p/>
            <text:p>Doctors in France propose #covid19 vaccine should be first tested in Africa,"where are no masks, no treatment, no reanimation" claiming Africa is more exposed. </text:p>
            <text:p/>
            <text:p>#COVID19Pandemic #StayHomeSaveLives https://t.co/qdzMi0FDn5</text:p>
          </table:table-cell>
        </table:table-row>
        <table:table-row table:style-name="ro1">
          <table:table-cell office:value-type="string" calcext:value-type="string">
            <text:p>Kathy73921688</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3">
          <table:table-cell office:value-type="string" calcext:value-type="string">
            <text:p>dotworkdalek</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1">
          <table:table-cell office:value-type="string" calcext:value-type="string">
            <text:p>freeRwe</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11">
          <table:table-cell office:value-type="string" calcext:value-type="string">
            <text:p>Islam_Q319</text:p>
          </table:table-cell>
          <table:table-cell office:value-type="string" calcext:value-type="string">
            <text:p>#French official wants to test #coronavirus vaccines on #Africans! These are the same people who preach about #HumanRights!</text:p>
            <text:p>#COVID19</text:p>
            <text:p>#Nazi #France</text:p>
            <text:p>#Africa</text:p>
            <text:p/>
            <text:p>#Islam #Muslims https://t.co/j6pRZISmvn</text:p>
          </table:table-cell>
        </table:table-row>
        <table:table-row table:style-name="ro3">
          <table:table-cell office:value-type="string" calcext:value-type="string">
            <text:p>realhumanrights</text:p>
          </table:table-cell>
          <table:table-cell office:value-type="string" calcext:value-type="string">
            <text:p>Global #COVID19 Panademic leads to over 1 million cases of #Coronavirus (1,011,490); 242182 #USA, 115242 #Italy, 112065 #Spain, 84788 #Germany, 82432 #PRC #China, 59929 #France, 50468 #Iran, 34167 #UK - #Mercy to all those affected</text:p>
            <text:p>https://t.co/7rc6MZ7DPR</text:p>
          </table:table-cell>
        </table:table-row>
        <table:table-row table:style-name="ro3">
          <table:table-cell office:value-type="string" calcext:value-type="string">
            <text:p>ahammami0</text:p>
          </table:table-cell>
          <table:table-cell office:value-type="string" calcext:value-type="string">
            <text:p>French MDs efforts to find a cure of #COVID19</text:p>
            <text:p>#France #COVIDー19 #Masks4All #racism https://t.co/pm7880s9uo</text:p>
          </table:table-cell>
        </table:table-row>
        <table:table-row table:style-name="ro4">
          <table:table-cell office:value-type="string" calcext:value-type="string">
            <text:p>JaysBadiang</text:p>
          </table:table-cell>
          <table:table-cell office:value-type="string" calcext:value-type="string">
            <text:p>France reports 471 more #COVID19 deaths; toll tops 4,500 https://t.co/uQ26G4Bv2l</text:p>
          </table:table-cell>
        </table:table-row>
        <table:table-row table:style-name="ro4">
          <table:table-cell office:value-type="string" calcext:value-type="string">
            <text:p>ManMarathi</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
          <table:table-cell office:value-type="string" calcext:value-type="string">
            <text:p>SyfqhIsmd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
          <table:table-cell office:value-type="string" calcext:value-type="string">
            <text:p>mxidgxf</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bfitzinAR</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murakamiwood</text:p>
          </table:table-cell>
          <table:table-cell office:value-type="string" calcext:value-type="string">
            <text:p>States are behaving like petty gangsters when it comes to securing #PPE supplies: "US buyers waving wads of cash managed to wrest control of a consignment of masks as it was about to be dispatched from China to [...] France" #COVID19 #coronavirus #pandemic https://t.co/ZtDAHj7AB9</text:p>
          </table:table-cell>
        </table:table-row>
        <table:table-row table:style-name="ro4">
          <table:table-cell office:value-type="string" calcext:value-type="string">
            <text:p>AV_AMITJAIN</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9">
          <table:table-cell office:value-type="string" calcext:value-type="string">
            <text:p>catfish8888</text:p>
          </table:table-cell>
          <table:table-cell office:value-type="string" calcext:value-type="string">
            <text:p>#USA doing this to other countries who've placed proper orders...</text:p>
            <text:p/>
            <text:p>Despicable behaviour during #COVID19. </text:p>
            <text:p/>
            <text:p>Shipment of masks nabbed by US officials offering more money on a Chinese airport tarmac, despite being already ordered and paid for by France.</text:p>
            <text:p/>
            <text:p>https://t.co/fE4dhThrLd</text:p>
          </table:table-cell>
        </table:table-row>
        <table:table-row table:style-name="ro4">
          <table:table-cell office:value-type="string" calcext:value-type="string">
            <text:p>reddyanil9999</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9">
          <table:table-cell office:value-type="string" calcext:value-type="string">
            <text:p>laurelrusswurm</text:p>
          </table:table-cell>
          <table:table-cell office:value-type="string" calcext:value-type="string">
            <text:p>#USA doing this to other countries who've placed proper orders...</text:p>
            <text:p/>
            <text:p>Despicable behaviour during #COVID19. </text:p>
            <text:p/>
            <text:p>Shipment of masks nabbed by US officials offering more money on a Chinese airport tarmac, despite being already ordered and paid for by France.</text:p>
            <text:p/>
            <text:p>https://t.co/fE4dhThrLd</text:p>
          </table:table-cell>
        </table:table-row>
        <table:table-row table:style-name="ro5">
          <table:table-cell office:value-type="string" calcext:value-type="string">
            <text:p>LiyaaKujjaa</text:p>
          </table:table-cell>
          <table:table-cell office:value-type="string" calcext:value-type="string">
            <text:p>Many doctors worldwide have died battling #COVID19. As of 3 April, 2020:</text:p>
            <text:p/>
            <text:p>67 doctors have died in Italy. 40 in Iran. 17 in Philippines. 12 in Indonesia.10 in China (unverified). 6 in France. 4 in UK. 2 in Spain.</text:p>
            <text:p/>
            <text:p>#COVID19Pandemic</text:p>
          </table:table-cell>
        </table:table-row>
        <table:table-row table:style-name="ro1">
          <table:table-cell office:value-type="string" calcext:value-type="string">
            <text:p>EricMoLevesque</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4">
          <table:table-cell office:value-type="string" calcext:value-type="string">
            <text:p>jurylady5</text:p>
          </table:table-cell>
          <table:table-cell office:value-type="string" calcext:value-type="string">
            <text:p>Reading w tears in my eyes &amp;amp; taking a moment of silence to mourn health workers globally killed by our common enemy: #COVID19. They are the front lines &amp;amp; all of us need to support every one of them. In Spain, Italy &amp;amp; France &amp;gt;30 HCW deaths already. https://t.co/tYYVL1mQnW https://t.co/nrC0khUqFA</text:p>
          </table:table-cell>
        </table:table-row>
        <table:table-row table:style-name="ro23">
          <table:table-cell office:value-type="string" calcext:value-type="string">
            <text:p>ButterFFect</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1">
          <table:table-cell office:value-type="string" calcext:value-type="string">
            <text:p>diamondsoul317</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8">
          <table:table-cell office:value-type="string" calcext:value-type="string">
            <text:p>yogendrapal72</text:p>
          </table:table-cell>
          <table:table-cell office:value-type="string" calcext:value-type="string">
            <text:p>Coronavirus cases top 1 million with 50,000 deaths: Live updates @AJENews  </text:p>
            <text:p/>
            <text:p>#coronavirus #coronarvirues #CoronaOutbreak #Wuhan #China #COVID19 #India #COVID #CoronaVirusUpdate #ChineseVirus #WuhanVirus #US #Italy #Spain #Germany #France #UK #Iran </text:p>
            <text:p>https://t.co/ESEzWdIU8w</text:p>
          </table:table-cell>
        </table:table-row>
        <table:table-row table:style-name="ro4">
          <table:table-cell office:value-type="string" calcext:value-type="string">
            <text:p>MarkandPandya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yassinefaresss</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IM34108844</text:p>
          </table:table-cell>
          <table:table-cell office:value-type="string" calcext:value-type="string">
            <text:p>#COVID19 #Coronavirus Total cases go past 1 million mark, while US cases gallop past 200K, four countries go past China including Germany &amp;amp; even France cross the Chinese death toll. No relenting in other countries as well. https://t.co/sFBdXlqgOv</text:p>
          </table:table-cell>
        </table:table-row>
        <table:table-row table:style-name="ro5">
          <table:table-cell office:value-type="string" calcext:value-type="string">
            <text:p>fozazaofficialf</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5">
          <table:table-cell office:value-type="string" calcext:value-type="string">
            <text:p>TLyonnes</text:p>
          </table:table-cell>
          <table:table-cell office:value-type="string" calcext:value-type="string">
            <text:p>Apr 02 (19:26 GMT) - #COVID19 confirmed cases 8-day forecasting for USA, Italy, Spain, Germany, France, Switzerland, UK, Netherlands, Sweden.</text:p>
            <text:p>Fast growth in the UK; USA; SW (x1.30)</text:p>
            <text:p>Sustained in DE, ESP, NL (x1.20) </text:p>
            <text:p>Slowing in IT, FR, CH (x1.10) </text:p>
            <text:p>Credit: @elisa_manetti @FLAHAULT https://t.co/lqh0QRuOb2</text:p>
          </table:table-cell>
        </table:table-row>
        <table:table-row table:style-name="ro1">
          <table:table-cell office:value-type="string" calcext:value-type="string">
            <text:p>santosL777</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1">
          <table:table-cell office:value-type="string" calcext:value-type="string">
            <text:p>real_fabristol</text:p>
          </table:table-cell>
          <table:table-cell office:value-type="string" calcext:value-type="string">
            <text:p>2116 new cases and 1355 new deaths in France, including 884 fatalities in nursing homes </text:p>
            <text:p/>
            <text:p>[22:09 GMT] #coronavirus #CoronaVirusUpdate #COVID19 #CoronavirusPandemic</text:p>
          </table:table-cell>
        </table:table-row>
        <table:table-row table:style-name="ro8">
          <table:table-cell office:value-type="string" calcext:value-type="string">
            <text:p>mugheesraza2</text:p>
          </table:table-cell>
          <table:table-cell office:value-type="string" calcext:value-type="string">
            <text:p>The total number of documented #CoronaVirus Disease patients worldwide 🌏 crossed 1M with more than 50K fatalities.</text:p>
            <text:p>More than 77% of patients are in 8 countries (#USA🇺🇸, #Italy🇮🇹, #Spain🇪🇸, #Germany🇩🇪, #China🇨🇳, #France🇫🇷, #Iran🇮🇷 &amp;amp; #UK🇬🇧).</text:p>
            <text:p>#COVID19Pandemic 🦠</text:p>
            <text:p>#COVIDー19 #COVID19 https://t.co/gVap7O8Cf0</text:p>
          </table:table-cell>
        </table:table-row>
        <table:table-row table:style-name="ro23">
          <table:table-cell office:value-type="string" calcext:value-type="string">
            <text:p>Hughchase5</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4">
          <table:table-cell office:value-type="string" calcext:value-type="string">
            <text:p>55Sun5</text:p>
          </table:table-cell>
          <table:table-cell office:value-type="string" calcext:value-type="string">
            <text:p>New data sheds light on who is dying from #coronavirus in France #CoronavirusFrance #COVIDー19 #COVID19 https://t.co/ZkeUJljxuV</text:p>
          </table:table-cell>
        </table:table-row>
        <table:table-row table:style-name="ro4">
          <table:table-cell office:value-type="string" calcext:value-type="string">
            <text:p>majdabd33</text:p>
          </table:table-cell>
          <table:table-cell office:value-type="string" calcext:value-type="string">
            <text:p>Almost 1400 peope died today from #COVID19 in France only ! If this isn't a real-life horror movie then what is ? <text:s/>#IAmLegend #France #Quarantine</text:p>
          </table:table-cell>
        </table:table-row>
        <table:table-row table:style-name="ro4">
          <table:table-cell office:value-type="string" calcext:value-type="string">
            <text:p>RachidLachemot</text:p>
          </table:table-cell>
          <table:table-cell office:value-type="string" calcext:value-type="string">
            <text:p>France would like to try #COVID19 #bcgvaccine <text:s/>in africa according to Camille Locht Research Director at Inserm https://t.co/60wuuIp68R</text:p>
          </table:table-cell>
        </table:table-row>
        <table:table-row table:style-name="ro8">
          <table:table-cell office:value-type="string" calcext:value-type="string">
            <text:p>HiwaAfandi</text:p>
          </table:table-cell>
          <table:table-cell office:value-type="string" calcext:value-type="string">
            <text:p>In a single day:</text:p>
            <text:p>USA: 30.000 new cases.  </text:p>
            <text:p>France: 1350 Deaths</text:p>
            <text:p>#COVID19</text:p>
          </table:table-cell>
        </table:table-row>
        <table:table-row table:style-name="ro1">
          <table:table-cell office:value-type="string" calcext:value-type="string">
            <text:p>DaveGarner3</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55Sun5</text:p>
          </table:table-cell>
          <table:table-cell office:value-type="string" calcext:value-type="string">
            <text:p>When and how will France's #coronavirus #lockdown measures end? #CoronavirusFrance #COVIDー19 #COVID19 https://t.co/YUY340PlYo</text:p>
          </table:table-cell>
        </table:table-row>
        <table:table-row table:style-name="ro4">
          <table:table-cell office:value-type="string" calcext:value-type="string">
            <text:p>thorstenster</text:p>
          </table:table-cell>
          <table:table-cell office:value-type="string" calcext:value-type="string">
            <text:p>1355 people died yesterday in France from #COVID19. This is shocking.</text:p>
          </table:table-cell>
        </table:table-row>
        <table:table-row table:style-name="ro5">
          <table:table-cell office:value-type="string" calcext:value-type="string">
            <text:p>Smiley___1</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3">
          <table:table-cell office:value-type="string" calcext:value-type="string">
            <text:p>brookekelly2020</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4">
          <table:table-cell office:value-type="string" calcext:value-type="string">
            <text:p>HoodaJagmohan</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kimonseikatsu</text:p>
          </table:table-cell>
          <table:table-cell office:value-type="string" calcext:value-type="string">
            <text:p>Paris Lockdown day 17 with Euro #talk #euroscope #fb #travel #news France #golive #CoronaVirusUpdate #COVID19 https://t.co/m4bOTbwz4T</text:p>
          </table:table-cell>
        </table:table-row>
        <table:table-row table:style-name="ro4">
          <table:table-cell office:value-type="string" calcext:value-type="string">
            <text:p>KeronHoetzel</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4">
          <table:table-cell office:value-type="string" calcext:value-type="string">
            <text:p>dkshekhar27</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codepink</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sunnyle11501276</text:p>
          </table:table-cell>
          <table:table-cell office:value-type="string" calcext:value-type="string">
            <text:p>#COVID19: The study involving 30 patients fails to show benefits as in the earlier study of 40 patients in France. #coronavirus #chloroquine</text:p>
          </table:table-cell>
        </table:table-row>
        <table:table-row table:style-name="ro4">
          <table:table-cell office:value-type="string" calcext:value-type="string">
            <text:p>drthakker9</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Karamarkos</text:p>
          </table:table-cell>
          <table:table-cell office:value-type="string" calcext:value-type="string">
            <text:p>#Berlin and #Paris pitch competing solutions to ‘#corona #bonds’ conundrum https://t.co/TXigkiPqfk #EU #economy #politics #pandemic #COVID19 #coronavirus #France #Spain #Italy #Germany #Netherlands via @POLITICOEurope</text:p>
          </table:table-cell>
        </table:table-row>
        <table:table-row table:style-name="ro1">
          <table:table-cell office:value-type="string" calcext:value-type="string">
            <text:p>BIOLOGIST258941</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23">
          <table:table-cell office:value-type="string" calcext:value-type="string">
            <text:p>Rudedog6557</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4">
          <table:table-cell office:value-type="string" calcext:value-type="string">
            <text:p>dalboris</text:p>
          </table:table-cell>
          <table:table-cell office:value-type="string" calcext:value-type="string">
            <text:p>#COVID19 #Coronavirus #France-#Italy Comparison, April 2 Update. 1) Death toll is now 5,387 in France, and 13,915 in Italy. Today, the curve looks scary for France, but don't panic! This is not an actual spike in number of deaths, but instead a change in how deaths are counted. https://t.co/uzLLWgitm7</text:p>
          </table:table-cell>
        </table:table-row>
        <table:table-row table:style-name="ro8">
          <table:table-cell office:value-type="string" calcext:value-type="string">
            <text:p>TheAllyWalker</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PhilHarrison</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viewsama</text:p>
          </table:table-cell>
          <table:table-cell office:value-type="string" calcext:value-type="string">
            <text:p>1355 people died yesterday in France from #COVID19. This is shocking.</text:p>
          </table:table-cell>
        </table:table-row>
        <table:table-row table:style-name="ro8">
          <table:table-cell office:value-type="string" calcext:value-type="string">
            <text:p>Buxpolka2</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oliviadinucci</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DrNicolasHart</text:p>
          </table:table-cell>
          <table:table-cell office:value-type="string" calcext:value-type="string">
            <text:p>Global (reported) cases tick over 1 million, with (recorded) deaths over 50,000. USA had its first day with over 1000 deaths (their local timezones), Spain also recording its highest daily death count. France perhap similar. China and Iran’s figures clearly unreliable. #COVID19 https://t.co/ARR0I2WtTE</text:p>
          </table:table-cell>
        </table:table-row>
        <table:table-row table:style-name="ro8">
          <table:table-cell office:value-type="string" calcext:value-type="string">
            <text:p>SteveMalloy16</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PhilipMunger</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2">
          <table:table-cell office:value-type="string" calcext:value-type="string">
            <text:p>RnidaRosl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ANCALERTS</text:p>
          </table:table-cell>
          <table:table-cell office:value-type="string" calcext:value-type="string">
            <text:p>France is using a high-speed train to transfer some critically ill #COVID19 patients from Paris hospitals to less overwhelmed regions of the country. </text:p>
            <text:p/>
            <text:p>France's official death toll from the coronavirus epidemic rose to 4,503. Thomas Samson/Pool via Reuters https://t.co/ma9yjMcIIz</text:p>
          </table:table-cell>
        </table:table-row>
        <table:table-row table:style-name="ro2">
          <table:table-cell office:value-type="string" calcext:value-type="string">
            <text:p>alynnnnggg</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1">
          <table:table-cell office:value-type="string" calcext:value-type="string">
            <text:p>edeysal</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1">
          <table:table-cell office:value-type="string" calcext:value-type="string">
            <text:p>aNnAp0t</text:p>
          </table:table-cell>
          <table:table-cell office:value-type="string" calcext:value-type="string">
            <text:p>France is using a high-speed train to transfer some critically ill #COVID19 patients from Paris hospitals to less overwhelmed regions of the country. </text:p>
            <text:p/>
            <text:p>France's official death toll from the coronavirus epidemic rose to 4,503. Thomas Samson/Pool via Reuters https://t.co/ma9yjMcIIz</text:p>
          </table:table-cell>
        </table:table-row>
        <table:table-row table:style-name="ro8">
          <table:table-cell office:value-type="string" calcext:value-type="string">
            <text:p>iamboingist</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LondonPam3</text:p>
          </table:table-cell>
          <table:table-cell office:value-type="string" calcext:value-type="string">
            <text:p>@LondonPam3 Only correction is it “may” help 😎 #Hydroxychloroquine + Azithromycin for #COVID19 Consider OTC use of zinc. Treat w/ newly infected &amp;amp; mild patients, hospitals are full. Treat earlier! @FoxNews @ABCWorldNews #Korea #Bahrain #Belgium #France using!!!</text:p>
          </table:table-cell>
        </table:table-row>
        <table:table-row table:style-name="ro8">
          <table:table-cell office:value-type="string" calcext:value-type="string">
            <text:p>originalbamb</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AA_ROY3406</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lbnbusinessnews</text:p>
          </table:table-cell>
          <table:table-cell office:value-type="string" calcext:value-type="string">
            <text:p>Coronavirus cases hit ONE MILLION worldwide as pandemic explodes in the United States and death tolls continue to rise in UK, Italy and Spain. France Recording the largest daily death toll of 1355. <text:s/>#covid19 #coronavirus #Statistics #DeathToll https://t.co/2vofzOrENs</text:p>
          </table:table-cell>
        </table:table-row>
        <table:table-row table:style-name="ro8">
          <table:table-cell office:value-type="string" calcext:value-type="string">
            <text:p>ShaktiLila</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MariaDelNogales</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LarrySpheroid</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2pensi</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ms_bryant</text:p>
          </table:table-cell>
          <table:table-cell office:value-type="string" calcext:value-type="string">
            <text:p>France is using a high-speed train to transfer some critically ill #COVID19 patients from Paris hospitals to less overwhelmed regions of the country. </text:p>
            <text:p/>
            <text:p>France's official death toll from the coronavirus epidemic rose to 4,503. Thomas Samson/Pool via Reuters https://t.co/ma9yjMcIIz</text:p>
          </table:table-cell>
        </table:table-row>
        <table:table-row table:style-name="ro8">
          <table:table-cell office:value-type="string" calcext:value-type="string">
            <text:p>sanktpauliner</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5">
          <table:table-cell office:value-type="string" calcext:value-type="string">
            <text:p>ShineStyan</text:p>
          </table:table-cell>
          <table:table-cell office:value-type="string" calcext:value-type="string">
            <text:p>More than 75% of reported #COVID19 cases are currently in eight countries. They are:</text:p>
            <text:p/>
            <text:p>🇺🇸 USA: 21%</text:p>
            <text:p>🇮🇹 Italy: 13%</text:p>
            <text:p>🇪🇸 Spain: 11%</text:p>
            <text:p>🇨🇳 China: 11%</text:p>
            <text:p>🇩🇪 Germany: 9%</text:p>
            <text:p>🇫🇷 France: 6%</text:p>
            <text:p>🇮🇷 Iran: 5%</text:p>
            <text:p>🇬🇧 UK: 3% https://t.co/f5Y9bhP2GV</text:p>
          </table:table-cell>
        </table:table-row>
        <table:table-row table:style-name="ro8">
          <table:table-cell office:value-type="string" calcext:value-type="string">
            <text:p>StoneSculptorJN</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digitaldannyboy</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8">
          <table:table-cell office:value-type="string" calcext:value-type="string">
            <text:p>JorgeDeTellus</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anakarinarote72</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3">
          <table:table-cell office:value-type="string" calcext:value-type="string">
            <text:p>rbmhs47</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3">
          <table:table-cell office:value-type="string" calcext:value-type="string">
            <text:p>JudithEMJordan</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1">
          <table:table-cell office:value-type="string" calcext:value-type="string">
            <text:p>ronaldrainier</text:p>
          </table:table-cell>
          <table:table-cell office:value-type="string" calcext:value-type="string">
            <text:p>France is using a high-speed train to transfer some critically ill #COVID19 patients from Paris hospitals to less overwhelmed regions of the country. </text:p>
            <text:p/>
            <text:p>France's official death toll from the coronavirus epidemic rose to 4,503. Thomas Samson/Pool via Reuters https://t.co/ma9yjMcIIz</text:p>
          </table:table-cell>
        </table:table-row>
        <table:table-row table:style-name="ro8">
          <table:table-cell office:value-type="string" calcext:value-type="string">
            <text:p>GadflyQuebec</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CaldariWaifu</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rxdkxng</text:p>
          </table:table-cell>
          <table:table-cell office:value-type="string" calcext:value-type="string">
            <text:p>France is using a high-speed train to transfer some critically ill #COVID19 patients from Paris hospitals to less overwhelmed regions of the country. </text:p>
            <text:p/>
            <text:p>France's official death toll from the coronavirus epidemic rose to 4,503. Thomas Samson/Pool via Reuters https://t.co/ma9yjMcIIz</text:p>
          </table:table-cell>
        </table:table-row>
        <table:table-row table:style-name="ro4">
          <table:table-cell office:value-type="string" calcext:value-type="string">
            <text:p>Vakil_Sahab</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Adaya77</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BobArth36757558</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8">
          <table:table-cell office:value-type="string" calcext:value-type="string">
            <text:p>nojondo</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23">
          <table:table-cell office:value-type="string" calcext:value-type="string">
            <text:p>glo4itnow</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4">
          <table:table-cell office:value-type="string" calcext:value-type="string">
            <text:p>vivekbabaji</text:p>
          </table:table-cell>
          <table:table-cell office:value-type="string" calcext:value-type="string">
            <text:p>germany becomes the 10th country to report at least a 1000 deaths from #COVID19! italy has crossed 13,000 casualties! spain has crossed 10,000 casualties! US and france both have crossed 5000 casualties! UK touching 3000 casualties! https://t.co/kcVQJpspOW</text:p>
          </table:table-cell>
        </table:table-row>
        <table:table-row table:style-name="ro10">
          <table:table-cell office:value-type="string" calcext:value-type="string">
            <text:p>CaliLiliIndies</text:p>
          </table:table-cell>
          <table:table-cell office:value-type="string" calcext:value-type="string">
            <text:p>#MyBreathingPractice🍃p2©cl™</text:p>
            <text:p>"Tongue on RoofOfMouth</text:p>
            <text:p>#inhale thru nose</text:p>
            <text:p>OPEN shoulders+chest</text:p>
            <text:p>tuck lowerback (no arch) #SLOWLY air fills like BALLOON</text:p>
            <text:p>1.belly </text:p>
            <text:p>2.ribcage</text:p>
            <text:p>3.back </text:p>
            <text:p>NEVER hold breath</text:p>
            <text:p>When full of air</text:p>
            <text:p>Pull in belly #Exhale nose" https://t.co/D330iozKDA #COVID19 #France</text:p>
          </table:table-cell>
        </table:table-row>
        <table:table-row table:style-name="ro15">
          <table:table-cell office:value-type="string" calcext:value-type="string">
            <text:p>CaliLiliIndies</text:p>
          </table:table-cell>
          <table:table-cell office:value-type="string" calcext:value-type="string">
            <text:p>#MyBreathingPractice 1.</text:p>
            <text:p>"my TONGUE </text:p>
            <text:p>on RoofOfMouth </text:p>
            <text:p>#Inhale thru nose </text:p>
            <text:p>#Exhale thru nose</text:p>
            <text:p>repeat #nosebreathing  #SlowDown #Mindful </text:p>
            <text:p>iAVOID #mouthbreathing #Stress </text:p>
            <text:p>#PracticePatience  </text:p>
            <text:p>#ProtectPatients #healthworkers EachOther"©clili™ #COVID19 #France  💗</text:p>
            <text:p>https://t.co/SJ92G1ueLf</text:p>
          </table:table-cell>
        </table:table-row>
        <table:table-row table:style-name="ro1">
          <table:table-cell office:value-type="string" calcext:value-type="string">
            <text:p>tuitterme</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5">
          <table:table-cell office:value-type="string" calcext:value-type="string">
            <text:p>kr3at</text:p>
          </table:table-cell>
          <table:table-cell office:value-type="string" calcext:value-type="string">
            <text:p>This may not end well: France is using a high-speed train to distribute critically ill #COVID19 patients from Paris hospitals to regions of the country less impacted by #CoronaVirus.</text:p>
            <text:p/>
            <text:p>#COVID19Pandemic</text:p>
            <text:p/>
            <text:p>https://t.co/R6jZ1fQRp7</text:p>
          </table:table-cell>
        </table:table-row>
        <table:table-row table:style-name="ro5">
          <table:table-cell office:value-type="string" calcext:value-type="string">
            <text:p>PerthWAustralia</text:p>
          </table:table-cell>
          <table:table-cell office:value-type="string" calcext:value-type="string">
            <text:p>Don't leave your home, OR Keep Your Distance. </text:p>
            <text:p>Wear a Mask</text:p>
            <text:p>Stay Safe!</text:p>
            <text:p>#coronavirus #COVID19 #COVIDー19 #Italy #france #CoronavirusPandemic #Italy #love #lockdown #maroc #Morocco #StaySafe #stayinghome #USA #AllAmerican https://t.co/xdfOAdLn9W </text:p>
            <text:p>#COVID19Aus https://t.co/xmXuSLXzeF</text:p>
          </table:table-cell>
        </table:table-row>
        <table:table-row table:style-name="ro8">
          <table:table-cell office:value-type="string" calcext:value-type="string">
            <text:p>maolilogo81</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jesuschugrat</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playthink</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Dee45490051</text:p>
          </table:table-cell>
          <table:table-cell office:value-type="string" calcext:value-type="string">
            <text:p>germany becomes the 10th country to report at least a 1000 deaths from #COVID19! italy has crossed 13,000 casualties! spain has crossed 10,000 casualties! US and france both have crossed 5000 casualties! UK touching 3000 casualties! https://t.co/kcVQJpspOW</text:p>
          </table:table-cell>
        </table:table-row>
        <table:table-row table:style-name="ro3">
          <table:table-cell office:value-type="string" calcext:value-type="string">
            <text:p>hawthornberries</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23">
          <table:table-cell office:value-type="string" calcext:value-type="string">
            <text:p>Choose2BFree42</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8">
          <table:table-cell office:value-type="string" calcext:value-type="string">
            <text:p>StellaLuna_True</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Dee45490051</text:p>
          </table:table-cell>
          <table:table-cell office:value-type="string" calcext:value-type="string">
            <text:p>Coronavirus cases hit ONE MILLION worldwide as pandemic explodes in the United States and death tolls continue to rise in UK, Italy and Spain. France Recording the largest daily death toll of 1355. <text:s/>#covid19 #coronavirus #Statistics #DeathToll https://t.co/2vofzOrENs</text:p>
          </table:table-cell>
        </table:table-row>
        <table:table-row table:style-name="ro4">
          <table:table-cell office:value-type="string" calcext:value-type="string">
            <text:p>tshashanktweets</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3">
          <table:table-cell office:value-type="string" calcext:value-type="string">
            <text:p>judy_kohlberg</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23">
          <table:table-cell office:value-type="string" calcext:value-type="string">
            <text:p>Torino71GT</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8">
          <table:table-cell office:value-type="string" calcext:value-type="string">
            <text:p>VasquezBazan</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5">
          <table:table-cell office:value-type="string" calcext:value-type="string">
            <text:p>shelly18764867</text:p>
          </table:table-cell>
          <table:table-cell office:value-type="string" calcext:value-type="string">
            <text:p>This may not end well: France is using a high-speed train to distribute critically ill #COVID19 patients from Paris hospitals to regions of the country less impacted by #CoronaVirus.</text:p>
            <text:p/>
            <text:p>#COVID19Pandemic</text:p>
            <text:p/>
            <text:p>https://t.co/R6jZ1fQRp7</text:p>
          </table:table-cell>
        </table:table-row>
        <table:table-row table:style-name="ro3">
          <table:table-cell office:value-type="string" calcext:value-type="string">
            <text:p>beingmaaz1524</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5">
          <table:table-cell office:value-type="string" calcext:value-type="string">
            <text:p>tommy_mcmurray</text:p>
          </table:table-cell>
          <table:table-cell office:value-type="string" calcext:value-type="string">
            <text:p>This may not end well: France is using a high-speed train to distribute critically ill #COVID19 patients from Paris hospitals to regions of the country less impacted by #CoronaVirus.</text:p>
            <text:p/>
            <text:p>#COVID19Pandemic</text:p>
            <text:p/>
            <text:p>https://t.co/R6jZ1fQRp7</text:p>
          </table:table-cell>
        </table:table-row>
        <table:table-row table:style-name="ro8">
          <table:table-cell office:value-type="string" calcext:value-type="string">
            <text:p>Dee45490051</text:p>
          </table:table-cell>
          <table:table-cell office:value-type="string" calcext:value-type="string">
            <text:p>Coronavirus cases top 1 million with 50,000 deaths: Live updates @AJENews  </text:p>
            <text:p/>
            <text:p>#coronavirus #coronarvirues #CoronaOutbreak #Wuhan #China #COVID19 #India #COVID #CoronaVirusUpdate #ChineseVirus #WuhanVirus #US #Italy #Spain #Germany #France #UK #Iran </text:p>
            <text:p>https://t.co/ESEzWdIU8w</text:p>
          </table:table-cell>
        </table:table-row>
        <table:table-row table:style-name="ro8">
          <table:table-cell office:value-type="string" calcext:value-type="string">
            <text:p>unplebeyomas</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BallouxFrancois</text:p>
          </table:table-cell>
          <table:table-cell office:value-type="string" calcext:value-type="string">
            <text:p>New #COVID19 cases and deaths for April 2. Note that deaths lag ~2 weeks behind case detection. France's number of deaths includes people who died over recent days/weeks but had not been counted previously. https://t.co/0ISwkF7PUu</text:p>
          </table:table-cell>
        </table:table-row>
        <table:table-row table:style-name="ro8">
          <table:table-cell office:value-type="string" calcext:value-type="string">
            <text:p>EmmaSegasture</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pgoeltz</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b_acamposc1i267</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mariahcfalls</text:p>
          </table:table-cell>
          <table:table-cell office:value-type="string" calcext:value-type="string">
            <text:p>France is using a high-speed train to transfer some critically ill #COVID19 patients from Paris hospitals to less overwhelmed regions of the country. </text:p>
            <text:p/>
            <text:p>France's official death toll from the coronavirus epidemic rose to 4,503. Thomas Samson/Pool via Reuters https://t.co/ma9yjMcIIz</text:p>
          </table:table-cell>
        </table:table-row>
        <table:table-row table:style-name="ro23">
          <table:table-cell office:value-type="string" calcext:value-type="string">
            <text:p>Andie_Cole_</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1">
          <table:table-cell office:value-type="string" calcext:value-type="string">
            <text:p>ArmandoBuenavi2</text:p>
          </table:table-cell>
          <table:table-cell office:value-type="string" calcext:value-type="string">
            <text:p>France is using a high-speed train to transfer some critically ill #COVID19 patients from Paris hospitals to less overwhelmed regions of the country. </text:p>
            <text:p/>
            <text:p>France's official death toll from the coronavirus epidemic rose to 4,503. Thomas Samson/Pool via Reuters https://t.co/ma9yjMcIIz</text:p>
          </table:table-cell>
        </table:table-row>
        <table:table-row table:style-name="ro8">
          <table:table-cell office:value-type="string" calcext:value-type="string">
            <text:p>grisdon3911</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5">
          <table:table-cell office:value-type="string" calcext:value-type="string">
            <text:p>Alpha199347812</text:p>
          </table:table-cell>
          <table:table-cell office:value-type="string" calcext:value-type="string">
            <text:p>#MachineLearning methods to aid in #Coronavirus #Response by #Isaac #Godfried in @TDataScience</text:p>
            <text:p/>
            <text:p>https://t.co/vlOw6jj5rP</text:p>
            <text:p/>
            <text:p>#bigdata </text:p>
            <text:p>#healthCare</text:p>
            <text:p>#WHO #Facebook #Instagram</text:p>
            <text:p/>
            <text:p>#COViD19 #Linux #COViD19USA #Covid19iNDiA #COViD19UK #CANADA #COViD19france #COViD19italy</text:p>
            <text:p>#Espana #France #AI</text:p>
          </table:table-cell>
        </table:table-row>
        <table:table-row table:style-name="ro15">
          <table:table-cell office:value-type="string" calcext:value-type="string">
            <text:p>hubofml</text:p>
          </table:table-cell>
          <table:table-cell office:value-type="string" calcext:value-type="string">
            <text:p>#MachineLearning methods to aid in #Coronavirus #Response by #Isaac #Godfried in @TDataScience</text:p>
            <text:p/>
            <text:p>https://t.co/vlOw6jj5rP</text:p>
            <text:p/>
            <text:p>#bigdata </text:p>
            <text:p>#healthCare</text:p>
            <text:p>#WHO #Facebook #Instagram</text:p>
            <text:p/>
            <text:p>#COViD19 #Linux #COViD19USA #Covid19iNDiA #COViD19UK #CANADA #COViD19france #COViD19italy</text:p>
            <text:p>#Espana #France #AI</text:p>
          </table:table-cell>
        </table:table-row>
        <table:table-row table:style-name="ro8">
          <table:table-cell office:value-type="string" calcext:value-type="string">
            <text:p>LogrosRevolucio</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MagicScrapHole</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5">
          <table:table-cell office:value-type="string" calcext:value-type="string">
            <text:p>Maurizio</text:p>
          </table:table-cell>
          <table:table-cell office:value-type="string" calcext:value-type="string">
            <text:p>holy s%@t...</text:p>
            <text:p>2.5X spike in daily deaths in France </text:p>
            <text:p/>
            <text:p>#Covid19</text:p>
            <text:p>#pandemic https://t.co/tykwe7R1FU</text:p>
          </table:table-cell>
        </table:table-row>
        <table:table-row table:style-name="ro8">
          <table:table-cell office:value-type="string" calcext:value-type="string">
            <text:p>saura_victoria</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nacienel75</text:p>
          </table:table-cell>
          <table:table-cell office:value-type="string" calcext:value-type="string">
            <text:p>#covid19 Horrible day in France and Spain. Not a great one so far in US, Italy, UK, either. https://t.co/hRhASZzfyi</text:p>
          </table:table-cell>
        </table:table-row>
        <table:table-row table:style-name="ro4">
          <table:table-cell office:value-type="string" calcext:value-type="string">
            <text:p>irkmaha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staringatclouds</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8">
          <table:table-cell office:value-type="string" calcext:value-type="string">
            <text:p>mak_doe</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723Magnus</text:p>
          </table:table-cell>
          <table:table-cell office:value-type="string" calcext:value-type="string">
            <text:p>Almost 1400 peope died today from #COVID19 in France only ! If this isn't a real-life horror movie then what is ? <text:s/>#IAmLegend #France #Quarantine</text:p>
          </table:table-cell>
        </table:table-row>
        <table:table-row table:style-name="ro3">
          <table:table-cell office:value-type="string" calcext:value-type="string">
            <text:p>NottieProb1</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4">
          <table:table-cell office:value-type="string" calcext:value-type="string">
            <text:p>Surajsi25272835</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barlondsmith</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NagruRames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
          <table:table-cell office:value-type="string" calcext:value-type="string">
            <text:p>syeddhkim</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bracing</text:p>
          </table:table-cell>
          <table:table-cell office:value-type="string" calcext:value-type="string">
            <text:p>This may not end well: France is using a high-speed train to distribute critically ill #COVID19 patients from Paris hospitals to regions of the country less impacted by #CoronaVirus.</text:p>
            <text:p/>
            <text:p>#COVID19Pandemic</text:p>
            <text:p/>
            <text:p>https://t.co/R6jZ1fQRp7</text:p>
          </table:table-cell>
        </table:table-row>
        <table:table-row table:style-name="ro1">
          <table:table-cell office:value-type="string" calcext:value-type="string">
            <text:p>naijonam</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8">
          <table:table-cell office:value-type="string" calcext:value-type="string">
            <text:p>Charod8581</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5">
          <table:table-cell office:value-type="string" calcext:value-type="string">
            <text:p>Gabino15611747</text:p>
          </table:table-cell>
          <table:table-cell office:value-type="string" calcext:value-type="string">
            <text:p>holy s%@t...</text:p>
            <text:p>2.5X spike in daily deaths in France </text:p>
            <text:p/>
            <text:p>#Covid19</text:p>
            <text:p>#pandemic https://t.co/tykwe7R1FU</text:p>
          </table:table-cell>
        </table:table-row>
        <table:table-row table:style-name="ro8">
          <table:table-cell office:value-type="string" calcext:value-type="string">
            <text:p>earthmother634</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deepgreenphilly</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1">
          <table:table-cell office:value-type="string" calcext:value-type="string">
            <text:p>MacabebeTown</text:p>
          </table:table-cell>
          <table:table-cell office:value-type="string" calcext:value-type="string">
            <text:p>France is using a high-speed train to transfer some critically ill #COVID19 patients from Paris hospitals to less overwhelmed regions of the country. </text:p>
            <text:p/>
            <text:p>France's official death toll from the coronavirus epidemic rose to 4,503. Thomas Samson/Pool via Reuters https://t.co/ma9yjMcIIz</text:p>
          </table:table-cell>
        </table:table-row>
        <table:table-row table:style-name="ro1">
          <table:table-cell office:value-type="string" calcext:value-type="string">
            <text:p>ADjandee12</text:p>
          </table:table-cell>
          <table:table-cell office:value-type="string" calcext:value-type="string">
            <text:p>France is using a high-speed train to transfer some critically ill #COVID19 patients from Paris hospitals to less overwhelmed regions of the country. </text:p>
            <text:p/>
            <text:p>France's official death toll from the coronavirus epidemic rose to 4,503. Thomas Samson/Pool via Reuters https://t.co/ma9yjMcIIz</text:p>
          </table:table-cell>
        </table:table-row>
        <table:table-row table:style-name="ro1">
          <table:table-cell office:value-type="string" calcext:value-type="string">
            <text:p>cuddlebugg10</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5">
          <table:table-cell office:value-type="string" calcext:value-type="string">
            <text:p>alix876</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1">
          <table:table-cell office:value-type="string" calcext:value-type="string">
            <text:p>EtienneBojan</text:p>
          </table:table-cell>
          <table:table-cell office:value-type="string" calcext:value-type="string">
            <text:p>1355 dead in France from #covid19 yesterday.</text:p>
            <text:p/>
            <text:p>The delay in going into lockdown by major nations in Europe, USA (and many more) has condemned thousands to an early grave.</text:p>
          </table:table-cell>
        </table:table-row>
        <table:table-row table:style-name="ro5">
          <table:table-cell office:value-type="string" calcext:value-type="string">
            <text:p>roseguy64</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2">
          <table:table-cell office:value-type="string" calcext:value-type="string">
            <text:p>eydahRosla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5">
          <table:table-cell office:value-type="string" calcext:value-type="string">
            <text:p>nadia_duo</text:p>
          </table:table-cell>
          <table:table-cell office:value-type="string" calcext:value-type="string">
            <text:p>As of now 4 countries have more deaths than China</text:p>
            <text:p/>
            <text:p>Spain : 10348</text:p>
            <text:p>Italy : 13915</text:p>
            <text:p>USA : 5883</text:p>
            <text:p>France : 5387</text:p>
            <text:p>China : 3318</text:p>
            <text:p/>
            <text:p>#coronavirus #ChineseVirus19  </text:p>
            <text:p> #CoronaOutbreak #Wuhan #China #COVID19 #COVID2019 #COVID  #ChineseVirus #WuhanVirus #CoronaVillains #Spain #Italy #US #UK #France</text:p>
          </table:table-cell>
        </table:table-row>
        <table:table-row table:style-name="ro8">
          <table:table-cell office:value-type="string" calcext:value-type="string">
            <text:p>Lysistrata2020</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smittycanada1</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8">
          <table:table-cell office:value-type="string" calcext:value-type="string">
            <text:p>klrivo</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MaAlejandraDR</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chickenproduc</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1">
          <table:table-cell office:value-type="string" calcext:value-type="string">
            <text:p>Garon5692</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4">
          <table:table-cell office:value-type="string" calcext:value-type="string">
            <text:p>IndiaUnleashed_</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CoronavirusUSA0</text:p>
          </table:table-cell>
          <table:table-cell office:value-type="string" calcext:value-type="string">
            <text:p>⚠️Breaking: france reported 1,355 #COVID19 deaths in one day after accounting for nursing homes fatalities.</text:p>
            <text:p>Totaling to 59,105 cases &amp;amp; 5,387 deaths.</text:p>
          </table:table-cell>
        </table:table-row>
        <table:table-row table:style-name="ro3">
          <table:table-cell office:value-type="string" calcext:value-type="string">
            <text:p>AllysonONeill</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3">
          <table:table-cell office:value-type="string" calcext:value-type="string">
            <text:p>nicknguyen_duc</text:p>
          </table:table-cell>
          <table:table-cell office:value-type="string" calcext:value-type="string">
            <text:p>⚠️Breaking: france reported 1,355 #COVID19 deaths in one day after accounting for nursing homes fatalities.</text:p>
            <text:p>Totaling to 59,105 cases &amp;amp; 5,387 deaths.</text:p>
          </table:table-cell>
        </table:table-row>
        <table:table-row table:style-name="ro5">
          <table:table-cell office:value-type="string" calcext:value-type="string">
            <text:p>13th_RM</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1">
          <table:table-cell office:value-type="string" calcext:value-type="string">
            <text:p>Joshua87V</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1">
          <table:table-cell office:value-type="string" calcext:value-type="string">
            <text:p>efixteam</text:p>
          </table:table-cell>
          <table:table-cell office:value-type="string" calcext:value-type="string">
            <text:p>https://t.co/X6e723Jy1I</text:p>
            <text:p>watch..</text:p>
            <text:p>#Europe #Italy #Subscribe #Romania #Bitcoin #Trendingnow #covid19 #bucharest #cluj #staysafe #uk #ROMANIAN #france #russia #Ukraine #France #Bulgaria #poland #UAE #Greece #qatar #spain #Latvia #Belgium #Germany #iran #coronavirus #love #stayathome https://t.co/pghy7Ry4rS</text:p>
          </table:table-cell>
        </table:table-row>
        <table:table-row table:style-name="ro1">
          <table:table-cell office:value-type="string" calcext:value-type="string">
            <text:p>TWChesus</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8">
          <table:table-cell office:value-type="string" calcext:value-type="string">
            <text:p>Sallyalma</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5">
          <table:table-cell office:value-type="string" calcext:value-type="string">
            <text:p>tom_dp128</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1">
          <table:table-cell office:value-type="string" calcext:value-type="string">
            <text:p>PeterDorn16</text:p>
          </table:table-cell>
          <table:table-cell office:value-type="string" calcext:value-type="string">
            <text:p>#FlattenTheCurve #COVID2019 #COVID19 #COVID Update 4/2/20 (JohnsHopkins updated their data 40 min ago (see: https://t.co/iwKksHIJWv) </text:p>
            <text:p>Most of these countries are flattening the curve. (Day-to-Day % change)</text:p>
            <text:p>#Italy #France #Germany #US #Norway #Spain #Denmark #Brazil #UK  #Sweden https://t.co/N48exXW2YM</text:p>
          </table:table-cell>
        </table:table-row>
        <table:table-row table:style-name="ro1">
          <table:table-cell office:value-type="string" calcext:value-type="string">
            <text:p>ImNickHuber</text:p>
          </table:table-cell>
          <table:table-cell office:value-type="string" calcext:value-type="string">
            <text:p>#FlattenTheCurve #COVID2019 #COVID19 #COVID Update 4/2/20 (JohnsHopkins updated their data 40 min ago (see: https://t.co/iwKksHIJWv) </text:p>
            <text:p>Most of these countries are flattening the curve. (Day-to-Day % change)</text:p>
            <text:p>#Italy #France #Germany #US #Norway #Spain #Denmark #Brazil #UK  #Sweden https://t.co/N48exXW2YM</text:p>
          </table:table-cell>
        </table:table-row>
        <table:table-row table:style-name="ro8">
          <table:table-cell office:value-type="string" calcext:value-type="string">
            <text:p>D_FEBO</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jeneverdene</text:p>
          </table:table-cell>
          <table:table-cell office:value-type="string" calcext:value-type="string">
            <text:p>Did you know that France and Germany combined have donated to Italy more masks than China? #EUSolidarity #COVID19 #coronavirus https://t.co/wwnTa5rxJ6</text:p>
          </table:table-cell>
        </table:table-row>
        <table:table-row table:style-name="ro8">
          <table:table-cell office:value-type="string" calcext:value-type="string">
            <text:p>LICMIJAU</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BlockSitesPro</text:p>
          </table:table-cell>
          <table:table-cell office:value-type="string" calcext:value-type="string">
            <text:p>We can do your #blocksite #naidoo #FreedomOfSpeech #truth #france #ghana #Brazil #China #censorship #Resistance #ipfs #COVID19 https://t.co/zbWbpsFpwe</text:p>
          </table:table-cell>
        </table:table-row>
        <table:table-row table:style-name="ro8">
          <table:table-cell office:value-type="string" calcext:value-type="string">
            <text:p>zeeshan_shah_dc</text:p>
          </table:table-cell>
          <table:table-cell office:value-type="string" calcext:value-type="string">
            <text:p>In a single day:</text:p>
            <text:p>USA: 30.000 new cases.  </text:p>
            <text:p>France: 1350 Deaths</text:p>
            <text:p>#COVID19</text:p>
          </table:table-cell>
        </table:table-row>
        <table:table-row table:style-name="ro4">
          <table:table-cell office:value-type="string" calcext:value-type="string">
            <text:p>emferrariny</text:p>
          </table:table-cell>
          <table:table-cell office:value-type="string" calcext:value-type="string">
            <text:p>#covid19 Horrible day in France and Spain. Not a great one so far in US, Italy, UK, either. https://t.co/hRhASZzfyi</text:p>
          </table:table-cell>
        </table:table-row>
        <table:table-row table:style-name="ro1">
          <table:table-cell office:value-type="string" calcext:value-type="string">
            <text:p>PeterDorn16</text:p>
          </table:table-cell>
          <table:table-cell office:value-type="string" calcext:value-type="string">
            <text:p>#FlattenTheCurve #COVID2019 #COVID19 #COVID Update 4/2/20 (JohnsHopkins updated data 40 min ago (see: https://t.co/iwKksHr8xV) </text:p>
            <text:p>Most of these countries are flattening the curve. (Active Cases Trajectory)</text:p>
            <text:p>#Italy #France #Germany #US #Norway #Spain #Denmark #Brazil #UK  #Sweden https://t.co/VuEdnCWRQA</text:p>
          </table:table-cell>
        </table:table-row>
        <table:table-row table:style-name="ro4">
          <table:table-cell office:value-type="string" calcext:value-type="string">
            <text:p>patriot_memin</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iKrys74l</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guardiarep</text:p>
          </table:table-cell>
          <table:table-cell office:value-type="string" calcext:value-type="string">
            <text:p>#covid19 Horrible day in France and Spain. Not a great one so far in US, Italy, UK, either. https://t.co/hRhASZzfyi</text:p>
          </table:table-cell>
        </table:table-row>
        <table:table-row table:style-name="ro4">
          <table:table-cell office:value-type="string" calcext:value-type="string">
            <text:p>schestowitz</text:p>
          </table:table-cell>
          <table:table-cell office:value-type="string" calcext:value-type="string">
            <text:p>1,355 deaths in #france due to #covid19 (in one day!!) and #trumpland had in ONE day the same number of cases #uk had ALL YEAR!</text:p>
          </table:table-cell>
        </table:table-row>
        <table:table-row table:style-name="ro3">
          <table:table-cell office:value-type="string" calcext:value-type="string">
            <text:p>_rakiyaaaaa</text:p>
          </table:table-cell>
          <table:table-cell office:value-type="string" calcext:value-type="string">
            <text:p>⚠️Breaking: france reported 1,355 #COVID19 deaths in one day after accounting for nursing homes fatalities.</text:p>
            <text:p>Totaling to 59,105 cases &amp;amp; 5,387 deaths.</text:p>
          </table:table-cell>
        </table:table-row>
        <table:table-row table:style-name="ro1">
          <table:table-cell office:value-type="string" calcext:value-type="string">
            <text:p>electricboyo</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5">
          <table:table-cell office:value-type="string" calcext:value-type="string">
            <text:p>__KRZMA</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8">
          <table:table-cell office:value-type="string" calcext:value-type="string">
            <text:p>Agnt_ninetynine</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tom_dp128</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4">
          <table:table-cell office:value-type="string" calcext:value-type="string">
            <text:p>ConfinedGhost</text:p>
          </table:table-cell>
          <table:table-cell office:value-type="string" calcext:value-type="string">
            <text:p>It's late and I'm not sure my eyes are working properly anymore. But France registered over a thousand deaths in a single day and the US has caught up to Spain in terms of new deaths. UK not doing so well either. #CoronaVirusUpdate #COVID19 https://t.co/thEzkqfzGH</text:p>
          </table:table-cell>
        </table:table-row>
        <table:table-row table:style-name="ro4">
          <table:table-cell office:value-type="string" calcext:value-type="string">
            <text:p>55Sun5</text:p>
          </table:table-cell>
          <table:table-cell office:value-type="string" calcext:value-type="string">
            <text:p>The #coronavirus death count in France surged to nearly 5,400 people on Thursday after including nursing home fatalities in its data #CoronavirusFrance #COVIDー19 #COVID19 https://t.co/VCpu8SIhHD</text:p>
          </table:table-cell>
        </table:table-row>
        <table:table-row table:style-name="ro1">
          <table:table-cell office:value-type="string" calcext:value-type="string">
            <text:p>2601Manish</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nhldrafter</text:p>
          </table:table-cell>
          <table:table-cell office:value-type="string" calcext:value-type="string">
            <text:p>Population wise the U.S.A. is very close to the combined populations of Italy, Spain, Germany, France &amp;amp; the UK combined. <text:s/>Looking at the U.S.A. vs these 5 European countries &amp;amp; vs Canada. #COVIDー19 #COVID19 #COVID19Pandemic https://t.co/Dk5OQvHITo</text:p>
          </table:table-cell>
        </table:table-row>
        <table:table-row table:style-name="ro4">
          <table:table-cell office:value-type="string" calcext:value-type="string">
            <text:p>dollyc1othespeg</text:p>
          </table:table-cell>
          <table:table-cell office:value-type="string" calcext:value-type="string">
            <text:p>#covid19 Horrible day in France and Spain. Not a great one so far in US, Italy, UK, either. https://t.co/hRhASZzfyi</text:p>
          </table:table-cell>
        </table:table-row>
        <table:table-row table:style-name="ro4">
          <table:table-cell office:value-type="string" calcext:value-type="string">
            <text:p>DivineHindu</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9">
          <table:table-cell office:value-type="string" calcext:value-type="string">
            <text:p>BrittoIvor</text:p>
          </table:table-cell>
          <table:table-cell office:value-type="string" calcext:value-type="string">
            <text:p>From US to Europe, Tablighi Jamaat has been silently linked with terror cases for years</text:p>
            <text:p/>
            <text:p>In France, intelligence officials call it the "antechamber of fundamentalism," and attribute 80%  of the extremists as coming from the #TablighiJamaat.</text:p>
            <text:p/>
            <text:p>#COVID19</text:p>
            <text:p/>
            <text:p>https://t.co/MtRI5N96Ha</text:p>
          </table:table-cell>
        </table:table-row>
        <table:table-row table:style-name="ro4">
          <table:table-cell office:value-type="string" calcext:value-type="string">
            <text:p>AniketS0263832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morochitosikva</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Hamed57030573</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TarakDhing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bhaleraoswalok7</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JadeStarRoss4</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pr0gressivist</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nandantwite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Pitchumani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PoltWhite</text:p>
          </table:table-cell>
          <table:table-cell office:value-type="string" calcext:value-type="string">
            <text:p>New #COVID19 cases and deaths for April 2. Note that deaths lag ~2 weeks behind case detection. France's number of deaths includes people who died over recent days/weeks but had not been counted previously. https://t.co/0ISwkF7PUu</text:p>
          </table:table-cell>
        </table:table-row>
        <table:table-row table:style-name="ro5">
          <table:table-cell office:value-type="string" calcext:value-type="string">
            <text:p>SaraBee123</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5">
          <table:table-cell office:value-type="string" calcext:value-type="string">
            <text:p>AbdelBihat</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MyriamRenaud</text:p>
          </table:table-cell>
          <table:table-cell office:value-type="string" calcext:value-type="string">
            <text:p>One of the 2500 faithful attending a prayer meeting at a French #evangelical megachurch had #COVID19, kicking off one of Europe's largest regional cluster of infections. It was a tipping point—from there the epidemic spread across #France &amp;amp; then overseas. <text:s/>https://t.co/nyt5CqdYw1</text:p>
          </table:table-cell>
        </table:table-row>
        <table:table-row table:style-name="ro8">
          <table:table-cell office:value-type="string" calcext:value-type="string">
            <text:p>wltech</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TanyaOrchid</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BoliviaSocial</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SaraBee123</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8">
          <table:table-cell office:value-type="string" calcext:value-type="string">
            <text:p>oromariposa06</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Brandon77359469</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Sangita7D</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
          <table:table-cell office:value-type="string" calcext:value-type="string">
            <text:p>_Itsmecarmill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niralatweets</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ShabirHusaini</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KarmicBackslas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9">
          <table:table-cell office:value-type="string" calcext:value-type="string">
            <text:p>fightcovasone</text:p>
          </table:table-cell>
          <table:table-cell office:value-type="string" calcext:value-type="string">
            <text:p>Live Updates April  3:</text:p>
            <text:p>Global total confirmed: 996,207</text:p>
            <text:p>#US: 242,182</text:p>
            <text:p>#Italy: 115,716</text:p>
            <text:p>#Spain: 110,238</text:p>
            <text:p>#China: 82,774</text:p>
            <text:p>#Germany: 73,522</text:p>
            <text:p>#France: 59,105</text:p>
            <text:p>#Iran: 50,468</text:p>
            <text:p>#UK:33,718</text:p>
            <text:p>#Turkey: 18,135</text:p>
            <text:p>See daily new cases curve 👇 </text:p>
            <text:p>#coronavirus #COVID19 #fightvirusasone #fightcovasone https://t.co/v9FV2tA2gZ</text:p>
          </table:table-cell>
        </table:table-row>
        <table:table-row table:style-name="ro4">
          <table:table-cell office:value-type="string" calcext:value-type="string">
            <text:p>RISK_AJAY</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niralatweets</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5">
          <table:table-cell office:value-type="string" calcext:value-type="string">
            <text:p>Adultshit3</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hiteshsinh5</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vibhanawat</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hawkeyesince76</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2">
          <table:table-cell office:value-type="string" calcext:value-type="string">
            <text:p>japenkkangsar</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adi_aizat</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5">
          <table:table-cell office:value-type="string" calcext:value-type="string">
            <text:p>wolde_yes</text:p>
          </table:table-cell>
          <table:table-cell office:value-type="string" calcext:value-type="string">
            <text:p>@RimSarah In all practicality,  Africa doesn't need the cure desperately as of now where there is no single death per day across the huge continent. </text:p>
            <text:p/>
            <text:p>France, Italy and Spain seem better test grounds instead. They may save the hundreds dying everyday there.</text:p>
            <text:p/>
            <text:p>#COVID19</text:p>
          </table:table-cell>
        </table:table-row>
        <table:table-row table:style-name="ro5">
          <table:table-cell office:value-type="string" calcext:value-type="string">
            <text:p>extinctdaemon</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1">
          <table:table-cell office:value-type="string" calcext:value-type="string">
            <text:p>ImGoingToSayIt</text:p>
          </table:table-cell>
          <table:table-cell office:value-type="string" calcext:value-type="string">
            <text:p>Just yesterday, in #France alone, 1,355 people lost their lives due to complications from #COVID19 #Coronavirus infection.</text:p>
            <text:p/>
            <text:p>Terrible.</text:p>
          </table:table-cell>
        </table:table-row>
        <table:table-row table:style-name="ro8">
          <table:table-cell office:value-type="string" calcext:value-type="string">
            <text:p>thehowie</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8">
          <table:table-cell office:value-type="string" calcext:value-type="string">
            <text:p>deathtocrazy</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5">
          <table:table-cell office:value-type="string" calcext:value-type="string">
            <text:p>ichizoba</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8">
          <table:table-cell office:value-type="string" calcext:value-type="string">
            <text:p>MyLifeMyViews1</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4">
          <table:table-cell office:value-type="string" calcext:value-type="string">
            <text:p>Shivatandavam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thewordsaremaps</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adamskate123</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5">
          <table:table-cell office:value-type="string" calcext:value-type="string">
            <text:p>miscelenius</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moolanghat</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kujakupoet</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4">
          <table:table-cell office:value-type="string" calcext:value-type="string">
            <text:p>kiran_sankhl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HLofMyLife</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4">
          <table:table-cell office:value-type="string" calcext:value-type="string">
            <text:p>singalromil</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shobhits89</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caboh_pm</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8">
          <table:table-cell office:value-type="string" calcext:value-type="string">
            <text:p>YaleMed</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1">
          <table:table-cell office:value-type="string" calcext:value-type="string">
            <text:p>stensolli</text:p>
          </table:table-cell>
          <table:table-cell office:value-type="string" calcext:value-type="string">
            <text:p>#FlattenTheCurve #COVID2019 #COVID19 #COVID Update 4/2/20 (JohnsHopkins updated data 40 min ago (see: https://t.co/iwKksHr8xV) </text:p>
            <text:p>Most of these countries are flattening the curve. (Active Cases Trajectory)</text:p>
            <text:p>#Italy #France #Germany #US #Norway #Spain #Denmark #Brazil #UK  #Sweden https://t.co/VuEdnCWRQA</text:p>
          </table:table-cell>
        </table:table-row>
        <table:table-row table:style-name="ro4">
          <table:table-cell office:value-type="string" calcext:value-type="string">
            <text:p>minesha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0">
          <table:table-cell office:value-type="string" calcext:value-type="string">
            <text:p>AllCovid</text:p>
          </table:table-cell>
          <table:table-cell office:value-type="string" calcext:value-type="string">
            <text:p>#CoronaVirusUpdates Europe:</text:p>
            <text:p>- Spain: 7,947 new cases</text:p>
            <text:p>- Germany: 6,813 new cases</text:p>
            <text:p>- Italy: 4,668 new cases</text:p>
            <text:p>- UK: 4,244 new cases</text:p>
            <text:p>- Turkey: 2,456 new cases</text:p>
            <text:p>- France: 2,116 new cases</text:p>
            <text:p>- Belgium: 1,384 new cases</text:p>
            <text:p>- Switzerland: 1,128 new cases</text:p>
            <text:p>- Netherlands: 1,083 new cases</text:p>
            <text:p>#COVID19</text:p>
          </table:table-cell>
        </table:table-row>
        <table:table-row table:style-name="ro8">
          <table:table-cell office:value-type="string" calcext:value-type="string">
            <text:p>StefSimanowitz</text:p>
          </table:table-cell>
          <table:table-cell office:value-type="string" calcext:value-type="string">
            <text:p>It seems it may already be starting.</text:p>
            <text:p/>
            <text:p>The French Development Agency @AFD_France &amp;amp; @Inserm have launched a pilot with @REACTing_fr aimed at “improving monitoring &amp;amp; management of #Covid19 cases” in Burkina-Faso, Ivory Coast, Gabon, Mali &amp;amp; Senegal. #COVIDー19</text:p>
            <text:p>https://t.co/4A3VtQ3JOy</text:p>
          </table:table-cell>
        </table:table-row>
        <table:table-row table:style-name="ro4">
          <table:table-cell office:value-type="string" calcext:value-type="string">
            <text:p>tarakntr999</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amy_h1972</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4">
          <table:table-cell office:value-type="string" calcext:value-type="string">
            <text:p>mic72fis</text:p>
          </table:table-cell>
          <table:table-cell office:value-type="string" calcext:value-type="string">
            <text:p>"With the spread of the #pandemic, the wing of death passes over each and every one of us, at the same time as we all find ourselves under a state management as authoritarian as it is disorderly." https://t.co/ZC24IlrkER #coronavirus #COVID19 #COVID19Pandemic #antireport</text:p>
          </table:table-cell>
        </table:table-row>
        <table:table-row table:style-name="ro8">
          <table:table-cell office:value-type="string" calcext:value-type="string">
            <text:p>marioph13</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5">
          <table:table-cell office:value-type="string" calcext:value-type="string">
            <text:p>golfgol19506357</text:p>
          </table:table-cell>
          <table:table-cell office:value-type="string" calcext:value-type="string">
            <text:p>(last update 28 March, 2020)</text:p>
            <text:p>aligning by 1st death recorded</text:p>
            <text:p>France had the earliest ones in Europe</text:p>
            <text:p/>
            <text:p> #COVID19 #dataviz #coronavirus #COVID https://t.co/advRDyzpXO</text:p>
          </table:table-cell>
        </table:table-row>
        <table:table-row table:style-name="ro8">
          <table:table-cell office:value-type="string" calcext:value-type="string">
            <text:p>pesachlattin</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8">
          <table:table-cell office:value-type="string" calcext:value-type="string">
            <text:p>unionjackflavor</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plathitude</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4">
          <table:table-cell office:value-type="string" calcext:value-type="string">
            <text:p>bharatsaraswat</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WasaCresswell</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NationFirst_00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RocknRobz</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8">
          <table:table-cell office:value-type="string" calcext:value-type="string">
            <text:p>timcurtisart</text:p>
          </table:table-cell>
          <table:table-cell office:value-type="string" calcext:value-type="string">
            <text:p>It seems it may already be starting.</text:p>
            <text:p/>
            <text:p>The French Development Agency @AFD_France &amp;amp; @Inserm have launched a pilot with @REACTing_fr aimed at “improving monitoring &amp;amp; management of #Covid19 cases” in Burkina-Faso, Ivory Coast, Gabon, Mali &amp;amp; Senegal. #COVIDー19</text:p>
            <text:p>https://t.co/4A3VtQ3JOy</text:p>
          </table:table-cell>
        </table:table-row>
        <table:table-row table:style-name="ro4">
          <table:table-cell office:value-type="string" calcext:value-type="string">
            <text:p>SinghSinghk89</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tassnim_13</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aafimia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_twitwork</text:p>
          </table:table-cell>
          <table:table-cell office:value-type="string" calcext:value-type="string">
            <text:p>(last update 28 March, 2020)</text:p>
            <text:p>aligning by 1st death recorded</text:p>
            <text:p>France had the earliest ones in Europe</text:p>
            <text:p/>
            <text:p> #COVID19 #dataviz #coronavirus #COVID https://t.co/advRDyzpXO</text:p>
          </table:table-cell>
        </table:table-row>
        <table:table-row table:style-name="ro2">
          <table:table-cell office:value-type="string" calcext:value-type="string">
            <text:p>shahila_rahma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8">
          <table:table-cell office:value-type="string" calcext:value-type="string">
            <text:p>AnneBai66</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5">
          <table:table-cell office:value-type="string" calcext:value-type="string">
            <text:p>hellhathnofurby</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8">
          <table:table-cell office:value-type="string" calcext:value-type="string">
            <text:p>LaundryPrncss</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1">
          <table:table-cell office:value-type="string" calcext:value-type="string">
            <text:p>UnsilencedSci</text:p>
          </table:table-cell>
          <table:table-cell office:value-type="string" calcext:value-type="string">
            <text:p>Deaths in #France nearly tripled from 509 to 1355 in a single day! France has been under lockdown since March 17. What would the experts say if these numbers were coming from Sweden, which lacks a serious lockdown?</text:p>
            <text:p/>
            <text:p>#COVID19 #CNNTownHall https://t.co/1n3FqeYWSu</text:p>
          </table:table-cell>
        </table:table-row>
        <table:table-row table:style-name="ro8">
          <table:table-cell office:value-type="string" calcext:value-type="string">
            <text:p>SandraBERTEZENE</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4">
          <table:table-cell office:value-type="string" calcext:value-type="string">
            <text:p>TheTTT33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GuilleTrujilo</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8">
          <table:table-cell office:value-type="string" calcext:value-type="string">
            <text:p>bkeithb</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rajusmile2</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guanyinmiao</text:p>
          </table:table-cell>
          <table:table-cell office:value-type="string" calcext:value-type="string">
            <text:p>A pastor whose church service has been blamed for sparking a huge wave of Covid-19 infections in France apologised today as countries across Europe continued to struggle to slow the rising death toll from the disease https://t.co/otTwTYi3Oj</text:p>
            <text:p/>
            <text:p>#COVID19</text:p>
          </table:table-cell>
        </table:table-row>
        <table:table-row table:style-name="ro8">
          <table:table-cell office:value-type="string" calcext:value-type="string">
            <text:p>TweetInder</text:p>
          </table:table-cell>
          <table:table-cell office:value-type="string" calcext:value-type="string">
            <text:p>It seems it may already be starting.</text:p>
            <text:p/>
            <text:p>The French Development Agency @AFD_France &amp;amp; @Inserm have launched a pilot with @REACTing_fr aimed at “improving monitoring &amp;amp; management of #Covid19 cases” in Burkina-Faso, Ivory Coast, Gabon, Mali &amp;amp; Senegal. #COVIDー19</text:p>
            <text:p>https://t.co/4A3VtQ3JOy</text:p>
          </table:table-cell>
        </table:table-row>
        <table:table-row table:style-name="ro8">
          <table:table-cell office:value-type="string" calcext:value-type="string">
            <text:p>buttafly75</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4">
          <table:table-cell office:value-type="string" calcext:value-type="string">
            <text:p>louminousX</text:p>
          </table:table-cell>
          <table:table-cell office:value-type="string" calcext:value-type="string">
            <text:p>We can do your #blocksite #naidoo #FreedomOfSpeech #truth #france #ghana #Brazil #China #censorship #Resistance #ipfs #COVID19 https://t.co/zbWbpsFpwe</text:p>
          </table:table-cell>
        </table:table-row>
        <table:table-row table:style-name="ro9">
          <table:table-cell office:value-type="string" calcext:value-type="string">
            <text:p>fredwalton216</text:p>
          </table:table-cell>
          <table:table-cell office:value-type="string" calcext:value-type="string">
            <text:p>Thurs 2 April Update of #COVID19 Curves :</text:p>
            <text:p/>
            <text:p>US leads the pack, Spain and Italy in 2nd and third positions;</text:p>
            <text:p/>
            <text:p>Germany, France and UK in next tier; </text:p>
            <text:p/>
            <text:p>Keep an eye on Turkey and India as potential up and comers. https://t.co/A6cTIBTYHS</text:p>
          </table:table-cell>
        </table:table-row>
        <table:table-row table:style-name="ro23">
          <table:table-cell office:value-type="string" calcext:value-type="string">
            <text:p>whiskyhelps</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5">
          <table:table-cell office:value-type="string" calcext:value-type="string">
            <text:p>jiexin_x</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3">
          <table:table-cell office:value-type="string" calcext:value-type="string">
            <text:p>Vijaylo42259882</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4">
          <table:table-cell office:value-type="string" calcext:value-type="string">
            <text:p>Vylar_Kaftan</text:p>
          </table:table-cell>
          <table:table-cell office:value-type="string" calcext:value-type="string">
            <text:p>New #COVID19 cases and deaths for April 2. Note that deaths lag ~2 weeks behind case detection. France's number of deaths includes people who died over recent days/weeks but had not been counted previously. https://t.co/0ISwkF7PUu</text:p>
          </table:table-cell>
        </table:table-row>
        <table:table-row table:style-name="ro4">
          <table:table-cell office:value-type="string" calcext:value-type="string">
            <text:p>drvupt</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uttampegu</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sa2me0__0</text:p>
          </table:table-cell>
          <table:table-cell office:value-type="string" calcext:value-type="string">
            <text:p>There as part of a Saudi-French program for health specialties, more than 250 #Saudi doctors decided to stay in #France to help the nation fight #Coronavirus. </text:p>
            <text:p/>
            <text:p>#COVID19 </text:p>
            <text:p>@FranceinKSA https://t.co/DHuZv38D79</text:p>
          </table:table-cell>
        </table:table-row>
        <table:table-row table:style-name="ro5">
          <table:table-cell office:value-type="string" calcext:value-type="string">
            <text:p>oum_yahia2020</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Ranjia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OsmilaFrauca</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8">
          <table:table-cell office:value-type="string" calcext:value-type="string">
            <text:p>CienciaContrato</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8">
          <table:table-cell office:value-type="string" calcext:value-type="string">
            <text:p>SandraHelena39</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rmich117</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2">
          <table:table-cell office:value-type="string" calcext:value-type="string">
            <text:p>aliahnbll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8">
          <table:table-cell office:value-type="string" calcext:value-type="string">
            <text:p>sanewman1</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WomensAlly</text:p>
          </table:table-cell>
          <table:table-cell office:value-type="string" calcext:value-type="string">
            <text:p>"As it's difficult for women to get out, we want to make sure that support systems can go to women." - @MarleneSchiappa </text:p>
            <text:p/>
            <text:p>#COVID19 | #coronavirus</text:p>
            <text:p>https://t.co/3n3J6CPMiF</text:p>
          </table:table-cell>
        </table:table-row>
        <table:table-row table:style-name="ro5">
          <table:table-cell office:value-type="string" calcext:value-type="string">
            <text:p>MetisRebel</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8">
          <table:table-cell office:value-type="string" calcext:value-type="string">
            <text:p>edecan_bolivar</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2">
          <table:table-cell office:value-type="string" calcext:value-type="string">
            <text:p>bondahinat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BROWNEDOG</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Swamina34852432</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Imrahul19Gupt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emills28</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2">
          <table:table-cell office:value-type="string" calcext:value-type="string">
            <text:p>EunXiy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Saadiq77</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obiedrakes</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1">
          <table:table-cell office:value-type="string" calcext:value-type="string">
            <text:p>chunky_kit</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4">
          <table:table-cell office:value-type="string" calcext:value-type="string">
            <text:p>vikram_sbs</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deepaktarai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marsahni59</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RjHarishSharm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1">
          <table:table-cell office:value-type="string" calcext:value-type="string">
            <text:p>faab64</text:p>
          </table:table-cell>
          <table:table-cell office:value-type="string" calcext:value-type="string">
            <text:p>Trump administration ordered face masks from Brazil to fight CoronaVirus! </text:p>
            <text:p>(In French)</text:p>
            <text:p/>
            <text:p>#CoronaVirus #COVID19 #Trump #France #Humor</text:p>
            <text:p/>
            <text:p>https://t.co/bLnfLa4Agh</text:p>
          </table:table-cell>
        </table:table-row>
        <table:table-row table:style-name="ro1">
          <table:table-cell office:value-type="string" calcext:value-type="string">
            <text:p>PetarVodogaz</text:p>
          </table:table-cell>
          <table:table-cell office:value-type="string" calcext:value-type="string">
            <text:p>2,116 new cases and 884 new deaths in France. This includes 471 new deaths at hospitals and 884 people who died at nursing homes and had previously not been counted #covid19 #coronavirus</text:p>
            <text:p/>
            <text:p>https://t.co/pZKNJQyiTE via @business</text:p>
          </table:table-cell>
        </table:table-row>
        <table:table-row table:style-name="ro1">
          <table:table-cell office:value-type="string" calcext:value-type="string">
            <text:p>sgekar</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3">
          <table:table-cell office:value-type="string" calcext:value-type="string">
            <text:p>IamBhavishhh</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8">
          <table:table-cell office:value-type="string" calcext:value-type="string">
            <text:p>chekhovian13</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anshwayne</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fsantiba</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5">
          <table:table-cell office:value-type="string" calcext:value-type="string">
            <text:p>UnsilencedSci</text:p>
          </table:table-cell>
          <table:table-cell office:value-type="string" calcext:value-type="string">
            <text:p>That's good news, but the overall trajectory for France still looks as bad as Belgium, which has also been under lockdown.</text:p>
            <text:p/>
            <text:p>#COVID19 #CNNTownHall</text:p>
            <text:p/>
            <text:p>https://t.co/zJdCdbwTO2</text:p>
          </table:table-cell>
        </table:table-row>
        <table:table-row table:style-name="ro4">
          <table:table-cell office:value-type="string" calcext:value-type="string">
            <text:p>MaheshDM15</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KashNasar</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5">
          <table:table-cell office:value-type="string" calcext:value-type="string">
            <text:p>uhroboboy</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10AMDreame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L_WashingtonMD</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4">
          <table:table-cell office:value-type="string" calcext:value-type="string">
            <text:p>rambo5608974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shravan2077</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mit_nishad145</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mansan88</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nchallag</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Earth2500</text:p>
          </table:table-cell>
          <table:table-cell office:value-type="string" calcext:value-type="string">
            <text:p>#Coronavirus cleaning! It can linger in places; clean regularly where it matters. #COVID2019 #COVID19 #CoronaVirusCanada #TrumpMadness #WashYourHands #SocialDistancing #SocialDistance #pets #healthcare #Italy #Japan #Canada #USA #Germany #France #UKlockdown #NYC #Africa #India https://t.co/b7udcEmwHb</text:p>
          </table:table-cell>
        </table:table-row>
        <table:table-row table:style-name="ro4">
          <table:table-cell office:value-type="string" calcext:value-type="string">
            <text:p>namma_BTM</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RakRoshan9</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freefilustine</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BhakthLokes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OrbitStudios</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Bikueng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koshalnasare</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ImDrARB</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BobRomano14</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0">
          <table:table-cell office:value-type="string" calcext:value-type="string">
            <text:p>PaolaVazquezc</text:p>
          </table:table-cell>
          <table:table-cell office:value-type="string" calcext:value-type="string">
            <text:p>Update on patients treated w/ HCQ + AZ at the Méditerranée Infection Hospital in France:</text:p>
            <text:p/>
            <text:p>COVID-19 patients NOT treated w/ HCQ+AZ: 985</text:p>
            <text:p>Deaths: 12 (1.2%)</text:p>
            <text:p/>
            <text:p>COVID-19 patients treated w/ HCQ+AZ: 1003</text:p>
            <text:p>Deaths: 1 (0.1%)</text:p>
            <text:p/>
            <text:p>Chi-square test: p-value = 0.002 #COVID19</text:p>
            <text:p/>
            <text:p>https://t.co/nscre9mWvW</text:p>
          </table:table-cell>
        </table:table-row>
        <table:table-row table:style-name="ro4">
          <table:table-cell office:value-type="string" calcext:value-type="string">
            <text:p>VivekCh9143595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Shivam____kuma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singhalok17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2">
          <table:table-cell office:value-type="string" calcext:value-type="string">
            <text:p>france_op</text:p>
          </table:table-cell>
          <table:table-cell office:value-type="string" calcext:value-type="string">
            <text:p>Night Field Testing was done last night! Light-conditions wouldn't be a problem.</text:p>
            <text:p/>
            <text:p>Stay tuned for more updates. </text:p>
            <text:p/>
            <text:p>Catch the official launch via virtual press con at 4:00 PM today on our RapidPassph Facebook page: https://t.co/tfIF4j7yp9</text:p>
            <text:p/>
            <text:p>#RapidPassPH</text:p>
            <text:p>#GeeksAgainstCOVID</text:p>
            <text:p>#COVID19 https://t.co/rFsmp8wxr6</text:p>
          </table:table-cell>
        </table:table-row>
        <table:table-row table:style-name="ro3">
          <table:table-cell office:value-type="string" calcext:value-type="string">
            <text:p>globalpower09</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4">
          <table:table-cell office:value-type="string" calcext:value-type="string">
            <text:p>StephanJHester</text:p>
          </table:table-cell>
          <table:table-cell office:value-type="string" calcext:value-type="string">
            <text:p>The world is going through this together. We all have a choice to make. Contagion star Marion Cotillard shares her #COVID19 experience from France. Listen to #publichealth experts, take note of any symptoms, and stay home to #ControltheContagion. https://t.co/sUXphD602y for more https://t.co/E3VDXiF1yN</text:p>
          </table:table-cell>
        </table:table-row>
        <table:table-row table:style-name="ro4">
          <table:table-cell office:value-type="string" calcext:value-type="string">
            <text:p>janamri33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ackthu</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EJamshed</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2">
          <table:table-cell office:value-type="string" calcext:value-type="string">
            <text:p>__cfyh</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5">
          <table:table-cell office:value-type="string" calcext:value-type="string">
            <text:p>snudgy44</text:p>
          </table:table-cell>
          <table:table-cell office:value-type="string" calcext:value-type="string">
            <text:p>More than 75% of reported #COVID19 cases are currently in eight countries. They are:</text:p>
            <text:p/>
            <text:p>🇺🇸 USA: 21%</text:p>
            <text:p>🇮🇹 Italy: 13%</text:p>
            <text:p>🇪🇸 Spain: 11%</text:p>
            <text:p>🇨🇳 China: 11%</text:p>
            <text:p>🇩🇪 Germany: 9%</text:p>
            <text:p>🇫🇷 France: 6%</text:p>
            <text:p>🇮🇷 Iran: 5%</text:p>
            <text:p>🇬🇧 UK: 3% https://t.co/f5Y9bhP2GV</text:p>
          </table:table-cell>
        </table:table-row>
        <table:table-row table:style-name="ro4">
          <table:table-cell office:value-type="string" calcext:value-type="string">
            <text:p>ambi4giveup</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Dimcl2</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covid19newsv</text:p>
          </table:table-cell>
          <table:table-cell office:value-type="string" calcext:value-type="string">
            <text:p>🇫🇷 France #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PradeepGupta_PG</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GoldenRuleHR</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15">
          <table:table-cell office:value-type="string" calcext:value-type="string">
            <text:p>AnikhindiSatish</text:p>
          </table:table-cell>
          <table:table-cell office:value-type="string" calcext:value-type="string">
            <text:p>Countries with 2,000+ deaths (excluding #China 3,318)</text:p>
            <text:p/>
            <text:p>1. #Italy: 13,915</text:p>
            <text:p>2. #Spain: 10,348</text:p>
            <text:p>3. #USA: 6,075</text:p>
            <text:p>4. #France: 5,387</text:p>
            <text:p>5. #Iran: 3,160</text:p>
            <text:p>6. #UK: 2,921</text:p>
            <text:p/>
            <text:p>#CoronavirusOutbreak #COVID19</text:p>
          </table:table-cell>
        </table:table-row>
        <table:table-row table:style-name="ro8">
          <table:table-cell office:value-type="string" calcext:value-type="string">
            <text:p>deandre_nickens</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saketprashar14</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yameenkhan110</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4">
          <table:table-cell office:value-type="string" calcext:value-type="string">
            <text:p>Monicapgaud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asheresque</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NielsMderts</text:p>
          </table:table-cell>
          <table:table-cell office:value-type="string" calcext:value-type="string">
            <text:p>Foreign Minister @winstonpeters spoke with his French counterpart @JY_LeDrian on 1 April about shared efforts in response to #COVID19. They committed to staying in contact about policy which affects French citizens in NZ. A read-out of the call is here: https://t.co/wcGcXITFmG</text:p>
          </table:table-cell>
        </table:table-row>
        <table:table-row table:style-name="ro8">
          <table:table-cell office:value-type="string" calcext:value-type="string">
            <text:p>WorldBeyondWar</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protoiye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
          <table:table-cell office:value-type="string" calcext:value-type="string">
            <text:p>xmrlxsyrxf</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8">
          <table:table-cell office:value-type="string" calcext:value-type="string">
            <text:p>jesusAn72717927</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Arunabh_c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VDhoopa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EricHardcastle</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JoAnnLChateau</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ITipFiveDoubleO</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SheldonOswinM</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oscar_dazzle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teacherronda</text:p>
          </table:table-cell>
          <table:table-cell office:value-type="string" calcext:value-type="string">
            <text:p>@MollyJongFast We can learn from South Korea, France, Italy, and Kentucky,</text:p>
            <text:p>where COVID-19 infected numbers of churchgoers, </text:p>
            <text:p>who then spread it among themselves and to everyone they knew.</text:p>
            <text:p>#COVID19</text:p>
          </table:table-cell>
        </table:table-row>
        <table:table-row table:style-name="ro8">
          <table:table-cell office:value-type="string" calcext:value-type="string">
            <text:p>NaomiSeu</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8">
          <table:table-cell office:value-type="string" calcext:value-type="string">
            <text:p>blabszb</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ThatDudesMother</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4">
          <table:table-cell office:value-type="string" calcext:value-type="string">
            <text:p>rjstutee</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ShinyaNightSky</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srinathpv7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feraltales</text:p>
          </table:table-cell>
          <table:table-cell office:value-type="string" calcext:value-type="string">
            <text:p>@eugenegu @realDonaldTrump From AP News: French health officials stated that American officials swooped in at a Chinese airport to snatch a planeload of masks that France had ordered straight off the tarmac, offering 3 or 4 times the confirmed price.</text:p>
            <text:p>#AmericaTheUgly #COVID19 #CoronaUpdate #CoronaVillains</text:p>
          </table:table-cell>
        </table:table-row>
        <table:table-row table:style-name="ro4">
          <table:table-cell office:value-type="string" calcext:value-type="string">
            <text:p>seemaa_bhati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mitgunsoldie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ortonbordoloi0</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11">
          <table:table-cell office:value-type="string" calcext:value-type="string">
            <text:p>Ngjoh1</text:p>
          </table:table-cell>
          <table:table-cell office:value-type="string" calcext:value-type="string">
            <text:p>#video</text:p>
            <text:p>This is how the #COVIDー19 has advanced, as if it were a thoroughbred horse race 🐎🐎🐎</text:p>
            <text:p/>
            <text:p>#coronavirus #Covid_19 #COVID19</text:p>
            <text:p>#SouthKorea #Italy #Iran #Germany #France #Spain #USA #UnitedKingdom.... </text:p>
            <text:p>https://t.co/mCBt1mi2vE</text:p>
          </table:table-cell>
        </table:table-row>
        <table:table-row table:style-name="ro3">
          <table:table-cell office:value-type="string" calcext:value-type="string">
            <text:p>irajanikmiishra</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4">
          <table:table-cell office:value-type="string" calcext:value-type="string">
            <text:p>RoflRudr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RinrinCrazy</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Shraddh13524262</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Doglover2011_</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8">
          <table:table-cell office:value-type="string" calcext:value-type="string">
            <text:p>prestoneli2</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AneesaPhD</text:p>
          </table:table-cell>
          <table:table-cell office:value-type="string" calcext:value-type="string">
            <text:p>Wow! Whilst remembering that the #UnitedStates has many more people than in #Italy, #Spain, #France, #Germany &amp;amp; the #UK, this graphic from @guardian shows the massive #COVID19 problem in the #USA</text:p>
            <text:p/>
            <text:p>https://t.co/mz8NC44NeL https://t.co/48e2W6hNOn</text:p>
          </table:table-cell>
        </table:table-row>
        <table:table-row table:style-name="ro8">
          <table:table-cell office:value-type="string" calcext:value-type="string">
            <text:p>AndyKCity</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I_amRocks</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N29043028</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5">
          <table:table-cell office:value-type="string" calcext:value-type="string">
            <text:p>NabilZairig</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7770ba3ec0f34b9</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ManagreReena</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1">
          <table:table-cell office:value-type="string" calcext:value-type="string">
            <text:p>vianalaziz</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1">
          <table:table-cell office:value-type="string" calcext:value-type="string">
            <text:p>gassin123Charts</text:p>
          </table:table-cell>
          <table:table-cell office:value-type="string" calcext:value-type="string">
            <text:p>French government reverses earlier ban on #hydroxychloroquine for treating #COVID19 patients in light of successful clinical studies showing significant efficacy against the virus.</text:p>
            <text:p/>
            <text:p>Hydroxychloroquine may now be prescribed to treat COVID-19 in France. https://t.co/knIbFNulUV</text:p>
          </table:table-cell>
        </table:table-row>
        <table:table-row table:style-name="ro8">
          <table:table-cell office:value-type="string" calcext:value-type="string">
            <text:p>albakheet1985</text:p>
          </table:table-cell>
          <table:table-cell office:value-type="string" calcext:value-type="string">
            <text:p>There as part of a Saudi-French program for health specialties, more than 250 #Saudi doctors decided to stay in #France to help the nation fight #Coronavirus. </text:p>
            <text:p/>
            <text:p>#COVID19 </text:p>
            <text:p>@FranceinKSA https://t.co/DHuZv38D79</text:p>
          </table:table-cell>
        </table:table-row>
        <table:table-row table:style-name="ro4">
          <table:table-cell office:value-type="string" calcext:value-type="string">
            <text:p>Ujjwal2503199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NilambariAD</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prameshjain12</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1">
          <table:table-cell office:value-type="string" calcext:value-type="string">
            <text:p>chidambara09</text:p>
          </table:table-cell>
          <table:table-cell office:value-type="string" calcext:value-type="string">
            <text:p>How the #coronavirusPandemic has more than #DOUBLED in #size in a #week https://t.co/uoqAMMDeTC</text:p>
            <text:p/>
            <text:p>#bigdata </text:p>
            <text:p>#healthCare #WHO #cnbc #wsj </text:p>
            <text:p>#COViD19 #Linux #COViD19USA #Covid19iNDiA #COViD19UK #COViD19CANADA #COViD19france #COViD19italy</text:p>
            <text:p>#usa #canada #london #Australia #japan #france</text:p>
          </table:table-cell>
        </table:table-row>
        <table:table-row table:style-name="ro11">
          <table:table-cell office:value-type="string" calcext:value-type="string">
            <text:p>LlnuxBot</text:p>
          </table:table-cell>
          <table:table-cell office:value-type="string" calcext:value-type="string">
            <text:p>How the #coronavirusPandemic has more than #DOUBLED in #size in a #week https://t.co/uoqAMMDeTC</text:p>
            <text:p/>
            <text:p>#bigdata </text:p>
            <text:p>#healthCare #WHO #cnbc #wsj </text:p>
            <text:p>#COViD19 #Linux #COViD19USA #Covid19iNDiA #COViD19UK #COViD19CANADA #COViD19france #COViD19italy</text:p>
            <text:p>#usa #canada #london #Australia #japan #france</text:p>
          </table:table-cell>
        </table:table-row>
        <table:table-row table:style-name="ro3">
          <table:table-cell office:value-type="string" calcext:value-type="string">
            <text:p>sayaksayaksen3</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4">
          <table:table-cell office:value-type="string" calcext:value-type="string">
            <text:p>Drag_Net1</text:p>
          </table:table-cell>
          <table:table-cell office:value-type="string" calcext:value-type="string">
            <text:p>@JeffBezos @EmmanuelMacron Let them eat cake #bezos #france #covid19</text:p>
          </table:table-cell>
        </table:table-row>
        <table:table-row table:style-name="ro4">
          <table:table-cell office:value-type="string" calcext:value-type="string">
            <text:p>SanjayH18</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racjeev</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5">
          <table:table-cell office:value-type="string" calcext:value-type="string">
            <text:p>chidambara09</text:p>
          </table:table-cell>
          <table:table-cell office:value-type="string" calcext:value-type="string">
            <text:p>#MachineLearning methods to aid in #Coronavirus #Response by #Isaac #Godfried in @TDataScience</text:p>
            <text:p/>
            <text:p>https://t.co/vlOw6jj5rP</text:p>
            <text:p/>
            <text:p>#bigdata </text:p>
            <text:p>#healthCare</text:p>
            <text:p>#WHO #Facebook #Instagram</text:p>
            <text:p/>
            <text:p>#COViD19 #Linux #COViD19USA #Covid19iNDiA #COViD19UK #CANADA #COViD19france #COViD19italy</text:p>
            <text:p>#Espana #France #AI</text:p>
          </table:table-cell>
        </table:table-row>
        <table:table-row table:style-name="ro15">
          <table:table-cell office:value-type="string" calcext:value-type="string">
            <text:p>drahmadbazzi</text:p>
          </table:table-cell>
          <table:table-cell office:value-type="string" calcext:value-type="string">
            <text:p>#MachineLearning methods to aid in #Coronavirus #Response by #Isaac #Godfried in @TDataScience</text:p>
            <text:p/>
            <text:p>https://t.co/vlOw6jj5rP</text:p>
            <text:p/>
            <text:p>#bigdata </text:p>
            <text:p>#healthCare</text:p>
            <text:p>#WHO #Facebook #Instagram</text:p>
            <text:p/>
            <text:p>#COViD19 #Linux #COViD19USA #Covid19iNDiA #COViD19UK #CANADA #COViD19france #COViD19italy</text:p>
            <text:p>#Espana #France #AI</text:p>
          </table:table-cell>
        </table:table-row>
        <table:table-row table:style-name="ro4">
          <table:table-cell office:value-type="string" calcext:value-type="string">
            <text:p>NickFJ73</text:p>
          </table:table-cell>
          <table:table-cell office:value-type="string" calcext:value-type="string">
            <text:p>Fucking USA! They bought the masks destined to France/Canada on the airport tarmac with cash money? @realDonaldTrump I thought #COVID19 didn’t exist? That’s why everyone hates you. 🖕</text:p>
          </table:table-cell>
        </table:table-row>
        <table:table-row table:style-name="ro15">
          <table:table-cell office:value-type="string" calcext:value-type="string">
            <text:p>LlnuxBot</text:p>
          </table:table-cell>
          <table:table-cell office:value-type="string" calcext:value-type="string">
            <text:p>#MachineLearning methods to aid in #Coronavirus #Response by #Isaac #Godfried in @TDataScience</text:p>
            <text:p/>
            <text:p>https://t.co/vlOw6jj5rP</text:p>
            <text:p/>
            <text:p>#bigdata </text:p>
            <text:p>#healthCare</text:p>
            <text:p>#WHO #Facebook #Instagram</text:p>
            <text:p/>
            <text:p>#COViD19 #Linux #COViD19USA #Covid19iNDiA #COViD19UK #CANADA #COViD19france #COViD19italy</text:p>
            <text:p>#Espana #France #AI</text:p>
          </table:table-cell>
        </table:table-row>
        <table:table-row table:style-name="ro4">
          <table:table-cell office:value-type="string" calcext:value-type="string">
            <text:p>Mahesh1968</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
          <table:table-cell office:value-type="string" calcext:value-type="string">
            <text:p>Aeronnnnnnnn</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Hanumegowda_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Hanumegowda_H</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4">
          <table:table-cell office:value-type="string" calcext:value-type="string">
            <text:p>jeffche</text:p>
          </table:table-cell>
          <table:table-cell office:value-type="string" calcext:value-type="string">
            <text:p>Till now, 177 remaining confirmed #COVID19 cases in Shanghai, China - <text:s/>with 4 new cases from abroad (2 from Russia, 1 from UK, and 1 from Netherlands) - 69 from UK, 32 from US, 19 from France, 12 from Italy, 7 from Spain...</text:p>
          </table:table-cell>
        </table:table-row>
        <table:table-row table:style-name="ro4">
          <table:table-cell office:value-type="string" calcext:value-type="string">
            <text:p>amankumar_2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YacineDjemil</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8">
          <table:table-cell office:value-type="string" calcext:value-type="string">
            <text:p>RaquelDobson</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OfficialInderJ</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np66</text:p>
          </table:table-cell>
          <table:table-cell office:value-type="string" calcext:value-type="string">
            <text:p>#France records 1355 deaths due to coronavirus in last 24 hours to bringing the total to 5387. <text:s/>That’s the most no of deaths reported within last 24 hours by an any country #coronavirus #usa #covid19</text:p>
          </table:table-cell>
        </table:table-row>
        <table:table-row table:style-name="ro4">
          <table:table-cell office:value-type="string" calcext:value-type="string">
            <text:p>evvvlchris</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5">
          <table:table-cell office:value-type="string" calcext:value-type="string">
            <text:p>HeatherBBean</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2">
          <table:table-cell office:value-type="string" calcext:value-type="string">
            <text:p>AshrinZain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rockfordashis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1">
          <table:table-cell office:value-type="string" calcext:value-type="string">
            <text:p>LinuxDreams</text:p>
          </table:table-cell>
          <table:table-cell office:value-type="string" calcext:value-type="string">
            <text:p>How the #coronavirusPandemic has more than #DOUBLED in #size in a #week https://t.co/uoqAMMDeTC</text:p>
            <text:p/>
            <text:p>#bigdata </text:p>
            <text:p>#healthCare #WHO #cnbc #wsj </text:p>
            <text:p>#COViD19 #Linux #COViD19USA #Covid19iNDiA #COViD19UK #COViD19CANADA #COViD19france #COViD19italy</text:p>
            <text:p>#usa #canada #london #Australia #japan #france</text:p>
          </table:table-cell>
        </table:table-row>
        <table:table-row table:style-name="ro1">
          <table:table-cell office:value-type="string" calcext:value-type="string">
            <text:p>ChikukwaJ</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5">
          <table:table-cell office:value-type="string" calcext:value-type="string">
            <text:p>PhilJ1795</text:p>
          </table:table-cell>
          <table:table-cell office:value-type="string" calcext:value-type="string">
            <text:p>France recorded its 1st #COVID19 death 37 days ago and now it's 5387.</text:p>
            <text:p>Sweden , who are ignoring a lockdown, recorded its 1st death 22 days ago. Now it's 308.</text:p>
            <text:p>After 22 days, France was only 264.</text:p>
            <text:p>Sweden have lots to worry about.</text:p>
            <text:p>@piersmorgan @JuliaHB1 #coronavirussweden</text:p>
          </table:table-cell>
        </table:table-row>
        <table:table-row table:style-name="ro4">
          <table:table-cell office:value-type="string" calcext:value-type="string">
            <text:p>Sunkavalli119</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bsdhtnortheast</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0807ankit</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rjunDares</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ranajoypaul2029</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4">
          <table:table-cell office:value-type="string" calcext:value-type="string">
            <text:p>vikasthakurr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ecam65</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24">
          <table:table-cell office:value-type="string" calcext:value-type="string">
            <text:p>misssjleeteuk</text:p>
          </table:table-cell>
          <table:table-cell office:value-type="string" calcext:value-type="string">
            <text:p>racial discrimination 😠😠😠 Africa is a crown above your heads, you dogs ~~ France 🤝 racist </text:p>
            <text:p/>
            <text:p>#France #racist #Afrique #Africa #Morocco #Maroc #إفريقيا #فرنسا #Covid_19 #coronavirus #COVID19 #كورونا #كوفيد_19 #كورونا_فيروس https://t.co/OGXct6EpkW</text:p>
          </table:table-cell>
        </table:table-row>
        <table:table-row table:style-name="ro4">
          <table:table-cell office:value-type="string" calcext:value-type="string">
            <text:p>vsaik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RajanKu64779164</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shepherd_eloise</text:p>
          </table:table-cell>
          <table:table-cell office:value-type="string" calcext:value-type="string">
            <text:p>#covid19 Horrible day in France and Spain. Not a great one so far in US, Italy, UK, either. https://t.co/hRhASZzfyi</text:p>
          </table:table-cell>
        </table:table-row>
        <table:table-row table:style-name="ro3">
          <table:table-cell office:value-type="string" calcext:value-type="string">
            <text:p>aray00910</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1">
          <table:table-cell office:value-type="string" calcext:value-type="string">
            <text:p>Pk90881683</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djha736</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Indic_e</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mishuahmed</text:p>
          </table:table-cell>
          <table:table-cell office:value-type="string" calcext:value-type="string">
            <text:p>#BREAKING #CoronavirusOutbreak cases cross 10,15,000+ #COVID19Pandemic #Coronavirus #StayAtHome #COVID19 #Pandemic #SpainCoronaVirus  #usaCoronavirus  #ukcoronavirus  #Italycovid19  #Germany #Iran #France #Switzerland #Belgium</text:p>
            <text:p/>
            <text:p>https://t.co/YV3Bplo9Bu</text:p>
          </table:table-cell>
        </table:table-row>
        <table:table-row table:style-name="ro3">
          <table:table-cell office:value-type="string" calcext:value-type="string">
            <text:p>santoshvrm88</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5">
          <table:table-cell office:value-type="string" calcext:value-type="string">
            <text:p>YYCtj1</text:p>
          </table:table-cell>
          <table:table-cell office:value-type="string" calcext:value-type="string">
            <text:p>Whoa - what happened with todays #COVID19 deaths in France? </text:p>
            <text:p/>
            <text:p>MASSIVE one day uptick.</text:p>
            <text:p/>
            <text:p>Seems like a reclassification issue. https://t.co/PctrNKYSiW</text:p>
          </table:table-cell>
        </table:table-row>
        <table:table-row table:style-name="ro4">
          <table:table-cell office:value-type="string" calcext:value-type="string">
            <text:p>priyank3089</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VijayKu84649568</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ngada_</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kv1179</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Suresh_ntr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3">
          <table:table-cell office:value-type="string" calcext:value-type="string">
            <text:p>meldu5</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4">
          <table:table-cell office:value-type="string" calcext:value-type="string">
            <text:p>Truethoughts68</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mehrza</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maymartymartha</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DonnaWillisMD</text:p>
          </table:table-cell>
          <table:table-cell office:value-type="string" calcext:value-type="string">
            <text:p>@adamcifu 😱#Covid19 heartbreaking, health inequality just never stops It be curious to compare USA with France, Italy, Germany or the entire EU this is crushing data https://t.co/FyaSXC0b66</text:p>
          </table:table-cell>
        </table:table-row>
        <table:table-row table:style-name="ro4">
          <table:table-cell office:value-type="string" calcext:value-type="string">
            <text:p>Mhypernational</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1">
          <table:table-cell office:value-type="string" calcext:value-type="string">
            <text:p>chidambara09</text:p>
          </table:table-cell>
          <table:table-cell office:value-type="string" calcext:value-type="string">
            <text:p>How the #coronavirusPandemic has more than #DOUBLED in #size in a #week https://t.co/uoqAMMDeTC</text:p>
            <text:p/>
            <text:p>#bigdata </text:p>
            <text:p>#healthCare #WHO #cnbc #wsj </text:p>
            <text:p>#COViD19 #Linux #COViD19USA #Covid19iNDiA #COViD19UK #COViD19CANADA #COViD19france #COViD19italy</text:p>
            <text:p>#usa #canada #london #Australia #japan #france</text:p>
          </table:table-cell>
        </table:table-row>
        <table:table-row table:style-name="ro3">
          <table:table-cell office:value-type="string" calcext:value-type="string">
            <text:p>sanket_khedkar</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4">
          <table:table-cell office:value-type="string" calcext:value-type="string">
            <text:p>fezziwig2019</text:p>
          </table:table-cell>
          <table:table-cell office:value-type="string" calcext:value-type="string">
            <text:p>#COVID19 HC “83% pts had negative results on quantitative polymerase chain reaction testing at day 7/93% had negative results on day 8). There was a “clinical improvement compared to the natural progression.” 1 death occurred, &amp;amp; 3 were transferred to ICUs” https://t.co/pq8dgdY3vJ</text:p>
          </table:table-cell>
        </table:table-row>
        <table:table-row table:style-name="ro4">
          <table:table-cell office:value-type="string" calcext:value-type="string">
            <text:p>Rishabh46695367</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CanadaFirst</text:p>
          </table:table-cell>
          <table:table-cell office:value-type="string" calcext:value-type="string">
            <text:p>This may not end well: France is using a high-speed train to distribute critically ill #COVID19 patients from Paris hospitals to regions of the country less impacted by #CoronaVirus.</text:p>
            <text:p/>
            <text:p>#COVID19Pandemic</text:p>
            <text:p/>
            <text:p>https://t.co/R6jZ1fQRp7</text:p>
          </table:table-cell>
        </table:table-row>
        <table:table-row table:style-name="ro1">
          <table:table-cell office:value-type="string" calcext:value-type="string">
            <text:p>cantbeeserious</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4">
          <table:table-cell office:value-type="string" calcext:value-type="string">
            <text:p>GeauxDeeN0Jay__</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AlanGoldsmith</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4">
          <table:table-cell office:value-type="string" calcext:value-type="string">
            <text:p>HellenNakirijja</text:p>
          </table:table-cell>
          <table:table-cell office:value-type="string" calcext:value-type="string">
            <text:p>There are medical protocols put into place for a reason. Our health should not be used for political purposes. Let the medical doctors, researchers, scientists do their jobs. #COVID19 #France</text:p>
          </table:table-cell>
        </table:table-row>
        <table:table-row table:style-name="ro4">
          <table:table-cell office:value-type="string" calcext:value-type="string">
            <text:p>anishxc</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_RedFrog</text:p>
          </table:table-cell>
          <table:table-cell office:value-type="string" calcext:value-type="string">
            <text:p>It seems it may already be starting.</text:p>
            <text:p/>
            <text:p>The French Development Agency @AFD_France &amp;amp; @Inserm have launched a pilot with @REACTing_fr aimed at “improving monitoring &amp;amp; management of #Covid19 cases” in Burkina-Faso, Ivory Coast, Gabon, Mali &amp;amp; Senegal. #COVIDー19</text:p>
            <text:p>https://t.co/4A3VtQ3JOy</text:p>
          </table:table-cell>
        </table:table-row>
        <table:table-row table:style-name="ro4">
          <table:table-cell office:value-type="string" calcext:value-type="string">
            <text:p>realAmadioha</text:p>
          </table:table-cell>
          <table:table-cell office:value-type="string" calcext:value-type="string">
            <text:p>@vicky_824 @NzajeP @BBCWorld @RFI @IntlCrimCourt @amnesty @hrw @StateDept @USEmbYaounde @AJENews @USAmbUN @UNHumanRights Cameroon will use #COVID19 as a weapon to further eliminate males (aged 10 to 50) in the #SouthernCameroons who can defend/resist France's colonial ambitions within the next 20 years. Why are prisons and concentration camps not decongested to save the lives of inmates? @GCR2P @UN</text:p>
          </table:table-cell>
        </table:table-row>
        <table:table-row table:style-name="ro4">
          <table:table-cell office:value-type="string" calcext:value-type="string">
            <text:p>TheRlyyEnginee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abhinavkhedkar</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4">
          <table:table-cell office:value-type="string" calcext:value-type="string">
            <text:p>VarunSi35796756</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nishankmishra77</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scorpiosaurus</text:p>
          </table:table-cell>
          <table:table-cell office:value-type="string" calcext:value-type="string">
            <text:p>US and Spain still reporting close to 1000 deaths in 24 hours. France death figure yday is due to addition of nursing home deaths over last weeks #COVID19 https://t.co/gqhBFsXNWZ</text:p>
          </table:table-cell>
        </table:table-row>
        <table:table-row table:style-name="ro4">
          <table:table-cell office:value-type="string" calcext:value-type="string">
            <text:p>HariyaneKaChor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2">
          <table:table-cell office:value-type="string" calcext:value-type="string">
            <text:p>gchahal</text:p>
          </table:table-cell>
          <table:table-cell office:value-type="string" calcext:value-type="string">
            <text:p>#COVID19 Mortality Rate</text:p>
            <text:p/>
            <text:p>Italy: 12.1%</text:p>
            <text:p>Spain: 9.2%</text:p>
            <text:p>Netherlands: 9.1%</text:p>
            <text:p>France: 9.0%</text:p>
            <text:p>UK: 8.5%</text:p>
            <text:p>Belgium: 6.6%</text:p>
            <text:p>Sweden: 5.5%</text:p>
            <text:p>India: 2.8%</text:p>
            <text:p>US: 2.4%</text:p>
            <text:p>Germany: 1.3%</text:p>
            <text:p/>
            <text:p>Why the recent surge? It takes &amp;lt;2 weeks to count fatality.</text:p>
            <text:p/>
            <text:p>#coronavirus #CoronavirusLockdown #COVIDー19 #CoronavirusUSA</text:p>
          </table:table-cell>
        </table:table-row>
        <table:table-row table:style-name="ro3">
          <table:table-cell office:value-type="string" calcext:value-type="string">
            <text:p>NelsonWahengba3</text:p>
          </table:table-cell>
          <table:table-cell office:value-type="string" calcext:value-type="string">
            <text:p>Heart Breaking😢 : France suffers world's highest number of Coronavirus deaths in a day, 1,355 people killed by the disease in the last 24 hours. 😢</text:p>
            <text:p>#Coronavirus #COVID19</text:p>
          </table:table-cell>
        </table:table-row>
        <table:table-row table:style-name="ro3">
          <table:table-cell office:value-type="string" calcext:value-type="string">
            <text:p>Sanjaypanda9</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3">
          <table:table-cell office:value-type="string" calcext:value-type="string">
            <text:p>250praveen</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4">
          <table:table-cell office:value-type="string" calcext:value-type="string">
            <text:p>MayraAlly</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NzajeP</text:p>
          </table:table-cell>
          <table:table-cell office:value-type="string" calcext:value-type="string">
            <text:p>@vicky_824 @NzajeP @BBCWorld @RFI @IntlCrimCourt @amnesty @hrw @StateDept @USEmbYaounde @AJENews @USAmbUN @UNHumanRights Cameroon will use #COVID19 as a weapon to further eliminate males (aged 10 to 50) in the #SouthernCameroons who can defend/resist France's colonial ambitions within the next 20 years. Why are prisons and concentration camps not decongested to save the lives of inmates? @GCR2P @UN</text:p>
          </table:table-cell>
        </table:table-row>
        <table:table-row table:style-name="ro4">
          <table:table-cell office:value-type="string" calcext:value-type="string">
            <text:p>250praveen</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chicku0410</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Dsept19</text:p>
          </table:table-cell>
          <table:table-cell office:value-type="string" calcext:value-type="string">
            <text:p>Daily data for most affected countries in #europe from #coronavirus #covid19 #corona #italy #france #spain #uk #switzerland #germany #belgium #neterlands #sweden https://t.co/eQFpoDkT1D</text:p>
          </table:table-cell>
        </table:table-row>
        <table:table-row table:style-name="ro4">
          <table:table-cell office:value-type="string" calcext:value-type="string">
            <text:p>ADsept19</text:p>
          </table:table-cell>
          <table:table-cell office:value-type="string" calcext:value-type="string">
            <text:p>Time adjusted Death per Day #April1 <text:s/>#coronavirus #italy #usa #germany #spain #france #mortality #covid19 #corona #deathperday https://t.co/95hdpCsihl</text:p>
          </table:table-cell>
        </table:table-row>
        <table:table-row table:style-name="ro9">
          <table:table-cell office:value-type="string" calcext:value-type="string">
            <text:p>Sudharshan32</text:p>
          </table:table-cell>
          <table:table-cell office:value-type="string" calcext:value-type="string">
            <text:p>From US to Europe, Tablighi Jamaat has been silently linked with terror cases for years</text:p>
            <text:p/>
            <text:p>In France, intelligence officials call it the "antechamber of fundamentalism," and attribute 80%  of the extremists as coming from the #TablighiJamaat.</text:p>
            <text:p/>
            <text:p>#COVID19</text:p>
            <text:p/>
            <text:p>https://t.co/MtRI5N96Ha</text:p>
          </table:table-cell>
        </table:table-row>
        <table:table-row table:style-name="ro3">
          <table:table-cell office:value-type="string" calcext:value-type="string">
            <text:p>shreedhar9656</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4">
          <table:table-cell office:value-type="string" calcext:value-type="string">
            <text:p>AnilkumarAKM</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IsisRoy7</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Lylx12</text:p>
          </table:table-cell>
          <table:table-cell office:value-type="string" calcext:value-type="string">
            <text:p>Devastating report in @Mediapart today, on the chaos -- and alleged coverup -- in the French government over the question of masks during #COVID19: https://t.co/pO56wP15rQ</text:p>
          </table:table-cell>
        </table:table-row>
        <table:table-row table:style-name="ro8">
          <table:table-cell office:value-type="string" calcext:value-type="string">
            <text:p>northsunm35</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Poli_Inco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5">
          <table:table-cell office:value-type="string" calcext:value-type="string">
            <text:p>coronavirus2019</text:p>
          </table:table-cell>
          <table:table-cell office:value-type="string" calcext:value-type="string">
            <text:p>As of 2 Apl 20 @ 18:30</text:p>
            <text:p/>
            <text:p>France’s Minister of Solidarity and Health reports</text:p>
            <text:p/>
            <text:p>59,105 Confirmed Cases</text:p>
            <text:p>4503 Deaths</text:p>
            <text:p/>
            <text:p>#France #pandemic #coronavirus #covid19 #FR19CVD</text:p>
            <text:p/>
            <text:p>https://t.co/iuKjdoAHLq</text:p>
          </table:table-cell>
        </table:table-row>
        <table:table-row table:style-name="ro4">
          <table:table-cell office:value-type="string" calcext:value-type="string">
            <text:p>elzeide</text:p>
          </table:table-cell>
          <table:table-cell office:value-type="string" calcext:value-type="string">
            <text:p>#covid19 Horrible day in France and Spain. Not a great one so far in US, Italy, UK, either. https://t.co/hRhASZzfyi</text:p>
          </table:table-cell>
        </table:table-row>
        <table:table-row table:style-name="ro2">
          <table:table-cell office:value-type="string" calcext:value-type="string">
            <text:p>Suganilasan3</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BaidyanathsMah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bengaluruboy48</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
          <table:table-cell office:value-type="string" calcext:value-type="string">
            <text:p>Eanisator00</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8">
          <table:table-cell office:value-type="string" calcext:value-type="string">
            <text:p>glenda_rainney</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1">
          <table:table-cell office:value-type="string" calcext:value-type="string">
            <text:p>stillbabruh</text:p>
          </table:table-cell>
          <table:table-cell office:value-type="string" calcext:value-type="string">
            <text:p>#usa #today #uk #canada #au #wtf #Ohiolockdown #newyorklockdown #californialockdown #covid19 is #MKULTRA #covid19hoax #101 #Eugenics #yes #the #coronavirus is a #coronahoax #pr #dr #haiti #mexico #london #france #SouthAfricaLockdown #god #SMH  #foh [damn]</text:p>
            <text:p/>
            <text:p>https://t.co/p86gbYxJEQ</text:p>
          </table:table-cell>
        </table:table-row>
        <table:table-row table:style-name="ro4">
          <table:table-cell office:value-type="string" calcext:value-type="string">
            <text:p>Anangabhima121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Anangabhima1211</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4">
          <table:table-cell office:value-type="string" calcext:value-type="string">
            <text:p>Akhil1dixit</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runHaiTo</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ernieyacub</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MrMrambaris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gracehwang1970</text:p>
          </table:table-cell>
          <table:table-cell office:value-type="string" calcext:value-type="string">
            <text:p>If there are "+" cases that come from the #Lombardy cluster, it will be similar to what happened with the Grand Hyatt #cluster in Singapore a few weeks ago, that spread into France, UK, Spain, SouthKorea &amp;amp; Malaysia. 👇 #COVID19 </text:p>
            <text:p/>
            <text:p>🙏 for the best in 🇮🇹</text:p>
            <text:p/>
            <text:p>https://t.co/icVcGpmxQ5</text:p>
          </table:table-cell>
        </table:table-row>
        <table:table-row table:style-name="ro4">
          <table:table-cell office:value-type="string" calcext:value-type="string">
            <text:p>Haladjeevan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Paul_KL</text:p>
          </table:table-cell>
          <table:table-cell office:value-type="string" calcext:value-type="string">
            <text:p>#covid19 Horrible day in France and Spain. Not a great one so far in US, Italy, UK, either. https://t.co/hRhASZzfyi</text:p>
          </table:table-cell>
        </table:table-row>
        <table:table-row table:style-name="ro4">
          <table:table-cell office:value-type="string" calcext:value-type="string">
            <text:p>ramgopi7</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TirukuralKaram</text:p>
          </table:table-cell>
          <table:table-cell office:value-type="string" calcext:value-type="string">
            <text:p>US allegedly snatches 60 million masks sold to France by overbidding the initial price and paying in cash on the tarmac in China amid #COVID19 outbreak https://t.co/cnpupTQ5Ap</text:p>
          </table:table-cell>
        </table:table-row>
        <table:table-row table:style-name="ro4">
          <table:table-cell office:value-type="string" calcext:value-type="string">
            <text:p>aatmdeepsatyen</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Kanhar_</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AnilkumarAKM</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4">
          <table:table-cell office:value-type="string" calcext:value-type="string">
            <text:p>Saurabh81939202</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ADsept19</text:p>
          </table:table-cell>
          <table:table-cell office:value-type="string" calcext:value-type="string">
            <text:p>Daily number of deaths #Europe spiked to over 4.400 deaths on April 2, caused by continued progression and France reporting 884 additional  deaths that occurred in nursing homes over the past days and weeks. Europe now count over 38.000 dead </text:p>
            <text:p/>
            <text:p>#coronavirus #corona #covid19 https://t.co/2pv0Ss3Z4Y</text:p>
          </table:table-cell>
        </table:table-row>
        <table:table-row table:style-name="ro4">
          <table:table-cell office:value-type="string" calcext:value-type="string">
            <text:p>pubgwalahainky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pamsareesuth</text:p>
          </table:table-cell>
          <table:table-cell office:value-type="string" calcext:value-type="string">
            <text:p>#MotoGP #FrenchGP is postponed </text:p>
            <text:p>#COVID19  #GPdeFrance</text:p>
            <text:p>Read more https://t.co/IbP5Ubltg7 https://t.co/m3GBzkrfc4</text:p>
          </table:table-cell>
        </table:table-row>
        <table:table-row table:style-name="ro4">
          <table:table-cell office:value-type="string" calcext:value-type="string">
            <text:p>rit20384</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DrJmzal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laxus_12</text:p>
          </table:table-cell>
          <table:table-cell office:value-type="string" calcext:value-type="string">
            <text:p>France is using a high-speed train to transfer some critically ill #COVID19 patients from Paris hospitals to less overwhelmed regions of the country. </text:p>
            <text:p/>
            <text:p>France's official death toll from the coronavirus epidemic rose to 4,503. Thomas Samson/Pool via Reuters https://t.co/ma9yjMcIIz</text:p>
          </table:table-cell>
        </table:table-row>
        <table:table-row table:style-name="ro8">
          <table:table-cell office:value-type="string" calcext:value-type="string">
            <text:p>LindaNord9</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saktisagar83</text:p>
          </table:table-cell>
          <table:table-cell office:value-type="string" calcext:value-type="string">
            <text:p>Total #CoronaVirus Cases across the globe cross 1,000,000 (10 lakh). More than 50,000 deaths reported globally. Worst impact of the pandemic in USA, Italy, Spain, Germany, China, France, Iran and UK.</text:p>
            <text:p> #COVID19</text:p>
            <text:p> https://t.co/n4NuvQeJsd</text:p>
          </table:table-cell>
        </table:table-row>
        <table:table-row table:style-name="ro14">
          <table:table-cell office:value-type="string" calcext:value-type="string">
            <text:p>chidambara09</text:p>
          </table:table-cell>
          <table:table-cell office:value-type="string" calcext:value-type="string">
            <text:p>https://t.co/pOzHYoDAjI </text:p>
            <text:p/>
            <text:p>ONCE CROWDED </text:p>
            <text:p>CiTY </text:p>
            <text:p>STREETS  R  NOW  EMPTY </text:p>
            <text:p/>
            <text:p>by </text:p>
            <text:p>HarMeET kAur</text:p>
            <text:p/>
            <text:p>#bigdata </text:p>
            <text:p>#COViD19 #Linux #COViD19USA #Covid19iNDiA #COViD19UK #COViD19CANADA #COViD19france #COViD19italy #USA #UK #France </text:p>
            <text:p>#Espana #italy </text:p>
            <text:p>#india #canada #London☯️ #world </text:p>
            <text:p>#Fashion #Movies</text:p>
          </table:table-cell>
        </table:table-row>
        <table:table-row table:style-name="ro5">
          <table:table-cell office:value-type="string" calcext:value-type="string">
            <text:p>Vincent_d_A</text:p>
          </table:table-cell>
          <table:table-cell office:value-type="string" calcext:value-type="string">
            <text:p>Apr 02 (19:26 GMT) - #COVID19 confirmed cases 8-day forecasting for USA, Italy, Spain, Germany, France, Switzerland, UK, Netherlands, Sweden.</text:p>
            <text:p>Fast growth in the UK; USA; SW (x1.30)</text:p>
            <text:p>Sustained in DE, ESP, NL (x1.20) </text:p>
            <text:p>Slowing in IT, FR, CH (x1.10) </text:p>
            <text:p>Credit: @elisa_manetti @FLAHAULT https://t.co/lqh0QRuOb2</text:p>
          </table:table-cell>
        </table:table-row>
        <table:table-row table:style-name="ro8">
          <table:table-cell office:value-type="string" calcext:value-type="string">
            <text:p>rac_jo</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4">
          <table:table-cell office:value-type="string" calcext:value-type="string">
            <text:p>chidambara09</text:p>
          </table:table-cell>
          <table:table-cell office:value-type="string" calcext:value-type="string">
            <text:p>https://t.co/pOzHYoDAjI </text:p>
            <text:p/>
            <text:p>ONCE CROWDED </text:p>
            <text:p>CiTY </text:p>
            <text:p>STREETS  R  NOW  EMPTY </text:p>
            <text:p/>
            <text:p>by </text:p>
            <text:p>HarMeET kAur</text:p>
            <text:p/>
            <text:p>#bigdata </text:p>
            <text:p>#COViD19 #Linux #COViD19USA #Covid19iNDiA #COViD19UK #COViD19CANADA #COViD19france #COViD19italy #USA #UK #France </text:p>
            <text:p>#Espana #italy </text:p>
            <text:p>#india #canada #London☯️ #world </text:p>
            <text:p>#Fashion #Movies</text:p>
          </table:table-cell>
        </table:table-row>
        <table:table-row table:style-name="ro4">
          <table:table-cell office:value-type="string" calcext:value-type="string">
            <text:p>saktisagar83</text:p>
          </table:table-cell>
          <table:table-cell office:value-type="string" calcext:value-type="string">
            <text:p>1355 new deaths reported in #France today. Highest in single day deaths ever since the beginning of pandemic. Total death toll at 5387 in France. Total #COVID19 positive cases at 59,105.</text:p>
          </table:table-cell>
        </table:table-row>
        <table:table-row table:style-name="ro14">
          <table:table-cell office:value-type="string" calcext:value-type="string">
            <text:p>CyberSecCare</text:p>
          </table:table-cell>
          <table:table-cell office:value-type="string" calcext:value-type="string">
            <text:p>https://t.co/pOzHYoDAjI </text:p>
            <text:p/>
            <text:p>ONCE CROWDED </text:p>
            <text:p>CiTY </text:p>
            <text:p>STREETS  R  NOW  EMPTY </text:p>
            <text:p/>
            <text:p>by </text:p>
            <text:p>HarMeET kAur</text:p>
            <text:p/>
            <text:p>#bigdata </text:p>
            <text:p>#COViD19 #Linux #COViD19USA #Covid19iNDiA #COViD19UK #COViD19CANADA #COViD19france #COViD19italy #USA #UK #France </text:p>
            <text:p>#Espana #italy </text:p>
            <text:p>#india #canada #London☯️ #world </text:p>
            <text:p>#Fashion #Movies</text:p>
          </table:table-cell>
        </table:table-row>
        <table:table-row table:style-name="ro14">
          <table:table-cell office:value-type="string" calcext:value-type="string">
            <text:p>LlnuxBot</text:p>
          </table:table-cell>
          <table:table-cell office:value-type="string" calcext:value-type="string">
            <text:p>https://t.co/pOzHYoDAjI </text:p>
            <text:p/>
            <text:p>ONCE CROWDED </text:p>
            <text:p>CiTY </text:p>
            <text:p>STREETS  R  NOW  EMPTY </text:p>
            <text:p/>
            <text:p>by </text:p>
            <text:p>HarMeET kAur</text:p>
            <text:p/>
            <text:p>#bigdata </text:p>
            <text:p>#COViD19 #Linux #COViD19USA #Covid19iNDiA #COViD19UK #COViD19CANADA #COViD19france #COViD19italy #USA #UK #France </text:p>
            <text:p>#Espana #italy </text:p>
            <text:p>#india #canada #London☯️ #world </text:p>
            <text:p>#Fashion #Movies</text:p>
          </table:table-cell>
        </table:table-row>
        <table:table-row table:style-name="ro4">
          <table:table-cell office:value-type="string" calcext:value-type="string">
            <text:p>chinmayafoxtrot</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RossyHernndez7</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mariell68324411</text:p>
          </table:table-cell>
          <table:table-cell office:value-type="string" calcext:value-type="string">
            <text:p>#covid19 Horrible day in France and Spain. Not a great one so far in US, Italy, UK, either. https://t.co/hRhASZzfyi</text:p>
          </table:table-cell>
        </table:table-row>
        <table:table-row table:style-name="ro4">
          <table:table-cell office:value-type="string" calcext:value-type="string">
            <text:p>agarwalsury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faceless_vegan</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4">
          <table:table-cell office:value-type="string" calcext:value-type="string">
            <text:p>JeevanDash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vyasrushi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mouthymouthy</text:p>
          </table:table-cell>
          <table:table-cell office:value-type="string" calcext:value-type="string">
            <text:p>On the lastest news some doctors from #France have been discussing about testing their #COVID19 “vaccin“ around Africa as if their government is not responsible of genocides, murders and rapes that have taken place around the african continent for years. SHAME 🗣</text:p>
          </table:table-cell>
        </table:table-row>
        <table:table-row table:style-name="ro2">
          <table:table-cell office:value-type="string" calcext:value-type="string">
            <text:p>raasvrv</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DinoBasovic</text:p>
          </table:table-cell>
          <table:table-cell office:value-type="string" calcext:value-type="string">
            <text:p>@trtworld #France #francecoronavirus @UN @WHOAFRO <text:s/>Is this what you want for the continent of #Africa .How sick mentally unstable inhuman delusional form of living should you be to even think of Conducting experiments on living human beings ! #JailTime for these ones is <text:s/>MUST! #COVID19</text:p>
          </table:table-cell>
        </table:table-row>
        <table:table-row table:style-name="ro2">
          <table:table-cell office:value-type="string" calcext:value-type="string">
            <text:p>chidambara09</text:p>
          </table:table-cell>
          <table:table-cell office:value-type="string" calcext:value-type="string">
            <text:p>https://t.co/AUkOfHpyyn </text:p>
            <text:p/>
            <text:p>by </text:p>
            <text:p>JoseLyn Zablit </text:p>
            <text:p>#JakartaPOST </text:p>
            <text:p/>
            <text:p>#bigdata </text:p>
            <text:p>#COViD19 #Linux #COViD19USA #Covid19iNDiA #COViD19UK #COViD19CANADA #COViD19france #covid19italy </text:p>
            <text:p/>
            <text:p>#indonesia #iran #kenya #COVID19SouthAfrica </text:p>
            <text:p>#USA #UK #IndiaFightsCornona </text:p>
            <text:p>#France #Espana #Australia #AUSTRiA</text:p>
          </table:table-cell>
        </table:table-row>
        <table:table-row table:style-name="ro2">
          <table:table-cell office:value-type="string" calcext:value-type="string">
            <text:p>chidambara09</text:p>
          </table:table-cell>
          <table:table-cell office:value-type="string" calcext:value-type="string">
            <text:p>https://t.co/AUkOfHpyyn </text:p>
            <text:p/>
            <text:p>by </text:p>
            <text:p>JoseLyn Zablit </text:p>
            <text:p>#JakartaPOST </text:p>
            <text:p/>
            <text:p>#bigdata </text:p>
            <text:p>#COViD19 #Linux #COViD19USA #Covid19iNDiA #COViD19UK #COViD19CANADA #COViD19france #covid19italy </text:p>
            <text:p/>
            <text:p>#indonesia #iran #kenya #COVID19SouthAfrica </text:p>
            <text:p>#USA #UK #IndiaFightsCornona </text:p>
            <text:p>#France #Espana #Australia #AUSTRiA</text:p>
          </table:table-cell>
        </table:table-row>
        <table:table-row table:style-name="ro4">
          <table:table-cell office:value-type="string" calcext:value-type="string">
            <text:p>saurabhchaube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
          <table:table-cell office:value-type="string" calcext:value-type="string">
            <text:p>CyberSecCare</text:p>
          </table:table-cell>
          <table:table-cell office:value-type="string" calcext:value-type="string">
            <text:p>https://t.co/AUkOfHpyyn </text:p>
            <text:p/>
            <text:p>by </text:p>
            <text:p>JoseLyn Zablit </text:p>
            <text:p>#JakartaPOST </text:p>
            <text:p/>
            <text:p>#bigdata </text:p>
            <text:p>#COViD19 #Linux #COViD19USA #Covid19iNDiA #COViD19UK #COViD19CANADA #COViD19france #covid19italy </text:p>
            <text:p/>
            <text:p>#indonesia #iran #kenya #COVID19SouthAfrica </text:p>
            <text:p>#USA #UK #IndiaFightsCornona </text:p>
            <text:p>#France #Espana #Australia #AUSTRiA</text:p>
          </table:table-cell>
        </table:table-row>
        <table:table-row table:style-name="ro2">
          <table:table-cell office:value-type="string" calcext:value-type="string">
            <text:p>LlnuxBot</text:p>
          </table:table-cell>
          <table:table-cell office:value-type="string" calcext:value-type="string">
            <text:p>https://t.co/AUkOfHpyyn </text:p>
            <text:p/>
            <text:p>by </text:p>
            <text:p>JoseLyn Zablit </text:p>
            <text:p>#JakartaPOST </text:p>
            <text:p/>
            <text:p>#bigdata </text:p>
            <text:p>#COViD19 #Linux #COViD19USA #Covid19iNDiA #COViD19UK #COViD19CANADA #COViD19france #covid19italy </text:p>
            <text:p/>
            <text:p>#indonesia #iran #kenya #COVID19SouthAfrica </text:p>
            <text:p>#USA #UK #IndiaFightsCornona </text:p>
            <text:p>#France #Espana #Australia #AUSTRiA</text:p>
          </table:table-cell>
        </table:table-row>
        <table:table-row table:style-name="ro4">
          <table:table-cell office:value-type="string" calcext:value-type="string">
            <text:p>todkyatbol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TruthAJustice</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2">
          <table:table-cell office:value-type="string" calcext:value-type="string">
            <text:p>LinuxDreams</text:p>
          </table:table-cell>
          <table:table-cell office:value-type="string" calcext:value-type="string">
            <text:p>https://t.co/AUkOfHpyyn </text:p>
            <text:p/>
            <text:p>by </text:p>
            <text:p>JoseLyn Zablit </text:p>
            <text:p>#JakartaPOST </text:p>
            <text:p/>
            <text:p>#bigdata </text:p>
            <text:p>#COViD19 #Linux #COViD19USA #Covid19iNDiA #COViD19UK #COViD19CANADA #COViD19france #covid19italy </text:p>
            <text:p/>
            <text:p>#indonesia #iran #kenya #COVID19SouthAfrica </text:p>
            <text:p>#USA #UK #IndiaFightsCornona </text:p>
            <text:p>#France #Espana #Australia #AUSTRiA</text:p>
          </table:table-cell>
        </table:table-row>
        <table:table-row table:style-name="ro8">
          <table:table-cell office:value-type="string" calcext:value-type="string">
            <text:p>_almallanera</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3">
          <table:table-cell office:value-type="string" calcext:value-type="string">
            <text:p>starastro</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4">
          <table:table-cell office:value-type="string" calcext:value-type="string">
            <text:p>greatindian7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bromide</text:p>
          </table:table-cell>
          <table:table-cell office:value-type="string" calcext:value-type="string">
            <text:p>War of the #coronavirus masks between #France and the #US - Americans turned up on the tarmac of Chinese airport and paid 3 times the price in cash for masks destined for #Paris gazumping the French. So much for solidarity, eh? #Covid19 https://t.co/tnQGROJkck</text:p>
          </table:table-cell>
        </table:table-row>
        <table:table-row table:style-name="ro2">
          <table:table-cell office:value-type="string" calcext:value-type="string">
            <text:p>zulhilme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8">
          <table:table-cell office:value-type="string" calcext:value-type="string">
            <text:p>KateLaterally</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3">
          <table:table-cell office:value-type="string" calcext:value-type="string">
            <text:p>PushpaChatur5</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4">
          <table:table-cell office:value-type="string" calcext:value-type="string">
            <text:p>abhatiwari12</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d_1t_raj</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ichsandewatta26</text:p>
          </table:table-cell>
          <table:table-cell office:value-type="string" calcext:value-type="string">
            <text:p>#MotoGP #FrenchGP is postponed </text:p>
            <text:p>#COVID19  #GPdeFrance</text:p>
            <text:p>Read more https://t.co/IbP5Ubltg7 https://t.co/m3GBzkrfc4</text:p>
          </table:table-cell>
        </table:table-row>
        <table:table-row table:style-name="ro4">
          <table:table-cell office:value-type="string" calcext:value-type="string">
            <text:p>vigneesss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4">
          <table:table-cell office:value-type="string" calcext:value-type="string">
            <text:p>LinuxDreams</text:p>
          </table:table-cell>
          <table:table-cell office:value-type="string" calcext:value-type="string">
            <text:p>https://t.co/pOzHYoDAjI </text:p>
            <text:p/>
            <text:p>ONCE CROWDED </text:p>
            <text:p>CiTY </text:p>
            <text:p>STREETS  R  NOW  EMPTY </text:p>
            <text:p/>
            <text:p>by </text:p>
            <text:p>HarMeET kAur</text:p>
            <text:p/>
            <text:p>#bigdata </text:p>
            <text:p>#COViD19 #Linux #COViD19USA #Covid19iNDiA #COViD19UK #COViD19CANADA #COViD19france #COViD19italy #USA #UK #France </text:p>
            <text:p>#Espana #italy </text:p>
            <text:p>#india #canada #London☯️ #world </text:p>
            <text:p>#Fashion #Movies</text:p>
          </table:table-cell>
        </table:table-row>
        <table:table-row table:style-name="ro4">
          <table:table-cell office:value-type="string" calcext:value-type="string">
            <text:p>manojkrs29</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BinayDeo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imshukla078</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ADsept19</text:p>
          </table:table-cell>
          <table:table-cell office:value-type="string" calcext:value-type="string">
            <text:p>Update for April 2 on the time-adjusted deaths for some of the most affected countries right now. All data from: https://t.co/BPwaNGv9Sk</text:p>
            <text:p/>
            <text:p>#corona #mortality #deaths #prevention #dailystats #italy #coronarovirus #covid19 #france #uk #usa #spain https://t.co/BBV77lA6NL</text:p>
          </table:table-cell>
        </table:table-row>
        <table:table-row table:style-name="ro8">
          <table:table-cell office:value-type="string" calcext:value-type="string">
            <text:p>rodriguezcheri</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1_optstudent</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2">
          <table:table-cell office:value-type="string" calcext:value-type="string">
            <text:p>miraruslan33</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8">
          <table:table-cell office:value-type="string" calcext:value-type="string">
            <text:p>juang44</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5">
          <table:table-cell office:value-type="string" calcext:value-type="string">
            <text:p>PatriotHiker</text:p>
          </table:table-cell>
          <table:table-cell office:value-type="string" calcext:value-type="string">
            <text:p>END of the EU- The Biggest Casualty of 2020</text:p>
            <text:p>.</text:p>
            <text:p>#eu #EuropeanUnion #france #germany #COVID19 </text:p>
            <text:p>.</text:p>
            <text:p>https://t.co/NwWIRxbAom</text:p>
          </table:table-cell>
        </table:table-row>
        <table:table-row table:style-name="ro8">
          <table:table-cell office:value-type="string" calcext:value-type="string">
            <text:p>Natalie00781379</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2">
          <table:table-cell office:value-type="string" calcext:value-type="string">
            <text:p>nuruliyana_</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3">
          <table:table-cell office:value-type="string" calcext:value-type="string">
            <text:p>KH4171</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ext:p/>
            <text:p>@KKMPutrajaya </text:p>
            <text:p/>
            <text:p>#StayAtHome</text:p>
            <text:p>#COVID19</text:p>
          </table:table-cell>
        </table:table-row>
        <table:table-row table:style-name="ro8">
          <table:table-cell office:value-type="string" calcext:value-type="string">
            <text:p>Jason_Bellenger</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3">
          <table:table-cell office:value-type="string" calcext:value-type="string">
            <text:p>minat7034</text:p>
          </table:table-cell>
          <table:table-cell office:value-type="string" calcext:value-type="string">
            <text:p>Corona's government response</text:p>
            <text:p/>
            <text:p>● Korea</text:p>
            <text:p>86,000 yen cash</text:p>
            <text:p>● America</text:p>
            <text:p>130,000 yen cash</text:p>
            <text:p>● HongKong</text:p>
            <text:p>140000 yen cash</text:p>
            <text:p>● Italy</text:p>
            <text:p>Cash 300000 yen or more</text:p>
            <text:p>● UK</text:p>
            <text:p>Leave compensation (80%)</text:p>
            <text:p>● France</text:p>
            <text:p>Leave compensation (full)</text:p>
            <text:p>● Spain</text:p>
            <text:p>Leave compensation (full)</text:p>
            <text:p>● Japan</text:p>
            <text:p>2 mask</text:p>
            <text:p/>
            <text:p>OMG lol</text:p>
            <text:p>#COVID19</text:p>
          </table:table-cell>
        </table:table-row>
        <table:table-row table:style-name="ro4">
          <table:table-cell office:value-type="string" calcext:value-type="string">
            <text:p>saravananmss</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jbaniAnkus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saurabh_sharma7</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raveenavreddy</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outthinker8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cooperchip1</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4">
          <table:table-cell office:value-type="string" calcext:value-type="string">
            <text:p>abhinaw16</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allan_crawshaw</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AjjaPavvan</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vssutt</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NKNAIK</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JessePrize6</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SrinKorlepar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lallamitab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tontontatiyano</text:p>
          </table:table-cell>
          <table:table-cell office:value-type="string" calcext:value-type="string">
            <text:p>Whoa - what happened with todays #COVID19 deaths in France? </text:p>
            <text:p/>
            <text:p>MASSIVE one day uptick.</text:p>
            <text:p/>
            <text:p>Seems like a reclassification issue. https://t.co/PctrNKYSiW</text:p>
          </table:table-cell>
        </table:table-row>
        <table:table-row table:style-name="ro4">
          <table:table-cell office:value-type="string" calcext:value-type="string">
            <text:p>Juliacsk</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1">
          <table:table-cell office:value-type="string" calcext:value-type="string">
            <text:p>ADsept19</text:p>
          </table:table-cell>
          <table:table-cell office:value-type="string" calcext:value-type="string">
            <text:p>Raw data in a time-line for some affected countries. Here you can make our own analysis of what is to come in your own country. </text:p>
            <text:p>All data from: https://t.co/BPwaNGv9Sk</text:p>
            <text:p>#coronavirus #coronaoutbreak #corona #covid19 #italy #spain #usa #france #uk #netherlands #germany #mortality https://t.co/D2Y7oEQT8Y</text:p>
          </table:table-cell>
        </table:table-row>
        <table:table-row table:style-name="ro3">
          <table:table-cell office:value-type="string" calcext:value-type="string">
            <text:p>Baljeet34021666</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8">
          <table:table-cell office:value-type="string" calcext:value-type="string">
            <text:p>dana916</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3">
          <table:table-cell office:value-type="string" calcext:value-type="string">
            <text:p>SHOeB229</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4">
          <table:table-cell office:value-type="string" calcext:value-type="string">
            <text:p>SahajpalSmita</text:p>
          </table:table-cell>
          <table:table-cell office:value-type="string" calcext:value-type="string">
            <text:p>#COVID19 #Coronavirus Total cases go past 1 million mark, while US cases gallop past 200K, four countries go past China including Germany &amp;amp; even France cross the Chinese death toll. No relenting in other countries as well. https://t.co/sFBdXlqgOv</text:p>
          </table:table-cell>
        </table:table-row>
        <table:table-row table:style-name="ro4">
          <table:table-cell office:value-type="string" calcext:value-type="string">
            <text:p>HarmonyAquarian</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8">
          <table:table-cell office:value-type="string" calcext:value-type="string">
            <text:p>GoVladymir</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Rajkamalpandey7</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DennisKoch10</text:p>
          </table:table-cell>
          <table:table-cell office:value-type="string" calcext:value-type="string">
            <text:p>France Converts World's Largest Wholesale Food Market Into Temporary Morgue </text:p>
            <text:p>#COVID19 </text:p>
            <text:p>With funeral homes already overwhelmed, police are converting the hall at Rungis Market into a makeshift morgue. https://t.co/x2brvBx2P7</text:p>
          </table:table-cell>
        </table:table-row>
        <table:table-row table:style-name="ro4">
          <table:table-cell office:value-type="string" calcext:value-type="string">
            <text:p>rj__babbu</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manojmunda2697</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22">
          <table:table-cell office:value-type="string" calcext:value-type="string">
            <text:p>nancydmoore25</text:p>
          </table:table-cell>
          <table:table-cell office:value-type="string" calcext:value-type="string">
            <text:p>#COVID19 Mortality Rate</text:p>
            <text:p/>
            <text:p>Italy: 12.1%</text:p>
            <text:p>Spain: 9.2%</text:p>
            <text:p>Netherlands: 9.1%</text:p>
            <text:p>France: 9.0%</text:p>
            <text:p>UK: 8.5%</text:p>
            <text:p>Belgium: 6.6%</text:p>
            <text:p>Sweden: 5.5%</text:p>
            <text:p>India: 2.8%</text:p>
            <text:p>US: 2.4%</text:p>
            <text:p>Germany: 1.3%</text:p>
            <text:p/>
            <text:p>Why the recent surge? It takes &amp;lt;2 weeks to count fatality.</text:p>
            <text:p/>
            <text:p>#coronavirus #CoronavirusLockdown #COVIDー19 #CoronavirusUSA</text:p>
          </table:table-cell>
        </table:table-row>
        <table:table-row table:style-name="ro8">
          <table:table-cell office:value-type="string" calcext:value-type="string">
            <text:p>ShawnOmalley8</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0">
          <table:table-cell office:value-type="string" calcext:value-type="string">
            <text:p>coollupdates</text:p>
          </table:table-cell>
          <table:table-cell office:value-type="string" calcext:value-type="string">
            <text:p>Last 24hrs Update</text:p>
            <text:p/>
            <text:p>#France: 2116 new cases; 1,355 new deaths</text:p>
            <text:p/>
            <text:p>#US: 29,874 new cases; 968 new deaths</text:p>
            <text:p/>
            <text:p>#Spain: 7,947 new cases; 961 new deaths</text:p>
            <text:p/>
            <text:p>#Italy: 4,668 new cases; 760 new deaths</text:p>
            <text:p/>
            <text:p>#COVID19 #CoronavirusUSA</text:p>
          </table:table-cell>
        </table:table-row>
        <table:table-row table:style-name="ro4">
          <table:table-cell office:value-type="string" calcext:value-type="string">
            <text:p>adraytonus</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4">
          <table:table-cell office:value-type="string" calcext:value-type="string">
            <text:p>palpal_vj</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jsinvr</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4">
          <table:table-cell office:value-type="string" calcext:value-type="string">
            <text:p>MohitTH2142</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jsinvr</text:p>
          </table:table-cell>
          <table:table-cell office:value-type="string" calcext:value-type="string">
            <text:p>RE: ⬆️</text:p>
            <text:p/>
            <text:p>#PredatorTrump screws over #France for #COVID19 supplies</text:p>
            <text:p/>
            <text:p>https://t.co/TlN854M1R1</text:p>
          </table:table-cell>
        </table:table-row>
        <table:table-row table:style-name="ro4">
          <table:table-cell office:value-type="string" calcext:value-type="string">
            <text:p>zafriahamed2</text:p>
          </table:table-cell>
          <table:table-cell office:value-type="string" calcext:value-type="string">
            <text:p>Yesterday was very sad for #France people last 24hours 1355 deaths <text:s text:c="7"/>Total #COVID19 cases increase to 1,014,943. <text:s text:c="4"/>According to #worldometer https://t.co/a84ygNTQ3E</text:p>
          </table:table-cell>
        </table:table-row>
        <table:table-row table:style-name="ro4">
          <table:table-cell office:value-type="string" calcext:value-type="string">
            <text:p>rajukumarmm</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sandunruki</text:p>
          </table:table-cell>
          <table:table-cell office:value-type="string" calcext:value-type="string">
            <text:p>#Covid19 Total cases 1million exceeds, 53,000 deaths. 29,874 new cases in USA, 1355 deaths in France yesterday . https://t.co/pPvYtfIZ7K</text:p>
          </table:table-cell>
        </table:table-row>
        <table:table-row table:style-name="ro4">
          <table:table-cell office:value-type="string" calcext:value-type="string">
            <text:p>biswajit_padhy</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CJP90334911</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5">
          <table:table-cell office:value-type="string" calcext:value-type="string">
            <text:p>realityhammer</text:p>
          </table:table-cell>
          <table:table-cell office:value-type="string" calcext:value-type="string">
            <text:p>France mortality rate for 4-2: 9.1%. Death rate per 100K: 8.3</text:p>
            <text:p/>
            <text:p>France mortality rate surges past 9%.</text:p>
            <text:p/>
            <text:p>#Data #DataViz #DataAnalytics #Covid19 #MortalityRate #FactsNotFear #StayHome #StayHomeStaySafe #France https://t.co/R94LTpGuMu</text:p>
          </table:table-cell>
        </table:table-row>
        <table:table-row table:style-name="ro8">
          <table:table-cell office:value-type="string" calcext:value-type="string">
            <text:p>JAMunozReyes</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4">
          <table:table-cell office:value-type="string" calcext:value-type="string">
            <text:p>bladegeek55</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8">
          <table:table-cell office:value-type="string" calcext:value-type="string">
            <text:p>Saakey8891</text:p>
          </table:table-cell>
          <table:table-cell office:value-type="string" calcext:value-type="string">
            <text:p>Italy, spain, china, usa, france</text:p>
            <text:p>Those five countries had greatly affected with #COVID19 #CoronavirusPandemic very very very very very very #tremendously. </text:p>
            <text:p>"And, at now, we are currently suffering "mosquito bite' tragedy name called '#DengueEpidemicFever" (🇧🇩)</text:p>
            <text:p>God help us save us</text:p>
          </table:table-cell>
        </table:table-row>
        <table:table-row table:style-name="ro4">
          <table:table-cell office:value-type="string" calcext:value-type="string">
            <text:p>confusedprog</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Nishant80715695</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annika1021</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DavidPollack7</text:p>
          </table:table-cell>
          <table:table-cell office:value-type="string" calcext:value-type="string">
            <text:p>#CoronaVirusUpdate: My colleagues at @JohnsHopkins report that #France had 1.3k deaths from the #Coronavirus in the past 24 hrs. France now has over 5.3k deaths, trailing only #Italy, #Spain, and the #UnitedStates.</text:p>
            <text:p>Follow @JHUSystems for #COVID19 updates.</text:p>
            <text:p>https://t.co/y8I06SA3Hl</text:p>
          </table:table-cell>
        </table:table-row>
        <table:table-row table:style-name="ro5">
          <table:table-cell office:value-type="string" calcext:value-type="string">
            <text:p>KakesMd</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JudyC57625988</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3">
          <table:table-cell office:value-type="string" calcext:value-type="string">
            <text:p>__ranbir_kapoor</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4">
          <table:table-cell office:value-type="string" calcext:value-type="string">
            <text:p>covid19_kk</text:p>
          </table:table-cell>
          <table:table-cell office:value-type="string" calcext:value-type="string">
            <text:p>#COVID19 #France , another batch of 5 million medical masks shipped to France, will protect the lives and health of countless people. https://t.co/5Ve1v3KBka</text:p>
          </table:table-cell>
        </table:table-row>
        <table:table-row table:style-name="ro4">
          <table:table-cell office:value-type="string" calcext:value-type="string">
            <text:p>Sudhir_8</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mitpant197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3">
          <table:table-cell office:value-type="string" calcext:value-type="string">
            <text:p>Hamiidox</text:p>
          </table:table-cell>
          <table:table-cell office:value-type="string" calcext:value-type="string">
            <text:p>Try to test your #COVID19 #vaccine in #France where you have over 60k cases and stay away from #Africa</text:p>
            <text:p>#LCI is racism</text:p>
          </table:table-cell>
        </table:table-row>
        <table:table-row table:style-name="ro4">
          <table:table-cell office:value-type="string" calcext:value-type="string">
            <text:p>raianu</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BerryBear007</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prasadkulkarni</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fardagumus</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appalbarry</text:p>
          </table:table-cell>
          <table:table-cell office:value-type="string" calcext:value-type="string">
            <text:p>Meanwhile in France: In France, small businesses and freelancers who make less than €60,000 ($66,000) a year can apply for €1,500 ($1,650) in aid if they are forced to close or if their revenue falls by more than 70% this month compared with March 2019. #COVID19</text:p>
          </table:table-cell>
        </table:table-row>
        <table:table-row table:style-name="ro4">
          <table:table-cell office:value-type="string" calcext:value-type="string">
            <text:p>SlickRockWeb</text:p>
          </table:table-cell>
          <table:table-cell office:value-type="string" calcext:value-type="string">
            <text:p>At Pitie Salpetriere Hospital, the Mayo Clinic of France and rated France’s best hospital in 2020, Eric Caumes, head of infectious diseases, said use of Hydroxychloroquine was probably not effective against #covid19 #coronavirus https://t.co/dWXYp6Y8ry</text:p>
          </table:table-cell>
        </table:table-row>
        <table:table-row table:style-name="ro3">
          <table:table-cell office:value-type="string" calcext:value-type="string">
            <text:p>Karim80378951</text:p>
          </table:table-cell>
          <table:table-cell office:value-type="string" calcext:value-type="string">
            <text:p>#COVID19 #Coronavirusfrance France proves to the world that they are the sons of prostitutes</text:p>
            <text:p>African is not a rat experiment🤬😡😡</text:p>
          </table:table-cell>
        </table:table-row>
        <table:table-row table:style-name="ro5">
          <table:table-cell office:value-type="string" calcext:value-type="string">
            <text:p>yarikadimHK</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Electrotinkerer</text:p>
          </table:table-cell>
          <table:table-cell office:value-type="string" calcext:value-type="string">
            <text:p>@didierdrogba The problem is that most African so called "leaders" are western and often French governments' puppets, hence they cannot put up any resistance against such colonial temptations. #France #Africa #covid19</text:p>
          </table:table-cell>
        </table:table-row>
        <table:table-row table:style-name="ro4">
          <table:table-cell office:value-type="string" calcext:value-type="string">
            <text:p>NST_Online</text:p>
          </table:table-cell>
          <table:table-cell office:value-type="string" calcext:value-type="string">
            <text:p>#NSTworld #France reported 471 more deaths in hospital from #Covid19 on Thursday, as it revealed almost 900 people had died after catching the disease in old folks’ homes since the epidemic began. https://t.co/QDHnX8EA7s</text:p>
          </table:table-cell>
        </table:table-row>
        <table:table-row table:style-name="ro4">
          <table:table-cell office:value-type="string" calcext:value-type="string">
            <text:p>jayasingbais</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ptripathi06</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paadmajaa</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worthynews</text:p>
          </table:table-cell>
          <table:table-cell office:value-type="string" calcext:value-type="string">
            <text:p>95 percent of European #Coronavirus fatalities are people older than 60, WHO says https://t.co/ZTKm7lelk9 #Covid19 #EU #Euro #Europe #France #News #Spain #Virus #WorthyNews https://t.co/SxSO2e89Rd</text:p>
          </table:table-cell>
        </table:table-row>
        <table:table-row table:style-name="ro4">
          <table:table-cell office:value-type="string" calcext:value-type="string">
            <text:p>adityajakki</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NurulAdiraMohd</text:p>
          </table:table-cell>
          <table:table-cell office:value-type="string" calcext:value-type="string">
            <text:p>#NSTworld #France reported 471 more deaths in hospital from #Covid19 on Thursday, as it revealed almost 900 people had died after catching the disease in old folks’ homes since the epidemic began. https://t.co/QDHnX8EA7s</text:p>
          </table:table-cell>
        </table:table-row>
        <table:table-row table:style-name="ro1">
          <table:table-cell office:value-type="string" calcext:value-type="string">
            <text:p>toriacvik</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wanderlusttira</text:p>
          </table:table-cell>
          <table:table-cell office:value-type="string" calcext:value-type="string">
            <text:p>#NSTworld #France reported 471 more deaths in hospital from #Covid19 on Thursday, as it revealed almost 900 people had died after catching the disease in old folks’ homes since the epidemic began. https://t.co/QDHnX8EA7s</text:p>
          </table:table-cell>
        </table:table-row>
        <table:table-row table:style-name="ro1">
          <table:table-cell office:value-type="string" calcext:value-type="string">
            <text:p>CGTNOfficial</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ALIWOLFX</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ArunShivhare100</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prasad_money</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angsuman</text:p>
          </table:table-cell>
          <table:table-cell office:value-type="string" calcext:value-type="string">
            <text:p>France Officially Sanctions Drug After 78 of 80 Recover from #COVID19 in 5 Days https://t.co/DCZuNTGoaP</text:p>
          </table:table-cell>
        </table:table-row>
        <table:table-row table:style-name="ro1">
          <table:table-cell office:value-type="string" calcext:value-type="string">
            <text:p>JuanCar80764727</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Twltter26445690</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mayoushtak</text:p>
          </table:table-cell>
          <table:table-cell office:value-type="string" calcext:value-type="string">
            <text:p>Thousands of rapid tests are being shipped from Canada to U.S. hospitals. The Markham based company received European approval back in February to supply the COVID-19 tests to the U.K., France and Italy. Health Canada is “still reviewing.” #COVID19 https://t.co/owVesy9UhR</text:p>
          </table:table-cell>
        </table:table-row>
        <table:table-row table:style-name="ro1">
          <table:table-cell office:value-type="string" calcext:value-type="string">
            <text:p>warrentedd</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TutorCambodia</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NidsDen</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ibrahimhaneef52</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Edercast</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robcarlsonca</text:p>
          </table:table-cell>
          <table:table-cell office:value-type="string" calcext:value-type="string">
            <text:p>Thousands of rapid tests are being shipped from Canada to U.S. hospitals. The Markham based company received European approval back in February to supply the COVID-19 tests to the U.K., France and Italy. Health Canada is “still reviewing.” #COVID19 https://t.co/owVesy9UhR</text:p>
          </table:table-cell>
        </table:table-row>
        <table:table-row table:style-name="ro2">
          <table:table-cell office:value-type="string" calcext:value-type="string">
            <text:p>meowlunar8</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123sapr</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ShariKarney</text:p>
          </table:table-cell>
          <table:table-cell office:value-type="string" calcext:value-type="string">
            <text:p>Why is no one talking about the child sexual abuse children forced to shelter in place, <text:s/>with their incest aggressor or abusers are suffering? Domestic violence up 30% France reports. Where are the child sex abuse reports during lockdown in US? #COVID19 #CSA #BelieveWomen https://t.co/ZzgGHihlBc</text:p>
          </table:table-cell>
        </table:table-row>
        <table:table-row table:style-name="ro4">
          <table:table-cell office:value-type="string" calcext:value-type="string">
            <text:p>pplenkie</text:p>
          </table:table-cell>
          <table:table-cell office:value-type="string" calcext:value-type="string">
            <text:p>Thousands of rapid tests are being shipped from Canada to U.S. hospitals. The Markham based company received European approval back in February to supply the COVID-19 tests to the U.K., France and Italy. Health Canada is “still reviewing.” #COVID19 https://t.co/owVesy9UhR</text:p>
          </table:table-cell>
        </table:table-row>
        <table:table-row table:style-name="ro1">
          <table:table-cell office:value-type="string" calcext:value-type="string">
            <text:p>razonater</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ROARas1</text:p>
          </table:table-cell>
          <table:table-cell office:value-type="string" calcext:value-type="string">
            <text:p>Why is no one talking about the child sexual abuse children forced to shelter in place, <text:s/>with their incest aggressor or abusers are suffering? Domestic violence up 30% France reports. Where are the child sex abuse reports during lockdown in US? #COVID19 #CSA #BelieveWomen https://t.co/0jjgytKlHa</text:p>
          </table:table-cell>
        </table:table-row>
        <table:table-row table:style-name="ro1">
          <table:table-cell office:value-type="string" calcext:value-type="string">
            <text:p>ellen617</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zimleague</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canito1959</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AGRichard1</text:p>
          </table:table-cell>
          <table:table-cell office:value-type="string" calcext:value-type="string">
            <text:p>Thousands of rapid tests are being shipped from Canada to U.S. hospitals. The Markham based company received European approval back in February to supply the COVID-19 tests to the U.K., France and Italy. Health Canada is “still reviewing.” #COVID19 https://t.co/owVesy9UhR</text:p>
          </table:table-cell>
        </table:table-row>
        <table:table-row table:style-name="ro8">
          <table:table-cell office:value-type="string" calcext:value-type="string">
            <text:p>CristinaCavaco</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zafriahamed2</text:p>
          </table:table-cell>
          <table:table-cell office:value-type="string" calcext:value-type="string">
            <text:p>Yesterday was very sad for #France people last 24hours 1355 deaths <text:s text:c="7"/>Total #COVID19 cases increase to 1,014,943. <text:s text:c="4"/>According to #worldometer https://t.co/a84ygNTQ3E</text:p>
          </table:table-cell>
        </table:table-row>
        <table:table-row table:style-name="ro4">
          <table:table-cell office:value-type="string" calcext:value-type="string">
            <text:p>sandralhayes</text:p>
          </table:table-cell>
          <table:table-cell office:value-type="string" calcext:value-type="string">
            <text:p>95 percent of European #Coronavirus fatalities are people older than 60, WHO says https://t.co/ZTKm7lelk9 #Covid19 #EU #Euro #Europe #France #News #Spain #Virus #WorthyNews https://t.co/SxSO2e89Rd</text:p>
          </table:table-cell>
        </table:table-row>
        <table:table-row table:style-name="ro1">
          <table:table-cell office:value-type="string" calcext:value-type="string">
            <text:p>arifjamallodhi</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8">
          <table:table-cell office:value-type="string" calcext:value-type="string">
            <text:p>larsen_hb</text:p>
          </table:table-cell>
          <table:table-cell office:value-type="string" calcext:value-type="string">
            <text:p>#COVID19</text:p>
            <text:p>I just read that France hadn't included patients dying outside hospitals.</text:p>
            <text:p>If an American doesn't seek help because he/she has no insurance and dies at home, won't that be counted either?</text:p>
            <text:p>Will a patient dying at home be tested for the #coronavirus ? https://t.co/tOXLMlDcE1</text:p>
          </table:table-cell>
        </table:table-row>
        <table:table-row table:style-name="ro4">
          <table:table-cell office:value-type="string" calcext:value-type="string">
            <text:p>jrusso67</text:p>
          </table:table-cell>
          <table:table-cell office:value-type="string" calcext:value-type="string">
            <text:p>Thousands of rapid tests are being shipped from Canada to U.S. hospitals. The Markham based company received European approval back in February to supply the COVID-19 tests to the U.K., France and Italy. Health Canada is “still reviewing.” #COVID19 https://t.co/owVesy9UhR</text:p>
          </table:table-cell>
        </table:table-row>
        <table:table-row table:style-name="ro1">
          <table:table-cell office:value-type="string" calcext:value-type="string">
            <text:p>Simbiblis</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8">
          <table:table-cell office:value-type="string" calcext:value-type="string">
            <text:p>WashNewsLine</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text:p>
            <text:p>#CoronaVirusUpdate https://t.co/z4JCX8fo22</text:p>
          </table:table-cell>
        </table:table-row>
        <table:table-row table:style-name="ro4">
          <table:table-cell office:value-type="string" calcext:value-type="string">
            <text:p>cubes2013</text:p>
          </table:table-cell>
          <table:table-cell office:value-type="string" calcext:value-type="string">
            <text:p>Thousands of rapid tests are being shipped from Canada to U.S. hospitals. The Markham based company received European approval back in February to supply the COVID-19 tests to the U.K., France and Italy. Health Canada is “still reviewing.” #COVID19 https://t.co/owVesy9UhR</text:p>
          </table:table-cell>
        </table:table-row>
        <table:table-row table:style-name="ro4">
          <table:table-cell office:value-type="string" calcext:value-type="string">
            <text:p>Nearby_nature</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1">
          <table:table-cell office:value-type="string" calcext:value-type="string">
            <text:p>vineshkznsa</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luce_13</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muralikumarje</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randhirsinha</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1">
          <table:table-cell office:value-type="string" calcext:value-type="string">
            <text:p>markphilo</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AyngeldustLinda</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4">
          <table:table-cell office:value-type="string" calcext:value-type="string">
            <text:p>raptorsworld</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3">
          <table:table-cell office:value-type="string" calcext:value-type="string">
            <text:p>KarenL516</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4">
          <table:table-cell office:value-type="string" calcext:value-type="string">
            <text:p>lubydubydoo</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2">
          <table:table-cell office:value-type="string" calcext:value-type="string">
            <text:p>muhdazran92</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pragyankashyaps</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FejaLazor</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5">
          <table:table-cell office:value-type="string" calcext:value-type="string">
            <text:p>OccupySandy</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1">
          <table:table-cell office:value-type="string" calcext:value-type="string">
            <text:p>SebegoZwide</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NgoiePado</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guspalpogeng</text:p>
          </table:table-cell>
          <table:table-cell office:value-type="string" calcext:value-type="string">
            <text:p>The world is going through this together. We all have a choice to make. Contagion star Marion Cotillard shares her #COVID19 experience from France. Listen to #publichealth experts, take note of any symptoms, and stay home to #ControltheContagion. https://t.co/sUXphD602y for more https://t.co/E3VDXiF1yN</text:p>
          </table:table-cell>
        </table:table-row>
        <table:table-row table:style-name="ro1">
          <table:table-cell office:value-type="string" calcext:value-type="string">
            <text:p>mediapress21</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Rajat04154339</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always_rohit</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JadejaJaspal</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benjaminholgate</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Siddhantsid1994</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nhldrafter</text:p>
          </table:table-cell>
          <table:table-cell office:value-type="string" calcext:value-type="string">
            <text:p>@Reuters Population wise the U.S.A. is very close to the combined populations of Italy, Spain, Germany, France &amp;amp; the UK combined. <text:s/>Looking at the U.S.A. vs these 5 European countries &amp;amp; vs Canada. #COVIDー19 #COVID19 #COVID19Pandemic https://t.co/7TsLRdZV5F</text:p>
          </table:table-cell>
        </table:table-row>
        <table:table-row table:style-name="ro2">
          <table:table-cell office:value-type="string" calcext:value-type="string">
            <text:p>fatizzat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RaviBrahmbhat14</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IslipRaphaelle</text:p>
          </table:table-cell>
          <table:table-cell office:value-type="string" calcext:value-type="string">
            <text:p>BREAKING - France to set up roadblocks on major highways and axes to block Easter holidaymakers amid #COVID19. </text:p>
            <text:p/>
            <text:p>Extra police, gendarmes or soldiers dispatched to train stations and airports to verify the documents of anyone stopped out and about.</text:p>
          </table:table-cell>
        </table:table-row>
        <table:table-row table:style-name="ro8">
          <table:table-cell office:value-type="string" calcext:value-type="string">
            <text:p>InRegardstoAli</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jvgraz</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jayoung1892</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1">
          <table:table-cell office:value-type="string" calcext:value-type="string">
            <text:p>libijian2</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Klang_Ruinen</text:p>
          </table:table-cell>
          <table:table-cell office:value-type="string" calcext:value-type="string">
            <text:p>#France: The rage of the healt care workers – Wild demonstration in #Tourcoing [Video] <text:s/>https://t.co/1iJog9YJqy #CoronavirusFrance #COVID19fr #COVIDー19 #COVID19 #coronavirus #CoronaCrisis #antireport Translated from @Nantes_Revoltee</text:p>
          </table:table-cell>
        </table:table-row>
        <table:table-row table:style-name="ro8">
          <table:table-cell office:value-type="string" calcext:value-type="string">
            <text:p>deMOCKracy13</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AtinRoy4</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3">
          <table:table-cell office:value-type="string" calcext:value-type="string">
            <text:p>JohnFrederickF6</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4">
          <table:table-cell office:value-type="string" calcext:value-type="string">
            <text:p>sanjeebkumarda5</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ValiiRodriguez</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1">
          <table:table-cell office:value-type="string" calcext:value-type="string">
            <text:p>VikasRaiAdv</text:p>
          </table:table-cell>
          <table:table-cell office:value-type="string" calcext:value-type="string">
            <text:p>Top #COVID19 new announced deaths today:</text:p>
            <text:p/>
            <text:p>🇫🇷- France announced +1,355 new deaths today, raising their total to 5,387 victims.</text:p>
          </table:table-cell>
        </table:table-row>
        <table:table-row table:style-name="ro2">
          <table:table-cell office:value-type="string" calcext:value-type="string">
            <text:p>mdnflove</text:p>
          </table:table-cell>
          <table:table-cell office:value-type="string" calcext:value-type="string">
            <text:p>The top 10 countries with the #COVID19 related deaths. </text:p>
            <text:p/>
            <text:p>1.Italy 12,428 🇮🇹</text:p>
            <text:p>2. Spain 8,464 🇪🇸</text:p>
            <text:p>3. USA 4,055🇺🇲</text:p>
            <text:p>4. France 3,523🇫🇷</text:p>
            <text:p>5. China 3,312 🇨🇳</text:p>
            <text:p>6. Iran 2,898 🇮🇷</text:p>
            <text:p>7. UK 1,789 🇬🇧</text:p>
            <text:p>8. Netherlands 1,039 🇳🇱</text:p>
            <text:p>9. Germany 775🇩🇪</text:p>
            <text:p>10. Belgium 705🇧🇪</text:p>
          </table:table-cell>
        </table:table-row>
        <table:table-row table:style-name="ro2">
          <table:table-cell office:value-type="string" calcext:value-type="string">
            <text:p>dropidlow</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23">
          <table:table-cell office:value-type="string" calcext:value-type="string">
            <text:p>DJTrumpster2016</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1">
          <table:table-cell office:value-type="string" calcext:value-type="string">
            <text:p>AlenaZaxarenko3</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2">
          <table:table-cell office:value-type="string" calcext:value-type="string">
            <text:p>annaashr</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8">
          <table:table-cell office:value-type="string" calcext:value-type="string">
            <text:p>libbyliberalnyc</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katzenbrau</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24">
          <table:table-cell office:value-type="string" calcext:value-type="string">
            <text:p>Ouidadelmafan1</text:p>
          </table:table-cell>
          <table:table-cell office:value-type="string" calcext:value-type="string">
            <text:p>racial discrimination 😠😠😠 Africa is a crown above your heads, you dogs ~~ France 🤝 racist </text:p>
            <text:p/>
            <text:p>#France #racist #Afrique #Africa #Morocco #Maroc #إفريقيا #فرنسا #Covid_19 #coronavirus #COVID19 #كورونا #كوفيد_19 #كورونا_فيروس https://t.co/OGXct6EpkW</text:p>
          </table:table-cell>
        </table:table-row>
        <table:table-row table:style-name="ro8">
          <table:table-cell office:value-type="string" calcext:value-type="string">
            <text:p>b1e56df9ce6549f</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briankuo</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3">
          <table:table-cell office:value-type="string" calcext:value-type="string">
            <text:p>erazharuddin</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4">
          <table:table-cell office:value-type="string" calcext:value-type="string">
            <text:p>PallaviSingh_13</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PeLeif</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8">
          <table:table-cell office:value-type="string" calcext:value-type="string">
            <text:p>MichiganDeb1</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Desrah2</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vivekpai0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chefmichelle5</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Vanescaliente</text:p>
          </table:table-cell>
          <table:table-cell office:value-type="string" calcext:value-type="string">
            <text:p>There are medical protocols put into place for a reason. Our health should not be used for political purposes. Let the medical doctors, researchers, scientists do their jobs. #COVID19 #France</text:p>
          </table:table-cell>
        </table:table-row>
        <table:table-row table:style-name="ro8">
          <table:table-cell office:value-type="string" calcext:value-type="string">
            <text:p>Diurpagissa</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roadforbyzant</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23">
          <table:table-cell office:value-type="string" calcext:value-type="string">
            <text:p>Tony49119420</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2">
          <table:table-cell office:value-type="string" calcext:value-type="string">
            <text:p>pamypamelo</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vinitparma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Thorn215</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Gam38274493</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SugithVarughese</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4">
          <table:table-cell office:value-type="string" calcext:value-type="string">
            <text:p>Nick_Hand</text:p>
          </table:table-cell>
          <table:table-cell office:value-type="string" calcext:value-type="string">
            <text:p>France today just reported an additional 884 deaths that have occurred since the beginning of their outbreak...all in nursing homes. Because they were not hospitalized deaths, they didn't include the deaths in their officials stats till today. Wow. #Covid19</text:p>
          </table:table-cell>
        </table:table-row>
        <table:table-row table:style-name="ro4">
          <table:table-cell office:value-type="string" calcext:value-type="string">
            <text:p>drravikumarsh</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KellyTurberfie1</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8">
          <table:table-cell office:value-type="string" calcext:value-type="string">
            <text:p>shyduroff</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
          <table:table-cell office:value-type="string" calcext:value-type="string">
            <text:p>LamarMarten</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kristadani85</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4">
          <table:table-cell office:value-type="string" calcext:value-type="string">
            <text:p>shirleysolivar</text:p>
          </table:table-cell>
          <table:table-cell office:value-type="string" calcext:value-type="string">
            <text:p>US official denies claim that Americans buying up France's masks. #COVID19 https://t.co/YU56njVIed</text:p>
          </table:table-cell>
        </table:table-row>
        <table:table-row table:style-name="ro2">
          <table:table-cell office:value-type="string" calcext:value-type="string">
            <text:p>miramirul_erul</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nBjSdw1SiLOJ5xa</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Sauvi_D</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singhvaibhav92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Bhavesh_bharvad</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LA_MacDougall</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Skr1pt_k1tty</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askiaphotojourn</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4">
          <table:table-cell office:value-type="string" calcext:value-type="string">
            <text:p>CEDRdigital</text:p>
          </table:table-cell>
          <table:table-cell office:value-type="string" calcext:value-type="string">
            <text:p>#Coronavirus UPDATE &amp;amp; Resources</text:p>
            <text:p>Apr 2nd 9PM</text:p>
            <text:p>Global stats:</text:p>
            <text:p>1,015,709 Cases in 181Countries</text:p>
            <text:p>53,069 Deaths</text:p>
            <text:p>211,409 Recovered</text:p>
            <text:p>115,242 #Italy</text:p>
            <text:p>112,065 #Spain</text:p>
            <text:p>84,794 #Germany</text:p>
            <text:p>82,443 #China </text:p>
            <text:p>59,929 #France</text:p>
            <text:p>50,468 #Iran</text:p>
            <text:p>#NY #CA #MA #CT #NJ #WA #NYC #LA #</text:p>
            <text:p>1/9 #COVID19 US Stats👇🏾 https://t.co/NfAkNCbUjx</text:p>
          </table:table-cell>
        </table:table-row>
        <table:table-row table:style-name="ro1">
          <table:table-cell office:value-type="string" calcext:value-type="string">
            <text:p>CianGaia</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TM_begins</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tarunpal84</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Rym_ALLL</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12">
          <table:table-cell office:value-type="string" calcext:value-type="string">
            <text:p>mary_lestage</text:p>
          </table:table-cell>
          <table:table-cell office:value-type="string" calcext:value-type="string">
            <text:p>TODAY: Top countries with most new deaths from #COVID19  </text:p>
            <text:p>1. France +1,335 🇫🇷</text:p>
            <text:p>2. Spain +961 🇪🇸</text:p>
            <text:p>3. Italy +760 🇮🇹</text:p>
            <text:p>4. USA +708 🇺🇸</text:p>
            <text:p>5. UK +569 🇬🇧</text:p>
            <text:p>6. Belgium +183  🇧🇪</text:p>
            <text:p>7. Germany +176 🇩🇪</text:p>
            <text:p>8. Netherlands +166 🇳🇱</text:p>
          </table:table-cell>
        </table:table-row>
        <table:table-row table:style-name="ro1">
          <table:table-cell office:value-type="string" calcext:value-type="string">
            <text:p>BlueEyedJurist</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8">
          <table:table-cell office:value-type="string" calcext:value-type="string">
            <text:p>CCB5Keithfan34</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PKMutangana</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8">
          <table:table-cell office:value-type="string" calcext:value-type="string">
            <text:p>juliesbooks</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3">
          <table:table-cell office:value-type="string" calcext:value-type="string">
            <text:p>Lemondrop49</text:p>
          </table:table-cell>
          <table:table-cell office:value-type="string" calcext:value-type="string">
            <text:p>Germany now taking in #COVID19 acute cases from France &amp;amp; Italy into its ICUs. Damn EU solidarity. It also has a higher testing rate/fewer deaths than the UK.</text:p>
            <text:p>Perhaps something to do with a well-funded health service combined with a competent Government focussed on saving lives?</text:p>
          </table:table-cell>
        </table:table-row>
        <table:table-row table:style-name="ro1">
          <table:table-cell office:value-type="string" calcext:value-type="string">
            <text:p>Lemondrop49</text:p>
          </table:table-cell>
          <table:table-cell office:value-type="string" calcext:value-type="string">
            <text:p>Following @DHSCgovuk update of 2,921 #COVID19 deaths in UK, here's how the UK trajectory looks vs other countries today</text:p>
            <text:p>- Good news: slight fall in UK growth rate (24% vs 31.5% previous day)</text:p>
            <text:p>- Bad news: UK line nonetheless steeper than Italy &amp;amp; France at similar stage in outbreak https://t.co/xOZwv0VPjF</text:p>
          </table:table-cell>
        </table:table-row>
        <table:table-row table:style-name="ro4">
          <table:table-cell office:value-type="string" calcext:value-type="string">
            <text:p>vineets77</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8">
          <table:table-cell office:value-type="string" calcext:value-type="string">
            <text:p>freespeechlover</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nikhil89nick</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1">
          <table:table-cell office:value-type="string" calcext:value-type="string">
            <text:p>DemeneixJf</text:p>
          </table:table-cell>
          <table:table-cell office:value-type="string" calcext:value-type="string">
            <text:p>You too, you can add your voice!</text:p>
            <text:p/>
            <text:p>Like France, join @antonioguterres' appeal for a global ceasefire in this #COVID19 crisis. 👇 https://t.co/KDgvbJvtXu</text:p>
          </table:table-cell>
        </table:table-row>
        <table:table-row table:style-name="ro8">
          <table:table-cell office:value-type="string" calcext:value-type="string">
            <text:p>apathoni</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iasandip</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youngalaxy__</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2">
          <table:table-cell office:value-type="string" calcext:value-type="string">
            <text:p>asyymawi</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1">
          <table:table-cell office:value-type="string" calcext:value-type="string">
            <text:p>CAVENDISH09</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peeyush_kerai</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TheRetardedShow</text:p>
          </table:table-cell>
          <table:table-cell office:value-type="string" calcext:value-type="string">
            <text:p>#COVID19 Panic in the world, People dying by thousands. 5 y. ago I developed/ tested influenza/pneumonia treatment that should cure Covid 19 also. Spent 2 months, contacted Top Officials' Offices in: China, US, Russia, Italy, France, Spain, Germany, WHO, EU, GB, etc- NO RESPONSE</text:p>
          </table:table-cell>
        </table:table-row>
        <table:table-row table:style-name="ro3">
          <table:table-cell office:value-type="string" calcext:value-type="string">
            <text:p>dibyenduShee5</text:p>
          </table:table-cell>
          <table:table-cell office:value-type="string" calcext:value-type="string">
            <text:p>SHOCKING.  1355 new deaths recorded in #France today. Highest in single day deaths ever across the world in any country since the beginning of pandemic. Total death toll at 5387 in France. Total #COVID19 positive cases at 59,105.</text:p>
            <text:p>#corona</text:p>
          </table:table-cell>
        </table:table-row>
        <table:table-row table:style-name="ro8">
          <table:table-cell office:value-type="string" calcext:value-type="string">
            <text:p>w7bro</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viraldubal1</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5">
          <table:table-cell office:value-type="string" calcext:value-type="string">
            <text:p>ThatDudesMother</text:p>
          </table:table-cell>
          <table:table-cell office:value-type="string" calcext:value-type="string">
            <text:p>1. They keep denying it, but now Masschusetts, France, and Canada have seen #COVID19 medical equipment diverted to the USA.</text:p>
            <text:p/>
            <text:p>45 is letting other countries/states do the hard work of sourcing materials, then swooping in to outbid in order to hijack them.</text:p>
            <text:p/>
            <text:p>https://t.co/BZGKoH75k2</text:p>
          </table:table-cell>
        </table:table-row>
        <table:table-row table:style-name="ro1">
          <table:table-cell office:value-type="string" calcext:value-type="string">
            <text:p>Prem9595</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1">
          <table:table-cell office:value-type="string" calcext:value-type="string">
            <text:p>JrSamplesBR549</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4">
          <table:table-cell office:value-type="string" calcext:value-type="string">
            <text:p>IJagdish_Ahir</text:p>
          </table:table-cell>
          <table:table-cell office:value-type="string" calcext:value-type="string">
            <text:p>#BREAKING: 1355 new deaths reported in #France today. Highest in single day deaths ever since the beginning of pandemic. Total death toll at 5387 in France. Total #COVID19 positive cases at 59,105.</text:p>
          </table:table-cell>
        </table:table-row>
        <table:table-row table:style-name="ro4">
          <table:table-cell office:value-type="string" calcext:value-type="string">
            <text:p>JohnZwicker1</text:p>
          </table:table-cell>
          <table:table-cell office:value-type="string" calcext:value-type="string">
            <text:p>#covid19 Horrible day in France and Spain. Not a great one so far in US, Italy, UK, either. https://t.co/hRhASZzfyi</text:p>
          </table:table-cell>
        </table:table-row>
        <table:table-row table:style-name="ro8">
          <table:table-cell office:value-type="string" calcext:value-type="string">
            <text:p>ubiqunity</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12">
          <table:table-cell office:value-type="string" calcext:value-type="string">
            <text:p>ammadeycr7</text:p>
          </table:table-cell>
          <table:table-cell office:value-type="string" calcext:value-type="string">
            <text:p>TODAY: Top countries with most new deaths from #COVID19  </text:p>
            <text:p>1. France +1,335 🇫🇷</text:p>
            <text:p>2. Spain +961 🇪🇸</text:p>
            <text:p>3. Italy +760 🇮🇹</text:p>
            <text:p>4. USA +708 🇺🇸</text:p>
            <text:p>5. UK +569 🇬🇧</text:p>
            <text:p>6. Belgium +183  🇧🇪</text:p>
            <text:p>7. Germany +176 🇩🇪</text:p>
            <text:p>8. Netherlands +166 🇳🇱</text:p>
          </table:table-cell>
        </table:table-row>
        <table:table-row table:style-name="ro1">
          <table:table-cell office:value-type="string" calcext:value-type="string">
            <text:p>stanleykee5</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3">
          <table:table-cell office:value-type="string" calcext:value-type="string">
            <text:p>calaisport</text:p>
          </table:table-cell>
          <table:table-cell office:value-type="string" calcext:value-type="string">
            <text:p>COVID-19: Following the announcement by the French Government, passage between France and the United Kingdom through the port of Calais remains authorized. The port of Calais continues to ensure the passage of traffic until further notice. #Covid19</text:p>
            <text:p>#coronavirus https://t.co/DbdfIzkAPi</text:p>
          </table:table-cell>
        </table:table-row>
        <table:table-row table:style-name="ro12">
          <table:table-cell office:value-type="string" calcext:value-type="string">
            <text:p>SLealRx</text:p>
          </table:table-cell>
          <table:table-cell office:value-type="string" calcext:value-type="string">
            <text:p>TODAY: Top countries with most new deaths from #COVID19  </text:p>
            <text:p>1. France +1,335 🇫🇷</text:p>
            <text:p>2. Spain +961 🇪🇸</text:p>
            <text:p>3. Italy +760 🇮🇹</text:p>
            <text:p>4. USA +708 🇺🇸</text:p>
            <text:p>5. UK +569 🇬🇧</text:p>
            <text:p>6. Belgium +183  🇧🇪</text:p>
            <text:p>7. Germany +176 🇩🇪</text:p>
            <text:p>8. Netherlands +166 🇳🇱</text:p>
          </table:table-cell>
        </table:table-row>
        <table:table-row table:style-name="ro1">
          <table:table-cell office:value-type="string" calcext:value-type="string">
            <text:p>casualcactii</text:p>
          </table:table-cell>
          <table:table-cell office:value-type="string" calcext:value-type="string">
            <text:p>Apparently #PredatorTrump had the USA intercept #COVID19 supplies directed for France from China, on the tarmac, and had them redirected to the USA by offering them three times the price.</text:p>
            <text:p/>
            <text:p>Now he's screwing over allies.</text:p>
          </table:table-cell>
        </table:table-row>
        <table:table-row table:style-name="ro11">
          <table:table-cell office:value-type="string" calcext:value-type="string">
            <text:p>Ash_Stewart_</text:p>
          </table:table-cell>
          <table:table-cell office:value-type="string" calcext:value-type="string">
            <text:p>#Covid19 global latest:</text:p>
            <text:p>- number of confirmed cases surpasses 1 million. 51,000 deaths</text:p>
            <text:p>- European hospitals face shortages of critical medicines</text:p>
            <text:p>- death toll in France surges to 5400</text:p>
            <text:p>- Greece quarantines camp after migrants test positive</text:p>
            <text:p>- Wuhan residents told to avoid going out</text:p>
          </table:table-cell>
        </table:table-row>
        <table:table-row table:style-name="ro3">
          <table:table-cell office:value-type="string" calcext:value-type="string">
            <text:p>thesaffronqueen</text:p>
          </table:table-cell>
          <table:table-cell office:value-type="string" calcext:value-type="string">
            <text:p>NEW: Total #CoronaVirus Cases across the globe cross 1,000,000 (10 lakh). More than 50,000 deaths reported globally. Worst impact of the pandemic in USA, Italy, Spain, Germany, China, France, Iran and UK.</text:p>
            <text:p>( Approx. Data by WorldOMeter) https://t.co/WZnov2kfat #COVID19 https://t.co/rwxL9FwJUD</text:p>
          </table:table-cell>
        </table:table-row>
        <table:table-row table:style-name="ro4">
          <table:table-cell office:value-type="string" calcext:value-type="string">
            <text:p>GreiderMichae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hriver_robi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atfart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uvlabso</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ooreHomes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ealHayatu</text:p>
          </table:table-cell>
          <table:table-cell office:value-type="string" calcext:value-type="string">
            <text:p>The whole of Africa didn’t record half deaths that France alone recorded due to #covid19. So, if they should test the vaccine on French men and women! https://t.co/AfO9tQpMsE</text:p>
          </table:table-cell>
        </table:table-row>
        <table:table-row table:style-name="ro4">
          <table:table-cell office:value-type="string" calcext:value-type="string">
            <text:p>Tezlin1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erbysea</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DrRebeccaO</text:p>
          </table:table-cell>
          <table:table-cell office:value-type="string" calcext:value-type="string">
            <text:p>@washingtonpost US CDC and France L'Académie de médecine recommend wearing masks/masques for general population #COVID19</text:p>
            <text:p/>
            <text:p>Fabric suggestions with attached article explaining why: https://t.co/BA5tzQNpW7</text:p>
          </table:table-cell>
        </table:table-row>
        <table:table-row table:style-name="ro4">
          <table:table-cell office:value-type="string" calcext:value-type="string">
            <text:p>anarchon1701D</text:p>
          </table:table-cell>
          <table:table-cell office:value-type="string" calcext:value-type="string">
            <text:p>Hard to believe, but 50%+ of us still think #BorisJohnson is handling the #Covid19 well. But, all that's about to change. When UK deaths overtake Italy, Spain and France within the next two weeks, they will realise his failure to act back in January was a huge error of judgement!</text:p>
          </table:table-cell>
        </table:table-row>
        <table:table-row table:style-name="ro4">
          <table:table-cell office:value-type="string" calcext:value-type="string">
            <text:p>defendourright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IanJamesSeale</text:p>
          </table:table-cell>
          <table:table-cell office:value-type="string" calcext:value-type="string">
            <text:p>Following @DHSCgovuk update of 3,605 #COVID19 UK deaths, an updated trajectory chart.</text:p>
            <text:p>- UK death toll now higher than France's at this stage in their outbreak</text:p>
            <text:p>- Day-on-day % increases in UK deaths has dropped in past couple of days. But still doubling every three days. https://t.co/hwPelBfaTS</text:p>
          </table:table-cell>
        </table:table-row>
        <table:table-row table:style-name="ro2">
          <table:table-cell office:value-type="string" calcext:value-type="string">
            <text:p>Chuanito2</text:p>
          </table:table-cell>
          <table:table-cell office:value-type="string" calcext:value-type="string">
            <text:p>#coronavirus deaths in last 24 hours (from 0:00 gmt+0). Only countries over 100.</text:p>
            <text:p/>
            <text:p>France +1120</text:p>
            <text:p>USA +1010</text:p>
            <text:p>Spain +850</text:p>
            <text:p>Italy +766</text:p>
            <text:p>UK +684</text:p>
            <text:p>Germany +168</text:p>
            <text:p>Netherlands +148</text:p>
            <text:p>Belgium +132</text:p>
            <text:p>Worldwide +5641 (same than yesterday). Deaths rate on closed cases 20%.</text:p>
            <text:p>#covid19 #covid2019 #SARSCoV2 https://t.co/Sune7rmeMe</text:p>
          </table:table-cell>
        </table:table-row>
        <table:table-row table:style-name="ro4">
          <table:table-cell office:value-type="string" calcext:value-type="string">
            <text:p>cfdrok</text:p>
          </table:table-cell>
          <table:table-cell office:value-type="string" calcext:value-type="string">
            <text:p>This is the real strength of our #RedCross #RedCrescent @ifrc network. Thanks to @roteskreuz_de for the help given to Italy and France taking care of some #COVID19 patients. https://t.co/TcwpxXGXEx</text:p>
          </table:table-cell>
        </table:table-row>
        <table:table-row table:style-name="ro4">
          <table:table-cell office:value-type="string" calcext:value-type="string">
            <text:p>LarryMcquin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uleshodierne</text:p>
          </table:table-cell>
          <table:table-cell office:value-type="string" calcext:value-type="string">
            <text:p>Hard to believe, but 50%+ of us still think #BorisJohnson is handling the #Covid19 well. But, all that's about to change. When UK deaths overtake Italy, Spain and France within the next two weeks, they will realise his failure to act back in January was a huge error of judgement!</text:p>
          </table:table-cell>
        </table:table-row>
        <table:table-row table:style-name="ro1">
          <table:table-cell office:value-type="string" calcext:value-type="string">
            <text:p>NewsThaivisa</text:p>
          </table:table-cell>
          <table:table-cell office:value-type="string" calcext:value-type="string">
            <text:p>Travellers register for special flights back to France - https://t.co/JAShygPMYd</text:p>
            <text:p/>
            <text:p>#thailand #coronavirus #covid19 https://t.co/kZBSXjUlyB</text:p>
          </table:table-cell>
        </table:table-row>
        <table:table-row table:style-name="ro4">
          <table:table-cell office:value-type="string" calcext:value-type="string">
            <text:p>lsteinwrit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KM__0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PerthWAustralia</text:p>
          </table:table-cell>
          <table:table-cell office:value-type="string" calcext:value-type="string">
            <text:p>With 684 Deaths in 24 hrs #UK #coronavirus deaths, behind France, USA, and Italy</text:p>
            <text:p>#COVID19 #COVID19Aus https://t.co/h89ebYbTm5</text:p>
          </table:table-cell>
        </table:table-row>
        <table:table-row table:style-name="ro4">
          <table:table-cell office:value-type="string" calcext:value-type="string">
            <text:p>janetfly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WendyByTheSea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Patriotpride1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eaudozer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velarde65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hannon6957117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anger1974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ountrygg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2">
          <table:table-cell office:value-type="string" calcext:value-type="string">
            <text:p>arora_sanam</text:p>
          </table:table-cell>
          <table:table-cell office:value-type="string" calcext:value-type="string">
            <text:p>It has taken the UK 17 days to go from a #COVID19 death toll of 50, to a death toll of 2922.</text:p>
            <text:p/>
            <text:p>Here's how long it took other nations to get to a similar point.</text:p>
            <text:p/>
            <text:p>🇪🇸 Spain: 13 days</text:p>
            <text:p>🇮🇹 Italy: 16 days</text:p>
            <text:p>🇺🇸 USA: 16 days</text:p>
            <text:p>🇫🇷 France: 18 days</text:p>
            <text:p/>
            <text:p>🇮🇳 India’s reported death toll today is 62 </text:p>
            <text:p/>
            <text:p>1/2</text:p>
          </table:table-cell>
        </table:table-row>
        <table:table-row table:style-name="ro4">
          <table:table-cell office:value-type="string" calcext:value-type="string">
            <text:p>LloydBr7704228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evenStAndre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yudiwijayaa</text:p>
          </table:table-cell>
          <table:table-cell office:value-type="string" calcext:value-type="string">
            <text:p>#Coronavirus latest in Europe: https://t.co/LVKGmD0dDB</text:p>
            <text:p>-- Italy confirms 119,827 cases, death toll at 14,681</text:p>
            <text:p>-- Britain's new emergency field hospital opens door</text:p>
            <text:p>-- Death toll in France reaches 6,507</text:p>
            <text:p>-- Spanish bio-engineers discover drug that blocks #COVID19 effects https://t.co/wPbFvA3uii</text:p>
          </table:table-cell>
        </table:table-row>
        <table:table-row table:style-name="ro4">
          <table:table-cell office:value-type="string" calcext:value-type="string">
            <text:p>AndreaKhne1</text:p>
          </table:table-cell>
          <table:table-cell office:value-type="string" calcext:value-type="string">
            <text:p>@codepink @CDCgov BREAKING - AGAIN:US hijacking mask shipment from China to France in rush for #COVID19 protection. The masks were paid and on a plane at Shanghai airport that was ready to take off when the US buyers turned up and offered three times what their French counterparts were paying.</text:p>
          </table:table-cell>
        </table:table-row>
        <table:table-row table:style-name="ro3">
          <table:table-cell office:value-type="string" calcext:value-type="string">
            <text:p>Bloss55</text:p>
          </table:table-cell>
          <table:table-cell office:value-type="string" calcext:value-type="string">
            <text:p>With 684 Deaths in 24 hrs #UK #coronavirus deaths, behind France, USA, and Italy</text:p>
            <text:p>#COVID19 #COVID19Aus https://t.co/h89ebYbTm5</text:p>
          </table:table-cell>
        </table:table-row>
        <table:table-row table:style-name="ro4">
          <table:table-cell office:value-type="string" calcext:value-type="string">
            <text:p>2016_4U2C</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8">
          <table:table-cell office:value-type="string" calcext:value-type="string">
            <text:p>TeslaStockholm</text:p>
          </table:table-cell>
          <table:table-cell office:value-type="string" calcext:value-type="string">
            <text:p>Meanwhile in France #COVID19:</text:p>
            <text:p>- 6,507 deaths; 5,091 in hospitals &amp;amp; 1,496 in nursing homes</text:p>
            <text:p>- Baccalaureat exam in June, taken by 700K 18yo to gain access to Univ. cancelled for the 1st time ever, a monument in FR academic syst. created in 1808 by Napoleon</text:p>
            <text:p>https://t.co/ZWOiFS9KCW</text:p>
          </table:table-cell>
        </table:table-row>
        <table:table-row table:style-name="ro3">
          <table:table-cell office:value-type="string" calcext:value-type="string">
            <text:p>creativecatjk</text:p>
          </table:table-cell>
          <table:table-cell office:value-type="string" calcext:value-type="string">
            <text:p>With 684 Deaths in 24 hrs #UK #coronavirus deaths, behind France, USA, and Italy</text:p>
            <text:p>#COVID19 #COVID19Aus https://t.co/h89ebYbTm5</text:p>
          </table:table-cell>
        </table:table-row>
        <table:table-row table:style-name="ro8">
          <table:table-cell office:value-type="string" calcext:value-type="string">
            <text:p>AGavrielatos</text:p>
          </table:table-cell>
          <table:table-cell office:value-type="string" calcext:value-type="string">
            <text:p>This week @uniglobalunion exposed the treatment of  #Teleperformance workers in the Philippines and France. It's time to #NameandShame them as the worst company of the week. #ChangeYourWays </text:p>
            <text:p/>
            <text:p>🛑 Workplaces not safe from #COVID19</text:p>
            <text:p>🛑 Not cooperating with unions https://t.co/cCy7RMPywx</text:p>
          </table:table-cell>
        </table:table-row>
        <table:table-row table:style-name="ro4">
          <table:table-cell office:value-type="string" calcext:value-type="string">
            <text:p>walterhewlettj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Febeedog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nakin147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2">
          <table:table-cell office:value-type="string" calcext:value-type="string">
            <text:p>pori_saikia</text:p>
          </table:table-cell>
          <table:table-cell office:value-type="string" calcext:value-type="string">
            <text:p>It has taken the UK 17 days to go from a #COVID19 death toll of 50, to a death toll of 2922.</text:p>
            <text:p/>
            <text:p>Here's how long it took other nations to get to a similar point.</text:p>
            <text:p/>
            <text:p>🇪🇸 Spain: 13 days</text:p>
            <text:p>🇮🇹 Italy: 16 days</text:p>
            <text:p>🇺🇸 USA: 16 days</text:p>
            <text:p>🇫🇷 France: 18 days</text:p>
            <text:p/>
            <text:p>🇮🇳 India’s reported death toll today is 62 </text:p>
            <text:p/>
            <text:p>1/2</text:p>
          </table:table-cell>
        </table:table-row>
        <table:table-row table:style-name="ro2">
          <table:table-cell office:value-type="string" calcext:value-type="string">
            <text:p>SaralPatel</text:p>
          </table:table-cell>
          <table:table-cell office:value-type="string" calcext:value-type="string">
            <text:p>It has taken the UK 17 days to go from a #COVID19 death toll of 50, to a death toll of 2922.</text:p>
            <text:p/>
            <text:p>Here's how long it took other nations to get to a similar point.</text:p>
            <text:p/>
            <text:p>🇪🇸 Spain: 13 days</text:p>
            <text:p>🇮🇹 Italy: 16 days</text:p>
            <text:p>🇺🇸 USA: 16 days</text:p>
            <text:p>🇫🇷 France: 18 days</text:p>
            <text:p/>
            <text:p>🇮🇳 India’s reported death toll today is 62 </text:p>
            <text:p/>
            <text:p>1/2</text:p>
          </table:table-cell>
        </table:table-row>
        <table:table-row table:style-name="ro4">
          <table:table-cell office:value-type="string" calcext:value-type="string">
            <text:p>Not_Dut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Bettina41786550</text:p>
          </table:table-cell>
          <table:table-cell office:value-type="string" calcext:value-type="string">
            <text:p>With 884 deaths in nursing homes and another 471 new deaths, France reported, on Thursday, 5,387 #COVID19 casualties among 59,105 confirmed cases.</text:p>
            <text:p/>
            <text:p>Data from nursing homes were previously excluded from the official count. https://t.co/1dqnko9uNn</text:p>
          </table:table-cell>
        </table:table-row>
        <table:table-row table:style-name="ro4">
          <table:table-cell office:value-type="string" calcext:value-type="string">
            <text:p>yoghourtjia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lanAdrian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enny5910723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ooneyLaura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ITrust4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sontv</text:p>
          </table:table-cell>
          <table:table-cell office:value-type="string" calcext:value-type="string">
            <text:p>beIN Media Group is withholding its upcoming payment for domestic Ligue 1 rights due to the suspension of competition in France due to the coronavirus pandemic (via @DailyMailUK) #Footy #Soccer #Ligue1 #beINSPORTS #COVID19 https://t.co/Rd9U1nzS5A</text:p>
          </table:table-cell>
        </table:table-row>
        <table:table-row table:style-name="ro4">
          <table:table-cell office:value-type="string" calcext:value-type="string">
            <text:p>PatriotMari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ovfefe_Gold</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diSam84602519</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Osanchez3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patrici1103192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hardysandra6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jmoon4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cMckinnis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oyceCo8925057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amclb</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ugene20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onnybay4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iangass</text:p>
          </table:table-cell>
          <table:table-cell office:value-type="string" calcext:value-type="string">
            <text:p>hmm... no #COVID19 updated health data in France yet... @bneiluj or @colingplatt <text:s/>can you fix that? (check out our web app: <text:s/>https://t.co/jqM6pEjrvV ) https://t.co/fE41IZ944V</text:p>
          </table:table-cell>
        </table:table-row>
        <table:table-row table:style-name="ro4">
          <table:table-cell office:value-type="string" calcext:value-type="string">
            <text:p>SCaterinicchio</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floyd_midl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aheleh1007970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HawleysJadefav</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8">
          <table:table-cell office:value-type="string" calcext:value-type="string">
            <text:p>AfricaRepublic</text:p>
          </table:table-cell>
          <table:table-cell office:value-type="string" calcext:value-type="string">
            <text:p>@PaulKagame @CyrilRamaphosa @Macky_Sall @edmnangagwa @AbiyAhmedAli @AUC_MoussaFaki @DrTedros @EmmanuelMacron Macron a good partner for Africa indeed!</text:p>
            <text:p>Tell your friend Africa is not a play ground for France.</text:p>
            <text:p>We are not Guinea pigs for Europeans.</text:p>
            <text:p>#COVID19 #FranceMustFall https://t.co/vlYzS6U8nu</text:p>
          </table:table-cell>
        </table:table-row>
        <table:table-row table:style-name="ro4">
          <table:table-cell office:value-type="string" calcext:value-type="string">
            <text:p>fermaint1011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hattyqueen5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mcjagg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followourlaw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ican201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eeper6406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mcgl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eemeeker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21">
          <table:table-cell office:value-type="string" calcext:value-type="string">
            <text:p>PPHRtweets</text:p>
          </table:table-cell>
          <table:table-cell office:value-type="string" calcext:value-type="string">
            <text:p>#COVID19</text:p>
            <text:p/>
            <text:p>As of 03 April 2020:</text:p>
            <text:p/>
            <text:p> 35,862 deaths have been reported in EU/EEA and UK: </text:p>
            <text:p>@ECDC_EU </text:p>
            <text:p/>
            <text:p>Italy (13 917),</text:p>
            <text:p>Spain (10 003),</text:p>
            <text:p>France (4 503),</text:p>
            <text:p>United Kingdom (2 921),</text:p>
            <text:p>Netherlands (1 339),</text:p>
            <text:p>Belgium (1 011), </text:p>
            <text:p>Germany (872), </text:p>
            <text:p/>
            <text:p>Read full information here</text:p>
            <text:p/>
            <text:p>https://t.co/JQIPQLy6Ex</text:p>
          </table:table-cell>
        </table:table-row>
        <table:table-row table:style-name="ro4">
          <table:table-cell office:value-type="string" calcext:value-type="string">
            <text:p>GenerationQ202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onniejtobi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unMan95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LovesTRUMP</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2">
          <table:table-cell office:value-type="string" calcext:value-type="string">
            <text:p>muhdkawi</text:p>
          </table:table-cell>
          <table:table-cell office:value-type="string" calcext:value-type="string">
            <text:p>UPDATE: The top 10 countries with the #COVID19 related deaths. </text:p>
            <text:p/>
            <text:p>1.Italy 13,915 🇮🇹</text:p>
            <text:p>2. Spain 10,348 🇪🇸</text:p>
            <text:p>3. USA 6,088🇺🇲</text:p>
            <text:p>4. France 5,387🇫🇷</text:p>
            <text:p>5. China 3,322 🇨🇳</text:p>
            <text:p>6. Iran 3,160 🇮🇷</text:p>
            <text:p>7. UK 2,921🇬🇧</text:p>
            <text:p>8. Netherlands 1,339 🇳🇱</text:p>
            <text:p>9. Germany 1,107🇩🇪</text:p>
            <text:p>10. Belgium 1,011🇧🇪</text:p>
          </table:table-cell>
        </table:table-row>
        <table:table-row table:style-name="ro4">
          <table:table-cell office:value-type="string" calcext:value-type="string">
            <text:p>civello_cheris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randmombarb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atbutton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ElsaFowl</text:p>
          </table:table-cell>
          <table:table-cell office:value-type="string" calcext:value-type="string">
            <text:p>BREAKING - Beside #France and #Germany probably also Canada affected by "mask theft" of the USA.</text:p>
            <text:p/>
            <text:p>As the Canadian newspaper Journal de Montreal reports, an order for 10,000 #COVID19 protective masks to be delivered from Hong Kong to Quebec has been diverted to Ohio.</text:p>
          </table:table-cell>
        </table:table-row>
        <table:table-row table:style-name="ro8">
          <table:table-cell office:value-type="string" calcext:value-type="string">
            <text:p>JoinABiswal</text:p>
          </table:table-cell>
          <table:table-cell office:value-type="string" calcext:value-type="string">
            <text:p>France records highest no of COVID-19 fatal cases today.</text:p>
            <text:p/>
            <text:p>No of cases: +1120</text:p>
            <text:p>#COVID19 #CoronavirusFrance</text:p>
          </table:table-cell>
        </table:table-row>
        <table:table-row table:style-name="ro4">
          <table:table-cell office:value-type="string" calcext:value-type="string">
            <text:p>lidstone_david</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oopsdidagain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respectatworkuk</text:p>
          </table:table-cell>
          <table:table-cell office:value-type="string" calcext:value-type="string">
            <text:p>#Coronavirus: #France #racism row over doctors' #Africa testing comments</text:p>
            <text:p/>
            <text:p>Two French doctors expose their racism after a TV debate in which one suggested trials in Africa to see if a tuberculosis vaccine would prove effective against #Covid19 </text:p>
            <text:p/>
            <text:p>BBC News https://t.co/ZMGTgZQFQc</text:p>
          </table:table-cell>
        </table:table-row>
        <table:table-row table:style-name="ro4">
          <table:table-cell office:value-type="string" calcext:value-type="string">
            <text:p>RalphPSimo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9">
          <table:table-cell office:value-type="string" calcext:value-type="string">
            <text:p>kbyzx</text:p>
          </table:table-cell>
          <table:table-cell office:value-type="string" calcext:value-type="string">
            <text:p>So French Professors have proposed experimental tests for a #COVID19 vaccine should take place in Africa. Not sure is tests are already underway.</text:p>
            <text:p/>
            <text:p>I checked this...</text:p>
            <text:p/>
            <text:p>Here is an alternative source: https://t.co/XyC9PmUY1l</text:p>
            <text:p/>
            <text:p>Thanks @GrePersonB for bringing this to my attention. https://t.co/ivjRynrXIY</text:p>
          </table:table-cell>
        </table:table-row>
        <table:table-row table:style-name="ro4">
          <table:table-cell office:value-type="string" calcext:value-type="string">
            <text:p>jenny_taget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rump41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lusetEC</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TeslaStockholm</text:p>
          </table:table-cell>
          <table:table-cell office:value-type="string" calcext:value-type="string">
            <text:p>#COVID19 news from France</text:p>
            <text:p>@jeremyphoward @pwolodarski @klasgranstrom @ThomasMattsson @JaniPSallinen #CoronaVirusSverige #COVID19SWEDEN https://t.co/S0QmM6C4Y2</text:p>
          </table:table-cell>
        </table:table-row>
        <table:table-row table:style-name="ro4">
          <table:table-cell office:value-type="string" calcext:value-type="string">
            <text:p>ivybreeze196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whatze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noloTaylor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Will4xrp</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eg1Gir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udanesebridal</text:p>
          </table:table-cell>
          <table:table-cell office:value-type="string" calcext:value-type="string">
            <text:p>I tell you sick people out here doing this dirty sh*t in Africa .Please stay <text:s/>the heck away from Africa .People please keep spreading awareness. #COVID19 #COVID19Pandemic #african #COVID19Testing #france #eu #StayHomeSaveLives #day8oflockdown #AfricanLivesMatter #AfricaResponds https://t.co/OMykNE5noL</text:p>
          </table:table-cell>
        </table:table-row>
        <table:table-row table:style-name="ro4">
          <table:table-cell office:value-type="string" calcext:value-type="string">
            <text:p>Snappah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ohnCFischer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ugauta</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imCambro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mmanuelSkyking</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BelgaKrino</text:p>
          </table:table-cell>
          <table:table-cell office:value-type="string" calcext:value-type="string">
            <text:p>#covid situation Finland vs France via @jburnmurdoch </text:p>
            <text:p/>
            <text:p>#covid19 #koronafi #corona https://t.co/85F8LSgSpk</text:p>
          </table:table-cell>
        </table:table-row>
        <table:table-row table:style-name="ro4">
          <table:table-cell office:value-type="string" calcext:value-type="string">
            <text:p>campingrrr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cacps3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ooeysr2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2">
          <table:table-cell office:value-type="string" calcext:value-type="string">
            <text:p>iffahzhr</text:p>
          </table:table-cell>
          <table:table-cell office:value-type="string" calcext:value-type="string">
            <text:p>UPDATE: The top 10 countries with the #COVID19 related deaths. </text:p>
            <text:p/>
            <text:p>1.Italy 13,915 🇮🇹</text:p>
            <text:p>2. Spain 10,348 🇪🇸</text:p>
            <text:p>3. USA 6,088🇺🇲</text:p>
            <text:p>4. France 5,387🇫🇷</text:p>
            <text:p>5. China 3,322 🇨🇳</text:p>
            <text:p>6. Iran 3,160 🇮🇷</text:p>
            <text:p>7. UK 2,921🇬🇧</text:p>
            <text:p>8. Netherlands 1,339 🇳🇱</text:p>
            <text:p>9. Germany 1,107🇩🇪</text:p>
            <text:p>10. Belgium 1,011🇧🇪</text:p>
          </table:table-cell>
        </table:table-row>
        <table:table-row table:style-name="ro4">
          <table:table-cell office:value-type="string" calcext:value-type="string">
            <text:p>khaleejtimes</text:p>
          </table:table-cell>
          <table:table-cell office:value-type="string" calcext:value-type="string">
            <text:p>#France <text:s/>#coronavirus #COVID19 cases jump above #China after including nursing home tally: https://t.co/gHgrX2w01f</text:p>
          </table:table-cell>
        </table:table-row>
        <table:table-row table:style-name="ro4">
          <table:table-cell office:value-type="string" calcext:value-type="string">
            <text:p>tysonotieno</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rumpsWolfXIV</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Soifer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PO6613223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WhyOughta</text:p>
          </table:table-cell>
          <table:table-cell office:value-type="string" calcext:value-type="string">
            <text:p>@NateSilver538 Not to mention that deaths are being undercounted for lack of #Covid19 documentation, EVERYWHERE. Kudos to France for actually wanting to document. I am not holding my breath waiting for Florida to do this. </text:p>
            <text:p>https://t.co/GdoTODW19i</text:p>
          </table:table-cell>
        </table:table-row>
        <table:table-row table:style-name="ro11">
          <table:table-cell office:value-type="string" calcext:value-type="string">
            <text:p>batambuze</text:p>
          </table:table-cell>
          <table:table-cell office:value-type="string" calcext:value-type="string">
            <text:p>#Covid19 cases in France ➡️over 64k</text:p>
            <text:p>Cases in Africa ➡️ Less than 8k</text:p>
            <text:p/>
            <text:p>French doctors -  The vaccine should  to be tested in Africa. https://t.co/NYFXSkKvjT</text:p>
            <text:p/>
            <text:p>Me: https://t.co/jTONFzq8Nk</text:p>
          </table:table-cell>
        </table:table-row>
        <table:table-row table:style-name="ro9">
          <table:table-cell office:value-type="string" calcext:value-type="string">
            <text:p>DietsQ</text:p>
          </table:table-cell>
          <table:table-cell office:value-type="string" calcext:value-type="string">
            <text:p>So French Professors have proposed experimental tests for a #COVID19 vaccine should take place in Africa. Not sure is tests are already underway.</text:p>
            <text:p/>
            <text:p>I checked this...</text:p>
            <text:p/>
            <text:p>Here is an alternative source: https://t.co/XyC9PmUY1l</text:p>
            <text:p/>
            <text:p>Thanks @GrePersonB for bringing this to my attention. https://t.co/ivjRynrXIY</text:p>
          </table:table-cell>
        </table:table-row>
        <table:table-row table:style-name="ro4">
          <table:table-cell office:value-type="string" calcext:value-type="string">
            <text:p>kirkdegooyer</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1jiska1</text:p>
          </table:table-cell>
          <table:table-cell office:value-type="string" calcext:value-type="string">
            <text:p>all #icu 50 or younger https://t.co/HVSuAINZFR #uk #asia #eu #who #rivm #ggd #rutte3 #nl #de #be #italy #spain #france #portugal #africa #americas #america #oceania #australia #india #ny #covid19pandemic #covid19 #stayhome #world #everyone</text:p>
          </table:table-cell>
        </table:table-row>
        <table:table-row table:style-name="ro4">
          <table:table-cell office:value-type="string" calcext:value-type="string">
            <text:p>eiji_kawano</text:p>
          </table:table-cell>
          <table:table-cell office:value-type="string" calcext:value-type="string">
            <text:p>Demographers’ work will provide a clearer understanding of how the pandemic has developed and is developing and enable researchers to discover how #COVID19 trends may be related to the different public policy measures implemented by the countries studied https://t.co/6C3TxihjSF</text:p>
          </table:table-cell>
        </table:table-row>
        <table:table-row table:style-name="ro5">
          <table:table-cell office:value-type="string" calcext:value-type="string">
            <text:p>Wendelc12</text:p>
          </table:table-cell>
          <table:table-cell office:value-type="string" calcext:value-type="string">
            <text:p>These 2 French CRIMINALS (not worthy of being called Doctors), named Jean Paul Mira &amp;amp; Camille Locht discussing on Live TV about testing yet-to-be-approved Coronavirus vaccine on AFRICANS. </text:p>
            <text:p/>
            <text:p>Just imagine the world we live in 🤔 </text:p>
            <text:p/>
            <text:p>#Coronavirus #Covid19 #COVIDー19 #France #sad https://t.co/liLBMCbgxC</text:p>
          </table:table-cell>
        </table:table-row>
        <table:table-row table:style-name="ro4">
          <table:table-cell office:value-type="string" calcext:value-type="string">
            <text:p>Eng_Ayyaz</text:p>
          </table:table-cell>
          <table:table-cell office:value-type="string" calcext:value-type="string">
            <text:p>#France <text:s/>#coronavirus #COVID19 cases jump above #China after including nursing home tally: https://t.co/gHgrX2w01f</text:p>
          </table:table-cell>
        </table:table-row>
        <table:table-row table:style-name="ro4">
          <table:table-cell office:value-type="string" calcext:value-type="string">
            <text:p>LaneSadalup</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ElisabethGaye</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TaraAngelique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2bboop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azabar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ohnristick9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ngoLore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ichaeljeato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harlene_cortez</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shutosh_akm</text:p>
          </table:table-cell>
          <table:table-cell office:value-type="string" calcext:value-type="string">
            <text:p>BREAKING - US hijacking mask shipment from China to France in rush for #COVID19 protection. The masks were on a plane at Shanghai airport that was ready to take off when the US buyers turned up and offered three times what their French counterparts were paying.</text:p>
          </table:table-cell>
        </table:table-row>
        <table:table-row table:style-name="ro11">
          <table:table-cell office:value-type="string" calcext:value-type="string">
            <text:p>LinguaDeos</text:p>
          </table:table-cell>
          <table:table-cell office:value-type="string" calcext:value-type="string">
            <text:p>@thelatestage @zehra_m56 @Know_More_News Iran (Persians)</text:p>
            <text:p>Italy (Catholic Church / "Edom")</text:p>
            <text:p>Spain (Inquisition)</text:p>
            <text:p>France (burning of Talmud by St. Louis)</text:p>
            <text:p/>
            <text:p>#COVID19</text:p>
          </table:table-cell>
        </table:table-row>
        <table:table-row table:style-name="ro9">
          <table:table-cell office:value-type="string" calcext:value-type="string">
            <text:p>DemFromCT</text:p>
          </table:table-cell>
          <table:table-cell office:value-type="string" calcext:value-type="string">
            <text:p>Another stable #FlattenTheCurve day in #Italy</text:p>
            <text:p>New #Covid19 cases: 4585 ⬇️4668</text:p>
            <text:p>New deaths: 766 ⬆️760</text:p>
            <text:p/>
            <text:p>Reality of flattening. It doesn't fall off a cliff. It flattens &amp;amp; then, hopefully, slows further. cCFR 12%</text:p>
            <text:p/>
            <text:p>(BTW - horrible day for #France. will report more later) https://t.co/uyw1TlSu1r</text:p>
          </table:table-cell>
        </table:table-row>
        <table:table-row table:style-name="ro4">
          <table:table-cell office:value-type="string" calcext:value-type="string">
            <text:p>xenadog</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tainPermanent</text:p>
          </table:table-cell>
          <table:table-cell office:value-type="string" calcext:value-type="string">
            <text:p>So @backstreetboys 'In a World like This' record is currently number 1 on Amazon France in the "Ballroom dances" category. I'll take that. And @aj_mclean said they didn't like that much the songs on it... 😏 #BSB #DNAWorldTour #COVID19 #IStayHome #BSB #ajmclean #howied https://t.co/SE2B5d5uTJ</text:p>
          </table:table-cell>
        </table:table-row>
        <table:table-row table:style-name="ro4">
          <table:table-cell office:value-type="string" calcext:value-type="string">
            <text:p>TeapotWilli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indaPi9883341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etterae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ittySton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oncrite7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commanderzozo</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Alexis1195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mason193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sahmA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dcox7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1">
          <table:table-cell office:value-type="string" calcext:value-type="string">
            <text:p>Spartakussug</text:p>
          </table:table-cell>
          <table:table-cell office:value-type="string" calcext:value-type="string">
            <text:p>#Covid19 cases in France ➡️over 64k</text:p>
            <text:p>Cases in Africa ➡️ Less than 8k</text:p>
            <text:p/>
            <text:p>French doctors -  The vaccine should  to be tested in Africa. https://t.co/NYFXSkKvjT</text:p>
            <text:p/>
            <text:p>Me: https://t.co/jTONFzq8Nk</text:p>
          </table:table-cell>
        </table:table-row>
        <table:table-row table:style-name="ro4">
          <table:table-cell office:value-type="string" calcext:value-type="string">
            <text:p>DavidWa5168999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postevoice</text:p>
          </table:table-cell>
          <table:table-cell office:value-type="string" calcext:value-type="string">
            <text:p>@washingtonpost This same #France doctor and his colleagues has been infecting Africans with #COVID19 #coronavirus and when he will be cut into pieces in the streets of #Paris the #EU will scream #terrorism</text:p>
          </table:table-cell>
        </table:table-row>
        <table:table-row table:style-name="ro4">
          <table:table-cell office:value-type="string" calcext:value-type="string">
            <text:p>theocintric</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38Belto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rEricDing</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jetsetter247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tevecripe57</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FranceProSurf</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9">
          <table:table-cell office:value-type="string" calcext:value-type="string">
            <text:p>Graniteprof</text:p>
          </table:table-cell>
          <table:table-cell office:value-type="string" calcext:value-type="string">
            <text:p>Another stable #FlattenTheCurve day in #Italy</text:p>
            <text:p>New #Covid19 cases: 4585 ⬇️4668</text:p>
            <text:p>New deaths: 766 ⬆️760</text:p>
            <text:p/>
            <text:p>Reality of flattening. It doesn't fall off a cliff. It flattens &amp;amp; then, hopefully, slows further. cCFR 12%</text:p>
            <text:p/>
            <text:p>(BTW - horrible day for #France. will report more later) https://t.co/uyw1TlSu1r</text:p>
          </table:table-cell>
        </table:table-row>
        <table:table-row table:style-name="ro4">
          <table:table-cell office:value-type="string" calcext:value-type="string">
            <text:p>ChesterCuber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ive7LetDie</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5">
          <table:table-cell office:value-type="string" calcext:value-type="string">
            <text:p>BlackNewsPortal</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lulabelldesign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ala_111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oachjwe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inscnc</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obsisi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paoloigna1</text:p>
          </table:table-cell>
          <table:table-cell office:value-type="string" calcext:value-type="string">
            <text:p>@NateSilver538 Not to mention that deaths are being undercounted for lack of #Covid19 documentation, EVERYWHERE. Kudos to France for actually wanting to document. I am not holding my breath waiting for Florida to do this. </text:p>
            <text:p>https://t.co/GdoTODW19i</text:p>
          </table:table-cell>
        </table:table-row>
        <table:table-row table:style-name="ro4">
          <table:table-cell office:value-type="string" calcext:value-type="string">
            <text:p>GregPat4562729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isasterpastor</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WarrenBack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osarelli</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1">
          <table:table-cell office:value-type="string" calcext:value-type="string">
            <text:p>omzigaba</text:p>
          </table:table-cell>
          <table:table-cell office:value-type="string" calcext:value-type="string">
            <text:p>#Covid19 cases in France ➡️over 64k</text:p>
            <text:p>Cases in Africa ➡️ Less than 8k</text:p>
            <text:p/>
            <text:p>French doctors -  The vaccine should  to be tested in Africa. https://t.co/NYFXSkKvjT</text:p>
            <text:p/>
            <text:p>Me: https://t.co/jTONFzq8Nk</text:p>
          </table:table-cell>
        </table:table-row>
        <table:table-row table:style-name="ro4">
          <table:table-cell office:value-type="string" calcext:value-type="string">
            <text:p>mrssass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cwiring</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HaraldStephen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acunalingua</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llepen</text:p>
          </table:table-cell>
          <table:table-cell office:value-type="string" calcext:value-type="string">
            <text:p>#France is the 1st country to add #senior #pensioners as part of its daily #COVID19 account and this is very honest. I am proud of France to be honest on its accouting. #nobullshit We will win this War. https://t.co/8Ds5iisTTV</text:p>
          </table:table-cell>
        </table:table-row>
        <table:table-row table:style-name="ro3">
          <table:table-cell office:value-type="string" calcext:value-type="string">
            <text:p>nanatoyou</text:p>
          </table:table-cell>
          <table:table-cell office:value-type="string" calcext:value-type="string">
            <text:p>@NateSilver538 Not to mention that deaths are being undercounted for lack of #Covid19 documentation, EVERYWHERE. Kudos to France for actually wanting to document. I am not holding my breath waiting for Florida to do this. </text:p>
            <text:p>https://t.co/GdoTODW19i</text:p>
          </table:table-cell>
        </table:table-row>
        <table:table-row table:style-name="ro4">
          <table:table-cell office:value-type="string" calcext:value-type="string">
            <text:p>tralli_andrea</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Beleafer1</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daddymadrid50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oshuaB6302957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olonel_lind</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2">
          <table:table-cell office:value-type="string" calcext:value-type="string">
            <text:p>Mohdpiejo</text:p>
          </table:table-cell>
          <table:table-cell office:value-type="string" calcext:value-type="string">
            <text:p>UPDATE: The top 10 countries with the #COVID19 related deaths. </text:p>
            <text:p/>
            <text:p>1.Italy 13,915 🇮🇹</text:p>
            <text:p>2. Spain 10,348 🇪🇸</text:p>
            <text:p>3. USA 6,088🇺🇲</text:p>
            <text:p>4. France 5,387🇫🇷</text:p>
            <text:p>5. China 3,322 🇨🇳</text:p>
            <text:p>6. Iran 3,160 🇮🇷</text:p>
            <text:p>7. UK 2,921🇬🇧</text:p>
            <text:p>8. Netherlands 1,339 🇳🇱</text:p>
            <text:p>9. Germany 1,107🇩🇪</text:p>
            <text:p>10. Belgium 1,011🇧🇪</text:p>
          </table:table-cell>
        </table:table-row>
        <table:table-row table:style-name="ro3">
          <table:table-cell office:value-type="string" calcext:value-type="string">
            <text:p>leanne_cali</text:p>
          </table:table-cell>
          <table:table-cell office:value-type="string" calcext:value-type="string">
            <text:p>@NateSilver538 Not to mention that deaths are being undercounted for lack of #Covid19 documentation, EVERYWHERE. Kudos to France for actually wanting to document. I am not holding my breath waiting for Florida to do this. </text:p>
            <text:p>https://t.co/GdoTODW19i</text:p>
          </table:table-cell>
        </table:table-row>
        <table:table-row table:style-name="ro4">
          <table:table-cell office:value-type="string" calcext:value-type="string">
            <text:p>juisu2010</text:p>
          </table:table-cell>
          <table:table-cell office:value-type="string" calcext:value-type="string">
            <text:p>Did you know that France and Germany combined have donated to Italy more masks than China? #EUSolidarity #COVID19 #coronavirus https://t.co/wwnTa5rxJ6</text:p>
          </table:table-cell>
        </table:table-row>
        <table:table-row table:style-name="ro4">
          <table:table-cell office:value-type="string" calcext:value-type="string">
            <text:p>UkCovid19</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5">
          <table:table-cell office:value-type="string" calcext:value-type="string">
            <text:p>borecherop</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MiloWh007</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jerrylmasse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uzieRes17swb</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huwjpthomas</text:p>
          </table:table-cell>
          <table:table-cell office:value-type="string" calcext:value-type="string">
            <text:p>Following @DHSCgovuk update of 3,605 #COVID19 UK deaths, an updated trajectory chart.</text:p>
            <text:p>- UK death toll now higher than France's at this stage in their outbreak</text:p>
            <text:p>- Day-on-day % increases in UK deaths has dropped in past couple of days. But still doubling every three days. https://t.co/hwPelBfaTS</text:p>
          </table:table-cell>
        </table:table-row>
        <table:table-row table:style-name="ro5">
          <table:table-cell office:value-type="string" calcext:value-type="string">
            <text:p>Byrd3Marjory</text:p>
          </table:table-cell>
          <table:table-cell office:value-type="string" calcext:value-type="string">
            <text:p>These 2 French CRIMINALS (not worthy of being called Doctors), named Jean Paul Mira &amp;amp; Camille Locht discussing on Live TV about testing yet-to-be-approved Coronavirus vaccine on AFRICANS. </text:p>
            <text:p/>
            <text:p>Just imagine the world we live in 🤔 </text:p>
            <text:p/>
            <text:p>#Coronavirus #Covid19 #COVIDー19 #France #sad https://t.co/liLBMCbgxC</text:p>
          </table:table-cell>
        </table:table-row>
        <table:table-row table:style-name="ro4">
          <table:table-cell office:value-type="string" calcext:value-type="string">
            <text:p>ncwentz</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WalkFromDem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ongstayinasia</text:p>
          </table:table-cell>
          <table:table-cell office:value-type="string" calcext:value-type="string">
            <text:p>Today Death world wide: USA 🇺🇸 857, Italy 🇮🇹 766, Spain 🇪🇸 661, Germany 🇩🇪 168, France 🇫🇷 1120 , Iran 🇮🇷 134, Uk 🇬🇧 684. #COVID19 #COVID19Pandemic #COVID2019 #Covid_19 #coronavirus #CoronaVirusUpdates #ItalyCoronavirus #Spain #UkweliUsemwe #irancoronavirus #COVID https://t.co/RzrO3d2CBI</text:p>
          </table:table-cell>
        </table:table-row>
        <table:table-row table:style-name="ro4">
          <table:table-cell office:value-type="string" calcext:value-type="string">
            <text:p>Jimmy7300869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damhamdy</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co9848955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pamellasiemer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ux_frontieres</text:p>
          </table:table-cell>
          <table:table-cell office:value-type="string" calcext:value-type="string">
            <text:p>French politicians accuse US of buying up Chinese face masks bound for France. #covid19 https://t.co/Tx4gBC8cfS via @FRANCE24</text:p>
          </table:table-cell>
        </table:table-row>
        <table:table-row table:style-name="ro4">
          <table:table-cell office:value-type="string" calcext:value-type="string">
            <text:p>LawyerGerAut</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JeanM43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2">
          <table:table-cell office:value-type="string" calcext:value-type="string">
            <text:p>nurunnawal</text:p>
          </table:table-cell>
          <table:table-cell office:value-type="string" calcext:value-type="string">
            <text:p>I don't understand why people are blind to the number of death from coronavirus for now? R.I.P.</text:p>
            <text:p>Italy - 12,428</text:p>
            <text:p>Spain - 8,646</text:p>
            <text:p>USA - 3,889</text:p>
            <text:p>France - 3,523</text:p>
            <text:p>China - 3,305</text:p>
            <text:p>Stay at home as possible if not symptom</text:p>
            <text:p>Fill yourself with conspiracy theory is just stupid</text:p>
            <text:p>#COVID19 #WashToCare https://t.co/SBCBeTCwhT</text:p>
          </table:table-cell>
        </table:table-row>
        <table:table-row table:style-name="ro4">
          <table:table-cell office:value-type="string" calcext:value-type="string">
            <text:p>NancyMi3567760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atinaJuanita</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17Hopeful1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NEL5620278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indaMedlin1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oniSeal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hcgolat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_USA199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somto_njoku</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SDNorthShor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ayCowboy1753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FoxxysTweets</text:p>
          </table:table-cell>
          <table:table-cell office:value-type="string" calcext:value-type="string">
            <text:p>Another huge jump in the French and American number again today. 😢 France have their second day with over 1k deaths. <text:s/>People said yesterday's were a correction, today is not. My thoughts are will all nations now more than ever. #COVID19 #COVID19Pandemic ❤ https://t.co/eWLHotUVqq</text:p>
          </table:table-cell>
        </table:table-row>
        <table:table-row table:style-name="ro4">
          <table:table-cell office:value-type="string" calcext:value-type="string">
            <text:p>JimWard85525975</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philiprichards5</text:p>
          </table:table-cell>
          <table:table-cell office:value-type="string" calcext:value-type="string">
            <text:p>Another huge jump in the French and American number again today. 😢 France have their second day with over 1k deaths. <text:s/>People said yesterday's were a correction, today is not. My thoughts are will all nations now more than ever. #COVID19 #COVID19Pandemic ❤ https://t.co/eWLHotUVqq</text:p>
          </table:table-cell>
        </table:table-row>
        <table:table-row table:style-name="ro4">
          <table:table-cell office:value-type="string" calcext:value-type="string">
            <text:p>NewsLinksNet</text:p>
          </table:table-cell>
          <table:table-cell office:value-type="string" calcext:value-type="string">
            <text:p>Another huge jump in the French and American number again today. 😢 France have their second day with over 1k deaths. <text:s/>People said yesterday's were a correction, today is not. My thoughts are will all nations now more than ever. #COVID19 #COVID19Pandemic ❤ https://t.co/eWLHotUVqq</text:p>
          </table:table-cell>
        </table:table-row>
        <table:table-row table:style-name="ro4">
          <table:table-cell office:value-type="string" calcext:value-type="string">
            <text:p>hawes72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ewel7107786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ngie_verona2</text:p>
          </table:table-cell>
          <table:table-cell office:value-type="string" calcext:value-type="string">
            <text:p>Another huge jump in the French and American number again today. 😢 France have their second day with over 1k deaths. <text:s/>People said yesterday's were a correction, today is not. My thoughts are will all nations now more than ever. #COVID19 #COVID19Pandemic ❤ https://t.co/eWLHotUVqq</text:p>
          </table:table-cell>
        </table:table-row>
        <table:table-row table:style-name="ro4">
          <table:table-cell office:value-type="string" calcext:value-type="string">
            <text:p>DonnaLange1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913Osca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NghiaTr6413434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ikemaz4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OptimistGrind</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my7503lm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organic201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Ileanrig8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intrepidity_one</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Kevin0620588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YipekEspitia</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rystalHill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ynnegoodwill7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Mavis_Amundson</text:p>
          </table:table-cell>
          <table:table-cell office:value-type="string" calcext:value-type="string">
            <text:p>France 🇫🇷 is proud to have co-sponsored the @UN General Assembly resolution calling for global cooperation in the fight against #COVID19. 🌍💊</text:p>
            <text:p/>
            <text:p>Against the disease, we must fight back with global solidarity. https://t.co/xKY7ALPhHM</text:p>
          </table:table-cell>
        </table:table-row>
        <table:table-row table:style-name="ro4">
          <table:table-cell office:value-type="string" calcext:value-type="string">
            <text:p>MathersLig</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ainer_80</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3">
          <table:table-cell office:value-type="string" calcext:value-type="string">
            <text:p>dbhellmd</text:p>
          </table:table-cell>
          <table:table-cell office:value-type="string" calcext:value-type="string">
            <text:p>@NateSilver538 Not to mention that deaths are being undercounted for lack of #Covid19 documentation, EVERYWHERE. Kudos to France for actually wanting to document. I am not holding my breath waiting for Florida to do this. </text:p>
            <text:p>https://t.co/GdoTODW19i</text:p>
          </table:table-cell>
        </table:table-row>
        <table:table-row table:style-name="ro4">
          <table:table-cell office:value-type="string" calcext:value-type="string">
            <text:p>TheRivals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maddiebird</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2">
          <table:table-cell office:value-type="string" calcext:value-type="string">
            <text:p>Lifaimnida</text:p>
          </table:table-cell>
          <table:table-cell office:value-type="string" calcext:value-type="string">
            <text:p>UPDATE: The top 10 countries with the #COVID19 related deaths. </text:p>
            <text:p/>
            <text:p>1.Italy 13,155 🇮🇹</text:p>
            <text:p>2. Spain 9,387 🇪🇸</text:p>
            <text:p>3. USA 5,110🇺🇲</text:p>
            <text:p>4. France 4,032🇫🇷</text:p>
            <text:p>5. China 3,312 🇨🇳</text:p>
            <text:p>6. Iran 3,036 🇮🇷</text:p>
            <text:p>7. UK 2,352 🇬🇧</text:p>
            <text:p>8. Netherlands 1,173 🇳🇱</text:p>
            <text:p>9. Germany 931🇩🇪</text:p>
            <text:p>10. Belgium 828🇧🇪</text:p>
          </table:table-cell>
        </table:table-row>
        <table:table-row table:style-name="ro4">
          <table:table-cell office:value-type="string" calcext:value-type="string">
            <text:p>jeffc195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_hugin_</text:p>
          </table:table-cell>
          <table:table-cell office:value-type="string" calcext:value-type="string">
            <text:p>The US has been STEALING facemasks ordered by France on the tarmac of Shanghai airport and <text:s/>destined to Germany on the tarmac of Bangkok airport. Who needs enemies when you have friends like this? 😤 #COVID19 #COVID19Pandemic @francediplo <text:s/>@francediplo_EN https://t.co/x17m4IfcDF</text:p>
          </table:table-cell>
        </table:table-row>
        <table:table-row table:style-name="ro4">
          <table:table-cell office:value-type="string" calcext:value-type="string">
            <text:p>djfamili2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ndreaMorse5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mtrend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aurabelveal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TheDrIsIn_Sane</text:p>
          </table:table-cell>
          <table:table-cell office:value-type="string" calcext:value-type="string">
            <text:p>@NateSilver538 Not to mention that deaths are being undercounted for lack of #Covid19 documentation, EVERYWHERE. Kudos to France for actually wanting to document. I am not holding my breath waiting for Florida to do this. </text:p>
            <text:p>https://t.co/GdoTODW19i</text:p>
          </table:table-cell>
        </table:table-row>
        <table:table-row table:style-name="ro4">
          <table:table-cell office:value-type="string" calcext:value-type="string">
            <text:p>zeneks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8">
          <table:table-cell office:value-type="string" calcext:value-type="string">
            <text:p>OmranShamsi</text:p>
          </table:table-cell>
          <table:table-cell office:value-type="string" calcext:value-type="string">
            <text:p>#France 🇫🇷 reported deaths &amp;amp; complications w #COVID19 patients who took hydroxy #chloroquine, #Malaria drug that #Trump &amp;amp; his goons keep touting as #coronavirus treatment &amp;amp; has been given 🇺🇸 FDA emergency authorization</text:p>
            <text:p/>
            <text:p>Thank you @POTUS @realDonaldTrump</text:p>
            <text:p>https://t.co/AukCUWfzeX</text:p>
          </table:table-cell>
        </table:table-row>
        <table:table-row table:style-name="ro4">
          <table:table-cell office:value-type="string" calcext:value-type="string">
            <text:p>Zazzzzzz4</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MiloWh007</text:p>
          </table:table-cell>
          <table:table-cell office:value-type="string" calcext:value-type="string">
            <text:p>16-year-old girl becomes France’s youngest #COVID19 victim https://t.co/KqP5Qpc9Y6 via @FRANCE24</text:p>
          </table:table-cell>
        </table:table-row>
        <table:table-row table:style-name="ro4">
          <table:table-cell office:value-type="string" calcext:value-type="string">
            <text:p>Stormie31691937</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MagelkyMichae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oichi14132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hakopup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eyes_data</text:p>
          </table:table-cell>
          <table:table-cell office:value-type="string" calcext:value-type="string">
            <text:p>@NateSilver538 Not to mention that deaths are being undercounted for lack of #Covid19 documentation, EVERYWHERE. Kudos to France for actually wanting to document. I am not holding my breath waiting for Florida to do this. </text:p>
            <text:p>https://t.co/GdoTODW19i</text:p>
          </table:table-cell>
        </table:table-row>
        <table:table-row table:style-name="ro4">
          <table:table-cell office:value-type="string" calcext:value-type="string">
            <text:p>BeBeDouglas12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dmalawe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ritGaimster</text:p>
          </table:table-cell>
          <table:table-cell office:value-type="string" calcext:value-type="string">
            <text:p>French politicians accuse US of buying up Chinese face masks bound for France. #covid19 https://t.co/Tx4gBC8cfS via @FRANCE24</text:p>
          </table:table-cell>
        </table:table-row>
        <table:table-row table:style-name="ro4">
          <table:table-cell office:value-type="string" calcext:value-type="string">
            <text:p>awadhesh_c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uckeyeboy6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illMoretzappl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vipinyadav280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singleton4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Jakub11559048</text:p>
          </table:table-cell>
          <table:table-cell office:value-type="string" calcext:value-type="string">
            <text:p>These 2 French CRIMINALS (not worthy of being called Doctors), named Jean Paul Mira &amp;amp; Camille Locht discussing on Live TV about testing yet-to-be-approved Coronavirus vaccine on AFRICANS. </text:p>
            <text:p/>
            <text:p>Just imagine the world we live in 🤔 </text:p>
            <text:p/>
            <text:p>#Coronavirus #Covid19 #COVIDー19 #France #sad https://t.co/liLBMCbgxC</text:p>
          </table:table-cell>
        </table:table-row>
        <table:table-row table:style-name="ro9">
          <table:table-cell office:value-type="string" calcext:value-type="string">
            <text:p>Lizitarce</text:p>
          </table:table-cell>
          <table:table-cell office:value-type="string" calcext:value-type="string">
            <text:p>Another stable #FlattenTheCurve day in #Italy</text:p>
            <text:p>New #Covid19 cases: 4585 ⬇️4668</text:p>
            <text:p>New deaths: 766 ⬆️760</text:p>
            <text:p/>
            <text:p>Reality of flattening. It doesn't fall off a cliff. It flattens &amp;amp; then, hopefully, slows further. cCFR 12%</text:p>
            <text:p/>
            <text:p>(BTW - horrible day for #France. will report more later) https://t.co/uyw1TlSu1r</text:p>
          </table:table-cell>
        </table:table-row>
        <table:table-row table:style-name="ro4">
          <table:table-cell office:value-type="string" calcext:value-type="string">
            <text:p>johncrich200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andiRotjan</text:p>
          </table:table-cell>
          <table:table-cell office:value-type="string" calcext:value-type="string">
            <text:p>This week, the #RotjanLab decided to virtually meet in France for lab meeting. It was exactly the mental vacation we all needed after a tough week :-) ⁦@BUMPatBU⁩ ⁦@BU_Biology⁩ #dayinthescilife #covid19 https://t.co/D35IvIsBvp</text:p>
          </table:table-cell>
        </table:table-row>
        <table:table-row table:style-name="ro2">
          <table:table-cell office:value-type="string" calcext:value-type="string">
            <text:p>Korrokkering</text:p>
          </table:table-cell>
          <table:table-cell office:value-type="string" calcext:value-type="string">
            <text:p>UPDATE: The top 10 countries with the #COVID19 related deaths. </text:p>
            <text:p/>
            <text:p>1.Italy 13,915 🇮🇹</text:p>
            <text:p>2. Spain 10,348 🇪🇸</text:p>
            <text:p>3. USA 6,088🇺🇲</text:p>
            <text:p>4. France 5,387🇫🇷</text:p>
            <text:p>5. China 3,322 🇨🇳</text:p>
            <text:p>6. Iran 3,160 🇮🇷</text:p>
            <text:p>7. UK 2,921🇬🇧</text:p>
            <text:p>8. Netherlands 1,339 🇳🇱</text:p>
            <text:p>9. Germany 1,107🇩🇪</text:p>
            <text:p>10. Belgium 1,011🇧🇪</text:p>
          </table:table-cell>
        </table:table-row>
        <table:table-row table:style-name="ro4">
          <table:table-cell office:value-type="string" calcext:value-type="string">
            <text:p>chandra8826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lbozz</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urns_xv</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driano927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2">
          <table:table-cell office:value-type="string" calcext:value-type="string">
            <text:p>MINNALfm</text:p>
          </table:table-cell>
          <table:table-cell office:value-type="string" calcext:value-type="string">
            <text:p>UPDATE: The top 10 countries with the #COVID19 related deaths. </text:p>
            <text:p/>
            <text:p>1.Italy 13,915 🇮🇹</text:p>
            <text:p>2. Spain 10,348 🇪🇸</text:p>
            <text:p>3. USA 6,088🇺🇲</text:p>
            <text:p>4. France 5,387🇫🇷</text:p>
            <text:p>5. China 3,322 🇨🇳</text:p>
            <text:p>6. Iran 3,160 🇮🇷</text:p>
            <text:p>7. UK 2,921🇬🇧</text:p>
            <text:p>8. Netherlands 1,339 🇳🇱</text:p>
            <text:p>9. Germany 1,107🇩🇪</text:p>
            <text:p>10. Belgium 1,011🇧🇪</text:p>
          </table:table-cell>
        </table:table-row>
        <table:table-row table:style-name="ro4">
          <table:table-cell office:value-type="string" calcext:value-type="string">
            <text:p>fiorellaf</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aichen80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_parkinson_f</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Johan15109896</text:p>
          </table:table-cell>
          <table:table-cell office:value-type="string" calcext:value-type="string">
            <text:p>@timtriche @NefertitiVerita @cdr45677 @LisabetteS @OpinionsOfNikki @kplc_u @neil_ferguson "That's just annecdotal support not a double-blind randomized result!"</text:p>
            <text:p/>
            <text:p>Is likely what the same idiots who you can now show the falling death counts in France and Italy and soon Spain and they will still say "but we won't know why!" </text:p>
            <text:p/>
            <text:p>Brilliant minds. #SARSCoV2 #COVID19 #svpol</text:p>
          </table:table-cell>
        </table:table-row>
        <table:table-row table:style-name="ro4">
          <table:table-cell office:value-type="string" calcext:value-type="string">
            <text:p>RogerioPeloso</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exbel</text:p>
          </table:table-cell>
          <table:table-cell office:value-type="string" calcext:value-type="string">
            <text:p>Another huge jump in the French and American number again today. 😢 France have their second day with over 1k deaths. <text:s/>People said yesterday's were a correction, today is not. My thoughts are will all nations now more than ever. #COVID19 #COVID19Pandemic ❤ https://t.co/eWLHotUVqq</text:p>
          </table:table-cell>
        </table:table-row>
        <table:table-row table:style-name="ro4">
          <table:table-cell office:value-type="string" calcext:value-type="string">
            <text:p>KatherineWolfr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iloWh007</text:p>
          </table:table-cell>
          <table:table-cell office:value-type="string" calcext:value-type="string">
            <text:p>I need everyone to tweet @GovRonDeSantis to tell him churches should not be exempt from #StayHome order. Every country like Italy, Spain, France, South Korea, which had an explosion of cases was tied to a church gathering. He needs to hear it. #COVID19 #coronavirus</text:p>
          </table:table-cell>
        </table:table-row>
        <table:table-row table:style-name="ro4">
          <table:table-cell office:value-type="string" calcext:value-type="string">
            <text:p>J_GOLDHUNT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upernovamari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alosso</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spencerika120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Qfan4500698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orettaGberry</text:p>
          </table:table-cell>
          <table:table-cell office:value-type="string" calcext:value-type="string">
            <text:p>This week, the #RotjanLab decided to virtually meet in France for lab meeting. It was exactly the mental vacation we all needed after a tough week :-) ⁦@BUMPatBU⁩ ⁦@BU_Biology⁩ #dayinthescilife #covid19 https://t.co/D35IvIsBvp</text:p>
          </table:table-cell>
        </table:table-row>
        <table:table-row table:style-name="ro4">
          <table:table-cell office:value-type="string" calcext:value-type="string">
            <text:p>tischler0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ismorresiten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vet2wars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usVasquez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ggie5093156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5">
          <table:table-cell office:value-type="string" calcext:value-type="string">
            <text:p>info_p2p</text:p>
          </table:table-cell>
          <table:table-cell office:value-type="string" calcext:value-type="string">
            <text:p>TODAY: Top countries with the most new deaths from #COVID19:</text:p>
            <text:p>1. France +1,120 🇫🇷</text:p>
            <text:p>2. USA +934 🇺🇸</text:p>
            <text:p>3. Spain +850 🇪🇸</text:p>
            <text:p>4. Italy +766 🇮🇹</text:p>
            <text:p>5. UK +684 🇬🇧</text:p>
            <text:p>6. Germany +168 🇩🇪</text:p>
            <text:p>7. Netherlands +148 🇳🇱</text:p>
            <text:p>8. Iran +134 🇮🇷</text:p>
            <text:p>#StayHome</text:p>
          </table:table-cell>
        </table:table-row>
        <table:table-row table:style-name="ro4">
          <table:table-cell office:value-type="string" calcext:value-type="string">
            <text:p>LizCEdwards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ichaelTawiah31</text:p>
          </table:table-cell>
          <table:table-cell office:value-type="string" calcext:value-type="string">
            <text:p>French politicians accuse US of buying up Chinese face masks bound for France. #covid19 https://t.co/Tx4gBC8cfS via @FRANCE24</text:p>
          </table:table-cell>
        </table:table-row>
        <table:table-row table:style-name="ro4">
          <table:table-cell office:value-type="string" calcext:value-type="string">
            <text:p>mhddaplorabl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fusk</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yrelle12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2">
          <table:table-cell office:value-type="string" calcext:value-type="string">
            <text:p>__aiennsheyraa</text:p>
          </table:table-cell>
          <table:table-cell office:value-type="string" calcext:value-type="string">
            <text:p>UPDATE: The top 10 countries with the #COVID19 related deaths. </text:p>
            <text:p/>
            <text:p>1.Italy 13,915 🇮🇹</text:p>
            <text:p>2. Spain 10,348 🇪🇸</text:p>
            <text:p>3. USA 6,088🇺🇲</text:p>
            <text:p>4. France 5,387🇫🇷</text:p>
            <text:p>5. China 3,322 🇨🇳</text:p>
            <text:p>6. Iran 3,160 🇮🇷</text:p>
            <text:p>7. UK 2,921🇬🇧</text:p>
            <text:p>8. Netherlands 1,339 🇳🇱</text:p>
            <text:p>9. Germany 1,107🇩🇪</text:p>
            <text:p>10. Belgium 1,011🇧🇪</text:p>
          </table:table-cell>
        </table:table-row>
        <table:table-row table:style-name="ro4">
          <table:table-cell office:value-type="string" calcext:value-type="string">
            <text:p>Storm8644744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TQ369202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usanBBeckn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ifanmj</text:p>
          </table:table-cell>
          <table:table-cell office:value-type="string" calcext:value-type="string">
            <text:p>UK #covid19 death numbers compared to Italy, Spain and France as of 3 April https://t.co/krFDJpyAVQ</text:p>
          </table:table-cell>
        </table:table-row>
        <table:table-row table:style-name="ro4">
          <table:table-cell office:value-type="string" calcext:value-type="string">
            <text:p>mikeinknoxvill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aron5692</text:p>
          </table:table-cell>
          <table:table-cell office:value-type="string" calcext:value-type="string">
            <text:p>BREAKING - US hijacking mask shipment from China to France in rush for #COVID19 protection. The masks were on a plane at Shanghai airport that was ready to take off when the US buyers turned up and offered three times what their French counterparts were paying.</text:p>
          </table:table-cell>
        </table:table-row>
        <table:table-row table:style-name="ro8">
          <table:table-cell office:value-type="string" calcext:value-type="string">
            <text:p>jeethojill</text:p>
          </table:table-cell>
          <table:table-cell office:value-type="string" calcext:value-type="string">
            <text:p>This week @uniglobalunion exposed the treatment of  #Teleperformance workers in the Philippines and France. It's time to #NameandShame them as the worst company of the week. #ChangeYourWays </text:p>
            <text:p/>
            <text:p>🛑 Workplaces not safe from #COVID19</text:p>
            <text:p>🛑 Not cooperating with unions https://t.co/cCy7RMPywx</text:p>
          </table:table-cell>
        </table:table-row>
        <table:table-row table:style-name="ro4">
          <table:table-cell office:value-type="string" calcext:value-type="string">
            <text:p>GregBirulki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ebbieSearle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imonFredrick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lcrane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NawlinsGirl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heerken</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imSkR7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FPhillips_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Chehrenama</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AgaJerom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obertD2084428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SaDworack</text:p>
          </table:table-cell>
          <table:table-cell office:value-type="string" calcext:value-type="string">
            <text:p>🚨 Breaking: the #GenerationEquality Forum is officially postponed to 2021 https://t.co/Go2o1wvWtP</text:p>
            <text:p/>
            <text:p>Kudos to @UN_Women, France, and Mexico for making this tough but responsible decision in light of #COVID19.  Coming together in collective solidarity next year will be critical!</text:p>
          </table:table-cell>
        </table:table-row>
        <table:table-row table:style-name="ro4">
          <table:table-cell office:value-type="string" calcext:value-type="string">
            <text:p>shirley3088600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eal_Stephani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gninussim</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uvall_deni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d2124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PhatMommy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eriHash</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uroixm</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Raymond27103745</text:p>
          </table:table-cell>
          <table:table-cell office:value-type="string" calcext:value-type="string">
            <text:p>Again? The Americans are already stealing from Canada, and France made a similar accusation against them too. </text:p>
            <text:p/>
            <text:p>#USA </text:p>
            <text:p>#COVID19 </text:p>
            <text:p>#TrumpVirusCoverup https://t.co/iaEqBUrs9m</text:p>
          </table:table-cell>
        </table:table-row>
        <table:table-row table:style-name="ro4">
          <table:table-cell office:value-type="string" calcext:value-type="string">
            <text:p>Iam_Charles1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Flindersb</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palestbloom</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Roo2Uniquecor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pottiswoodJack</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intron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KarlFriedhoff</text:p>
          </table:table-cell>
          <table:table-cell office:value-type="string" calcext:value-type="string">
            <text:p>Friday reading from @KarlFriedhoff, Brendan Helm, and @ckafura: our weekly global update on public opinion and #COVID19.  </text:p>
            <text:p/>
            <text:p>This week, we're covering the US, Mexico, Canada, Japan, South Korea, Italy, France, and the UK. </text:p>
            <text:p/>
            <text:p>Read now on Running Numbers: https://t.co/m6KNVsxLMv https://t.co/pHQbpFJkSF</text:p>
          </table:table-cell>
        </table:table-row>
        <table:table-row table:style-name="ro4">
          <table:table-cell office:value-type="string" calcext:value-type="string">
            <text:p>EverestPaula</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WilliSwihar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2">
          <table:table-cell office:value-type="string" calcext:value-type="string">
            <text:p>aliafrsh</text:p>
          </table:table-cell>
          <table:table-cell office:value-type="string" calcext:value-type="string">
            <text:p>UPDATE: The top 10 countries with the #COVID19 related deaths. </text:p>
            <text:p/>
            <text:p>1.Italy 13,915 🇮🇹</text:p>
            <text:p>2. Spain 10,348 🇪🇸</text:p>
            <text:p>3. USA 6,088🇺🇲</text:p>
            <text:p>4. France 5,387🇫🇷</text:p>
            <text:p>5. China 3,322 🇨🇳</text:p>
            <text:p>6. Iran 3,160 🇮🇷</text:p>
            <text:p>7. UK 2,921🇬🇧</text:p>
            <text:p>8. Netherlands 1,339 🇳🇱</text:p>
            <text:p>9. Germany 1,107🇩🇪</text:p>
            <text:p>10. Belgium 1,011🇧🇪</text:p>
          </table:table-cell>
        </table:table-row>
        <table:table-row table:style-name="ro4">
          <table:table-cell office:value-type="string" calcext:value-type="string">
            <text:p>nanamoma070810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LPatrio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ichaelzNewz</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Garon5692</text:p>
          </table:table-cell>
          <table:table-cell office:value-type="string" calcext:value-type="string">
            <text:p>BREAKING - Beside #France and #Germany probably also Canada affected by "mask theft" of the USA.</text:p>
            <text:p/>
            <text:p>As the Canadian newspaper Journal de Montreal reports, an order for 10,000 #COVID19 protective masks to be delivered from Hong Kong to Quebec has been diverted to Ohio.</text:p>
          </table:table-cell>
        </table:table-row>
        <table:table-row table:style-name="ro5">
          <table:table-cell office:value-type="string" calcext:value-type="string">
            <text:p>bigmikeleeder</text:p>
          </table:table-cell>
          <table:table-cell office:value-type="string" calcext:value-type="string">
            <text:p>Again? The Americans are already stealing from Canada, and France made a similar accusation against them too. </text:p>
            <text:p/>
            <text:p>#USA </text:p>
            <text:p>#COVID19 </text:p>
            <text:p>#TrumpVirusCoverup https://t.co/iaEqBUrs9m</text:p>
          </table:table-cell>
        </table:table-row>
        <table:table-row table:style-name="ro4">
          <table:table-cell office:value-type="string" calcext:value-type="string">
            <text:p>Red_PilledMaga</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itacastagnoli</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QbanKend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luegoldr</text:p>
          </table:table-cell>
          <table:table-cell office:value-type="string" calcext:value-type="string">
            <text:p>Almost 94% of people infected with coronavirus in China have now recovered. 60% in South Korea; 34% in Iran; 27% in Germany; 26% in Spain; 25% in Switzerland; 22% in France. #COVID19 #CoronaVirusUpdates https://t.co/2hhcgUoXq8</text:p>
          </table:table-cell>
        </table:table-row>
        <table:table-row table:style-name="ro4">
          <table:table-cell office:value-type="string" calcext:value-type="string">
            <text:p>Patriciascrens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oltsFanJlynR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riabhsv</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erryBerg1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mike21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oyFran97977213</text:p>
          </table:table-cell>
          <table:table-cell office:value-type="string" calcext:value-type="string">
            <text:p>Another huge jump in the French and American number again today. 😢 France have their second day with over 1k deaths. <text:s/>People said yesterday's were a correction, today is not. My thoughts are will all nations now more than ever. #COVID19 #COVID19Pandemic ❤ https://t.co/eWLHotUVqq</text:p>
          </table:table-cell>
        </table:table-row>
        <table:table-row table:style-name="ro4">
          <table:table-cell office:value-type="string" calcext:value-type="string">
            <text:p>RuralRita</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_Lapouge</text:p>
          </table:table-cell>
          <table:table-cell office:value-type="string" calcext:value-type="string">
            <text:p>France organises special flight for stranded nationals #COVID19 #france #Thailand https://t.co/5yIxbRL3Eu</text:p>
          </table:table-cell>
        </table:table-row>
        <table:table-row table:style-name="ro4">
          <table:table-cell office:value-type="string" calcext:value-type="string">
            <text:p>PollyWorkma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rebecca3</text:p>
          </table:table-cell>
          <table:table-cell office:value-type="string" calcext:value-type="string">
            <text:p>This week, the #RotjanLab decided to virtually meet in France for lab meeting. It was exactly the mental vacation we all needed after a tough week :-) ⁦@BUMPatBU⁩ ⁦@BU_Biology⁩ #dayinthescilife #covid19 https://t.co/D35IvIsBvp</text:p>
          </table:table-cell>
        </table:table-row>
        <table:table-row table:style-name="ro4">
          <table:table-cell office:value-type="string" calcext:value-type="string">
            <text:p>Sjw2806Susa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oylenetexros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iamscottkassid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umblraddictedm</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dennotanov</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1">
          <table:table-cell office:value-type="string" calcext:value-type="string">
            <text:p>robertm86942102</text:p>
          </table:table-cell>
          <table:table-cell office:value-type="string" calcext:value-type="string">
            <text:p>COWEN: “Italy deaths definitely flattening; France &amp;amp; Spain likely as well.”</text:p>
            <text:p/>
            <text:p>#covid19 https://t.co/baTyGfa3mP</text:p>
          </table:table-cell>
        </table:table-row>
        <table:table-row table:style-name="ro4">
          <table:table-cell office:value-type="string" calcext:value-type="string">
            <text:p>golfergirl10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gaGrace0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odspeedQQ</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arnain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Virgilio_Reye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NPBlanchard</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rzygirlinfla</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JimSomers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ueRushMead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ebeardsle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illyrisner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imTrapkim</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outherngal5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ottchakidslo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effBerk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busedtaxpay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odi226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MbabaziLinda</text:p>
          </table:table-cell>
          <table:table-cell office:value-type="string" calcext:value-type="string">
            <text:p>'Africa is not a laboratory' - Drogba joins Eto'o in denouncing 'racist' remarks by French doctors</text:p>
            <text:p/>
            <text:p>https://t.co/kzJSE6mjCZ </text:p>
            <text:p/>
            <text:p>#RwOT #COVID19 #COVID19Pandemic #coronavirusafrica #France🇫🇷 #Cameroun #Cotedivoire #Africa #Afrique #IvoryCoast🇨🇮 #Cameroon🇨🇲 https://t.co/tsrrLw7c1w</text:p>
          </table:table-cell>
        </table:table-row>
        <table:table-row table:style-name="ro4">
          <table:table-cell office:value-type="string" calcext:value-type="string">
            <text:p>Warren58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ennethCory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issPadytngbear</text:p>
          </table:table-cell>
          <table:table-cell office:value-type="string" calcext:value-type="string">
            <text:p>Britain, France and Germany bypass US sanctions to provide Iran with medical aid  https://t.co/euImG3PQPp #COVID19 #coronavirus</text:p>
          </table:table-cell>
        </table:table-row>
        <table:table-row table:style-name="ro4">
          <table:table-cell office:value-type="string" calcext:value-type="string">
            <text:p>MMet9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8901anniej</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mcsavv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enElli5541246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Hasexce4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liMusawi1</text:p>
          </table:table-cell>
          <table:table-cell office:value-type="string" calcext:value-type="string">
            <text:p>French politicians accuse US of buying up Chinese face masks bound for France. #covid19 https://t.co/Tx4gBC8cfS via @FRANCE24</text:p>
          </table:table-cell>
        </table:table-row>
        <table:table-row table:style-name="ro4">
          <table:table-cell office:value-type="string" calcext:value-type="string">
            <text:p>TribeforFreedom</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eresam4639655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ntonio_Albano</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flowerpatch4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uniqueloves</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chrispilis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chuckAb</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Smiths4ev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Amirh_Rezaei</text:p>
          </table:table-cell>
          <table:table-cell office:value-type="string" calcext:value-type="string">
            <text:p>Sorry to hear a friend of mine from France was really upset about the Chinese masks that were "hijacked" by the US. Americans offered cash and paid higher I believe!</text:p>
            <text:p>#COVID19 #France #Masks</text:p>
          </table:table-cell>
        </table:table-row>
        <table:table-row table:style-name="ro4">
          <table:table-cell office:value-type="string" calcext:value-type="string">
            <text:p>liane255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moreli47</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48mccracke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witchylou0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kyjones5592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obsbobs1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C_Mad_Ma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lwpilkento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8">
          <table:table-cell office:value-type="string" calcext:value-type="string">
            <text:p>mubbasherrehman</text:p>
          </table:table-cell>
          <table:table-cell office:value-type="string" calcext:value-type="string">
            <text:p>Latest situation around the world </text:p>
            <text:p>#italy</text:p>
            <text:p>#France</text:p>
            <text:p>#COVID19 https://t.co/HTcdQUf3d0</text:p>
          </table:table-cell>
        </table:table-row>
        <table:table-row table:style-name="ro4">
          <table:table-cell office:value-type="string" calcext:value-type="string">
            <text:p>postevoice</text:p>
          </table:table-cell>
          <table:table-cell office:value-type="string" calcext:value-type="string">
            <text:p>@AFP Before that statement, #France has been infecting Blacks with #COVID19 #coronavirus . #Sweden injected 8 Somalians with #COVID19Pandemic as a test and the 8 of them died. There is growing fear among Africans in #Germany #Austria and #Switzerland .....</text:p>
          </table:table-cell>
        </table:table-row>
        <table:table-row table:style-name="ro2">
          <table:table-cell office:value-type="string" calcext:value-type="string">
            <text:p>SaefulBaree</text:p>
          </table:table-cell>
          <table:table-cell office:value-type="string" calcext:value-type="string">
            <text:p>UPDATE: The top 10 countries with the #COVID19 related deaths. </text:p>
            <text:p/>
            <text:p>1.Italy 13,915 🇮🇹</text:p>
            <text:p>2. Spain 10,348 🇪🇸</text:p>
            <text:p>3. USA 6,088🇺🇲</text:p>
            <text:p>4. France 5,387🇫🇷</text:p>
            <text:p>5. China 3,322 🇨🇳</text:p>
            <text:p>6. Iran 3,160 🇮🇷</text:p>
            <text:p>7. UK 2,921🇬🇧</text:p>
            <text:p>8. Netherlands 1,339 🇳🇱</text:p>
            <text:p>9. Germany 1,107🇩🇪</text:p>
            <text:p>10. Belgium 1,011🇧🇪</text:p>
          </table:table-cell>
        </table:table-row>
        <table:table-row table:style-name="ro4">
          <table:table-cell office:value-type="string" calcext:value-type="string">
            <text:p>Tea_Party_Chri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IstaphobeSob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1">
          <table:table-cell office:value-type="string" calcext:value-type="string">
            <text:p>picardonhealth</text:p>
          </table:table-cell>
          <table:table-cell office:value-type="string" calcext:value-type="string">
            <text:p>#COVID19 Apr 03 global: </text:p>
            <text:p>1,097,163 cases, 59,140 deaths, 228,370 recovered</text:p>
            <text:p>U.S. records 30,000+ cases and 1,320 deaths today</text:p>
            <text:p>France 1,120 deaths, Spain 850, Italy 766 today </text:p>
            <text:p>Spain, Germany, France, Italy, UK big jump in cases</text:p>
            <text:p>https://t.co/CjSGY3nXn5 https://t.co/IwTYEwgNWB</text:p>
          </table:table-cell>
        </table:table-row>
        <table:table-row table:style-name="ro4">
          <table:table-cell office:value-type="string" calcext:value-type="string">
            <text:p>Roger8052908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haplain_Gu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nowwhentohold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widdd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utierM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USAtime2Unit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klewis1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Stefan_S_aus_H</text:p>
          </table:table-cell>
          <table:table-cell office:value-type="string" calcext:value-type="string">
            <text:p>When I hear about what is going on in some countries like Sweden I’m baffled. Don’t we all have news 24/7 and know what’s going on in Italy, Spain, and France?</text:p>
            <text:p/>
            <text:p>Why do some people still think they are invincible? Immortal? #COVID19</text:p>
          </table:table-cell>
        </table:table-row>
        <table:table-row table:style-name="ro4">
          <table:table-cell office:value-type="string" calcext:value-type="string">
            <text:p>ErikFazbea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aneAnn4753104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obertson202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FuFubar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rauz201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imonettaDodd</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errylocke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merican129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ViralTabNews</text:p>
          </table:table-cell>
          <table:table-cell office:value-type="string" calcext:value-type="string">
            <text:p>The French authorities have received 14 million masks from China and have reportedly ordered a billion more over just 15 days during the COVID-19 outbreak.</text:p>
            <text:p>https://t.co/QykGAyyMg1</text:p>
            <text:p>#covid19 #China</text:p>
          </table:table-cell>
        </table:table-row>
        <table:table-row table:style-name="ro4">
          <table:table-cell office:value-type="string" calcext:value-type="string">
            <text:p>ToddSco7050093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wufpacknc</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rquezYonker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lawi196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DailyNewsEgypt</text:p>
          </table:table-cell>
          <table:table-cell office:value-type="string" calcext:value-type="string">
            <text:p>#CoronavirusPandemic  Updates 4 April 00:01 GMT:</text:p>
            <text:p>🇺🇸US sets new one-day record of 1,314 #coronavirus deaths, as new cases record 22,878. US total #COVID19  cases exceeded 276,318 and deaths 7,385. 🇫🇷France records 24-hours high of 1,120 deaths. Global cases near the 1.1M million https://t.co/Np9hRZDRiC</text:p>
          </table:table-cell>
        </table:table-row>
        <table:table-row table:style-name="ro4">
          <table:table-cell office:value-type="string" calcext:value-type="string">
            <text:p>saffie_gir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1Grandma4Trump</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VoiceToData</text:p>
          </table:table-cell>
          <table:table-cell office:value-type="string" calcext:value-type="string">
            <text:p>DAILY SUMMARY: New cases of #coronavirus in US (+32133), Spain (+7134), Germany (+6365), France (+5273), Italy (+4585). </text:p>
            <text:p>#CoronavirusOutbreak #COVID19 full report from @JHUSystems: https://t.co/7d09AWrA5A https://t.co/3CANBsvEQE</text:p>
          </table:table-cell>
        </table:table-row>
        <table:table-row table:style-name="ro3">
          <table:table-cell office:value-type="string" calcext:value-type="string">
            <text:p>King_Faisal033</text:p>
          </table:table-cell>
          <table:table-cell office:value-type="string" calcext:value-type="string">
            <text:p>#CoronavirusPandemic  Updates 4 April 00:01 GMT:</text:p>
            <text:p>🇺🇸US sets new one-day record of 1,314 #coronavirus deaths, as new cases record 22,878. US total #COVID19  cases exceeded 276,318 and deaths 7,385. 🇫🇷France records 24-hours high of 1,120 deaths. Global cases near the 1.1M million https://t.co/Np9hRZDRiC</text:p>
          </table:table-cell>
        </table:table-row>
        <table:table-row table:style-name="ro12">
          <table:table-cell office:value-type="string" calcext:value-type="string">
            <text:p>Ren_bri</text:p>
          </table:table-cell>
          <table:table-cell office:value-type="string" calcext:value-type="string">
            <text:p>TODAY: Top countries with mos recovered people from #COVID19 and their percentage:</text:p>
            <text:p>1. China 76,571 - 93.81% 🇨🇳</text:p>
            <text:p>2. Spain 30,513 - 25.60% 🇪🇸</text:p>
            <text:p>3. Germany 24,575 - 26.96% 🇩🇪</text:p>
            <text:p>4. Italy 19,758 - 16.49% 🇮🇹</text:p>
            <text:p>5. Iran 17,935 - 33.72% 🇮🇷</text:p>
            <text:p>6. France 14,008 - 21.77%</text:p>
            <text:p>7. USA 12,044 - 4.41%</text:p>
            <text:p>#hope</text:p>
          </table:table-cell>
        </table:table-row>
        <table:table-row table:style-name="ro15">
          <table:table-cell office:value-type="string" calcext:value-type="string">
            <text:p>Ren_bri</text:p>
          </table:table-cell>
          <table:table-cell office:value-type="string" calcext:value-type="string">
            <text:p>TODAY: Top countries with the most cases from #COVID19:</text:p>
            <text:p>1. USA 272,925  🇺🇸</text:p>
            <text:p>2. Italy 119,827  🇮🇹</text:p>
            <text:p>3. Spain 119,199  🇪🇸</text:p>
            <text:p>4. Germany 91,159 🇩🇪</text:p>
            <text:p>5. China 81,620  🇨🇳</text:p>
            <text:p>6. France 64,338  🇫🇷</text:p>
            <text:p>7. Iran 53,183  🇮🇷</text:p>
            <text:p>8. UK 38,168  🇬🇧</text:p>
            <text:p>#staysafe</text:p>
          </table:table-cell>
        </table:table-row>
        <table:table-row table:style-name="ro4">
          <table:table-cell office:value-type="string" calcext:value-type="string">
            <text:p>GoldieSu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ammyRushing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9">
          <table:table-cell office:value-type="string" calcext:value-type="string">
            <text:p>Deedel2425</text:p>
          </table:table-cell>
          <table:table-cell office:value-type="string" calcext:value-type="string">
            <text:p>Coronavirus: #France #racism row over doctors' #Africa testing comments</text:p>
            <text:p/>
            <text:p>Two French doctors have been accused of racism after calling for #coronavirus vaccines to be trialed in Africa.</text:p>
            <text:p/>
            <text:p>#COVID19Pandemic #COVID19 #Covid_19</text:p>
            <text:p/>
            <text:p>https://t.co/GgmGjE2tSv</text:p>
          </table:table-cell>
        </table:table-row>
        <table:table-row table:style-name="ro4">
          <table:table-cell office:value-type="string" calcext:value-type="string">
            <text:p>NowArtThou</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iane_s104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9">
          <table:table-cell office:value-type="string" calcext:value-type="string">
            <text:p>MrPranPatel</text:p>
          </table:table-cell>
          <table:table-cell office:value-type="string" calcext:value-type="string">
            <text:p>So French Professors have proposed experimental tests for a #COVID19 vaccine should take place in Africa. Not sure is tests are already underway.</text:p>
            <text:p/>
            <text:p>I checked this...</text:p>
            <text:p/>
            <text:p>Here is an alternative source: https://t.co/XyC9PmUY1l</text:p>
            <text:p/>
            <text:p>Thanks @GrePersonB for bringing this to my attention. https://t.co/ivjRynrXIY</text:p>
          </table:table-cell>
        </table:table-row>
        <table:table-row table:style-name="ro8">
          <table:table-cell office:value-type="string" calcext:value-type="string">
            <text:p>UpTime2wake</text:p>
          </table:table-cell>
          <table:table-cell office:value-type="string" calcext:value-type="string">
            <text:p>this is relevant</text:p>
            <text:p>it happened in 2017</text:p>
            <text:p>Hydroxychloroquine is the cure that is confirmed working in France against #COVID19 </text:p>
            <text:p>🧐🤔 https://t.co/de4wNdz59D</text:p>
          </table:table-cell>
        </table:table-row>
        <table:table-row table:style-name="ro4">
          <table:table-cell office:value-type="string" calcext:value-type="string">
            <text:p>Nyathima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antxnc</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DrMagdyalsharif</text:p>
          </table:table-cell>
          <table:table-cell office:value-type="string" calcext:value-type="string">
            <text:p>#CoronavirusPandemic  Updates 4 April 00:01 GMT:</text:p>
            <text:p>🇺🇸US sets new one-day record of 1,314 #coronavirus deaths, as new cases record 22,878. US total #COVID19  cases exceeded 276,318 and deaths 7,385. 🇫🇷France records 24-hours high of 1,120 deaths. Global cases near the 1.1M million https://t.co/Np9hRZDRiC</text:p>
          </table:table-cell>
        </table:table-row>
        <table:table-row table:style-name="ro4">
          <table:table-cell office:value-type="string" calcext:value-type="string">
            <text:p>WickershamJoa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mericanchic</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NelsonM0958670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ohnQPublic852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cribbyj</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ules_m</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AntoszPaulina86</text:p>
          </table:table-cell>
          <table:table-cell office:value-type="string" calcext:value-type="string">
            <text:p>#CoronavirusPandemic  Updates 4 April 00:01 GMT:</text:p>
            <text:p>🇺🇸US sets new one-day record of 1,314 #coronavirus deaths, as new cases record 22,878. US total #COVID19  cases exceeded 276,318 and deaths 7,385. 🇫🇷France records 24-hours high of 1,120 deaths. Global cases near the 1.1M million https://t.co/Np9hRZDRiC</text:p>
          </table:table-cell>
        </table:table-row>
        <table:table-row table:style-name="ro4">
          <table:table-cell office:value-type="string" calcext:value-type="string">
            <text:p>LittleDavid5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AJAJGAJ</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eresa1424096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ichLimato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ValGaddi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WaltFisch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ehold_thetruth</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aCueva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sb_miami</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pwhky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amesearlRober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indi5544829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isAfighter181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revolution_fr</text:p>
          </table:table-cell>
          <table:table-cell office:value-type="string" calcext:value-type="string">
            <text:p>Locations far from mainland #France are proving no protection for French overseas territories, with over a dozen #COVID19 deaths and rising infections prompting anxiety in Paris and the dispatch of 2 naval ships #Outremer </text:p>
            <text:p>our @afp sty w @CecileAzzaro </text:p>
            <text:p>https://t.co/tbh29v9s28</text:p>
          </table:table-cell>
        </table:table-row>
        <table:table-row table:style-name="ro4">
          <table:table-cell office:value-type="string" calcext:value-type="string">
            <text:p>MiguelonLobo</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nossew</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evinRo5686991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ougsjourney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Mohamed91246604</text:p>
          </table:table-cell>
          <table:table-cell office:value-type="string" calcext:value-type="string">
            <text:p>#CoronavirusPandemic  Updates 4 April 00:01 GMT:</text:p>
            <text:p>🇺🇸US sets new one-day record of 1,314 #coronavirus deaths, as new cases record 22,878. US total #COVID19  cases exceeded 276,318 and deaths 7,385. 🇫🇷France records 24-hours high of 1,120 deaths. Global cases near the 1.1M million https://t.co/Np9hRZDRiC</text:p>
          </table:table-cell>
        </table:table-row>
        <table:table-row table:style-name="ro1">
          <table:table-cell office:value-type="string" calcext:value-type="string">
            <text:p>Jeddakgmb1</text:p>
          </table:table-cell>
          <table:table-cell office:value-type="string" calcext:value-type="string">
            <text:p>Only Desalin would know what to do with these two French bastards and their ilks...</text:p>
            <text:p/>
            <text:p>Two highly respected French doctors discuss on live TV how a new #COVID19 vaccine should be 1st tested in Africa"where there are no masks,no treatment,nor intensive care" https://t.co/xgnkajuMlM</text:p>
          </table:table-cell>
        </table:table-row>
        <table:table-row table:style-name="ro4">
          <table:table-cell office:value-type="string" calcext:value-type="string">
            <text:p>RamsesSoare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patriciabriien</text:p>
          </table:table-cell>
          <table:table-cell office:value-type="string" calcext:value-type="string">
            <text:p>So France wants to start using Africa, the place with least cases of the virus as a testing ground for the #COVID19 Vaccine... Where’s the logic in this? Is stealing their ressources not enough? Now they’re seen as Lab Rats too?</text:p>
          </table:table-cell>
        </table:table-row>
        <table:table-row table:style-name="ro5">
          <table:table-cell office:value-type="string" calcext:value-type="string">
            <text:p>kaos_ldn</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5">
          <table:table-cell office:value-type="string" calcext:value-type="string">
            <text:p>S_Nas____</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bullriderfa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elindaCrew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ayqucNguyen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immunhematology</text:p>
          </table:table-cell>
          <table:table-cell office:value-type="string" calcext:value-type="string">
            <text:p>#Covid19 &amp;amp; #Cancer news: Protecting patients w/ cancer against severe #COVID-19 in France. Guidelines commissioned by French health authorities r applicable 2 adult patients w/ solid tumours &amp;amp; complementary to standard rules 4 general population protection https://t.co/lro8p0kpG6 https://t.co/TjVW2WjlWd</text:p>
          </table:table-cell>
        </table:table-row>
        <table:table-row table:style-name="ro4">
          <table:table-cell office:value-type="string" calcext:value-type="string">
            <text:p>gX4IK76J9YqkHE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riaTevesGonz</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TheIssueIsShow</text:p>
          </table:table-cell>
          <table:table-cell office:value-type="string" calcext:value-type="string">
            <text:p>Is #Hydroxycloroquine an effective treatment? What is the connection between #coronavirus and #lupus?</text:p>
            <text:p/>
            <text:p>From France to China, @DrOz talks with @Elex_Michaelson about some of the latest global developments in a search for the #COVID19 cure.</text:p>
            <text:p/>
            <text:p>More on @TheIssueIsShow https://t.co/IFgtsEIlK8</text:p>
          </table:table-cell>
        </table:table-row>
        <table:table-row table:style-name="ro4">
          <table:table-cell office:value-type="string" calcext:value-type="string">
            <text:p>James0777518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othercabrini1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onna_delano</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1">
          <table:table-cell office:value-type="string" calcext:value-type="string">
            <text:p>svssrt92</text:p>
          </table:table-cell>
          <table:table-cell office:value-type="string" calcext:value-type="string">
            <text:p>#COVID19 Apr 03 global: </text:p>
            <text:p>1,097,163 cases, 59,140 deaths, 228,370 recovered</text:p>
            <text:p>U.S. records 30,000+ cases and 1,320 deaths today</text:p>
            <text:p>France 1,120 deaths, Spain 850, Italy 766 today </text:p>
            <text:p>Spain, Germany, France, Italy, UK big jump in cases</text:p>
            <text:p>https://t.co/CjSGY3nXn5 https://t.co/IwTYEwgNWB</text:p>
          </table:table-cell>
        </table:table-row>
        <table:table-row table:style-name="ro4">
          <table:table-cell office:value-type="string" calcext:value-type="string">
            <text:p>DanRidgway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r_Clean000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26BirdDog</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ayeubanksIII</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antofrancisc1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Elex_Michaelson</text:p>
          </table:table-cell>
          <table:table-cell office:value-type="string" calcext:value-type="string">
            <text:p>Is #Hydroxycloroquine an effective treatment? What is the connection between #coronavirus and #lupus?</text:p>
            <text:p/>
            <text:p>From France to China, @DrOz talks with @Elex_Michaelson about some of the latest global developments in a search for the #COVID19 cure.</text:p>
            <text:p/>
            <text:p>More on @TheIssueIsShow https://t.co/IFgtsEIlK8</text:p>
          </table:table-cell>
        </table:table-row>
        <table:table-row table:style-name="ro11">
          <table:table-cell office:value-type="string" calcext:value-type="string">
            <text:p>CathyFarrow1</text:p>
          </table:table-cell>
          <table:table-cell office:value-type="string" calcext:value-type="string">
            <text:p>#COVID19 Apr 03 global: </text:p>
            <text:p>1,097,163 cases, 59,140 deaths, 228,370 recovered</text:p>
            <text:p>U.S. records 30,000+ cases and 1,320 deaths today</text:p>
            <text:p>France 1,120 deaths, Spain 850, Italy 766 today </text:p>
            <text:p>Spain, Germany, France, Italy, UK big jump in cases</text:p>
            <text:p>https://t.co/CjSGY3nXn5 https://t.co/IwTYEwgNWB</text:p>
          </table:table-cell>
        </table:table-row>
        <table:table-row table:style-name="ro5">
          <table:table-cell office:value-type="string" calcext:value-type="string">
            <text:p>FinchMeister1</text:p>
          </table:table-cell>
          <table:table-cell office:value-type="string" calcext:value-type="string">
            <text:p>#Coronavirus: #France #racism row over doctors' #Africa testing comments</text:p>
            <text:p/>
            <text:p>Two French doctors expose their racism after a TV debate in which one suggested trials in Africa to see if a tuberculosis vaccine would prove effective against #Covid19 </text:p>
            <text:p/>
            <text:p>BBC News https://t.co/ZMGTgZQFQc</text:p>
          </table:table-cell>
        </table:table-row>
        <table:table-row table:style-name="ro9">
          <table:table-cell office:value-type="string" calcext:value-type="string">
            <text:p>einpanblob</text:p>
          </table:table-cell>
          <table:table-cell office:value-type="string" calcext:value-type="string">
            <text:p>So French Professors have proposed experimental tests for a #COVID19 vaccine should take place in Africa. Not sure is tests are already underway.</text:p>
            <text:p/>
            <text:p>I checked this...</text:p>
            <text:p/>
            <text:p>Here is an alternative source: https://t.co/XyC9PmUY1l</text:p>
            <text:p/>
            <text:p>Thanks @GrePersonB for bringing this to my attention. https://t.co/ivjRynrXIY</text:p>
          </table:table-cell>
        </table:table-row>
        <table:table-row table:style-name="ro4">
          <table:table-cell office:value-type="string" calcext:value-type="string">
            <text:p>debbie_stegal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_TomBrigh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echjock</text:p>
          </table:table-cell>
          <table:table-cell office:value-type="string" calcext:value-type="string">
            <text:p>#covid19 Horrible day in France and Spain. Not a great one so far in US, Italy, UK, either. https://t.co/hRhASZzfyi</text:p>
          </table:table-cell>
        </table:table-row>
        <table:table-row table:style-name="ro4">
          <table:table-cell office:value-type="string" calcext:value-type="string">
            <text:p>ochho8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fuelgrannie</text:p>
          </table:table-cell>
          <table:table-cell office:value-type="string" calcext:value-type="string">
            <text:p>@JayCarney @amazon @JeffBezos @jeffawilke @DavidZapolsky @davehclark @amazon in Italy and France shut down non-essential sales to customers weeks ago. Why not in United States??? Greed. #PeopleBeforeProfits #COVID19 </text:p>
            <text:p>https://t.co/mjos4V7S2d</text:p>
          </table:table-cell>
        </table:table-row>
        <table:table-row table:style-name="ro4">
          <table:table-cell office:value-type="string" calcext:value-type="string">
            <text:p>hillx12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ymimilove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nnJeanB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5tidalwav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ran470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xyzvk201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wannasm</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Historian0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Mr_Ordinary226</text:p>
          </table:table-cell>
          <table:table-cell office:value-type="string" calcext:value-type="string">
            <text:p>French government reverses earlier ban on #hydroxychloroquine for treating #COVID19 patients in light of successful clinical studies showing significant efficacy against the virus.</text:p>
            <text:p/>
            <text:p>Hydroxychloroquine may now be prescribed to treat COVID-19 in France. https://t.co/knIbFNulUV</text:p>
          </table:table-cell>
        </table:table-row>
        <table:table-row table:style-name="ro4">
          <table:table-cell office:value-type="string" calcext:value-type="string">
            <text:p>JeffGniffke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Hartline3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frank9you</text:p>
          </table:table-cell>
          <table:table-cell office:value-type="string" calcext:value-type="string">
            <text:p>#CoronavirusPandemic  Updates 4 April 00:01 GMT:</text:p>
            <text:p>🇺🇸US sets new one-day record of 1,314 #coronavirus deaths, as new cases record 22,878. US total #COVID19  cases exceeded 276,318 and deaths 7,385. 🇫🇷France records 24-hours high of 1,120 deaths. Global cases near the 1.1M million https://t.co/Np9hRZDRiC</text:p>
          </table:table-cell>
        </table:table-row>
        <table:table-row table:style-name="ro5">
          <table:table-cell office:value-type="string" calcext:value-type="string">
            <text:p>TeslaStockholm</text:p>
          </table:table-cell>
          <table:table-cell office:value-type="string" calcext:value-type="string">
            <text:p>France fails to use 150-300K #COVID19 a week "because bureaucracy"</text:p>
            <text:p>Same in your country?</text:p>
            <text:p>TLDR: FR has 75 industrial labs certified for non-human testings, legacy of MadCow &amp;amp; Poultry diseases, open-sourced capable.</text:p>
            <text:p>But can't help b/c not "Human-certified"</text:p>
            <text:p>https://t.co/33h1xZgYEj</text:p>
          </table:table-cell>
        </table:table-row>
        <table:table-row table:style-name="ro1">
          <table:table-cell office:value-type="string" calcext:value-type="string">
            <text:p>FrancisWasHere</text:p>
          </table:table-cell>
          <table:table-cell office:value-type="string" calcext:value-type="string">
            <text:p>Following @DHSCgovuk update of 3,605 #COVID19 UK deaths, an updated trajectory chart.</text:p>
            <text:p>- UK death toll now higher than France's at this stage in their outbreak</text:p>
            <text:p>- Day-on-day % increases in UK deaths has dropped in past couple of days. But still doubling every three days. https://t.co/hwPelBfaTS</text:p>
          </table:table-cell>
        </table:table-row>
        <table:table-row table:style-name="ro4">
          <table:table-cell office:value-type="string" calcext:value-type="string">
            <text:p>bettybooptru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oldbysharp</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ichelle1Jones_</text:p>
          </table:table-cell>
          <table:table-cell office:value-type="string" calcext:value-type="string">
            <text:p>Another huge jump in the French and American number again today. 😢 France have their second day with over 1k deaths. <text:s/>People said yesterday's were a correction, today is not. My thoughts are will all nations now more than ever. #COVID19 #COVID19Pandemic ❤ https://t.co/eWLHotUVqq</text:p>
          </table:table-cell>
        </table:table-row>
        <table:table-row table:style-name="ro4">
          <table:table-cell office:value-type="string" calcext:value-type="string">
            <text:p>ItalianCroeso</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mdr65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ewareDa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floflandrin</text:p>
          </table:table-cell>
          <table:table-cell office:value-type="string" calcext:value-type="string">
            <text:p>BREAKING - Beside #France and #Germany probably also Canada affected by "mask theft" of the USA.</text:p>
            <text:p/>
            <text:p>As the Canadian newspaper Journal de Montreal reports, an order for 10,000 #COVID19 protective masks to be delivered from Hong Kong to Quebec has been diverted to Ohio.</text:p>
          </table:table-cell>
        </table:table-row>
        <table:table-row table:style-name="ro5">
          <table:table-cell office:value-type="string" calcext:value-type="string">
            <text:p>siro_nagasu</text:p>
          </table:table-cell>
          <table:table-cell office:value-type="string" calcext:value-type="string">
            <text:p>#Coronavirus latest in Europe: https://t.co/LVKGmD0dDB</text:p>
            <text:p>-- Italy confirms 119,827 cases, death toll at 14,681</text:p>
            <text:p>-- Britain's new emergency field hospital opens door</text:p>
            <text:p>-- Death toll in France reaches 6,507</text:p>
            <text:p>-- Spanish bio-engineers discover drug that blocks #COVID19 effects https://t.co/wPbFvA3uii</text:p>
          </table:table-cell>
        </table:table-row>
        <table:table-row table:style-name="ro4">
          <table:table-cell office:value-type="string" calcext:value-type="string">
            <text:p>jms871662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ordanPotter8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ADVANTAGEPAIN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inthiavgauna</text:p>
          </table:table-cell>
          <table:table-cell office:value-type="string" calcext:value-type="string">
            <text:p>#Covid19 &amp;amp; #Cancer news: Protecting patients w/ cancer against severe #COVID-19 in France. Guidelines commissioned by French health authorities r applicable 2 adult patients w/ solid tumours &amp;amp; complementary to standard rules 4 general population protection https://t.co/lro8p0kpG6 https://t.co/TjVW2WjlWd</text:p>
          </table:table-cell>
        </table:table-row>
        <table:table-row table:style-name="ro4">
          <table:table-cell office:value-type="string" calcext:value-type="string">
            <text:p>meaamo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herrardsebook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poncepet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oregakitaworld</text:p>
          </table:table-cell>
          <table:table-cell office:value-type="string" calcext:value-type="string">
            <text:p>#CoronavirusPandemic  Updates 4 April 00:01 GMT:</text:p>
            <text:p>🇺🇸US sets new one-day record of 1,314 #coronavirus deaths, as new cases record 22,878. US total #COVID19  cases exceeded 276,318 and deaths 7,385. 🇫🇷France records 24-hours high of 1,120 deaths. Global cases near the 1.1M million https://t.co/Np9hRZDRiC</text:p>
          </table:table-cell>
        </table:table-row>
        <table:table-row table:style-name="ro4">
          <table:table-cell office:value-type="string" calcext:value-type="string">
            <text:p>SusanSilvernai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hellby500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hrisVa0867541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OlderWiseOn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2">
          <table:table-cell office:value-type="string" calcext:value-type="string">
            <text:p>leianaa_qii33</text:p>
          </table:table-cell>
          <table:table-cell office:value-type="string" calcext:value-type="string">
            <text:p>UPDATE: The top 10 countries with the #COVID19 related deaths. </text:p>
            <text:p/>
            <text:p>1.Italy 13,915 🇮🇹</text:p>
            <text:p>2. Spain 10,348 🇪🇸</text:p>
            <text:p>3. USA 6,088🇺🇲</text:p>
            <text:p>4. France 5,387🇫🇷</text:p>
            <text:p>5. China 3,322 🇨🇳</text:p>
            <text:p>6. Iran 3,160 🇮🇷</text:p>
            <text:p>7. UK 2,921🇬🇧</text:p>
            <text:p>8. Netherlands 1,339 🇳🇱</text:p>
            <text:p>9. Germany 1,107🇩🇪</text:p>
            <text:p>10. Belgium 1,011🇧🇪</text:p>
          </table:table-cell>
        </table:table-row>
        <table:table-row table:style-name="ro4">
          <table:table-cell office:value-type="string" calcext:value-type="string">
            <text:p>HelenHa9206978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ookieOcea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enisis6462522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IsraelNewsLink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newheart4sand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enalidreamer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LP131</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1">
          <table:table-cell office:value-type="string" calcext:value-type="string">
            <text:p>alex5silver2</text:p>
          </table:table-cell>
          <table:table-cell office:value-type="string" calcext:value-type="string">
            <text:p>BREAKING - Beside #France and #Germany probably also Canada affected by "mask theft" of the USA.</text:p>
            <text:p/>
            <text:p>As the Canadian newspaper Journal de Montreal reports, an order for 10,000 #COVID19 protective masks to be delivered from Hong Kong to Quebec has been diverted to Ohio.</text:p>
          </table:table-cell>
        </table:table-row>
        <table:table-row table:style-name="ro4">
          <table:table-cell office:value-type="string" calcext:value-type="string">
            <text:p>yuggy5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GAnNoHat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lopesMd</text:p>
          </table:table-cell>
          <table:table-cell office:value-type="string" calcext:value-type="string">
            <text:p>#Covid19 &amp;amp; #Cancer news: Protecting patients w/ cancer against severe #COVID-19 in France. Guidelines commissioned by French health authorities r applicable 2 adult patients w/ solid tumours &amp;amp; complementary to standard rules 4 general population protection https://t.co/lro8p0kpG6 https://t.co/TjVW2WjlWd</text:p>
          </table:table-cell>
        </table:table-row>
        <table:table-row table:style-name="ro4">
          <table:table-cell office:value-type="string" calcext:value-type="string">
            <text:p>lcenteno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aschaR7147100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esputinkw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printryno</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ysterBets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1">
          <table:table-cell office:value-type="string" calcext:value-type="string">
            <text:p>hajimekurita</text:p>
          </table:table-cell>
          <table:table-cell office:value-type="string" calcext:value-type="string">
            <text:p>Today's finding Country risk comparison https://t.co/lJ1qcwsedH</text:p>
            <text:p>- Growing of deaths in top 5 countries is astonishing</text:p>
            <text:p>(Italy14681,Spain11198,USA7385,France6507,UK3611&amp;lt;=Surpassed China)</text:p>
            <text:p>- Death rate from infection surpassed 10% in France</text:p>
            <text:p>- USA's growth is so fast</text:p>
            <text:p>#COVID19 #Corona https://t.co/ungahILoUT</text:p>
          </table:table-cell>
        </table:table-row>
        <table:table-row table:style-name="ro5">
          <table:table-cell office:value-type="string" calcext:value-type="string">
            <text:p>kaznorbury</text:p>
          </table:table-cell>
          <table:table-cell office:value-type="string" calcext:value-type="string">
            <text:p>Is #Hydroxycloroquine an effective treatment? What is the connection between #coronavirus and #lupus?</text:p>
            <text:p/>
            <text:p>From France to China, @DrOz talks with @Elex_Michaelson about some of the latest global developments in a search for the #COVID19 cure.</text:p>
            <text:p/>
            <text:p>More on @TheIssueIsShow https://t.co/IFgtsEIlK8</text:p>
          </table:table-cell>
        </table:table-row>
        <table:table-row table:style-name="ro4">
          <table:table-cell office:value-type="string" calcext:value-type="string">
            <text:p>FYItwentyfour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oej2020usa</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TeslaStockholm</text:p>
          </table:table-cell>
          <table:table-cell office:value-type="string" calcext:value-type="string">
            <text:p>France fails to use 150-300K #COVID19 a week "because bureaucracy"</text:p>
            <text:p>Same in your country?</text:p>
            <text:p>TLDR: FR has 75 industrial labs certified for non-human testings, legacy of MadCow &amp;amp; Poultry diseases, open-sourced capable.</text:p>
            <text:p>But can't help b/c not "Human-certified"</text:p>
            <text:p>https://t.co/33h1xZgYEj</text:p>
          </table:table-cell>
        </table:table-row>
        <table:table-row table:style-name="ro4">
          <table:table-cell office:value-type="string" calcext:value-type="string">
            <text:p>101asllc</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tbpuddi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virvisva</text:p>
          </table:table-cell>
          <table:table-cell office:value-type="string" calcext:value-type="string">
            <text:p>Shocking #France New #COVID19 deaths +1120 <text:s/>@BorisJohnson 🙄😱 https://t.co/vOTlFHr68U</text:p>
          </table:table-cell>
        </table:table-row>
        <table:table-row table:style-name="ro4">
          <table:table-cell office:value-type="string" calcext:value-type="string">
            <text:p>TrumpF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ervin4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5">
          <table:table-cell office:value-type="string" calcext:value-type="string">
            <text:p>TracieBERNIE420</text:p>
          </table:table-cell>
          <table:table-cell office:value-type="string" calcext:value-type="string">
            <text:p>@ instagram</text:p>
            <text:p/>
            <text:p>Today I bought groceries for the next 30 days 🥥🍌🥦🍕🍤🥫don't stock up 🍱🥘🥙🌯🍖 think that other people can't do it and would go without eating! Buy little </text:p>
            <text:p>#eatenough</text:p>
            <text:p>#protein</text:p>
            <text:p>#fish</text:p>
            <text:p>#pasta</text:p>
            <text:p>#ideas #foodsecurity</text:p>
            <text:p/>
            <text:p>#EatTheRich #COVID19 #takecareofyourself #France https://t.co/O2pLU6Xkfi</text:p>
          </table:table-cell>
        </table:table-row>
        <table:table-row table:style-name="ro4">
          <table:table-cell office:value-type="string" calcext:value-type="string">
            <text:p>Dianna46669303</text:p>
          </table:table-cell>
          <table:table-cell office:value-type="string" calcext:value-type="string">
            <text:p>Another huge jump in the French and American number again today. 😢 France have their second day with over 1k deaths. <text:s/>People said yesterday's were a correction, today is not. My thoughts are will all nations now more than ever. #COVID19 #COVID19Pandemic ❤ https://t.co/eWLHotUVqq</text:p>
          </table:table-cell>
        </table:table-row>
        <table:table-row table:style-name="ro4">
          <table:table-cell office:value-type="string" calcext:value-type="string">
            <text:p>Bebhinn_NicF</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IncaOrchidLov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Melcube</text:p>
          </table:table-cell>
          <table:table-cell office:value-type="string" calcext:value-type="string">
            <text:p>It’s seems like #France thinks that Africa is a testing ground for their drugs? Why aren’t they testing it among their own people or #Italian’s who are dying faster than #Africans of #coronavirus? #COVID19 🙄🙄</text:p>
            <text:p>https://t.co/hfJrYMFXfb</text:p>
          </table:table-cell>
        </table:table-row>
        <table:table-row table:style-name="ro4">
          <table:table-cell office:value-type="string" calcext:value-type="string">
            <text:p>rosejuls7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reenEyedEmma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ClaireLegendr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obinslovinlif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sdot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formlanguag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aren53052735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trimonyPoin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ebBrya7598272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lexandra_jam8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mack2x</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ryPresso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lackja7940260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2">
          <table:table-cell office:value-type="string" calcext:value-type="string">
            <text:p>ashira_alias</text:p>
          </table:table-cell>
          <table:table-cell office:value-type="string" calcext:value-type="string">
            <text:p>UPDATE: The top 10 countries with the #COVID19 related deaths. </text:p>
            <text:p/>
            <text:p>1.Italy 13,915 🇮🇹</text:p>
            <text:p>2. Spain 10,348 🇪🇸</text:p>
            <text:p>3. USA 6,088🇺🇲</text:p>
            <text:p>4. France 5,387🇫🇷</text:p>
            <text:p>5. China 3,322 🇨🇳</text:p>
            <text:p>6. Iran 3,160 🇮🇷</text:p>
            <text:p>7. UK 2,921🇬🇧</text:p>
            <text:p>8. Netherlands 1,339 🇳🇱</text:p>
            <text:p>9. Germany 1,107🇩🇪</text:p>
            <text:p>10. Belgium 1,011🇧🇪</text:p>
          </table:table-cell>
        </table:table-row>
        <table:table-row table:style-name="ro4">
          <table:table-cell office:value-type="string" calcext:value-type="string">
            <text:p>Roselyn4315561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882090Gm</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HHama4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wpwendyka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assmit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hirley_robotka</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omezalvaro</text:p>
          </table:table-cell>
          <table:table-cell office:value-type="string" calcext:value-type="string">
            <text:p>#Covid19 &amp;amp; #Cancer news: Protecting patients w/ cancer against severe #COVID-19 in France. Guidelines commissioned by French health authorities r applicable 2 adult patients w/ solid tumours &amp;amp; complementary to standard rules 4 general population protection https://t.co/lro8p0kpG6 https://t.co/TjVW2WjlWd</text:p>
          </table:table-cell>
        </table:table-row>
        <table:table-row table:style-name="ro4">
          <table:table-cell office:value-type="string" calcext:value-type="string">
            <text:p>SwinsonBradle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harifHaji</text:p>
          </table:table-cell>
          <table:table-cell office:value-type="string" calcext:value-type="string">
            <text:p>Coronavirus: France #racism row over doctors' Africa testing. This time it is proposed testing TB vaccines against. #COVID19 <text:s/>https://t.co/2iA7scbGq3</text:p>
          </table:table-cell>
        </table:table-row>
        <table:table-row table:style-name="ro4">
          <table:table-cell office:value-type="string" calcext:value-type="string">
            <text:p>nonamerule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Ballinger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stusKolt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Unity_Coach</text:p>
          </table:table-cell>
          <table:table-cell office:value-type="string" calcext:value-type="string">
            <text:p>@NateSilver538 Not to mention that deaths are being undercounted for lack of #Covid19 documentation, EVERYWHERE. Kudos to France for actually wanting to document. I am not holding my breath waiting for Florida to do this. </text:p>
            <text:p>https://t.co/GdoTODW19i</text:p>
          </table:table-cell>
        </table:table-row>
        <table:table-row table:style-name="ro4">
          <table:table-cell office:value-type="string" calcext:value-type="string">
            <text:p>LindaJo3779798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LoyolaLuz</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andyo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hrisoonel</text:p>
          </table:table-cell>
          <table:table-cell office:value-type="string" calcext:value-type="string">
            <text:p>@francediplo_AR @CdCMAE @EmmanuelMacron Africa isn’t a testing laboratory. <text:s/>#france #covid19</text:p>
          </table:table-cell>
        </table:table-row>
        <table:table-row table:style-name="ro1">
          <table:table-cell office:value-type="string" calcext:value-type="string">
            <text:p>rkevinappier</text:p>
          </table:table-cell>
          <table:table-cell office:value-type="string" calcext:value-type="string">
            <text:p>Only Desalin would know what to do with these two French bastards and their ilks...</text:p>
            <text:p/>
            <text:p>Two highly respected French doctors discuss on live TV how a new #COVID19 vaccine should be 1st tested in Africa"where there are no masks,no treatment,nor intensive care" https://t.co/xgnkajuMlM</text:p>
          </table:table-cell>
        </table:table-row>
        <table:table-row table:style-name="ro4">
          <table:table-cell office:value-type="string" calcext:value-type="string">
            <text:p>codasouthtexa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citta</text:p>
          </table:table-cell>
          <table:table-cell office:value-type="string" calcext:value-type="string">
            <text:p>Breaking news: To help U.S. citizens deal with the current crisis, the Government of France is sending an emergency shipment of guillotines to the United States. #COVID19 #Trump</text:p>
          </table:table-cell>
        </table:table-row>
        <table:table-row table:style-name="ro1">
          <table:table-cell office:value-type="string" calcext:value-type="string">
            <text:p>Tazmin98</text:p>
          </table:table-cell>
          <table:table-cell office:value-type="string" calcext:value-type="string">
            <text:p>BREAKING - Beside #France and #Germany probably also Canada affected by "mask theft" of the USA.</text:p>
            <text:p/>
            <text:p>As the Canadian newspaper Journal de Montreal reports, an order for 10,000 #COVID19 protective masks to be delivered from Hong Kong to Quebec has been diverted to Ohio.</text:p>
          </table:table-cell>
        </table:table-row>
        <table:table-row table:style-name="ro4">
          <table:table-cell office:value-type="string" calcext:value-type="string">
            <text:p>beatrice_rita</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nina_tw_</text:p>
          </table:table-cell>
          <table:table-cell office:value-type="string" calcext:value-type="string">
            <text:p>Locations far from mainland #France are proving no protection for French overseas territories, with over a dozen #COVID19 deaths and rising infections prompting anxiety in Paris and the dispatch of 2 naval ships #Outremer </text:p>
            <text:p>our @afp sty w @CecileAzzaro </text:p>
            <text:p>https://t.co/tbh29v9s28</text:p>
          </table:table-cell>
        </table:table-row>
        <table:table-row table:style-name="ro4">
          <table:table-cell office:value-type="string" calcext:value-type="string">
            <text:p>tonigee1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ftf195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athymckay88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BRiversEdg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ernattig</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dwardNeiger</text:p>
          </table:table-cell>
          <table:table-cell office:value-type="string" calcext:value-type="string">
            <text:p>@DailyMail @MailOnline Fuck them. <text:s/>We bail them out at every turn. They should have voluntarily offered the masks to us as a very small token of appreciation. <text:s/>I hope @realDonaldTrump is taking names and keeping a list for when this is all over. <text:s/>#COVID19 #Germany #France #MarshallPlan</text:p>
          </table:table-cell>
        </table:table-row>
        <table:table-row table:style-name="ro4">
          <table:table-cell office:value-type="string" calcext:value-type="string">
            <text:p>GloriaG7468127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eye24</text:p>
          </table:table-cell>
          <table:table-cell office:value-type="string" calcext:value-type="string">
            <text:p>Terrible one-day deaths!! 😭 Pray for #France, #Italy #Spain, and #US. Be stronger to fight against #COVID19 #CCPVirus. https://t.co/DoN1rGIqSY</text:p>
          </table:table-cell>
        </table:table-row>
        <table:table-row table:style-name="ro4">
          <table:table-cell office:value-type="string" calcext:value-type="string">
            <text:p>tjpdelaflech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Gladys_ChoiCW</text:p>
          </table:table-cell>
          <table:table-cell office:value-type="string" calcext:value-type="string">
            <text:p>Everyday at 8pm, #SUEZTeams parade through the streets of @nimes in #France to pay tribute to the health workers and all workers mobilized on the field. Well done!👍</text:p>
            <text:p>#Covid19 #ByYourSide https://t.co/fux7CyQ8N0</text:p>
          </table:table-cell>
        </table:table-row>
        <table:table-row table:style-name="ro8">
          <table:table-cell office:value-type="string" calcext:value-type="string">
            <text:p>AnorveRaul</text:p>
          </table:table-cell>
          <table:table-cell office:value-type="string" calcext:value-type="string">
            <text:p>Finally some good news for the people of #Iran!</text:p>
            <text:p/>
            <text:p>Britain, France &amp;amp; Germany successfully bypassed US sanctions to send over $5 million in medical aid to Iran to help them battle #COVID19. #SanctionsSpreadCOVID19 #PeaceWithIran</text:p>
            <text:p>https://t.co/8lOfIwqHkb</text:p>
          </table:table-cell>
        </table:table-row>
        <table:table-row table:style-name="ro4">
          <table:table-cell office:value-type="string" calcext:value-type="string">
            <text:p>france_fernando</text:p>
          </table:table-cell>
          <table:table-cell office:value-type="string" calcext:value-type="string">
            <text:p>Vis-a-Vis. May punto. #Covid19 https://t.co/rIoC8RgqhK</text:p>
          </table:table-cell>
        </table:table-row>
        <table:table-row table:style-name="ro4">
          <table:table-cell office:value-type="string" calcext:value-type="string">
            <text:p>Electionparty4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cogitator99</text:p>
          </table:table-cell>
          <table:table-cell office:value-type="string" calcext:value-type="string">
            <text:p>@toryboypierce shows all intelligence of Tory secondary school boy.</text:p>
            <text:p>Firm advice is typical of ambiguous laissez faire #Tory attitude to how many people will die from #COVID19, in France  law is enforced - but France has twice as many police</text:p>
            <text:p>#skypapers @BorisJohnson #bbcnews @FT https://t.co/SK0U1u8UX7</text:p>
          </table:table-cell>
        </table:table-row>
        <table:table-row table:style-name="ro4">
          <table:table-cell office:value-type="string" calcext:value-type="string">
            <text:p>waitfor8962218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ulfcoastcoupl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wcskijo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ustang0637628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pmpat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asha104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rigitbarne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PILETTE42</text:p>
          </table:table-cell>
          <table:table-cell office:value-type="string" calcext:value-type="string">
            <text:p>suddenly our only hope is to return to our normal life #morocco #Dubai #sweden #norway #iceland #danmark #uae #France #Canada #UnitedStates #Japan #Australia #SouthKorea #England #Brazil #Mexico #Italy #Spain #Germany #Turkey #finland #newzealand #belguim #COVID19 #Covid_19 https://t.co/izbd3ppRjU</text:p>
          </table:table-cell>
        </table:table-row>
        <table:table-row table:style-name="ro5">
          <table:table-cell office:value-type="string" calcext:value-type="string">
            <text:p>gearoidmurphy_</text:p>
          </table:table-cell>
          <table:table-cell office:value-type="string" calcext:value-type="string">
            <text:p>@KeithWoodsYT &amp;gt;Italy is exceptional in counting death ‘with’ Covid</text:p>
            <text:p>&amp;gt;Italy’s overall death rate increased like 5fold tho</text:p>
            <text:p>&amp;gt;Some other factor in Italy</text:p>
            <text:p>&amp;gt;NY #Covid19 death rate three times higher again. Also Spain, France, UK</text:p>
            <text:p>&amp;gt;NY is exceptional in counting death ‘with’ Covid https://t.co/Qt8Ff7SlMn</text:p>
          </table:table-cell>
        </table:table-row>
        <table:table-row table:style-name="ro4">
          <table:table-cell office:value-type="string" calcext:value-type="string">
            <text:p>Patrick1953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pnjilani</text:p>
          </table:table-cell>
          <table:table-cell office:value-type="string" calcext:value-type="string">
            <text:p>Reasons why Rwanda denounced ties with France. You can hate the doctors but they just voiced the views of France on Africa and their paramount presidents in Africa will clap for them #COVID19 #UkweliUsemwe #AfricansAreNotLabRats https://t.co/wpOha2nKHq</text:p>
          </table:table-cell>
        </table:table-row>
        <table:table-row table:style-name="ro4">
          <table:table-cell office:value-type="string" calcext:value-type="string">
            <text:p>fullofit62</text:p>
          </table:table-cell>
          <table:table-cell office:value-type="string" calcext:value-type="string">
            <text:p>Another huge jump in the French and American number again today. 😢 France have their second day with over 1k deaths. <text:s/>People said yesterday's were a correction, today is not. My thoughts are will all nations now more than ever. #COVID19 #COVID19Pandemic ❤ https://t.co/eWLHotUVqq</text:p>
          </table:table-cell>
        </table:table-row>
        <table:table-row table:style-name="ro4">
          <table:table-cell office:value-type="string" calcext:value-type="string">
            <text:p>herbert_konni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nspeterso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AnandKumarRaut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ajplus</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Bassaces1</text:p>
          </table:table-cell>
          <table:table-cell office:value-type="string" calcext:value-type="string">
            <text:p>6) “France and Germany’s outbreaks are also showing early signs that exponential increases in cases are coming to an end. Daily death tolls in both are still accelerating, but daily new infections are beginning to stabilise.” #COVID19</text:p>
          </table:table-cell>
        </table:table-row>
        <table:table-row table:style-name="ro5">
          <table:table-cell office:value-type="string" calcext:value-type="string">
            <text:p>FP___47</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5">
          <table:table-cell office:value-type="string" calcext:value-type="string">
            <text:p>jasfromparamore</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8">
          <table:table-cell office:value-type="string" calcext:value-type="string">
            <text:p>MenaBurke</text:p>
          </table:table-cell>
          <table:table-cell office:value-type="string" calcext:value-type="string">
            <text:p>#France has done something that many other nations &amp;amp; states have been afraid to do: They retrospectively identified MANY(884) nursing home deaths that are now presumed #Covid19. This leads to an extraordinary increase for today. </text:p>
            <text:p>cCFR for France now 9%.</text:p>
            <text:p/>
            <text:p>https://t.co/Mp25ARHxGD https://t.co/XTIHz6UOZW</text:p>
          </table:table-cell>
        </table:table-row>
        <table:table-row table:style-name="ro2">
          <table:table-cell office:value-type="string" calcext:value-type="string">
            <text:p>Ainnul16</text:p>
          </table:table-cell>
          <table:table-cell office:value-type="string" calcext:value-type="string">
            <text:p>UPDATE: The top 10 countries with the #COVID19 related deaths. </text:p>
            <text:p/>
            <text:p>1.Italy 13,915 🇮🇹</text:p>
            <text:p>2. Spain 10,348 🇪🇸</text:p>
            <text:p>3. USA 6,088🇺🇲</text:p>
            <text:p>4. France 5,387🇫🇷</text:p>
            <text:p>5. China 3,322 🇨🇳</text:p>
            <text:p>6. Iran 3,160 🇮🇷</text:p>
            <text:p>7. UK 2,921🇬🇧</text:p>
            <text:p>8. Netherlands 1,339 🇳🇱</text:p>
            <text:p>9. Germany 1,107🇩🇪</text:p>
            <text:p>10. Belgium 1,011🇧🇪</text:p>
          </table:table-cell>
        </table:table-row>
        <table:table-row table:style-name="ro4">
          <table:table-cell office:value-type="string" calcext:value-type="string">
            <text:p>Carolschermerh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rap_un_zel</text:p>
          </table:table-cell>
          <table:table-cell office:value-type="string" calcext:value-type="string">
            <text:p>Listen #France, #Africa is no longer your playground!! We won't allow more experimentation, domination &amp;amp; dehumanization of Africans. Our people are not your lab rats!! Test any potential cure for #COVID19 on people who give their consent to help. Enough cases in Europe to test on https://t.co/EpZ7LUn9XG</text:p>
          </table:table-cell>
        </table:table-row>
        <table:table-row table:style-name="ro4">
          <table:table-cell office:value-type="string" calcext:value-type="string">
            <text:p>RWayneFischer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bearycutejen</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ffmtid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LethuTheLegend</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5">
          <table:table-cell office:value-type="string" calcext:value-type="string">
            <text:p>dilemmaemms</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pooch1432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HabuTroy777777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heyitscayz</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ChrisFi1970204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ochran_bob</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TALLCHIHUAHUA</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1">
          <table:table-cell office:value-type="string" calcext:value-type="string">
            <text:p>alex_efixteam</text:p>
          </table:table-cell>
          <table:table-cell office:value-type="string" calcext:value-type="string">
            <text:p>https://t.co/q8l7DAlv06 </text:p>
            <text:p>watch..</text:p>
            <text:p>#Europe #Italy #Subscribe #Romania #Bitcoin #Trendingnow #covid19 #bucharest #cluj #staysafe #uk #ROMANIAN #france #russia #Ukraine #France #Bulgaria #poland #UAE #Greece #qatar #spain #Latvia #Belgium #Germany #iran #coronavirus #love #stayathome</text:p>
          </table:table-cell>
        </table:table-row>
        <table:table-row table:style-name="ro5">
          <table:table-cell office:value-type="string" calcext:value-type="string">
            <text:p>KARLewis</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5">
          <table:table-cell office:value-type="string" calcext:value-type="string">
            <text:p>2Concussions</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Dave5671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lunallenaahh</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5">
          <table:table-cell office:value-type="string" calcext:value-type="string">
            <text:p>missingfkhan123</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vivianmt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uzanClifton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ohnFu01993102</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4">
          <table:table-cell office:value-type="string" calcext:value-type="string">
            <text:p>PatriQtMat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landerson197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latifa_chafik</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23">
          <table:table-cell office:value-type="string" calcext:value-type="string">
            <text:p>JimCook428Cj</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1">
          <table:table-cell office:value-type="string" calcext:value-type="string">
            <text:p>efixteam</text:p>
          </table:table-cell>
          <table:table-cell office:value-type="string" calcext:value-type="string">
            <text:p>https://t.co/X6e723Jy1I </text:p>
            <text:p>watch..</text:p>
            <text:p>#Europe #Italy #Subscribe #Romania #Bitcoin #Trendingnow #covid19 #bucharest #cluj #staysafe #uk #ROMANIAN #france #russia #Ukraine #France #Bulgaria #poland #UAE #Greece #qatar #spain #Latvia #Belgium #Germany #iran #coronavirus #love #stayathome</text:p>
          </table:table-cell>
        </table:table-row>
        <table:table-row table:style-name="ro5">
          <table:table-cell office:value-type="string" calcext:value-type="string">
            <text:p>lmercedesrd</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9">
          <table:table-cell office:value-type="string" calcext:value-type="string">
            <text:p>IamCatyI</text:p>
          </table:table-cell>
          <table:table-cell office:value-type="string" calcext:value-type="string">
            <text:p>When the Lima Declaration bites you on the bum</text:p>
            <text:p/>
            <text:p>Globalism Fail</text:p>
            <text:p/>
            <text:p>Germany accuses US of 'modern day piracy', whilst French officials claim they were forced to fight with American buyers for millions of masks on a Chinese tarmac.</text:p>
            <text:p>#coronavirus #covid19 #auspol</text:p>
            <text:p>https://t.co/aKul4A5bSu</text:p>
          </table:table-cell>
        </table:table-row>
        <table:table-row table:style-name="ro4">
          <table:table-cell office:value-type="string" calcext:value-type="string">
            <text:p>JeanHair2</text:p>
          </table:table-cell>
          <table:table-cell office:value-type="string" calcext:value-type="string">
            <text:p>Another huge jump in the French and American number again today. 😢 France have their second day with over 1k deaths. <text:s/>People said yesterday's were a correction, today is not. My thoughts are will all nations now more than ever. #COVID19 #COVID19Pandemic ❤ https://t.co/eWLHotUVqq</text:p>
          </table:table-cell>
        </table:table-row>
        <table:table-row table:style-name="ro4">
          <table:table-cell office:value-type="string" calcext:value-type="string">
            <text:p>trincescalisi</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ool2know</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g_patr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basicallymeera</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SooJungish4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7">
          <table:table-cell office:value-type="string" calcext:value-type="string">
            <text:p>YvonneSnitjer</text:p>
          </table:table-cell>
          <table:table-cell office:value-type="string" calcext:value-type="string">
            <text:p>#COVID19 </text:p>
            <text:p>#migrants </text:p>
            <text:p>#Hungary </text:p>
            <text:p>#IRINI</text:p>
            <text:p>#FRANCE </text:p>
            <text:p>#Italy </text:p>
            <text:p>#Netherlands etc #EU </text:p>
            <text:p>When #honesty #justice and #humanity are less important then #money https://t.co/Ofm1hb6bGX</text:p>
          </table:table-cell>
        </table:table-row>
        <table:table-row table:style-name="ro4">
          <table:table-cell office:value-type="string" calcext:value-type="string">
            <text:p>king_childofth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grannyjeanja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_jackmcd</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glasgowc</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eilatan_attom</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5">
          <table:table-cell office:value-type="string" calcext:value-type="string">
            <text:p>IsleofKal</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5">
          <table:table-cell office:value-type="string" calcext:value-type="string">
            <text:p>nessadivinexo</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txnni</text:p>
          </table:table-cell>
          <table:table-cell office:value-type="string" calcext:value-type="string">
            <text:p>So France wants to start using Africa, the place with least cases of the virus as a testing ground for the #COVID19 Vaccine... Where’s the logic in this? Is stealing their ressources not enough? Now they’re seen as Lab Rats too?</text:p>
          </table:table-cell>
        </table:table-row>
        <table:table-row table:style-name="ro4">
          <table:table-cell office:value-type="string" calcext:value-type="string">
            <text:p>BarbBinM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ssnceofoillvng</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1">
          <table:table-cell office:value-type="string" calcext:value-type="string">
            <text:p>jfs_Napster</text:p>
          </table:table-cell>
          <table:table-cell office:value-type="string" calcext:value-type="string">
            <text:p>#LCI is a racist</text:p>
            <text:p>@France @UN @franceintheus</text:p>
            <text:p>Africans are not guinea pigs</text:p>
            <text:p>Now we know HIV/AIDS got to Africa, You all are Bigot Racist </text:p>
            <text:p>#COVID19 #AfricansAreNotLabRats  #COVID19Pandemic </text:p>
            <text:p>Camille Lotch is the devil, it shall not be well with you people</text:p>
          </table:table-cell>
        </table:table-row>
        <table:table-row table:style-name="ro4">
          <table:table-cell office:value-type="string" calcext:value-type="string">
            <text:p>mandeepsingh9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3">
          <table:table-cell office:value-type="string" calcext:value-type="string">
            <text:p>TagMigMedTilTH</text:p>
          </table:table-cell>
          <table:table-cell office:value-type="string" calcext:value-type="string">
            <text:p>Together with many other Member States DK supports the Commission initiative to monitor emergency measures. Even in a pandemic emergency such as #COVID19, EU’s fundamental values must be respected. DK particularly worried about the emergency law in Hungary</text:p>
            <text:p>https://t.co/zmQSVveu6b</text:p>
          </table:table-cell>
        </table:table-row>
        <table:table-row table:style-name="ro4">
          <table:table-cell office:value-type="string" calcext:value-type="string">
            <text:p>gretathegreek</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9">
          <table:table-cell office:value-type="string" calcext:value-type="string">
            <text:p>abebut</text:p>
          </table:table-cell>
          <table:table-cell office:value-type="string" calcext:value-type="string">
            <text:p>In France, death rates are increasing nationally because of #COVID19</text:p>
            <text:p/>
            <text:p>- Half of France's 101 departments recorded a 10%+ increase</text:p>
            <text:p>- 15 departments saw a 30%+ increase</text:p>
            <text:p>- One, Haut-Rhin, saw a 141% increase!</text:p>
            <text:p/>
            <text:p>Haut-Rhin (pop. 761k) saw 1180 deaths in March 2020, vs 489 in March 2019 https://t.co/QrBtf0F3ce</text:p>
          </table:table-cell>
        </table:table-row>
        <table:table-row table:style-name="ro4">
          <table:table-cell office:value-type="string" calcext:value-type="string">
            <text:p>HappyHobbit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meeraloves</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5">
          <table:table-cell office:value-type="string" calcext:value-type="string">
            <text:p>DayoNtwari</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Topcop6376383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ajordeplorabl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hente247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35leosa</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judith551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enNg</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Silesogix15</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5">
          <table:table-cell office:value-type="string" calcext:value-type="string">
            <text:p>alexthelion_95</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melanie31201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MichiganPK</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srcolts</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Frenchican</text:p>
          </table:table-cell>
          <table:table-cell office:value-type="string" calcext:value-type="string">
            <text:p>My mom has #COVID19. Good news is she seems to have passed the worst... Still wish I could be in France right now. Glad my brother is there. 😔</text:p>
          </table:table-cell>
        </table:table-row>
        <table:table-row table:style-name="ro4">
          <table:table-cell office:value-type="string" calcext:value-type="string">
            <text:p>nhldrafter</text:p>
          </table:table-cell>
          <table:table-cell office:value-type="string" calcext:value-type="string">
            <text:p>USA #COVID19 experience starting to reflect more what is happening in Europe. <text:s/>Comparing USA to Italy, Spain, UK, France, &amp;amp; Germany based on population. <text:s/>USA also compared to NA neighbour Canada #COVID19Pandemic #coronavirus https://t.co/nR8925HW2J</text:p>
          </table:table-cell>
        </table:table-row>
        <table:table-row table:style-name="ro5">
          <table:table-cell office:value-type="string" calcext:value-type="string">
            <text:p>anti_ravity</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9">
          <table:table-cell office:value-type="string" calcext:value-type="string">
            <text:p>UNBiodiversity</text:p>
          </table:table-cell>
          <table:table-cell office:value-type="string" calcext:value-type="string">
            <text:p>Update: @IUCN Congress postponed 📅</text:p>
            <text:p/>
            <text:p>In light of #COVID19, the International Union for Conservation of Nature &amp;amp; the Government of France have postponed the 2020 IUCN World Conservation Congress. The new dates are 7 to 15 January 2021.</text:p>
            <text:p/>
            <text:p>More info 👇</text:p>
            <text:p/>
            <text:p>https://t.co/Xwm5QqmCaT</text:p>
          </table:table-cell>
        </table:table-row>
        <table:table-row table:style-name="ro5">
          <table:table-cell office:value-type="string" calcext:value-type="string">
            <text:p>faithisbailey</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2">
          <table:table-cell office:value-type="string" calcext:value-type="string">
            <text:p>ahdnaeem</text:p>
          </table:table-cell>
          <table:table-cell office:value-type="string" calcext:value-type="string">
            <text:p>UPDATE: The top 10 countries with the #COVID19 related deaths. </text:p>
            <text:p/>
            <text:p>1.Italy 13,915 🇮🇹</text:p>
            <text:p>2. Spain 10,348 🇪🇸</text:p>
            <text:p>3. USA 6,088🇺🇲</text:p>
            <text:p>4. France 5,387🇫🇷</text:p>
            <text:p>5. China 3,322 🇨🇳</text:p>
            <text:p>6. Iran 3,160 🇮🇷</text:p>
            <text:p>7. UK 2,921🇬🇧</text:p>
            <text:p>8. Netherlands 1,339 🇳🇱</text:p>
            <text:p>9. Germany 1,107🇩🇪</text:p>
            <text:p>10. Belgium 1,011🇧🇪</text:p>
          </table:table-cell>
        </table:table-row>
        <table:table-row table:style-name="ro4">
          <table:table-cell office:value-type="string" calcext:value-type="string">
            <text:p>scotmorrisette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orlandomicki</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HopeEternall</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agleLadyCat</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irrdytalk</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assanbridg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wlinel</text:p>
          </table:table-cell>
          <table:table-cell office:value-type="string" calcext:value-type="string">
            <text:p>France reports 471 more #COVID19 deaths; toll tops 4,500 https://t.co/uQ26G4Bv2l</text:p>
          </table:table-cell>
        </table:table-row>
        <table:table-row table:style-name="ro5">
          <table:table-cell office:value-type="string" calcext:value-type="string">
            <text:p>k_aljabri</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SharJ7464805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b27isnotabomber</text:p>
          </table:table-cell>
          <table:table-cell office:value-type="string" calcext:value-type="string">
            <text:p>Not long after the outbreak of #coronavirus, YHLO developed SARS-CoV-2 CLIA assays, which are put into use in hundreds of Chinese hospitals to aid diagnosis of #COVID19 and sent to a number of countries like Italy, Germany, France, Thailand to help battle against the epidemic. https://t.co/kn65eX2mco</text:p>
          </table:table-cell>
        </table:table-row>
        <table:table-row table:style-name="ro4">
          <table:table-cell office:value-type="string" calcext:value-type="string">
            <text:p>eunicerea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FatimaMkomo</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arlenebeing</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ultracycle</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brujeff7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KarenThompson55</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EdRobledo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csbab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Terryhk1Cart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Kati301283</text:p>
          </table:table-cell>
          <table:table-cell office:value-type="string" calcext:value-type="string">
            <text:p>In #Italy, quarantine bears its fruits. </text:p>
            <text:p>-After 22 days of lockdown,  #COVID19  new cases daily increase stands at 5.6% (from 27% on March 08th) and on a downtrend since containment starts.</text:p>
            <text:p>-Reassuring to witness the same trend for #France, #Spain and #Germany. https://t.co/XsfKBp5kxB</text:p>
          </table:table-cell>
        </table:table-row>
        <table:table-row table:style-name="ro4">
          <table:table-cell office:value-type="string" calcext:value-type="string">
            <text:p>MerleSmithJ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iskandrah</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4">
          <table:table-cell office:value-type="string" calcext:value-type="string">
            <text:p>Proximo5652121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lifeiseazi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urtr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cassyevanswest</text:p>
          </table:table-cell>
          <table:table-cell office:value-type="string" calcext:value-type="string">
            <text:p>France govt. is actually paying corporations to keep their workers on payroll. Keeps everyone happy and it costs less &amp;amp; limits overall economic damage. Wow, what a concept. <text:s/>#economy #COVID19</text:p>
          </table:table-cell>
        </table:table-row>
        <table:table-row table:style-name="ro12">
          <table:table-cell office:value-type="string" calcext:value-type="string">
            <text:p>_Faithhhhieee</text:p>
          </table:table-cell>
          <table:table-cell office:value-type="string" calcext:value-type="string">
            <text:p>There have been 175 #COVID19 related deaths in the 54 countries on the continent of Africa and </text:p>
            <text:p>* 3,326 in China</text:p>
            <text:p>* 8,162 in USA</text:p>
            <text:p>* 7,560 in France</text:p>
            <text:p>* 11,744 in Spain</text:p>
            <text:p>* 15,362 in Italy</text:p>
            <text:p>But Europeans scientists want to test vaccines on Africans.</text:p>
            <text:p>#coronavirus</text:p>
            <text:p>#AfricansAreNotLabRats https://t.co/djqczWiMku</text:p>
          </table:table-cell>
        </table:table-row>
        <table:table-row table:style-name="ro19">
          <table:table-cell office:value-type="string" calcext:value-type="string">
            <text:p>RDHermele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icoback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onicmanTheBes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snchz8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hantomtnydnc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oriBrewer1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aterbunn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lllolblnk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incerely_steff</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enGovant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ickTheSLICK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QueerAussi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Mohamma91914596</text:p>
          </table:table-cell>
          <table:table-cell office:value-type="string" calcext:value-type="string">
            <text:p>UPDATE: The top 10 countries with the #COVID19 related deaths. </text:p>
            <text:p/>
            <text:p>1.Italy 13,915 🇮🇹</text:p>
            <text:p>2. Spain 10,348 🇪🇸</text:p>
            <text:p>3. USA 6,088🇺🇲</text:p>
            <text:p>4. France 5,387🇫🇷</text:p>
            <text:p>5. China 3,322 🇨🇳</text:p>
            <text:p>6. Iran 3,160 🇮🇷</text:p>
            <text:p>7. UK 2,921🇬🇧</text:p>
            <text:p>8. Netherlands 1,339 🇳🇱</text:p>
            <text:p>9. Germany 1,107🇩🇪</text:p>
            <text:p>10. Belgium 1,011🇧🇪</text:p>
          </table:table-cell>
        </table:table-row>
        <table:table-row table:style-name="ro19">
          <table:table-cell office:value-type="string" calcext:value-type="string">
            <text:p>MustaGaoua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ffyourmombr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asilioG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hnbo10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sehurtad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rapgodkeny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itawasa</text:p>
          </table:table-cell>
          <table:table-cell office:value-type="string" calcext:value-type="string">
            <text:p>#COVID19 new doubling times graph shows very promising trends for many countries, including the US. France's decline partly due to more standardised counting. Japan stabilizes. Russia problematic. I tried 4 or 6 days averaging instead of 8 but fluctuations hide long-term trend. https://t.co/dPn2MswSNj</text:p>
          </table:table-cell>
        </table:table-row>
        <table:table-row table:style-name="ro19">
          <table:table-cell office:value-type="string" calcext:value-type="string">
            <text:p>SAmerican202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iopendatabcn</text:p>
          </table:table-cell>
          <table:table-cell office:value-type="string" calcext:value-type="string">
            <text:p>Find and use #COVID19 #datasets from #France on the #EDP and start #knowledge #sharing https://t.co/FMugqnOPNJ</text:p>
          </table:table-cell>
        </table:table-row>
        <table:table-row table:style-name="ro19">
          <table:table-cell office:value-type="string" calcext:value-type="string">
            <text:p>_pdpere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appys0d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unny_Slic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YungJayy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arryMork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xnxnsr</text:p>
          </table:table-cell>
          <table:table-cell office:value-type="string" calcext:value-type="string">
            <text:p>France reporting 4,267 new cases of #COVID19 #Coronavirus with 1,053 newly reported fatalities. https://t.co/MedFFMjwuW https://t.co/Sg2gsAE9OM</text:p>
          </table:table-cell>
        </table:table-row>
        <table:table-row table:style-name="ro19">
          <table:table-cell office:value-type="string" calcext:value-type="string">
            <text:p>EyedSus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coutLope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esarfdz7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ocata1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exisy9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Unitedlight1</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blackcardk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minaclement03</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grungj</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Cahale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reyesruth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otThatKellyAn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onda52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zawisza9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tartell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ardiacConsul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troitred1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illsLiind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aezmi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punzo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arnettIsaia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rviann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5">
          <table:table-cell office:value-type="string" calcext:value-type="string">
            <text:p>o_v_b_</text:p>
          </table:table-cell>
          <table:table-cell office:value-type="string" calcext:value-type="string">
            <text:p>Great insight from @TheEconomist: Based on analysis of data from Spain, Italy &amp;amp; France, the increases in total mortality in areas analysed were more than *double* the number of deaths officially attributed to Covid-19</text:p>
            <text:p/>
            <text:p>https://t.co/bZ7HYubwMa</text:p>
            <text:p/>
            <text:p>#COVID2019 #coronavirus #COVID19 https://t.co/4j5tveiRme</text:p>
          </table:table-cell>
        </table:table-row>
        <table:table-row table:style-name="ro4">
          <table:table-cell office:value-type="string" calcext:value-type="string">
            <text:p>3EyedRaven2020</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_miguelito_2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uisspreciad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JohnathanPerk</text:p>
          </table:table-cell>
          <table:table-cell office:value-type="string" calcext:value-type="string">
            <text:p>People always ask why I "always make everything about race." I don't. I just observe the world around me and report back. Racism and white supremacy truly do touch everything. #BlackLivesMatter #COVID19 #coronavirus </text:p>
            <text:p>https://t.co/eYpYuRUv3r</text:p>
          </table:table-cell>
        </table:table-row>
        <table:table-row table:style-name="ro19">
          <table:table-cell office:value-type="string" calcext:value-type="string">
            <text:p>shyam4suredd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imWright__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renserrat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5">
          <table:table-cell office:value-type="string" calcext:value-type="string">
            <text:p>krystaaldevi</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19">
          <table:table-cell office:value-type="string" calcext:value-type="string">
            <text:p>Michael__Baski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alkinToU</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ndiapitts2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pacemF</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ristinaTsaba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rvc091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riiaanicoo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linge_lyn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eticiagau</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oboMa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Sreplay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zny_Mznta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risleemer0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alKT_StarWar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3bagsful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nuelTheD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sqwabb</text:p>
          </table:table-cell>
          <table:table-cell office:value-type="string" calcext:value-type="string">
            <text:p>So... Doesn't #COVID19 make all those national laws banning -- to various degrees -- hijabs, veils and other kinds of face coverings look pretty silly now! I'm looking at you #France, #Belgium, #Kosovo, #Azerbaijan, #Tunisia, #Turkey, #Syria, #Egypt and the province of #Quebec.</text:p>
          </table:table-cell>
        </table:table-row>
        <table:table-row table:style-name="ro19">
          <table:table-cell office:value-type="string" calcext:value-type="string">
            <text:p>jasontorresP</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imi_quinta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audiesheeh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uerashom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tanding4justic</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silversight311</text:p>
          </table:table-cell>
          <table:table-cell office:value-type="string" calcext:value-type="string">
            <text:p>France reporting 4,267 new cases of #COVID19 #Coronavirus with 1,053 newly reported fatalities. https://t.co/MedFFMjwuW https://t.co/Sg2gsAE9OM</text:p>
          </table:table-cell>
        </table:table-row>
        <table:table-row table:style-name="ro19">
          <table:table-cell office:value-type="string" calcext:value-type="string">
            <text:p>guzzmaann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auchaCampastr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bbiew150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ocial_m_tweep</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bekah_me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RVPNiFiCEN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Barksle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rantg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ho_Is_Tiarr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Oya_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asthyxic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ristella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MrakicCanada</text:p>
          </table:table-cell>
          <table:table-cell office:value-type="string" calcext:value-type="string">
            <text:p>So... Doesn't #COVID19 make all those national laws banning -- to various degrees -- hijabs, veils and other kinds of face coverings look pretty silly now! I'm looking at you #France, #Belgium, #Kosovo, #Azerbaijan, #Tunisia, #Turkey, #Syria, #Egypt and the province of #Quebec.</text:p>
          </table:table-cell>
        </table:table-row>
        <table:table-row table:style-name="ro4">
          <table:table-cell office:value-type="string" calcext:value-type="string">
            <text:p>TeslaFermat</text:p>
          </table:table-cell>
          <table:table-cell office:value-type="string" calcext:value-type="string">
            <text:p>Piracy? German officials hit US for 'intercepting' 200k masks ordered from 3M factory in China. As American-owned company, US was able to 'confiscate' shipment of special FFP2 &amp;amp; FFP3 masks. @3M is US, but these were made outside US. Tricky. #COVID19 https://t.co/O6oDtrajG3</text:p>
          </table:table-cell>
        </table:table-row>
        <table:table-row table:style-name="ro19">
          <table:table-cell office:value-type="string" calcext:value-type="string">
            <text:p>Cero97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Townsend_2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ealthcare4saf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_leach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MrakicCanada</text:p>
          </table:table-cell>
          <table:table-cell office:value-type="string" calcext:value-type="string">
            <text:p>So... Doesn't #COVID19 make all those national laws banning -- to various degrees -- hijabs, veils and other kinds of face coverings look pretty silly now! I'm looking at you #France, #Belgium, #Kosovo, #Azerbaijan, #Tunisia, #Turkey, #Syria, #Egypt and the province of #Quebec.</text:p>
          </table:table-cell>
        </table:table-row>
        <table:table-row table:style-name="ro4">
          <table:table-cell office:value-type="string" calcext:value-type="string">
            <text:p>doudoubcn</text:p>
          </table:table-cell>
          <table:table-cell office:value-type="string" calcext:value-type="string">
            <text:p>Find and use #COVID19 #datasets from #France on the #EDP and start #knowledge #sharing https://t.co/FMugqnOPNJ</text:p>
          </table:table-cell>
        </table:table-row>
        <table:table-row table:style-name="ro4">
          <table:table-cell office:value-type="string" calcext:value-type="string">
            <text:p>kcorr54</text:p>
          </table:table-cell>
          <table:table-cell office:value-type="string" calcext:value-type="string">
            <text:p>So... Doesn't #COVID19 make all those national laws banning -- to various degrees -- hijabs, veils and other kinds of face coverings look pretty silly now! I'm looking at you #France, #Belgium, #Kosovo, #Azerbaijan, #Tunisia, #Turkey, #Syria, #Egypt and the province of #Quebec.</text:p>
          </table:table-cell>
        </table:table-row>
        <table:table-row table:style-name="ro19">
          <table:table-cell office:value-type="string" calcext:value-type="string">
            <text:p>imjustmari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LilDivaz1</text:p>
          </table:table-cell>
          <table:table-cell office:value-type="string" calcext:value-type="string">
            <text:p>People always ask why I "always make everything about race." I don't. I just observe the world around me and report back. Racism and white supremacy truly do touch everything. #BlackLivesMatter #COVID19 #coronavirus </text:p>
            <text:p>https://t.co/eYpYuRUv3r</text:p>
          </table:table-cell>
        </table:table-row>
        <table:table-row table:style-name="ro19">
          <table:table-cell office:value-type="string" calcext:value-type="string">
            <text:p>Carolina_LJ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QuebecRetweet</text:p>
          </table:table-cell>
          <table:table-cell office:value-type="string" calcext:value-type="string">
            <text:p>So... Doesn't #COVID19 make all those national laws banning -- to various degrees -- hijabs, veils and other kinds of face coverings look pretty silly now! I'm looking at you #France, #Belgium, #Kosovo, #Azerbaijan, #Tunisia, #Turkey, #Syria, #Egypt and the province of #Quebec.</text:p>
          </table:table-cell>
        </table:table-row>
        <table:table-row table:style-name="ro19">
          <table:table-cell office:value-type="string" calcext:value-type="string">
            <text:p>rileyyyyb</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OTEcliips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treckfus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ohamma3876279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Kaym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aaGarciaa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ustindlegget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eyrocksz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ramani2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The_DeeTee</text:p>
          </table:table-cell>
          <table:table-cell office:value-type="string" calcext:value-type="string">
            <text:p>50 Migrants Sail Over From France &amp;amp; Get Ferried In By BorderForce After Covid 19 Breaks Out In Calais Camp</text:p>
            <text:p/>
            <text:p>If the Government don’t stop the invasion now they never will.</text:p>
            <text:p/>
            <text:p>Why are we locked in our houses again? #Covid19 </text:p>
            <text:p/>
            <text:p>@BorisJohnson @patel4witham </text:p>
            <text:p/>
            <text:p>https://t.co/Qtoze7simS</text:p>
          </table:table-cell>
        </table:table-row>
        <table:table-row table:style-name="ro19">
          <table:table-cell office:value-type="string" calcext:value-type="string">
            <text:p>SophiaM1041775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patstagepage</text:p>
          </table:table-cell>
          <table:table-cell office:value-type="string" calcext:value-type="string">
            <text:p>So... Doesn't #COVID19 make all those national laws banning -- to various degrees -- hijabs, veils and other kinds of face coverings look pretty silly now! I'm looking at you #France, #Belgium, #Kosovo, #Azerbaijan, #Tunisia, #Turkey, #Syria, #Egypt and the province of #Quebec.</text:p>
          </table:table-cell>
        </table:table-row>
        <table:table-row table:style-name="ro19">
          <table:table-cell office:value-type="string" calcext:value-type="string">
            <text:p>LouGlock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asser2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uggyv</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LaughlandMorgan</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tyrorysaurasre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zCal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xkini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ICO6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ger112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ddygg201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yunaoo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alice1359</text:p>
          </table:table-cell>
          <table:table-cell office:value-type="string" calcext:value-type="string">
            <text:p>50 Migrants Sail Over From France &amp;amp; Get Ferried In By BorderForce After Covid 19 Breaks Out In Calais Camp</text:p>
            <text:p/>
            <text:p>If the Government don’t stop the invasion now they never will.</text:p>
            <text:p/>
            <text:p>Why are we locked in our houses again? #Covid19 </text:p>
            <text:p/>
            <text:p>@BorisJohnson @patel4witham </text:p>
            <text:p/>
            <text:p>https://t.co/Qtoze7simS</text:p>
          </table:table-cell>
        </table:table-row>
        <table:table-row table:style-name="ro19">
          <table:table-cell office:value-type="string" calcext:value-type="string">
            <text:p>GalloFranc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ireandhope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annetteashley61</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BeautiflMyster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satchmoediso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CASkonstantino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lank_Niev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aaaaaa_zh_ks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onPdePasku</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ablopa5075988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gusdandde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baird0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ope_anderson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0riqua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estreYgo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PercySear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YChattergo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cuanime1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uddy_S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ishma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Shimada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rYardSa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uGallicoXI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aserbca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efteLopez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ichitaDi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tenawashbur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ydeefuentes8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ryabshir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igLee8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ntoshsj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siahbtw_99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okuspocu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sisramnat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lairenja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Iuct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64Eli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eena_babybir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ynn425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zarie_que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pmhkcarti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sianmeathea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imitry768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udontundrstan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maBaniK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Djperryk</text:p>
          </table:table-cell>
          <table:table-cell office:value-type="string" calcext:value-type="string">
            <text:p>Transports Ministry of France :</text:p>
            <text:p>- medical transport (patients who do not need an ambulance) paid by national health service remains with #TAXIS. No PHVs. </text:p>
            <text:p>- during #Covid19 crisis national health service pays transport to hospitals staff and nursing staff. By TAXIS only. No PHVs. https://t.co/CzxJrTo74i</text:p>
          </table:table-cell>
        </table:table-row>
        <table:table-row table:style-name="ro12">
          <table:table-cell office:value-type="string" calcext:value-type="string">
            <text:p>SilviaNewman4</text:p>
          </table:table-cell>
          <table:table-cell office:value-type="string" calcext:value-type="string">
            <text:p>50 Migrants Sail Over From France &amp;amp; Get Ferried In By BorderForce After Covid 19 Breaks Out In Calais Camp</text:p>
            <text:p/>
            <text:p>If the Government don’t stop the invasion now they never will.</text:p>
            <text:p/>
            <text:p>Why are we locked in our houses again? #Covid19 </text:p>
            <text:p/>
            <text:p>@BorisJohnson @patel4witham </text:p>
            <text:p/>
            <text:p>https://t.co/Qtoze7simS</text:p>
          </table:table-cell>
        </table:table-row>
        <table:table-row table:style-name="ro19">
          <table:table-cell office:value-type="string" calcext:value-type="string">
            <text:p>LandaBautist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linicalLi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mh11021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MckenzieVoice</text:p>
          </table:table-cell>
          <table:table-cell office:value-type="string" calcext:value-type="string">
            <text:p>50 Migrants Sail Over From France &amp;amp; Get Ferried In By BorderForce After Covid 19 Breaks Out In Calais Camp</text:p>
            <text:p/>
            <text:p>If the Government don’t stop the invasion now they never will.</text:p>
            <text:p/>
            <text:p>Why are we locked in our houses again? #Covid19 </text:p>
            <text:p/>
            <text:p>@BorisJohnson @patel4witham </text:p>
            <text:p/>
            <text:p>https://t.co/Qtoze7simS</text:p>
          </table:table-cell>
        </table:table-row>
        <table:table-row table:style-name="ro19">
          <table:table-cell office:value-type="string" calcext:value-type="string">
            <text:p>Keembechilli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vidk823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3kdan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tibbits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aronda1590528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4PF_2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reanna_marin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jTheGemin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ixelpix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oy_palacios4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5">
          <table:table-cell office:value-type="string" calcext:value-type="string">
            <text:p>mikkells__</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19">
          <table:table-cell office:value-type="string" calcext:value-type="string">
            <text:p>tamalh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hotic0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NjeriKin</text:p>
          </table:table-cell>
          <table:table-cell office:value-type="string" calcext:value-type="string">
            <text:p>@d0mth0ma5 @sexh8ter @Jcole_225 @JohnBoyega We really don’t know yet. The studies that came out of India revealed what appears to be a correlation to patients having milder #COVID19 symptoms if they previously had the BCG vaccine. This theory is still under study. France should test away in country!</text:p>
          </table:table-cell>
        </table:table-row>
        <table:table-row table:style-name="ro19">
          <table:table-cell office:value-type="string" calcext:value-type="string">
            <text:p>JusThao0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xenaphon</text:p>
          </table:table-cell>
          <table:table-cell office:value-type="string" calcext:value-type="string">
            <text:p>50 Migrants Sail Over From France &amp;amp; Get Ferried In By BorderForce After Covid 19 Breaks Out In Calais Camp</text:p>
            <text:p/>
            <text:p>If the Government don’t stop the invasion now they never will.</text:p>
            <text:p/>
            <text:p>Why are we locked in our houses again? #Covid19 </text:p>
            <text:p/>
            <text:p>@BorisJohnson @patel4witham </text:p>
            <text:p/>
            <text:p>https://t.co/Qtoze7simS</text:p>
          </table:table-cell>
        </table:table-row>
        <table:table-row table:style-name="ro19">
          <table:table-cell office:value-type="string" calcext:value-type="string">
            <text:p>Tylerwa5748299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msremmur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196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liasanchez100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ill_ke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stephenhawes2</text:p>
          </table:table-cell>
          <table:table-cell office:value-type="string" calcext:value-type="string">
            <text:p>50 Migrants Sail Over From France &amp;amp; Get Ferried In By BorderForce After Covid 19 Breaks Out In Calais Camp</text:p>
            <text:p/>
            <text:p>If the Government don’t stop the invasion now they never will.</text:p>
            <text:p/>
            <text:p>Why are we locked in our houses again? #Covid19 </text:p>
            <text:p/>
            <text:p>@BorisJohnson @patel4witham </text:p>
            <text:p/>
            <text:p>https://t.co/Qtoze7simS</text:p>
          </table:table-cell>
        </table:table-row>
        <table:table-row table:style-name="ro19">
          <table:table-cell office:value-type="string" calcext:value-type="string">
            <text:p>soliloquiosde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ztrb</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VoiceToData</text:p>
          </table:table-cell>
          <table:table-cell office:value-type="string" calcext:value-type="string">
            <text:p>DAILY SUMMARY: New cases of #coronavirus in US (+33264), France (+25646), Spain (+6969), Germany (+4933), Italy (+4805). </text:p>
            <text:p>#CoronavirusOutbreak #COVID19 full report from @JHUSystems: https://t.co/7d09AWrA5A https://t.co/10KPF2868b</text:p>
          </table:table-cell>
        </table:table-row>
        <table:table-row table:style-name="ro11">
          <table:table-cell office:value-type="string" calcext:value-type="string">
            <text:p>VoiceToData</text:p>
          </table:table-cell>
          <table:table-cell office:value-type="string" calcext:value-type="string">
            <text:p>Countries most affected by #coronavirus #CoronavirusOutbreak #COVID19: </text:p>
            <text:p>1. US (308850) </text:p>
            <text:p>2. Spain (126168) </text:p>
            <text:p>3. Italy (124632) </text:p>
            <text:p>4. Germany (96092) </text:p>
            <text:p>5. France (90848)</text:p>
          </table:table-cell>
        </table:table-row>
        <table:table-row table:style-name="ro11">
          <table:table-cell office:value-type="string" calcext:value-type="string">
            <text:p>VoiceToData</text:p>
          </table:table-cell>
          <table:table-cell office:value-type="string" calcext:value-type="string">
            <text:p>Growth of confirmed cases #coronavirus #COVID19: </text:p>
            <text:p>1. India (515 cases, +2046%) </text:p>
            <text:p>2. Honduras (42 cases, +1300%) </text:p>
            <text:p>3. Kosovo (9 cases, +800%) </text:p>
            <text:p>4. France (25646 cases, +386%) </text:p>
            <text:p>5. Japan (522 cases, +328%)</text:p>
          </table:table-cell>
        </table:table-row>
        <table:table-row table:style-name="ro1">
          <table:table-cell office:value-type="string" calcext:value-type="string">
            <text:p>Melissa04398727</text:p>
          </table:table-cell>
          <table:table-cell office:value-type="string" calcext:value-type="string">
            <text:p>#CoronavirusUpdate: Terrible news for #France. My @JohnsHopkins colleagues report that there were 1,053 new deaths from #COVID19 today. France has the 5th highest Deaths per 1M of the population globally, at 116 deaths per 1M.</text:p>
            <text:p>#StayStrongFrance #FranceUnie</text:p>
            <text:p>https://t.co/y8I06SRF5V</text:p>
          </table:table-cell>
        </table:table-row>
        <table:table-row table:style-name="ro19">
          <table:table-cell office:value-type="string" calcext:value-type="string">
            <text:p>Swaggy_Chrii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ntonioBarRio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ubeDail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ria102375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zucarCrujient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juRii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oomSlayer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livia_kapu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rankenshak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dreaC3500475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Gumbie_</text:p>
          </table:table-cell>
          <table:table-cell office:value-type="string" calcext:value-type="string">
            <text:p>With #COVID19 raging around the globe, healthcare systems are under pressure to protect their medical personnel from the coronavirus. France and Germany have ordered extra masks from China. </text:p>
            <text:p/>
            <text:p>There’s just one problem, America keeps snatching them out from under their noses! https://t.co/oe8rUicFPs</text:p>
          </table:table-cell>
        </table:table-row>
        <table:table-row table:style-name="ro19">
          <table:table-cell office:value-type="string" calcext:value-type="string">
            <text:p>The_RealBBC</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GHeav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ubyhernd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ulcineaberr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erditiondawg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nelson_mrewa</text:p>
          </table:table-cell>
          <table:table-cell office:value-type="string" calcext:value-type="string">
            <text:p>#CoronavirusUpdate: Terrible news for #France. My @JohnsHopkins colleagues report that there were 1,053 new deaths from #COVID19 today. France has the 5th highest Deaths per 1M of the population globally, at 116 deaths per 1M.</text:p>
            <text:p>#StayStrongFrance #FranceUnie</text:p>
            <text:p>https://t.co/y8I06SRF5V</text:p>
          </table:table-cell>
        </table:table-row>
        <table:table-row table:style-name="ro19">
          <table:table-cell office:value-type="string" calcext:value-type="string">
            <text:p>farri_fatim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afroz_mansura</text:p>
          </table:table-cell>
          <table:table-cell office:value-type="string" calcext:value-type="string">
            <text:p>In #Paris a couple of weeks ago @HF_France provided a marquee so #clinicians can be screened for #COVID19 before going into the #hospital to treat patients https://t.co/rRB42YdqvZ</text:p>
          </table:table-cell>
        </table:table-row>
        <table:table-row table:style-name="ro19">
          <table:table-cell office:value-type="string" calcext:value-type="string">
            <text:p>rebeccawalsh10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ivesen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scarmothup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haSha_Smith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anglywhitegir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hittchris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arla_febl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icAlexPre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damsprk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mercurious8</text:p>
          </table:table-cell>
          <table:table-cell office:value-type="string" calcext:value-type="string">
            <text:p>50 Migrants Sail Over From France &amp;amp; Get Ferried In By BorderForce After Covid 19 Breaks Out In Calais Camp</text:p>
            <text:p/>
            <text:p>If the Government don’t stop the invasion now they never will.</text:p>
            <text:p/>
            <text:p>Why are we locked in our houses again? #Covid19 </text:p>
            <text:p/>
            <text:p>@BorisJohnson @patel4witham </text:p>
            <text:p/>
            <text:p>https://t.co/Qtoze7simS</text:p>
          </table:table-cell>
        </table:table-row>
        <table:table-row table:style-name="ro19">
          <table:table-cell office:value-type="string" calcext:value-type="string">
            <text:p>jequilashfor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ust3112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Kossilar</text:p>
          </table:table-cell>
          <table:table-cell office:value-type="string" calcext:value-type="string">
            <text:p>People always ask why I "always make everything about race." I don't. I just observe the world around me and report back. Racism and white supremacy truly do touch everything. #BlackLivesMatter #COVID19 #coronavirus </text:p>
            <text:p>https://t.co/eYpYuRUv3r</text:p>
          </table:table-cell>
        </table:table-row>
        <table:table-row table:style-name="ro19">
          <table:table-cell office:value-type="string" calcext:value-type="string">
            <text:p>paranoicgirr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sJennyLeeX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iannaid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orz15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JohnDStats</text:p>
          </table:table-cell>
          <table:table-cell office:value-type="string" calcext:value-type="string">
            <text:p>#COVID19 #France update: Not showing forecasts because the data is contaminated by a the 3rd April spike. https://t.co/BVNKBSkZGn</text:p>
          </table:table-cell>
        </table:table-row>
        <table:table-row table:style-name="ro19">
          <table:table-cell office:value-type="string" calcext:value-type="string">
            <text:p>Mexico1Mill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natan_js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ayesm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usBSMtrizis72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ogulFigur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ameiszulu</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HF_Guyane</text:p>
          </table:table-cell>
          <table:table-cell office:value-type="string" calcext:value-type="string">
            <text:p>In #Paris a couple of weeks ago @HF_France provided a marquee so #clinicians can be screened for #COVID19 before going into the #hospital to treat patients https://t.co/rRB42YdqvZ</text:p>
          </table:table-cell>
        </table:table-row>
        <table:table-row table:style-name="ro19">
          <table:table-cell office:value-type="string" calcext:value-type="string">
            <text:p>Samhain_Pumpki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pshepgries</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crawler_R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Shelbyluvsbacon</text:p>
          </table:table-cell>
          <table:table-cell office:value-type="string" calcext:value-type="string">
            <text:p>50 Migrants Sail Over From France &amp;amp; Get Ferried In By BorderForce After Covid 19 Breaks Out In Calais Camp</text:p>
            <text:p/>
            <text:p>If the Government don’t stop the invasion now they never will.</text:p>
            <text:p/>
            <text:p>Why are we locked in our houses again? #Covid19 </text:p>
            <text:p/>
            <text:p>@BorisJohnson @patel4witham </text:p>
            <text:p/>
            <text:p>https://t.co/Qtoze7simS</text:p>
          </table:table-cell>
        </table:table-row>
        <table:table-row table:style-name="ro19">
          <table:table-cell office:value-type="string" calcext:value-type="string">
            <text:p>rozharlem4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Jinjaninja54</text:p>
          </table:table-cell>
          <table:table-cell office:value-type="string" calcext:value-type="string">
            <text:p>Transports Ministry of France :</text:p>
            <text:p>- medical transport (patients who do not need an ambulance) paid by national health service remains with #TAXIS. No PHVs. </text:p>
            <text:p>- during #Covid19 crisis national health service pays transport to hospitals staff and nursing staff. By TAXIS only. No PHVs. https://t.co/CzxJrTo74i</text:p>
          </table:table-cell>
        </table:table-row>
        <table:table-row table:style-name="ro19">
          <table:table-cell office:value-type="string" calcext:value-type="string">
            <text:p>Cstu0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Balrmba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meapoli190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oonshi0094951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_nonchalanTe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ubensalcocer9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SSMAELDIA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xiadany_9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candall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0">
          <table:table-cell office:value-type="string" calcext:value-type="string">
            <text:p>Christi59792230</text:p>
          </table:table-cell>
          <table:table-cell office:value-type="string" calcext:value-type="string">
            <text:p>Update on patients treated w/ HCQ + AZ at the Méditerranée Infection Hospital in France:</text:p>
            <text:p/>
            <text:p>COVID-19 patients NOT treated w/ HCQ+AZ: 985</text:p>
            <text:p>Deaths: 12 (1.2%)</text:p>
            <text:p/>
            <text:p>COVID-19 patients treated w/ HCQ+AZ: 1003</text:p>
            <text:p>Deaths: 1 (0.1%)</text:p>
            <text:p/>
            <text:p>Chi-square test: p-value = 0.002 #COVID19</text:p>
            <text:p/>
            <text:p>https://t.co/nscre9mWvW</text:p>
          </table:table-cell>
        </table:table-row>
        <table:table-row table:style-name="ro19">
          <table:table-cell office:value-type="string" calcext:value-type="string">
            <text:p>thatdeathwiz10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abby_dreez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1exmoli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igglynubbin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ineMedievalDub</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yacodou_johns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eagann_rene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roberttalaver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Larken4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SamanthUqii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FA_Dary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ouet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lickDaddyDom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DimityHawkins</text:p>
          </table:table-cell>
          <table:table-cell office:value-type="string" calcext:value-type="string">
            <text:p>The US unloads sailors from aircraft carrier USS Theodore Roosevelt in Guahan (Guam). France sends the Mistral to Mayotte. Haven’t they learnt that President Trump’s “war on #covid19” can’t be won with warships? https://t.co/RgrBF92iI9</text:p>
          </table:table-cell>
        </table:table-row>
        <table:table-row table:style-name="ro19">
          <table:table-cell office:value-type="string" calcext:value-type="string">
            <text:p>csh1990s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larkieswife2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5">
          <table:table-cell office:value-type="string" calcext:value-type="string">
            <text:p>yogendrapal72</text:p>
          </table:table-cell>
          <table:table-cell office:value-type="string" calcext:value-type="string">
            <text:p>Coronavirus cases in US go past 300,000: Live updates @AJENews </text:p>
            <text:p/>
            <text:p>#coronavirus #coronarvirues #CoronaOutbreak #Wuhan #China #COVID19 #India #COVID #CoronaVirusUpdate #ChineseVirus #WuhanVirus #US #Italy #Spain #Germany #France #UK #Iran </text:p>
            <text:p/>
            <text:p> https://t.co/H6MVGJvjM4</text:p>
          </table:table-cell>
        </table:table-row>
        <table:table-row table:style-name="ro19">
          <table:table-cell office:value-type="string" calcext:value-type="string">
            <text:p>patricia237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ulesproartis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omentarios101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RNavarro7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innnkin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akxlx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adillacCTS201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eomtz000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ifyech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r_sandto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arlKaras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icazar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Pc_Free_Zone</text:p>
          </table:table-cell>
          <table:table-cell office:value-type="string" calcext:value-type="string">
            <text:p>50 Migrants Sail Over From France &amp;amp; Get Ferried In By BorderForce After Covid 19 Breaks Out In Calais Camp</text:p>
            <text:p/>
            <text:p>If the Government don’t stop the invasion now they never will.</text:p>
            <text:p/>
            <text:p>Why are we locked in our houses again? #Covid19 </text:p>
            <text:p/>
            <text:p>@BorisJohnson @patel4witham </text:p>
            <text:p/>
            <text:p>https://t.co/Qtoze7simS</text:p>
          </table:table-cell>
        </table:table-row>
        <table:table-row table:style-name="ro4">
          <table:table-cell office:value-type="string" calcext:value-type="string">
            <text:p>KTyrky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Emily_S_P</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patriot7842</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JohanFelipe9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nemelek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hipmum29</text:p>
          </table:table-cell>
          <table:table-cell office:value-type="string" calcext:value-type="string">
            <text:p>So... Doesn't #COVID19 make all those national laws banning -- to various degrees -- hijabs, veils and other kinds of face coverings look pretty silly now! I'm looking at you #France, #Belgium, #Kosovo, #Azerbaijan, #Tunisia, #Turkey, #Syria, #Egypt and the province of #Quebec.</text:p>
          </table:table-cell>
        </table:table-row>
        <table:table-row table:style-name="ro4">
          <table:table-cell office:value-type="string" calcext:value-type="string">
            <text:p>Taieb_Bot</text:p>
          </table:table-cell>
          <table:table-cell office:value-type="string" calcext:value-type="string">
            <text:p>So... Doesn't #COVID19 make all those national laws banning -- to various degrees -- hijabs, veils and other kinds of face coverings look pretty silly now! I'm looking at you #France, #Belgium, #Kosovo, #Azerbaijan, #Tunisia, #Turkey, #Syria, #Egypt and the province of #Quebec.</text:p>
          </table:table-cell>
        </table:table-row>
        <table:table-row table:style-name="ro19">
          <table:table-cell office:value-type="string" calcext:value-type="string">
            <text:p>BioshockLGP</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eArk6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riazJo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dam912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5">
          <table:table-cell office:value-type="string" calcext:value-type="string">
            <text:p>rolandhordos</text:p>
          </table:table-cell>
          <table:table-cell office:value-type="string" calcext:value-type="string">
            <text:p>Despite the #COVID19 crisis, France clears nearly 300 wind and solar power projects.</text:p>
            <text:p/>
            <text:p>The crisis we are going through must not make us give up ambitious objectives in terms of  renewable energies, says France's 🇫🇷  ecology minister.</text:p>
            <text:p/>
            <text:p>Via @IRENA &amp;amp; @Reuters: https://t.co/qlV6hbjuH5 https://t.co/0ZVRryv0IA</text:p>
          </table:table-cell>
        </table:table-row>
        <table:table-row table:style-name="ro19">
          <table:table-cell office:value-type="string" calcext:value-type="string">
            <text:p>plvyboian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dggargol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oBs3R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carull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rinsessa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eidy_saen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aelynnKahan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usvmaki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iggaro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amuh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bbycha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maru_OM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SiobhanFeely</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Sompree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ydneyKiing</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shDoingBett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msuki66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ushara5561417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egis_Trad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sifIqb2042013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GemstoneGoddes</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cardonadiego03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frenAzUs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BjBadger2wisky</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swxtrem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ItalyHighTech</text:p>
          </table:table-cell>
          <table:table-cell office:value-type="string" calcext:value-type="string">
            <text:p>The US epidemic number are now off the chart. In Europe, while Spain's numbers are the highest and the UK's numbers remain low, with the recent jump France is now on the same path as Italy and Germany. <text:s/>#COVID19 https://t.co/KgQgUg8dL6</text:p>
          </table:table-cell>
        </table:table-row>
        <table:table-row table:style-name="ro19">
          <table:table-cell office:value-type="string" calcext:value-type="string">
            <text:p>ADTpowers2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DBidoux</text:p>
          </table:table-cell>
          <table:table-cell office:value-type="string" calcext:value-type="string">
            <text:p>What is suddenly happening in France? John Hopkins showing a 50% increase in one day. Anybody with news or insight please tell me. I have many people I care about there. #COVID19</text:p>
          </table:table-cell>
        </table:table-row>
        <table:table-row table:style-name="ro19">
          <table:table-cell office:value-type="string" calcext:value-type="string">
            <text:p>RRR333JaiNT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aitlynhgrac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ten822</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WUHANCORP</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MarinaIwanovsky</text:p>
          </table:table-cell>
          <table:table-cell office:value-type="string" calcext:value-type="string">
            <text:p>Piracy? German officials hit US for 'intercepting' 200k masks ordered from 3M factory in China. As American-owned company, US was able to 'confiscate' shipment of special FFP2 &amp;amp; FFP3 masks. @3M is US, but these were made outside US. Tricky. #COVID19 https://t.co/O6oDtrajG3</text:p>
          </table:table-cell>
        </table:table-row>
        <table:table-row table:style-name="ro19">
          <table:table-cell office:value-type="string" calcext:value-type="string">
            <text:p>Nathann___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riscr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ioniVeg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dekeJam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azucarmorena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aaaaaam_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lgumper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benhaygood</text:p>
          </table:table-cell>
          <table:table-cell office:value-type="string" calcext:value-type="string">
            <text:p>France reporting 4,267 new cases of #COVID19 #Coronavirus with 1,053 newly reported fatalities. https://t.co/MedFFMjwuW https://t.co/Sg2gsAE9OM</text:p>
          </table:table-cell>
        </table:table-row>
        <table:table-row table:style-name="ro19">
          <table:table-cell office:value-type="string" calcext:value-type="string">
            <text:p>EBriget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0">
          <table:table-cell office:value-type="string" calcext:value-type="string">
            <text:p>fkminek</text:p>
          </table:table-cell>
          <table:table-cell office:value-type="string" calcext:value-type="string">
            <text:p>There have been 23 deaths from #COVID19 related deaths   in the 54 countries on the continent of Africa.</text:p>
            <text:p/>
            <text:p>3,314 in China</text:p>
            <text:p>6,099 in the US</text:p>
            <text:p>6,507 in France</text:p>
            <text:p>10,935 in Spain</text:p>
            <text:p>13,950 in Italy</text:p>
            <text:p/>
            <text:p>But @EmmanuelMacron and the French wants to test vaccines on Africans.</text:p>
            <text:p/>
            <text:p>#AfricansAreNotLabRats https://t.co/x8UPokkCEq</text:p>
          </table:table-cell>
        </table:table-row>
        <table:table-row table:style-name="ro5">
          <table:table-cell office:value-type="string" calcext:value-type="string">
            <text:p>MarkMye54407175</text:p>
          </table:table-cell>
          <table:table-cell office:value-type="string" calcext:value-type="string">
            <text:p>Tunisia launched a free mental health hotline for families after domestic violence reports went up under #COVID19 lockdown, by about 5X compared to last year.</text:p>
            <text:p/>
            <text:p>France, Spain, VA, AZ and NJ also report increases.</text:p>
            <text:p/>
            <text:p>If you need help, call: (U.S.) 1-800-799-7233 https://t.co/Ie3CdbGgfB</text:p>
          </table:table-cell>
        </table:table-row>
        <table:table-row table:style-name="ro19">
          <table:table-cell office:value-type="string" calcext:value-type="string">
            <text:p>Taylor_maneeee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Earth2500</text:p>
          </table:table-cell>
          <table:table-cell office:value-type="string" calcext:value-type="string">
            <text:p>POLL! #TRUMP ! #COVID19 #COVIDCanada #COVID2019 #WashYourHands #selfcare #SelfIsolation #SocialDistancing #cdnpoli #Germany #Italy #France #Japan #China #India #Russia #Africa #Brazil #Peru #Bolivia #Mexico #NYC #Polls #polloftheday https://t.co/pQM56Yjwdi</text:p>
          </table:table-cell>
        </table:table-row>
        <table:table-row table:style-name="ro4">
          <table:table-cell office:value-type="string" calcext:value-type="string">
            <text:p>Marilyn96987942</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TeslaStockholm</text:p>
          </table:table-cell>
          <table:table-cell office:value-type="string" calcext:value-type="string">
            <text:p>In France, ER and ICU doctors apply triage to sort #COVID19 patients based on pronostic of survival (Covid-19 patients in ICU either suffocate within 72h or block a bed+intubator for approx 15 days).</text:p>
            <text:p>"We did just that during the 2015 terrorist attacks"</text:p>
            <text:p>https://t.co/qLK83weTYN</text:p>
          </table:table-cell>
        </table:table-row>
        <table:table-row table:style-name="ro19">
          <table:table-cell office:value-type="string" calcext:value-type="string">
            <text:p>FranCongiusti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Txesnut1</text:p>
          </table:table-cell>
          <table:table-cell office:value-type="string" calcext:value-type="string">
            <text:p>Piracy? German officials hit US for 'intercepting' 200k masks ordered from 3M factory in China. As American-owned company, US was able to 'confiscate' shipment of special FFP2 &amp;amp; FFP3 masks. @3M is US, but these were made outside US. Tricky. #COVID19 https://t.co/O6oDtrajG3</text:p>
          </table:table-cell>
        </table:table-row>
        <table:table-row table:style-name="ro1">
          <table:table-cell office:value-type="string" calcext:value-type="string">
            <text:p>YParis06</text:p>
          </table:table-cell>
          <table:table-cell office:value-type="string" calcext:value-type="string">
            <text:p>#CoronavirusUpdate: Terrible news for #France. My @JohnsHopkins colleagues report that there were 1,053 new deaths from #COVID19 today. France has the 5th highest Deaths per 1M of the population globally, at 116 deaths per 1M.</text:p>
            <text:p>#StayStrongFrance #FranceUnie</text:p>
            <text:p>https://t.co/y8I06SRF5V</text:p>
          </table:table-cell>
        </table:table-row>
        <table:table-row table:style-name="ro19">
          <table:table-cell office:value-type="string" calcext:value-type="string">
            <text:p>p1ssg0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SBTC_PCR</text:p>
          </table:table-cell>
          <table:table-cell office:value-type="string" calcext:value-type="string">
            <text:p>Italy, Spain and France seem to be a few weeks ahead of America in the #COVID19 pandemic. Here's what pastors from each country told the TEXAN. https://t.co/SbFllf1pEm</text:p>
          </table:table-cell>
        </table:table-row>
        <table:table-row table:style-name="ro19">
          <table:table-cell office:value-type="string" calcext:value-type="string">
            <text:p>pirlohde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jLambo80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ctruit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indeldaniel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natthan____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ick2ThaG</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mmaminiluna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5">
          <table:table-cell office:value-type="string" calcext:value-type="string">
            <text:p>LynnJoh71918052</text:p>
          </table:table-cell>
          <table:table-cell office:value-type="string" calcext:value-type="string">
            <text:p>Thanks to #opendata sharing by @institutpasteur @Pasteur_Algerie &amp;amp; @GISAID, we've updated https://t.co/SDPCOcsnMX with 28 new #COVID19 #SARSCoV2 sequences.</text:p>
            <text:p/>
            <text:p>27 seqs from France scatter across the tree, w other European seqs</text:p>
            <text:p/>
            <text:p>1 sequence from Algeria clusters with prev French seqs https://t.co/0hhW0xphIZ</text:p>
          </table:table-cell>
        </table:table-row>
        <table:table-row table:style-name="ro19">
          <table:table-cell office:value-type="string" calcext:value-type="string">
            <text:p>PauIsMoxx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m_seden</text:p>
          </table:table-cell>
          <table:table-cell office:value-type="string" calcext:value-type="string">
            <text:p>#French Health Minister Olivier Véran said that France has ordered nearly 2 billion #masks from China. And it is ordering more: reports #COVID19 https://t.co/2hyyzUw4VT</text:p>
          </table:table-cell>
        </table:table-row>
        <table:table-row table:style-name="ro19">
          <table:table-cell office:value-type="string" calcext:value-type="string">
            <text:p>BreezyDesperad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rigisber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0">
          <table:table-cell office:value-type="string" calcext:value-type="string">
            <text:p>chidoooskii</text:p>
          </table:table-cell>
          <table:table-cell office:value-type="string" calcext:value-type="string">
            <text:p>There have been 23 deaths from #COVID19 related deaths   in the 54 countries on the continent of Africa.</text:p>
            <text:p/>
            <text:p>3,314 in China</text:p>
            <text:p>6,099 in the US</text:p>
            <text:p>6,507 in France</text:p>
            <text:p>10,935 in Spain</text:p>
            <text:p>13,950 in Italy</text:p>
            <text:p/>
            <text:p>But @EmmanuelMacron and the French wants to test vaccines on Africans.</text:p>
            <text:p/>
            <text:p>#AfricansAreNotLabRats https://t.co/x8UPokkCEq</text:p>
          </table:table-cell>
        </table:table-row>
        <table:table-row table:style-name="ro4">
          <table:table-cell office:value-type="string" calcext:value-type="string">
            <text:p>Hazirahhashim01</text:p>
          </table:table-cell>
          <table:table-cell office:value-type="string" calcext:value-type="string">
            <text:p>BREAKING - France reports 7,788 new #COVID19 cases and 1,053 new deaths. Total now 89,953 coronavirus infections in the country and 7,560 deaths.</text:p>
          </table:table-cell>
        </table:table-row>
        <table:table-row table:style-name="ro19">
          <table:table-cell office:value-type="string" calcext:value-type="string">
            <text:p>JoelCastiill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reespeechimp</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RobertS3028991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mikeguerrero2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roject_v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en_terwillig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8">
          <table:table-cell office:value-type="string" calcext:value-type="string">
            <text:p>yogendrapal72</text:p>
          </table:table-cell>
          <table:table-cell office:value-type="string" calcext:value-type="string">
            <text:p>Doctor's Note: Why will it take so long for a COVID-19 vaccine? @AJEnglish </text:p>
            <text:p/>
            <text:p>#coronavirus #coronarvirues #CoronaOutbreak #Wuhan  #China #COVID19 #India  #COVID #CoronaVirusUpdate #ChineseVirus #WuhanVirus #US #Italy #Spain #Germany #France #UK #Iran </text:p>
            <text:p> https://t.co/Gir3DZJfqr</text:p>
          </table:table-cell>
        </table:table-row>
        <table:table-row table:style-name="ro2">
          <table:table-cell office:value-type="string" calcext:value-type="string">
            <text:p>hiimcubes</text:p>
          </table:table-cell>
          <table:table-cell office:value-type="string" calcext:value-type="string">
            <text:p>UPDATE:</text:p>
            <text:p/>
            <text:p>Global total of #COVID19  cases tops 1.2M and now at 1,200,319. It comes just 18½ hours after reaching 1.1M. Deaths at 64,667.</text:p>
            <text:p/>
            <text:p>Countries With Most Cases</text:p>
            <text:p>USA: 310,286</text:p>
            <text:p>Italy: 126,168</text:p>
            <text:p>Spain: 124,632</text:p>
            <text:p>Germany: 96,092</text:p>
            <text:p>France: 89,953</text:p>
            <text:p/>
            <text:p>1.2M cases attained at April 5, 00:00 UTC</text:p>
          </table:table-cell>
        </table:table-row>
        <table:table-row table:style-name="ro19">
          <table:table-cell office:value-type="string" calcext:value-type="string">
            <text:p>its_outta_her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shalmon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ryborg</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hester_hen</text:p>
          </table:table-cell>
          <table:table-cell office:value-type="string" calcext:value-type="string">
            <text:p>People always ask why I "always make everything about race." I don't. I just observe the world around me and report back. Racism and white supremacy truly do touch everything. #BlackLivesMatter #COVID19 #coronavirus </text:p>
            <text:p>https://t.co/eYpYuRUv3r</text:p>
          </table:table-cell>
        </table:table-row>
        <table:table-row table:style-name="ro19">
          <table:table-cell office:value-type="string" calcext:value-type="string">
            <text:p>hermitme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L_Shanah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ubi3382928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nineLWar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ellyhendrix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bry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oesLuvJoeDir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obrec1t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ultimated1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dub90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imonthecat66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__Montalv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merta_9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Garcia522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kgotl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mwarnism</text:p>
          </table:table-cell>
          <table:table-cell office:value-type="string" calcext:value-type="string">
            <text:p>With #COVID19 raging around the globe, healthcare systems are under pressure to protect their medical personnel from the coronavirus. France and Germany have ordered extra masks from China. </text:p>
            <text:p/>
            <text:p>There’s just one problem, America keeps snatching them out from under their noses! https://t.co/oe8rUicFPs</text:p>
          </table:table-cell>
        </table:table-row>
        <table:table-row table:style-name="ro19">
          <table:table-cell office:value-type="string" calcext:value-type="string">
            <text:p>AloneSkySniper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varezclaudi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amanka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9">
          <table:table-cell office:value-type="string" calcext:value-type="string">
            <text:p>AnalyzeEducate</text:p>
          </table:table-cell>
          <table:table-cell office:value-type="string" calcext:value-type="string">
            <text:p>#COVID19 04/04/20 1724PST:</text:p>
            <text:p>#UnitedStates: 308k cases/8.3k deaths</text:p>
            <text:p>#Spain: 126k cases/11.9k deaths</text:p>
            <text:p>#Italy: 124k cases/15.3k</text:p>
            <text:p>#Germany: 96k cases/1.4k deaths</text:p>
            <text:p>#France: 90.8k cases/7.5k deaths</text:p>
            <text:p>#China: 82.5k cases/3.3k… https://t.co/TkdYhPxh4j</text:p>
          </table:table-cell>
        </table:table-row>
        <table:table-row table:style-name="ro19">
          <table:table-cell office:value-type="string" calcext:value-type="string">
            <text:p>gemmaleixo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aze_The_King</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Tomo79303695</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Ponchobanuelo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_20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xcking_dan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ThesoloWatcher</text:p>
          </table:table-cell>
          <table:table-cell office:value-type="string" calcext:value-type="string">
            <text:p>Daily new #coronavirus case trajectories (7 day moving average)</text:p>
            <text:p>• US adding tens of thousands of  #covid19 cases a day; still no nationwide lockdown. Google data shows Americans continue to travel</text:p>
            <text:p>• France &amp;amp; Germany possibly joining Italy and Spain in seeing curve peak. https://t.co/nNSGx77Nod</text:p>
          </table:table-cell>
        </table:table-row>
        <table:table-row table:style-name="ro19">
          <table:table-cell office:value-type="string" calcext:value-type="string">
            <text:p>IsaDisobe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iajcosmeti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yukii000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naisa199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ness55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eadManza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ni_Beet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heFoxWithSo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eterbayle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tepligh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nimmoco1</text:p>
          </table:table-cell>
          <table:table-cell office:value-type="string" calcext:value-type="string">
            <text:p>With #COVID19 raging around the globe, healthcare systems are under pressure to protect their medical personnel from the coronavirus. France and Germany have ordered extra masks from China. </text:p>
            <text:p/>
            <text:p>There’s just one problem, America keeps snatching them out from under their noses! https://t.co/oe8rUicFPs</text:p>
          </table:table-cell>
        </table:table-row>
        <table:table-row table:style-name="ro19">
          <table:table-cell office:value-type="string" calcext:value-type="string">
            <text:p>thewrench0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nazzymark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BNU_JAMAC</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thonyOrmsb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ightingCOVID1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inCity_5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rankBy1230912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laudiadela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bruis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ateetorres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weetiepiesnow</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orevrlauren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Elizabe5366728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madison_kerle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eokjintoego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JohnDStats</text:p>
          </table:table-cell>
          <table:table-cell office:value-type="string" calcext:value-type="string">
            <text:p>#France, #cannabis, and the untold story of aggravating factors for #COVID19. https://t.co/wFb81B9GIS</text:p>
          </table:table-cell>
        </table:table-row>
        <table:table-row table:style-name="ro19">
          <table:table-cell office:value-type="string" calcext:value-type="string">
            <text:p>suzihmarci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BSwaggySoldi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yeveryday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odyShe0876712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nterceptor15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herealzanett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orraineMojic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ubbydays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llis_ma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enleer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zher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_raff2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mmart_201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eaatriceli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esarERH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imonMiringu</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irandaLynnGoo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chezmite</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pettrobitc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oheon5141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demidee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2">
          <table:table-cell office:value-type="string" calcext:value-type="string">
            <text:p>elaiyathiru</text:p>
          </table:table-cell>
          <table:table-cell office:value-type="string" calcext:value-type="string">
            <text:p>Tonight 9pm 9mins torch</text:p>
            <text:p>@narendramodi</text:p>
            <text:p>@PMOIndia</text:p>
            <text:p>@CMOTamilNadu</text:p>
            <text:p/>
            <text:p>#COVID19 total cases update:</text:p>
            <text:p/>
            <text:p>🇺🇸 USA - 306,854</text:p>
            <text:p>🇪🇸 Spain - 124,870</text:p>
            <text:p>🇮🇹 Italy - 124,632</text:p>
            <text:p>🇩🇪 Germany - 95,614</text:p>
            <text:p>🇫🇷 France - 89,953</text:p>
            <text:p/>
            <text:p>#COVID19US total cases spread:</text:p>
            <text:p>🇺🇸 1-150,000 - 10 weeks</text:p>
            <text:p>🇺🇸 150,000-300,000 - 5 days https://t.co/E0f6XZxHKN</text:p>
          </table:table-cell>
        </table:table-row>
        <table:table-row table:style-name="ro19">
          <table:table-cell office:value-type="string" calcext:value-type="string">
            <text:p>lucyrydel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block48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ice1548662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ltb0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Jan_S_B_459</text:p>
          </table:table-cell>
          <table:table-cell office:value-type="string" calcext:value-type="string">
            <text:p>50 Migrants Sail Over From France &amp;amp; Get Ferried In By BorderForce After Covid 19 Breaks Out In Calais Camp</text:p>
            <text:p/>
            <text:p>If the Government don’t stop the invasion now they never will.</text:p>
            <text:p/>
            <text:p>Why are we locked in our houses again? #Covid19 </text:p>
            <text:p/>
            <text:p>@BorisJohnson @patel4witham </text:p>
            <text:p/>
            <text:p>https://t.co/Qtoze7simS</text:p>
          </table:table-cell>
        </table:table-row>
        <table:table-row table:style-name="ro19">
          <table:table-cell office:value-type="string" calcext:value-type="string">
            <text:p>lapetitprences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ugazo1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Yabacushyanei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rianavs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msanchez8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MariaCleopaAct</text:p>
          </table:table-cell>
          <table:table-cell office:value-type="string" calcext:value-type="string">
            <text:p>The world is going through this together. We all have a choice to make. Contagion star Marion Cotillard shares her #COVID19 experience from France. Listen to #publichealth experts, take note of any symptoms, and stay home to #ControltheContagion. https://t.co/sUXphD602y for more https://t.co/E3VDXiF1yN</text:p>
          </table:table-cell>
        </table:table-row>
        <table:table-row table:style-name="ro19">
          <table:table-cell office:value-type="string" calcext:value-type="string">
            <text:p>youvegonemad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imiIsHere4You</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JaniceSheppar1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elisabethking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verageLog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atizzyJon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yalaniMaendr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tthewmspac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efixteam</text:p>
          </table:table-cell>
          <table:table-cell office:value-type="string" calcext:value-type="string">
            <text:p>https://t.co/X6e723rWD8 </text:p>
            <text:p>watch..</text:p>
            <text:p>#Europe #Italy #Subscribe #Romania #Bitcoin #Trendingnow #covid19 #bucharest #cluj #staysafe #uk #ROMANIAN #france #russia #Ukraine #France #Bulgaria #poland #UAE #Greece #qatar #spain #Latvia #Belgium #Germany #iran #coronavirus #love #stayathome https://t.co/05nmYNCeNK</text:p>
          </table:table-cell>
        </table:table-row>
        <table:table-row table:style-name="ro19">
          <table:table-cell office:value-type="string" calcext:value-type="string">
            <text:p>JuanaVicenteCr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inosaliern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illennialEdit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eoThornhil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xv_108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avebae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riaicuerv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ileysjohns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inavkh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tonioperezzz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damson_trist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andom_Guy_101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bghuman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st_202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jDrewlan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levate_jamaic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igerkicks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katievarg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vidospisierr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ilheartsla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gomezpic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hlsheil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isaninku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25ghilard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erspec7iv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juguna77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tkellymd</text:p>
          </table:table-cell>
          <table:table-cell office:value-type="string" calcext:value-type="string">
            <text:p>France reporting 4,267 new cases of #COVID19 #Coronavirus with 1,053 newly reported fatalities. https://t.co/MedFFMjwuW https://t.co/Sg2gsAE9OM</text:p>
          </table:table-cell>
        </table:table-row>
        <table:table-row table:style-name="ro19">
          <table:table-cell office:value-type="string" calcext:value-type="string">
            <text:p>canadiangerm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kochizufan</text:p>
          </table:table-cell>
          <table:table-cell office:value-type="string" calcext:value-type="string">
            <text:p>#COVID19 new doubling times graph shows very promising trends for many countries, including the US. France's decline partly due to more standardised counting. Japan stabilizes. Russia problematic. I tried 4 or 6 days averaging instead of 8 but fluctuations hide long-term trend. https://t.co/dPn2MswSNj</text:p>
          </table:table-cell>
        </table:table-row>
        <table:table-row table:style-name="ro19">
          <table:table-cell office:value-type="string" calcext:value-type="string">
            <text:p>Kimberl2700143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ake_Jeatt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Zombie__Phi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bootRoberts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uanr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ttmanLev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llasMorale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mac46100</text:p>
          </table:table-cell>
          <table:table-cell office:value-type="string" calcext:value-type="string">
            <text:p>50 Migrants Sail Over From France &amp;amp; Get Ferried In By BorderForce After Covid 19 Breaks Out In Calais Camp</text:p>
            <text:p/>
            <text:p>If the Government don’t stop the invasion now they never will.</text:p>
            <text:p/>
            <text:p>Why are we locked in our houses again? #Covid19 </text:p>
            <text:p/>
            <text:p>@BorisJohnson @patel4witham </text:p>
            <text:p/>
            <text:p>https://t.co/Qtoze7simS</text:p>
          </table:table-cell>
        </table:table-row>
        <table:table-row table:style-name="ro19">
          <table:table-cell office:value-type="string" calcext:value-type="string">
            <text:p>drileyequippe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duardoMMI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vbih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ishore0645462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rickIs7768751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kebutler8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isaBloklan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azarae2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seangeltg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aryC2361909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ttawaSkylight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iapersNJHG</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jocelyn_mcmahon</text:p>
          </table:table-cell>
          <table:table-cell office:value-type="string" calcext:value-type="string">
            <text:p>People always ask why I "always make everything about race." I don't. I just observe the world around me and report back. Racism and white supremacy truly do touch everything. #BlackLivesMatter #COVID19 #coronavirus </text:p>
            <text:p>https://t.co/eYpYuRUv3r</text:p>
          </table:table-cell>
        </table:table-row>
        <table:table-row table:style-name="ro19">
          <table:table-cell office:value-type="string" calcext:value-type="string">
            <text:p>mani_rose1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ricalla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heplatinump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zjalali9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elsxea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ynnCatWalter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Alba40</text:p>
          </table:table-cell>
          <table:table-cell office:value-type="string" calcext:value-type="string">
            <text:p>Which country has the sloppiest ineffective social distancing and least lockdowns? USA 🇺🇸 is the winner again, and biggest loser in public health mitigation &amp;amp; containment efforts. But UK 🇬🇧 is not far 2nd. Meanwhile, Italy 🇮🇹 France 🇫🇷 @ Spain 🇪🇸 are much more adherent. #COVID19 https://t.co/qMAIQXgstq</text:p>
          </table:table-cell>
        </table:table-row>
        <table:table-row table:style-name="ro19">
          <table:table-cell office:value-type="string" calcext:value-type="string">
            <text:p>OliviaTherese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hani8704136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f_oh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rishOregoni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0">
          <table:table-cell office:value-type="string" calcext:value-type="string">
            <text:p>Occupy007</text:p>
          </table:table-cell>
          <table:table-cell office:value-type="string" calcext:value-type="string">
            <text:p>Latest update on #COVID19 around the world:</text:p>
            <text:p/>
            <text:p>🇺🇸 US: 277,965 confirmed, 7,157 deaths</text:p>
            <text:p/>
            <text:p>🇮🇹 Italy: 119,827 confirmed, 14,681 deaths</text:p>
            <text:p/>
            <text:p>🇪🇸 Spain: 119,199 confirmed, 11,198 deaths</text:p>
            <text:p/>
            <text:p>🇩🇪 Germany: 91,159 confirmed, 1,275 deaths</text:p>
            <text:p/>
            <text:p>🇫🇷 France: 65,202 confirmed, 6,520 deaths https://t.co/5HtXIbOvxk</text:p>
          </table:table-cell>
        </table:table-row>
        <table:table-row table:style-name="ro19">
          <table:table-cell office:value-type="string" calcext:value-type="string">
            <text:p>AustinHighsmit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AugustaNewman13</text:p>
          </table:table-cell>
          <table:table-cell office:value-type="string" calcext:value-type="string">
            <text:p>Piracy? German officials hit US for 'intercepting' 200k masks ordered from 3M factory in China. As American-owned company, US was able to 'confiscate' shipment of special FFP2 &amp;amp; FFP3 masks. @3M is US, but these were made outside US. Tricky. #COVID19 https://t.co/O6oDtrajG3</text:p>
          </table:table-cell>
        </table:table-row>
        <table:table-row table:style-name="ro3">
          <table:table-cell office:value-type="string" calcext:value-type="string">
            <text:p>MKevinTafoya</text:p>
          </table:table-cell>
          <table:table-cell office:value-type="string" calcext:value-type="string">
            <text:p>#Azerbaijan🇦🇿 being faithful for years of ongoing friendship w/#France🇫🇷 expresses the solidarity with the 🇫🇷 people during #COVID19 outbreak by displaying the French tricolor on one of the visiting cards of #Baku @zahahadiddesign masterpiece #HeydarAliyevCenter</text:p>
            <text:p>#StrongerTogether https://t.co/zx8OHUVkBm</text:p>
          </table:table-cell>
        </table:table-row>
        <table:table-row table:style-name="ro19">
          <table:table-cell office:value-type="string" calcext:value-type="string">
            <text:p>IvnPulid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at_pep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SamreenArsha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alNickBurk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iooomud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exxlynnn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rgePersi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Zeus9142650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ts_isabelle_h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risol8079063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UVMiSUMNEEKii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sjorola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davearchibald47</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gh_david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meaculpau27</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vikas_k7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adie_an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LetUsUniteHere</text:p>
          </table:table-cell>
          <table:table-cell office:value-type="string" calcext:value-type="string">
            <text:p>BREAKING - France reports 7,788 new #COVID19 cases and 1,053 new deaths. Total now 89,953 coronavirus infections in the country and 7,560 deaths.</text:p>
          </table:table-cell>
        </table:table-row>
        <table:table-row table:style-name="ro19">
          <table:table-cell office:value-type="string" calcext:value-type="string">
            <text:p>GannonStuart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vage_Autho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drielklarg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DrSimonAshworth</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RamArriaga_in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tmacg</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raanMiranda1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risaEla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obody_here_6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hivangiSaxen1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r_Massing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lightlessky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rump_at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aterResistan1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jsalemThoma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kshivamg</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smXSDmqr1rZHboo</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rossmcmahon3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Solo_Dol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rassrootsJil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ghelus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tzPlagu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amone192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framirezv</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eiaroosevel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Deepanshu_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rbyPhillipp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runchymoremo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miley_mee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rthRosie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bbsqrl87</text:p>
          </table:table-cell>
          <table:table-cell office:value-type="string" calcext:value-type="string">
            <text:p>People always ask why I "always make everything about race." I don't. I just observe the world around me and report back. Racism and white supremacy truly do touch everything. #BlackLivesMatter #COVID19 #coronavirus </text:p>
            <text:p>https://t.co/eYpYuRUv3r</text:p>
          </table:table-cell>
        </table:table-row>
        <table:table-row table:style-name="ro19">
          <table:table-cell office:value-type="string" calcext:value-type="string">
            <text:p>diego568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JRahKa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tthewswait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arham_Dav</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Nelson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oopaFly42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ilMayaKumar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uckworth44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rcusLStroth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emmit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sonjimene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KottiPillar</text:p>
          </table:table-cell>
          <table:table-cell office:value-type="string" calcext:value-type="string">
            <text:p>Piracy? German officials hit US for 'intercepting' 200k masks ordered from 3M factory in China. As American-owned company, US was able to 'confiscate' shipment of special FFP2 &amp;amp; FFP3 masks. @3M is US, but these were made outside US. Tricky. #COVID19 https://t.co/O6oDtrajG3</text:p>
          </table:table-cell>
        </table:table-row>
        <table:table-row table:style-name="ro19">
          <table:table-cell office:value-type="string" calcext:value-type="string">
            <text:p>allisonknood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ulGarciaC1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mu_ssc</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ayjs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kellem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yvietweet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msrikar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oneyMacQue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AnalysisBrexit</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4">
          <table:table-cell office:value-type="string" calcext:value-type="string">
            <text:p>DragonRageGami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4">
          <table:table-cell office:value-type="string" calcext:value-type="string">
            <text:p>yuearealeader</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NutrieBurocrat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schestowitz</text:p>
          </table:table-cell>
          <table:table-cell office:value-type="string" calcext:value-type="string">
            <text:p>1000+ deaths in US and France yesterday with record-breaking 35000+ new cases of #covid19 in the US in just one day. To 5-15% of them it's a death knell, or financial collapse (medical bills).</text:p>
          </table:table-cell>
        </table:table-row>
        <table:table-row table:style-name="ro19">
          <table:table-cell office:value-type="string" calcext:value-type="string">
            <text:p>BigMarv10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godonDAzucar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teve_Gregory8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ondo198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rittt_Brat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mBeautifulShow</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cunaa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fabmoe5</text:p>
          </table:table-cell>
          <table:table-cell office:value-type="string" calcext:value-type="string">
            <text:p>People always ask why I "always make everything about race." I don't. I just observe the world around me and report back. Racism and white supremacy truly do touch everything. #BlackLivesMatter #COVID19 #coronavirus </text:p>
            <text:p>https://t.co/eYpYuRUv3r</text:p>
          </table:table-cell>
        </table:table-row>
        <table:table-row table:style-name="ro19">
          <table:table-cell office:value-type="string" calcext:value-type="string">
            <text:p>Casadearmitag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KarenCampbellTV</text:p>
          </table:table-cell>
          <table:table-cell office:value-type="string" calcext:value-type="string">
            <text:p>There were approx. 83k new cases &amp;amp; approx. 5.8k deaths due to #COVID19 worldwide yesterday.</text:p>
            <text:p/>
            <text:p>Countries with the largest increase in cases:</text:p>
            <text:p>US (+32,133)</text:p>
            <text:p>Spain (+7,134)</text:p>
            <text:p>Germany (+6,365)</text:p>
            <text:p>France (+5,233)</text:p>
            <text:p>Italy (+4,585)</text:p>
            <text:p>UK (+4,450)</text:p>
            <text:p>Turkey (+2,786)</text:p>
            <text:p>Iran (+2,715)</text:p>
            <text:p>https://t.co/SkwpsvPAh1</text:p>
          </table:table-cell>
        </table:table-row>
        <table:table-row table:style-name="ro19">
          <table:table-cell office:value-type="string" calcext:value-type="string">
            <text:p>IqpEmi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tiqBacu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Vivalex8</text:p>
          </table:table-cell>
          <table:table-cell office:value-type="string" calcext:value-type="string">
            <text:p>French medical experts face anger on social media over ‘racist’ comments about Africans &amp;amp; testing #coronavirus vaccines - "it’s a bit like when we tested vaccines against AIDS on prostitutes" @RFI_En https://t.co/26UU4EWwOL #Covid19 #COVID19Pandemic #France #Africa</text:p>
          </table:table-cell>
        </table:table-row>
        <table:table-row table:style-name="ro19">
          <table:table-cell office:value-type="string" calcext:value-type="string">
            <text:p>GOMITAV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esotear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lroge8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olmanier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estdogg</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rancisNantind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xolaurii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e2525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lsandpe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ZaneMartinez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hisIsJessPoz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ADENDEEQ</text:p>
          </table:table-cell>
          <table:table-cell office:value-type="string" calcext:value-type="string">
            <text:p>Mean while in France people are asking " Where are the masks, where are the tests!" Hand Written in a black cloth banner! #COVID19 https://t.co/uO6sEHWfE6</text:p>
          </table:table-cell>
        </table:table-row>
        <table:table-row table:style-name="ro4">
          <table:table-cell office:value-type="string" calcext:value-type="string">
            <text:p>london_rocklad</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_SharingMyMin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andreanajera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HighRawMama</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stevenzzhou</text:p>
          </table:table-cell>
          <table:table-cell office:value-type="string" calcext:value-type="string">
            <text:p>This news anchor on France's BFMTV said, "They are burying pokemons" while doing the story about Chinese officials remembering those who died of #COVID19 </text:p>
            <text:p/>
            <text:p>Wtf https://t.co/C0qELzFEJE</text:p>
          </table:table-cell>
        </table:table-row>
        <table:table-row table:style-name="ro4">
          <table:table-cell office:value-type="string" calcext:value-type="string">
            <text:p>AllenDyer6</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linc0lnpar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illibeeee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5">
          <table:table-cell office:value-type="string" calcext:value-type="string">
            <text:p>Shanx</text:p>
          </table:table-cell>
          <table:table-cell office:value-type="string" calcext:value-type="string">
            <text:p>What’s wrong with the world! 😳 </text:p>
            <text:p/>
            <text:p>#COVID19 #CoronavirusPandemic </text:p>
            <text:p/>
            <text:p>https://t.co/a5nqQ32wcr</text:p>
          </table:table-cell>
        </table:table-row>
        <table:table-row table:style-name="ro6">
          <table:table-cell office:value-type="string" calcext:value-type="string">
            <text:p>SumitCh9956499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ext:p/>
            <text:p>Let's Prayer Together &amp;amp; Overcome This..</text:p>
          </table:table-cell>
        </table:table-row>
        <table:table-row table:style-name="ro19">
          <table:table-cell office:value-type="string" calcext:value-type="string">
            <text:p>missb6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iyaStur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JiSteve2</text:p>
          </table:table-cell>
          <table:table-cell office:value-type="string" calcext:value-type="string">
            <text:p>#WorldFightsCorona| #France has overtaken #China in number of #covid19 cases now. #India’s number is almost reaching 3,000. </text:p>
            <text:p>Take a look at this data. #DIU https://t.co/eXHGgklDWh</text:p>
          </table:table-cell>
        </table:table-row>
        <table:table-row table:style-name="ro19">
          <table:table-cell office:value-type="string" calcext:value-type="string">
            <text:p>akkcrystal3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iranda_mayb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hatWaitAMinut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mruth_jagtap</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izzagirlAnni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riebriannac</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xlcolmrxx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idfromthehil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etalserj</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Lydia91436965</text:p>
          </table:table-cell>
          <table:table-cell office:value-type="string" calcext:value-type="string">
            <text:p>France reporting 4,267 new cases of #COVID19 #Coronavirus with 1,053 newly reported fatalities. https://t.co/MedFFMjwuW https://t.co/Sg2gsAE9OM</text:p>
          </table:table-cell>
        </table:table-row>
        <table:table-row table:style-name="ro4">
          <table:table-cell office:value-type="string" calcext:value-type="string">
            <text:p>chivesA</text:p>
          </table:table-cell>
          <table:table-cell office:value-type="string" calcext:value-type="string">
            <text:p>#COVID19 new doubling times graph shows very promising trends for many countries, including the US. France's decline partly due to more standardised counting. Japan stabilizes. Russia problematic. I tried 4 or 6 days averaging instead of 8 but fluctuations hide long-term trend. https://t.co/dPn2MswSNj</text:p>
          </table:table-cell>
        </table:table-row>
        <table:table-row table:style-name="ro19">
          <table:table-cell office:value-type="string" calcext:value-type="string">
            <text:p>VictoriaC74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illiamdeVry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anktoptiger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erayalario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rwsdrizzy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0">
          <table:table-cell office:value-type="string" calcext:value-type="string">
            <text:p>BoredHijabiii</text:p>
          </table:table-cell>
          <table:table-cell office:value-type="string" calcext:value-type="string">
            <text:p>There have been 23 deaths from #COVID19 related deaths   in the 54 countries on the continent of Africa.</text:p>
            <text:p/>
            <text:p>3,314 in China</text:p>
            <text:p>6,099 in the US</text:p>
            <text:p>6,507 in France</text:p>
            <text:p>10,935 in Spain</text:p>
            <text:p>13,950 in Italy</text:p>
            <text:p/>
            <text:p>But @EmmanuelMacron and the French wants to test vaccines on Africans.</text:p>
            <text:p/>
            <text:p>#AfricansAreNotLabRats https://t.co/x8UPokkCEq</text:p>
          </table:table-cell>
        </table:table-row>
        <table:table-row table:style-name="ro4">
          <table:table-cell office:value-type="string" calcext:value-type="string">
            <text:p>svagdis</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korashj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CBreiden</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c_gom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onnie4514997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loseniu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VeritasDolor</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aubrie_love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riaMa1964321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iegoguemez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iraGalindo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hyesyu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jkRosh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oriclev7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coloniz3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lMercurioV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aa_lub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msalma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exaspekt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arishta202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ni_muss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ShunWhit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RobertDonnelly_</text:p>
          </table:table-cell>
          <table:table-cell office:value-type="string" calcext:value-type="string">
            <text:p>Transports Ministry of France :</text:p>
            <text:p>- medical transport (patients who do not need an ambulance) paid by national health service remains with #TAXIS. No PHVs. </text:p>
            <text:p>- during #Covid19 crisis national health service pays transport to hospitals staff and nursing staff. By TAXIS only. No PHVs. https://t.co/CzxJrTo74i</text:p>
          </table:table-cell>
        </table:table-row>
        <table:table-row table:style-name="ro19">
          <table:table-cell office:value-type="string" calcext:value-type="string">
            <text:p>de_pace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edecuc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asandraLaChi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YikeFes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issMischief1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vaultteam6</text:p>
          </table:table-cell>
          <table:table-cell office:value-type="string" calcext:value-type="string">
            <text:p>#BreakingNews Total #ChineseWuhanVirus #COVID19 #CoronavirusPandemic at: 1,201,473.  Total Deaths:</text:p>
            <text:p>64,691. #USA at: 311,357 and 8,452 deaths. #Spain at: 126,168 &amp;amp;11,947 deaths. #Italy at: 124,632 &amp;amp; 15,362 deaths. #Germany: 96,092 and 1,444 deaths. #France: 89,953 &amp;amp; 7,560 deaths.</text:p>
          </table:table-cell>
        </table:table-row>
        <table:table-row table:style-name="ro19">
          <table:table-cell office:value-type="string" calcext:value-type="string">
            <text:p>ConquererHord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catalano1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UHpkp11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esusChristTal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1JoshuaMas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Dakoda_1022</text:p>
          </table:table-cell>
          <table:table-cell office:value-type="string" calcext:value-type="string">
            <text:p>With #COVID19 raging around the globe, healthcare systems are under pressure to protect their medical personnel from the coronavirus. France and Germany have ordered extra masks from China. </text:p>
            <text:p/>
            <text:p>There’s just one problem, America keeps snatching them out from under their noses! https://t.co/oe8rUicFPs</text:p>
          </table:table-cell>
        </table:table-row>
        <table:table-row table:style-name="ro19">
          <table:table-cell office:value-type="string" calcext:value-type="string">
            <text:p>UnosWrl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AtelierPx</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DiegoLamar1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tyave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y_Vegget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ichihill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aureanTroub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Boaz1956S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MichaelPGrand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HighAsMountains</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mattprescot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homasAMartin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obyMcle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MarchingJane</text:p>
          </table:table-cell>
          <table:table-cell office:value-type="string" calcext:value-type="string">
            <text:p>People always ask why I "always make everything about race." I don't. I just observe the world around me and report back. Racism and white supremacy truly do touch everything. #BlackLivesMatter #COVID19 #coronavirus </text:p>
            <text:p>https://t.co/eYpYuRUv3r</text:p>
          </table:table-cell>
        </table:table-row>
        <table:table-row table:style-name="ro10">
          <table:table-cell office:value-type="string" calcext:value-type="string">
            <text:p>Shankebabisback</text:p>
          </table:table-cell>
          <table:table-cell office:value-type="string" calcext:value-type="string">
            <text:p>There have been 23 deaths from #COVID19 related deaths   in the 54 countries on the continent of Africa.</text:p>
            <text:p/>
            <text:p>3,314 in China</text:p>
            <text:p>6,099 in the US</text:p>
            <text:p>6,507 in France</text:p>
            <text:p>10,935 in Spain</text:p>
            <text:p>13,950 in Italy</text:p>
            <text:p/>
            <text:p>But @EmmanuelMacron and the French wants to test vaccines on Africans.</text:p>
            <text:p/>
            <text:p>#AfricansAreNotLabRats https://t.co/x8UPokkCEq</text:p>
          </table:table-cell>
        </table:table-row>
        <table:table-row table:style-name="ro19">
          <table:table-cell office:value-type="string" calcext:value-type="string">
            <text:p>JinaduOladimej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EastofAden</text:p>
          </table:table-cell>
          <table:table-cell office:value-type="string" calcext:value-type="string">
            <text:p>This news anchor on France's BFMTV said, "They are burying pokemons" while doing the story about Chinese officials remembering those who died of #COVID19 </text:p>
            <text:p/>
            <text:p>Wtf https://t.co/C0qELzFEJE</text:p>
          </table:table-cell>
        </table:table-row>
        <table:table-row table:style-name="ro4">
          <table:table-cell office:value-type="string" calcext:value-type="string">
            <text:p>WaniSA62143365</text:p>
          </table:table-cell>
          <table:table-cell office:value-type="string" calcext:value-type="string">
            <text:p>France reported 7,788 #COVID19 cases &amp;amp; 1,053 deaths. Totaling to 89,953 cases &amp;amp; 7,560 deaths.</text:p>
          </table:table-cell>
        </table:table-row>
        <table:table-row table:style-name="ro19">
          <table:table-cell office:value-type="string" calcext:value-type="string">
            <text:p>Anasgat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aleblandi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hane_TheMos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opsyturve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anagio6942315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tayswithyunji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XKLOOSYV</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imeonomind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esmeraldas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mbie6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ethro_tull_55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abyyy_simpl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URAVS1503199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nyGarciaB</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umbecanal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EmeldaA4</text:p>
          </table:table-cell>
          <table:table-cell office:value-type="string" calcext:value-type="string">
            <text:p>French medical experts face anger on social media over ‘racist’ comments about Africans &amp;amp; testing #coronavirus vaccines - "it’s a bit like when we tested vaccines against AIDS on prostitutes" @RFI_En https://t.co/26UU4EWwOL #Covid19 #COVID19Pandemic #France #Africa</text:p>
          </table:table-cell>
        </table:table-row>
        <table:table-row table:style-name="ro19">
          <table:table-cell office:value-type="string" calcext:value-type="string">
            <text:p>TIMETOPARTH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mall_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telosa3</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AseretPrado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uben8051077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Yahneiss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COrangeM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aranDeas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Kharang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vidBedoyaM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QWERTYZXCVBN0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eArjona9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ubaU6hOq0MizG0b</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zvrk3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aceyLou8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3">
          <table:table-cell office:value-type="string" calcext:value-type="string">
            <text:p>sweengin</text:p>
          </table:table-cell>
          <table:table-cell office:value-type="string" calcext:value-type="string">
            <text:p>#COVID19 4/2/2020 Deaths per MILLION POPULATION</text:p>
            <text:p>1.Italy 230</text:p>
            <text:p>2.Spain 214</text:p>
            <text:p>3.Belgium 87</text:p>
            <text:p>4.Netherlands 78</text:p>
            <text:p>5.France 62</text:p>
            <text:p>6.Switzerland 60</text:p>
            <text:p>7.Luxembourg 48</text:p>
            <text:p>8.United Kingdom 43</text:p>
            <text:p>9.Iran 38</text:p>
            <text:p>10.Sweden 28</text:p>
            <text:p>11.Denmark 21</text:p>
            <text:p>12.Portugal 20</text:p>
            <text:p>13.Austria 18</text:p>
            <text:p>14.Ireland 17</text:p>
            <text:p>15.United States 16</text:p>
            <text:p>16.Iceland 12</text:p>
          </table:table-cell>
        </table:table-row>
        <table:table-row table:style-name="ro19">
          <table:table-cell office:value-type="string" calcext:value-type="string">
            <text:p>yasnaya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iftydeuce8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pkrueger1959</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santafee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uyspooraz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oentoleas</text:p>
          </table:table-cell>
          <table:table-cell office:value-type="string" calcext:value-type="string">
            <text:p>Happening in #France</text:p>
            <text:p> In the midst of a global health crisis #COVID19 where there is a shortage of care givers &amp;amp; hospital beds, there is talk of cutting 598 positions and 174 beds at @CHRU_de_Nancy https://t.co/TLZjGIuOuH</text:p>
          </table:table-cell>
        </table:table-row>
        <table:table-row table:style-name="ro19">
          <table:table-cell office:value-type="string" calcext:value-type="string">
            <text:p>MickKim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ooller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az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uvthegrand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HassanY89</text:p>
          </table:table-cell>
          <table:table-cell office:value-type="string" calcext:value-type="string">
            <text:p>With #COVID19 raging around the globe, healthcare systems are under pressure to protect their medical personnel from the coronavirus. France and Germany have ordered extra masks from China. </text:p>
            <text:p/>
            <text:p>There’s just one problem, America keeps snatching them out from under their noses! https://t.co/oe8rUicFPs</text:p>
          </table:table-cell>
        </table:table-row>
        <table:table-row table:style-name="ro19">
          <table:table-cell office:value-type="string" calcext:value-type="string">
            <text:p>AAFHA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DrToddGiesk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talkativegirl_f</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tsHem121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hesiddhart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z0mbeast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ursademptytow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ocusedQueen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urplesge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avmar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fficialkayele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220cmWo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ZeroDark40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hry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rillMind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13franny1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lanka92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ragon_Edwi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abybri261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intyaa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mshedahmad1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exaslawgir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ollariver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rgeliseo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hoIsTroy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aulCru0035177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kjsnoopy</text:p>
          </table:table-cell>
          <table:table-cell office:value-type="string" calcext:value-type="string">
            <text:p>BREAKING - Beside #France and #Germany probably also Canada affected by "mask theft" of the USA.</text:p>
            <text:p/>
            <text:p>As the Canadian newspaper Journal de Montreal reports, an order for 10,000 #COVID19 protective masks to be delivered from Hong Kong to Quebec has been diverted to Ohio.</text:p>
          </table:table-cell>
        </table:table-row>
        <table:table-row table:style-name="ro19">
          <table:table-cell office:value-type="string" calcext:value-type="string">
            <text:p>jazzaye1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ansmit5187954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eena_prabhaka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alullmer</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IAnthroposcen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arhinn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amjulio_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momof3_nj</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yirina0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lcknb</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TAYgoniz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quintero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c930Mik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vitahs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nnslo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dhillon8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ividCap</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ernandeezS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ocou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eccasca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ingmers_9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yelBebop</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3836198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ichaelHurtado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psique735</text:p>
          </table:table-cell>
          <table:table-cell office:value-type="string" calcext:value-type="string">
            <text:p>Scandal in France about the closure in 2010 of the Honeywell plant (making medical masks). The US multinational not only shut down and moved production to Tunisia, but also destroyed the 8 machines capable of making 20 million masks a month. #COVID19 </text:p>
            <text:p>https://t.co/VQob4Cfa9E</text:p>
          </table:table-cell>
        </table:table-row>
        <table:table-row table:style-name="ro19">
          <table:table-cell office:value-type="string" calcext:value-type="string">
            <text:p>AmitDes1386946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lizabethByun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ermudez128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hawnAfgU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UtopicHeav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zharacto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zazBadsha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rianGrNotABo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razygirlcandi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ergren4202045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kMariel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NatalieHilder</text:p>
          </table:table-cell>
          <table:table-cell office:value-type="string" calcext:value-type="string">
            <text:p>#Africa is not a Western testing lab. Horrifying and unacceptable that two French doctors suggest #COVID19 #vaccines should be tested on Africans living in poverty, also comparing them to prostitutes, who were the focus of past AIDS studies. #humanrights https://t.co/xRe2Yxujej</text:p>
          </table:table-cell>
        </table:table-row>
        <table:table-row table:style-name="ro19">
          <table:table-cell office:value-type="string" calcext:value-type="string">
            <text:p>Piyuh0588075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IKHIL0460870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unterwriter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nesIngri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larknt6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mlx9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riaFelizLaDo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eyitstass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maTarragoni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marmuniz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arla_cha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nksofi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dersonc7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Knuckles43</text:p>
          </table:table-cell>
          <table:table-cell office:value-type="string" calcext:value-type="string">
            <text:p>People always ask why I "always make everything about race." I don't. I just observe the world around me and report back. Racism and white supremacy truly do touch everything. #BlackLivesMatter #COVID19 #coronavirus </text:p>
            <text:p>https://t.co/eYpYuRUv3r</text:p>
          </table:table-cell>
        </table:table-row>
        <table:table-row table:style-name="ro19">
          <table:table-cell office:value-type="string" calcext:value-type="string">
            <text:p>mattybtags199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Hxnr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daizo3</text:p>
          </table:table-cell>
          <table:table-cell office:value-type="string" calcext:value-type="string">
            <text:p>#COVID19 new doubling times graph shows very promising trends for many countries, including the US. France's decline partly due to more standardised counting. Japan stabilizes. Russia problematic. I tried 4 or 6 days averaging instead of 8 but fluctuations hide long-term trend. https://t.co/dPn2MswSNj</text:p>
          </table:table-cell>
        </table:table-row>
        <table:table-row table:style-name="ro19">
          <table:table-cell office:value-type="string" calcext:value-type="string">
            <text:p>Tivitimu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YFC9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ohanapriyanc</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tarsandabove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onRoberTJ</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1">
          <table:table-cell office:value-type="string" calcext:value-type="string">
            <text:p>setsukonakamur2</text:p>
          </table:table-cell>
          <table:table-cell office:value-type="string" calcext:value-type="string">
            <text:p>Apr 04 (19:31 GMT) - #COVID19 confirmed cases 8-day forecasting for a series of 9 selected countries:</text:p>
            <text:p>Fast growth in the FR, USA (x1.3+) </text:p>
            <text:p>Sustained in UK, SW (x1.20) </text:p>
            <text:p>Slowing in DE, IT, ESP, CH, NL (x1.10) </text:p>
            <text:p>(France has changed its report methd)</text:p>
            <text:p>Credit: @elisa_manetti @FLAHAULT https://t.co/mxeqspLOCS</text:p>
          </table:table-cell>
        </table:table-row>
        <table:table-row table:style-name="ro19">
          <table:table-cell office:value-type="string" calcext:value-type="string">
            <text:p>sosastar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iancamillan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SD12207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yral_Colber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usanaOlvera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fApri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ashtagMehd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__arie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hatkidisgo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honeypony222</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Elaina_Oakle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rianGr5613656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lacigar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1lp3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amDhanush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rproc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indyinchao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allaghanRobbi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indyB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jsmallchang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IGYASU9593898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chenwenxiang</text:p>
          </table:table-cell>
          <table:table-cell office:value-type="string" calcext:value-type="string">
            <text:p>#USA vs #Europe - The War For #FaceMasks Get Ugly As The U.S. Accused Of Piracy &amp;amp; Paying 3 Times Cash - https://t.co/5AjXLopxmh #COVID2019 #COVID19 #CoronavirusUSA #Germany #France #Pandemic #Outbreak #InfectionControl #Masks4All #DonaldTrump #AngelaMerkel #EmmanuelMacron #CDC https://t.co/6FNZg51cej</text:p>
          </table:table-cell>
        </table:table-row>
        <table:table-row table:style-name="ro19">
          <table:table-cell office:value-type="string" calcext:value-type="string">
            <text:p>keithjosli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eemah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aura_Cooke1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mmaMilojevic</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abrielghal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ose3149166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axmanBinan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mirabarhillel</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savetheashbe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BakkeRenee</text:p>
          </table:table-cell>
          <table:table-cell office:value-type="string" calcext:value-type="string">
            <text:p>50 Migrants Sail Over From France &amp;amp; Get Ferried In By BorderForce After Covid 19 Breaks Out In Calais Camp</text:p>
            <text:p/>
            <text:p>If the Government don’t stop the invasion now they never will.</text:p>
            <text:p/>
            <text:p>Why are we locked in our houses again? #Covid19 </text:p>
            <text:p/>
            <text:p>@BorisJohnson @patel4witham </text:p>
            <text:p/>
            <text:p>https://t.co/Qtoze7simS</text:p>
          </table:table-cell>
        </table:table-row>
        <table:table-row table:style-name="ro19">
          <table:table-cell office:value-type="string" calcext:value-type="string">
            <text:p>morbeen444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eeksSneak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iaciferlawlie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0">
          <table:table-cell office:value-type="string" calcext:value-type="string">
            <text:p>madfall1213</text:p>
          </table:table-cell>
          <table:table-cell office:value-type="string" calcext:value-type="string">
            <text:p>Latest update on #COVID19 around the world:</text:p>
            <text:p/>
            <text:p>🇺🇸 US: 277,965 confirmed, 7,157 deaths</text:p>
            <text:p/>
            <text:p>🇮🇹 Italy: 119,827 confirmed, 14,681 deaths</text:p>
            <text:p/>
            <text:p>🇪🇸 Spain: 119,199 confirmed, 11,198 deaths</text:p>
            <text:p/>
            <text:p>🇩🇪 Germany: 91,159 confirmed, 1,275 deaths</text:p>
            <text:p/>
            <text:p>🇫🇷 France: 65,202 confirmed, 6,520 deaths https://t.co/5HtXIbOvxk</text:p>
          </table:table-cell>
        </table:table-row>
        <table:table-row table:style-name="ro19">
          <table:table-cell office:value-type="string" calcext:value-type="string">
            <text:p>marianela3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riife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mpaniny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ondaconley1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inggoldchao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uhhlees_mohna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ragoenix_Xe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lowersAreR3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IutchBucket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rvindS1135148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PeteWTMk2</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McHughI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nieljens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erdomo_daya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oryEsp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isag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AF5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3lly_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DrDaleNeedham</text:p>
          </table:table-cell>
          <table:table-cell office:value-type="string" calcext:value-type="string">
            <text:p>This is important story for @NPR to cover</text:p>
            <text:p/>
            <text:p>There are many shortages during #COVID19 pandemic</text:p>
            <text:p/>
            <text:p>ICU medications are yet another shortage </text:p>
            <text:p/>
            <text:p>There is lots of fear due to suboptimal pain &amp;amp; sedation medication choices </text:p>
            <text:p/>
            <text:p>Just today, alone, i heard these fears from USA, Canada, France https://t.co/TLNUtWJhSe</text:p>
          </table:table-cell>
        </table:table-row>
        <table:table-row table:style-name="ro19">
          <table:table-cell office:value-type="string" calcext:value-type="string">
            <text:p>RomeshNadi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Alheri</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belladonnaflur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orialc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erromanJunk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LisaFulkerson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ThatOnePanda10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ontpellier2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radeeprao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alancedlogic</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scarrAndres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aszk1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stinybriann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x212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changingsouls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wnresis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erber_hayd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sbgi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anayira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atasamVill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CRP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onylpgonzale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C_10000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Juliotafoya92</text:p>
          </table:table-cell>
          <table:table-cell office:value-type="string" calcext:value-type="string">
            <text:p>#Azerbaijan🇦🇿 being faithful for years of ongoing friendship w/#France🇫🇷 expresses the solidarity with the 🇫🇷 people during #COVID19 outbreak by displaying the French tricolor on one of the visiting cards of #Baku @zahahadiddesign masterpiece #HeydarAliyevCenter</text:p>
            <text:p>#StrongerTogether https://t.co/zx8OHUVkBm</text:p>
          </table:table-cell>
        </table:table-row>
        <table:table-row table:style-name="ro19">
          <table:table-cell office:value-type="string" calcext:value-type="string">
            <text:p>ashleyc4918986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StuartHickson_</text:p>
          </table:table-cell>
          <table:table-cell office:value-type="string" calcext:value-type="string">
            <text:p>Churches worldwide have been the seeds of the spread of #covid19 Christians killing us yet Morrison thinks his money God will protect us. 'Megachurch meeting in Mulhouse seeded France's coronavirus epidemic' https://t.co/QznDbBUgNt #auspol #covid19australia</text:p>
          </table:table-cell>
        </table:table-row>
        <table:table-row table:style-name="ro19">
          <table:table-cell office:value-type="string" calcext:value-type="string">
            <text:p>AeroQuot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ystery7733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uckyHR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BumbleJoke</text:p>
          </table:table-cell>
          <table:table-cell office:value-type="string" calcext:value-type="string">
            <text:p>@plpfctn1 here in France and all the World humanity <text:s/>we fight we will survive and we will <text:s/>win against the #COVID19 because we have'nt the Choice live or Death : This What the Promise is LIFE: https://t.co/Fi2dijjaOH</text:p>
          </table:table-cell>
        </table:table-row>
        <table:table-row table:style-name="ro4">
          <table:table-cell office:value-type="string" calcext:value-type="string">
            <text:p>free2meetu</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kriscandang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YillyStewar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KenHolt13</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vididf</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5">
          <table:table-cell office:value-type="string" calcext:value-type="string">
            <text:p>K99MY</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7">
          <table:table-cell office:value-type="string" calcext:value-type="string">
            <text:p>picardonhealth</text:p>
          </table:table-cell>
          <table:table-cell office:value-type="string" calcext:value-type="string">
            <text:p>#COVID19 Apr 04 global: </text:p>
            <text:p>1.2 million cases</text:p>
            <text:p>64,691 deaths</text:p>
            <text:p>1 in 4 cases worldwide are in the U.S.</text:p>
            <text:p>Spain surpasses Italy in cases</text:p>
            <text:p>Italy has more than 15,000 deaths, Spain almost 12,000</text:p>
            <text:p>Germany and France rapid increase in cases</text:p>
            <text:p>https://t.co/CjSGY3nXn5 https://t.co/qTVa8LhzEi</text:p>
          </table:table-cell>
        </table:table-row>
        <table:table-row table:style-name="ro19">
          <table:table-cell office:value-type="string" calcext:value-type="string">
            <text:p>husnanquresh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aniaYGz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incentjonmang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arlesRobbin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eHappyandCivi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Neff02158352</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aslibharatson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Ranger19681970</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veron_M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debrose1720</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berniewinsyug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VonniYestant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cnn3555592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Young__J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liana_borba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1r3l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sRuthedelaRos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iranima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Taysev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scarIvanG</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trock_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freesandstorm</text:p>
          </table:table-cell>
          <table:table-cell office:value-type="string" calcext:value-type="string">
            <text:p>#COVID19 cases and deaths reported on April 4th. Deaths in the US still proportionally low relative to new cases. Deaths in France proportionally high, likely due to further non-hospital deaths over last days/weeks included in statistics.</text:p>
            <text:p>Source: https://t.co/xwcJiV5ga6 https://t.co/epZJ0mSJ04</text:p>
          </table:table-cell>
        </table:table-row>
        <table:table-row table:style-name="ro19">
          <table:table-cell office:value-type="string" calcext:value-type="string">
            <text:p>KingErik4lif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hnspe5015694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s_mwai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7">
          <table:table-cell office:value-type="string" calcext:value-type="string">
            <text:p>estarianne</text:p>
          </table:table-cell>
          <table:table-cell office:value-type="string" calcext:value-type="string">
            <text:p>#COVID19 Apr 04 global: </text:p>
            <text:p>1.2 million cases</text:p>
            <text:p>64,691 deaths</text:p>
            <text:p>1 in 4 cases worldwide are in the U.S.</text:p>
            <text:p>Spain surpasses Italy in cases</text:p>
            <text:p>Italy has more than 15,000 deaths, Spain almost 12,000</text:p>
            <text:p>Germany and France rapid increase in cases</text:p>
            <text:p>https://t.co/CjSGY3nXn5 https://t.co/qTVa8LhzEi</text:p>
          </table:table-cell>
        </table:table-row>
        <table:table-row table:style-name="ro19">
          <table:table-cell office:value-type="string" calcext:value-type="string">
            <text:p>Karinammedran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Goddess1345</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NoirShel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AnjumSultana</text:p>
          </table:table-cell>
          <table:table-cell office:value-type="string" calcext:value-type="string">
            <text:p>France to put domestic abuse victims in hotels after jump in numbers https://t.co/LwMPnogMPv via @nationalpost</text:p>
            <text:p/>
            <text:p>#GenderEquityDuringAPandemic #CdnPoli #CdnHealth #SDOH #COVID19 #CdnFem #GenderEquality #VAW</text:p>
          </table:table-cell>
        </table:table-row>
        <table:table-row table:style-name="ro19">
          <table:table-cell office:value-type="string" calcext:value-type="string">
            <text:p>GioChavezC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5">
          <table:table-cell office:value-type="string" calcext:value-type="string">
            <text:p>AnikhindiSatish</text:p>
          </table:table-cell>
          <table:table-cell office:value-type="string" calcext:value-type="string">
            <text:p>🔴Countries with 3,000+ deaths (excluding #China 3,329)</text:p>
            <text:p/>
            <text:p>1. #Italy: 15,362</text:p>
            <text:p>2. #Spain: 11,947</text:p>
            <text:p>3. #USA: 8,452</text:p>
            <text:p>4. #France: 7,560</text:p>
            <text:p>5. #UK: 4,313</text:p>
            <text:p>6. #Iran: 3,452</text:p>
            <text:p/>
            <text:p>#CoronavirusOutbreak #COVID19</text:p>
          </table:table-cell>
        </table:table-row>
        <table:table-row table:style-name="ro19">
          <table:table-cell office:value-type="string" calcext:value-type="string">
            <text:p>Qveenjenkin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fxjed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witipa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tzelglitze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QueenJZ2</text:p>
          </table:table-cell>
          <table:table-cell office:value-type="string" calcext:value-type="string">
            <text:p>Goodness gracious. A segment on French news network BFMTV about Chinese burying the victims of #Covid19 &amp;amp; observing 3 mins of silence. You can hear one of the journalist whispering “they’re burying Pokemons.” This is sickening. #Racism <text:s/>#France https://t.co/sY7xlo396G</text:p>
          </table:table-cell>
        </table:table-row>
        <table:table-row table:style-name="ro19">
          <table:table-cell office:value-type="string" calcext:value-type="string">
            <text:p>terro876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ndiramc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enyazi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vi_garcia1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yaram_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lowermusickid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XsHo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yeThtWhiteDud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oojaa_200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deNMaswerase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7">
          <table:table-cell office:value-type="string" calcext:value-type="string">
            <text:p>CathyFarrow1</text:p>
          </table:table-cell>
          <table:table-cell office:value-type="string" calcext:value-type="string">
            <text:p>#COVID19 Apr 04 global: </text:p>
            <text:p>1.2 million cases</text:p>
            <text:p>64,691 deaths</text:p>
            <text:p>1 in 4 cases worldwide are in the U.S.</text:p>
            <text:p>Spain surpasses Italy in cases</text:p>
            <text:p>Italy has more than 15,000 deaths, Spain almost 12,000</text:p>
            <text:p>Germany and France rapid increase in cases</text:p>
            <text:p>https://t.co/CjSGY3nXn5 https://t.co/qTVa8LhzEi</text:p>
          </table:table-cell>
        </table:table-row>
        <table:table-row table:style-name="ro11">
          <table:table-cell office:value-type="string" calcext:value-type="string">
            <text:p>Horton_Sway</text:p>
          </table:table-cell>
          <table:table-cell office:value-type="string" calcext:value-type="string">
            <text:p>#COVID19 update March 21 Global:</text:p>
            <text:p>305,066 cases, 12,987 deaths. </text:p>
            <text:p>Cases increasing by 30,000 daily, deaths by 1,600+.</text:p>
            <text:p>Italy recorded 793 deaths in a single day.</text:p>
            <text:p>Sharp rise in cases in Italy, U.S., Spain, Germany, France, U.K., Switzerland. </text:p>
            <text:p>https://t.co/CjSGY3nXn5 #globalhealth https://t.co/z2yQgls9TD</text:p>
          </table:table-cell>
        </table:table-row>
        <table:table-row table:style-name="ro4">
          <table:table-cell office:value-type="string" calcext:value-type="string">
            <text:p>zelcustodio24</text:p>
          </table:table-cell>
          <table:table-cell office:value-type="string" calcext:value-type="string">
            <text:p>#France overtakes #China as the number of confirmed #COVID19 cases reaches above 83,000 on Saturday. https://t.co/E2aN53kvqr</text:p>
          </table:table-cell>
        </table:table-row>
        <table:table-row table:style-name="ro19">
          <table:table-cell office:value-type="string" calcext:value-type="string">
            <text:p>ynotvill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herealwhistle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80sbabeeAngel</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LonelyHais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e4peac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inaldo155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oko8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Jamshe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yyo_Dann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aigeForExamp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7">
          <table:table-cell office:value-type="string" calcext:value-type="string">
            <text:p>1sidewalkballet</text:p>
          </table:table-cell>
          <table:table-cell office:value-type="string" calcext:value-type="string">
            <text:p>#COVID19 Apr 04 global: </text:p>
            <text:p>1.2 million cases</text:p>
            <text:p>64,691 deaths</text:p>
            <text:p>1 in 4 cases worldwide are in the U.S.</text:p>
            <text:p>Spain surpasses Italy in cases</text:p>
            <text:p>Italy has more than 15,000 deaths, Spain almost 12,000</text:p>
            <text:p>Germany and France rapid increase in cases</text:p>
            <text:p>https://t.co/CjSGY3nXn5 https://t.co/qTVa8LhzEi</text:p>
          </table:table-cell>
        </table:table-row>
        <table:table-row table:style-name="ro19">
          <table:table-cell office:value-type="string" calcext:value-type="string">
            <text:p>adibzkr1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mnishouldnthv</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ngPazo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imeToWakeUp9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IANAISABEL8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alomacreativ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esaracosta9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kkoch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rayakg</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7">
          <table:table-cell office:value-type="string" calcext:value-type="string">
            <text:p>deborahannes</text:p>
          </table:table-cell>
          <table:table-cell office:value-type="string" calcext:value-type="string">
            <text:p>#COVID19 Apr 04 global: </text:p>
            <text:p>1.2 million cases</text:p>
            <text:p>64,691 deaths</text:p>
            <text:p>1 in 4 cases worldwide are in the U.S.</text:p>
            <text:p>Spain surpasses Italy in cases</text:p>
            <text:p>Italy has more than 15,000 deaths, Spain almost 12,000</text:p>
            <text:p>Germany and France rapid increase in cases</text:p>
            <text:p>https://t.co/CjSGY3nXn5 https://t.co/qTVa8LhzEi</text:p>
          </table:table-cell>
        </table:table-row>
        <table:table-row table:style-name="ro19">
          <table:table-cell office:value-type="string" calcext:value-type="string">
            <text:p>Soxblut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ranBuhbling</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elsonmz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athipakaRavin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7">
          <table:table-cell office:value-type="string" calcext:value-type="string">
            <text:p>lazyass_april</text:p>
          </table:table-cell>
          <table:table-cell office:value-type="string" calcext:value-type="string">
            <text:p>#COVID19 Apr 04 global: </text:p>
            <text:p>1.2 million cases</text:p>
            <text:p>64,691 deaths</text:p>
            <text:p>1 in 4 cases worldwide are in the U.S.</text:p>
            <text:p>Spain surpasses Italy in cases</text:p>
            <text:p>Italy has more than 15,000 deaths, Spain almost 12,000</text:p>
            <text:p>Germany and France rapid increase in cases</text:p>
            <text:p>https://t.co/CjSGY3nXn5 https://t.co/qTVa8LhzEi</text:p>
          </table:table-cell>
        </table:table-row>
        <table:table-row table:style-name="ro19">
          <table:table-cell office:value-type="string" calcext:value-type="string">
            <text:p>Byrds_Shi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8888renuka</text:p>
          </table:table-cell>
          <table:table-cell office:value-type="string" calcext:value-type="string">
            <text:p>JUST IN: Singapore residents returning from ASEAN countries, France, India and Switzerland must self-isolate for 14 days at dedicated stay-home notice facilities from Monday as part of #COVID19 measures https://t.co/1WChfhBp6K https://t.co/p0XJ8hMtaA</text:p>
          </table:table-cell>
        </table:table-row>
        <table:table-row table:style-name="ro19">
          <table:table-cell office:value-type="string" calcext:value-type="string">
            <text:p>TheRealRy_R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Prakaas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ayontheMo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eta_hh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rijo171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abrielayamart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5">
          <table:table-cell office:value-type="string" calcext:value-type="string">
            <text:p>freesandstorm</text:p>
          </table:table-cell>
          <table:table-cell office:value-type="string" calcext:value-type="string">
            <text:p>Thanks to #opendata sharing by @institutpasteur @Pasteur_Algerie &amp;amp; @GISAID, we've updated https://t.co/SDPCOcsnMX with 28 new #COVID19 #SARSCoV2 sequences.</text:p>
            <text:p/>
            <text:p>27 seqs from France scatter across the tree, w other European seqs</text:p>
            <text:p/>
            <text:p>1 sequence from Algeria clusters with prev French seqs https://t.co/0hhW0xphIZ</text:p>
          </table:table-cell>
        </table:table-row>
        <table:table-row table:style-name="ro19">
          <table:table-cell office:value-type="string" calcext:value-type="string">
            <text:p>BokerJan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iegobriceno7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OneThingYCD</text:p>
          </table:table-cell>
          <table:table-cell office:value-type="string" calcext:value-type="string">
            <text:p>Follow up: #France, which passed China yesterday to secure #5 in world in total #Covid19 cases. They "discovered" 17,827 new cases in nursing homes &amp;amp; 532 new deaths. France is being more transparent and accountable than many other countries, thus far. </text:p>
            <text:p/>
            <text:p>https://t.co/yQrgsvP804</text:p>
          </table:table-cell>
        </table:table-row>
        <table:table-row table:style-name="ro19">
          <table:table-cell office:value-type="string" calcext:value-type="string">
            <text:p>VittalM200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ekasiope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MTAlphaZer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o_Merit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eco14j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enjaminrodrig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_luciano1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cksonjudy1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ookiedusterde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tarlasphinz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arennzapata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dwingschic</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erylGonePin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unHavenluv</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eravillal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gsmagtir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cetypeestfou</text:p>
          </table:table-cell>
          <table:table-cell office:value-type="string" calcext:value-type="string">
            <text:p>I remember when I was young, at a moment at primary school in #France I was taught to gather food and send it to help Somalia.</text:p>
            <text:p/>
            <text:p>Now I live in #HongKong and we queue for 2 hours to send masks to our friends and families in France because they cannot find any. #coronavirus #covid19 https://t.co/PQORG1lY9w</text:p>
          </table:table-cell>
        </table:table-row>
        <table:table-row table:style-name="ro19">
          <table:table-cell office:value-type="string" calcext:value-type="string">
            <text:p>tblair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lia0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atima_montano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sloquiha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utcasebuttfac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eanMichael_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hismak196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_Lima2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anad_IANis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ijayMeena200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ustinLouis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he_vihang</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OPSEXDREAM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tweetsalitt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orgfai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lmuit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ree__leaf</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hiskuMelke</text:p>
          </table:table-cell>
          <table:table-cell office:value-type="string" calcext:value-type="string">
            <text:p>#Africa is not a Western testing lab. Horrifying and unacceptable that two French doctors suggest #COVID19 #vaccines should be tested on Africans living in poverty, also comparing them to prostitutes, who were the focus of past AIDS studies. #humanrights https://t.co/xRe2Yxujej</text:p>
          </table:table-cell>
        </table:table-row>
        <table:table-row table:style-name="ro19">
          <table:table-cell office:value-type="string" calcext:value-type="string">
            <text:p>chercapsk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nager40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5">
          <table:table-cell office:value-type="string" calcext:value-type="string">
            <text:p>CoronavirusIn12</text:p>
          </table:table-cell>
          <table:table-cell office:value-type="string" calcext:value-type="string">
            <text:p>More than 1.2 million COVID-19 coronavirus cases around globe &amp;amp; 65000 deaths since COVID-19 CORONAVIRUS emerged in Wuhan, China late last year.</text:p>
            <text:p/>
            <text:p>Italy, Spain, France &amp;amp; UK have recorded majority of 65000 deaths while China only reported 3329 deaths todate. </text:p>
            <text:p/>
            <text:p>#CORONAVIRUS #COVID19</text:p>
          </table:table-cell>
        </table:table-row>
        <table:table-row table:style-name="ro19">
          <table:table-cell office:value-type="string" calcext:value-type="string">
            <text:p>Marte203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aritaC</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ickeeLyn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anchoyates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uanRico9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ree2420772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liriousLover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OTRPolitics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neleno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DougFoo1</text:p>
          </table:table-cell>
          <table:table-cell office:value-type="string" calcext:value-type="string">
            <text:p>COVID Chart of the Day - France adds previously 17k unreported cases and 532 deaths.. have to wonder what other countries are misreporting... #COVID19 #COVID2019 #COVID #coronavirus https://t.co/q0ihVyYPXU</text:p>
          </table:table-cell>
        </table:table-row>
        <table:table-row table:style-name="ro5">
          <table:table-cell office:value-type="string" calcext:value-type="string">
            <text:p>bdill</text:p>
          </table:table-cell>
          <table:table-cell office:value-type="string" calcext:value-type="string">
            <text:p>France is the new country in the barrel right now.  Their new cases have skyrocketed.  Italy and Spain continue their downward trend in new cases.  US continues its steady upward climb in new cases</text:p>
            <text:p/>
            <text:p>R script: https://t.co/VPsa9zsz6y</text:p>
            <text:p/>
            <text:p>#covid19 #coronavirus #RStats https://t.co/aFrjUtJhyI</text:p>
          </table:table-cell>
        </table:table-row>
        <table:table-row table:style-name="ro19">
          <table:table-cell office:value-type="string" calcext:value-type="string">
            <text:p>KatManDo2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ictorC1315522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atbob1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emurray8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anana11Sav</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darshgolu2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Antonio_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xwel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doredeverytim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achaelFauvel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nmarizz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ylovelovab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icolasD197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ilCividan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tmhohl71</text:p>
          </table:table-cell>
          <table:table-cell office:value-type="string" calcext:value-type="string">
            <text:p>A thoughtful and in-depth analysis on an observational HCQ study from France. Worth a read. <text:s/>The jury remains out. Tread with caution - HCQ can cause severe cardiac side effects. <text:s/>We desperately need double blind placebo controlled randomized trial. #COVID19 @sloan_kettering https://t.co/kdryXqClhF</text:p>
          </table:table-cell>
        </table:table-row>
        <table:table-row table:style-name="ro19">
          <table:table-cell office:value-type="string" calcext:value-type="string">
            <text:p>Dew_babyy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zumaNels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sKris10Ka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jsolish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rannnid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cuestre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rmani_Colem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ciaogirl9</text:p>
          </table:table-cell>
          <table:table-cell office:value-type="string" calcext:value-type="string">
            <text:p>A couple living in Paris is expecting the birth of their baby girl any day now. </text:p>
            <text:p/>
            <text:p>They tried to fly to the US before France put in place restrictions on travel out of the country due to #COVID19, but were denied boarding. https://t.co/Vl29tkF0Vc (1/7) #NBCNewsThreads</text:p>
          </table:table-cell>
        </table:table-row>
        <table:table-row table:style-name="ro19">
          <table:table-cell office:value-type="string" calcext:value-type="string">
            <text:p>erika_l_garci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ishabh6905176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MyxaZZ</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ughtys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brtzdl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arli3bano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galFil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OHummingbir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throdigimom0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hnrio45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dool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hunMoney30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uidoantonio1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unrv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alois4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ginul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ingKsg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BalochSami</text:p>
          </table:table-cell>
          <table:table-cell office:value-type="string" calcext:value-type="string">
            <text:p>BBC News - Romans-sur-Isère: Two killed and others wounded in France knife attack via @BBCNews @BBCWorld #France #Paris #Attack #COVID19 https://t.co/mWhzMz4NlS</text:p>
          </table:table-cell>
        </table:table-row>
        <table:table-row table:style-name="ro4">
          <table:table-cell office:value-type="string" calcext:value-type="string">
            <text:p>fscarfe</text:p>
          </table:table-cell>
          <table:table-cell office:value-type="string" calcext:value-type="string">
            <text:p>@FLOTUS @RealBarronTramp More countries including France region ban Alcohol sales for concerns of surge in domestic and family violence,child abuse and more Alcohol related harm with #COVID19</text:p>
          </table:table-cell>
        </table:table-row>
        <table:table-row table:style-name="ro19">
          <table:table-cell office:value-type="string" calcext:value-type="string">
            <text:p>marthaina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KaganVulgate</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_imaxe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rahStrunk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riazYesle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acofl0r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reilly7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7">
          <table:table-cell office:value-type="string" calcext:value-type="string">
            <text:p>TO_Health_Links</text:p>
          </table:table-cell>
          <table:table-cell office:value-type="string" calcext:value-type="string">
            <text:p>#COVID19 Apr 04 global: </text:p>
            <text:p>1.2 million cases</text:p>
            <text:p>64,691 deaths</text:p>
            <text:p>1 in 4 cases worldwide are in the U.S.</text:p>
            <text:p>Spain surpasses Italy in cases</text:p>
            <text:p>Italy has more than 15,000 deaths, Spain almost 12,000</text:p>
            <text:p>Germany and France rapid increase in cases</text:p>
            <text:p>https://t.co/CjSGY3nXn5 https://t.co/qTVa8LhzEi</text:p>
          </table:table-cell>
        </table:table-row>
        <table:table-row table:style-name="ro19">
          <table:table-cell office:value-type="string" calcext:value-type="string">
            <text:p>WBARRET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alented_Xt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hosthasi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tarlight_Ma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ate_zendeja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ricMackAttack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ilariousMadd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haylajwell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gdiscodolb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TheScientists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heUjjwal_Gupt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onitaH0533443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muraiAleka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errancemanyamb</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nzlo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interEntit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ocioclov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eniceRile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rindnMaknMone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hongkonpapa</text:p>
          </table:table-cell>
          <table:table-cell office:value-type="string" calcext:value-type="string">
            <text:p>#COVID19 new doubling times graph shows very promising trends for many countries, including the US. France's decline partly due to more standardised counting. Japan stabilizes. Russia problematic. I tried 4 or 6 days averaging instead of 8 but fluctuations hide long-term trend. https://t.co/dPn2MswSNj</text:p>
          </table:table-cell>
        </table:table-row>
        <table:table-row table:style-name="ro19">
          <table:table-cell office:value-type="string" calcext:value-type="string">
            <text:p>StephWheelerUNC</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dcrosi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mien193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atchedYou</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lenFlower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bseevy</text:p>
          </table:table-cell>
          <table:table-cell office:value-type="string" calcext:value-type="string">
            <text:p>Piracy? German officials hit US for 'intercepting' 200k masks ordered from 3M factory in China. As American-owned company, US was able to 'confiscate' shipment of special FFP2 &amp;amp; FFP3 masks. @3M is US, but these were made outside US. Tricky. #COVID19 https://t.co/O6oDtrajG3</text:p>
          </table:table-cell>
        </table:table-row>
        <table:table-row table:style-name="ro19">
          <table:table-cell office:value-type="string" calcext:value-type="string">
            <text:p>sonny_cowbo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CCaligirl08</text:p>
          </table:table-cell>
          <table:table-cell office:value-type="string" calcext:value-type="string">
            <text:p>@WSJ @WSJopinion These 2 drugs are curing people in France and Egypt and America needs to use them too!</text:p>
            <text:p>#COVID19 #CoronaVirus #Coronavirustruth https://t.co/F8dllBOeFd</text:p>
          </table:table-cell>
        </table:table-row>
        <table:table-row table:style-name="ro19">
          <table:table-cell office:value-type="string" calcext:value-type="string">
            <text:p>burcham_d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ockedo9922521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ordicKar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ithloveco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erena_Spenc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arjeet3344434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arks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HamburgLindsa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onitasFi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uruKithayHa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astyrat2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afaelalcazar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allydish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mPrakashChhab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CCaligirl08</text:p>
          </table:table-cell>
          <table:table-cell office:value-type="string" calcext:value-type="string">
            <text:p>@nytimes These 2 drugs are curing people in France and Egypt America needs to use them too!</text:p>
            <text:p>#CoronaVirus #COVID19 #Coronavirustruth https://t.co/vIjiBjkOX6</text:p>
          </table:table-cell>
        </table:table-row>
        <table:table-row table:style-name="ro5">
          <table:table-cell office:value-type="string" calcext:value-type="string">
            <text:p>CNicoQc</text:p>
          </table:table-cell>
          <table:table-cell office:value-type="string" calcext:value-type="string">
            <text:p>@johngaltfla While your #POTUS45 is stealing #PPE from #France and #Canada your neighbours.</text:p>
            <text:p>He paid higher price on the tarmac of an airport.</text:p>
            <text:p/>
            <text:p>Dont’t forget 9/11 how our people were supportive and went to NY to help. Open arms in Gander for planes to land. </text:p>
            <text:p>#COVID19 AND OUT 45 in #MAGA2020</text:p>
          </table:table-cell>
        </table:table-row>
        <table:table-row table:style-name="ro19">
          <table:table-cell office:value-type="string" calcext:value-type="string">
            <text:p>MCatt9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jamo_1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heMON3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yashwan6924325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igerMagazine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austicBitchNC</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Carolynbrann1</text:p>
          </table:table-cell>
          <table:table-cell office:value-type="string" calcext:value-type="string">
            <text:p>Wake the Hell up! You think this is the first time they have done this? https://t.co/Xq2nNInwse #COVID19 #Africa #AfricansAreNotLabRats</text:p>
          </table:table-cell>
        </table:table-row>
        <table:table-row table:style-name="ro19">
          <table:table-cell office:value-type="string" calcext:value-type="string">
            <text:p>lifeofmariyah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aylin33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GioraNetzer</text:p>
          </table:table-cell>
          <table:table-cell office:value-type="string" calcext:value-type="string">
            <text:p>This is important story for @NPR to cover</text:p>
            <text:p/>
            <text:p>There are many shortages during #COVID19 pandemic</text:p>
            <text:p/>
            <text:p>ICU medications are yet another shortage </text:p>
            <text:p/>
            <text:p>There is lots of fear due to suboptimal pain &amp;amp; sedation medication choices </text:p>
            <text:p/>
            <text:p>Just today, alone, i heard these fears from USA, Canada, France https://t.co/TLNUtWJhSe</text:p>
          </table:table-cell>
        </table:table-row>
        <table:table-row table:style-name="ro19">
          <table:table-cell office:value-type="string" calcext:value-type="string">
            <text:p>praisejebus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XavierMcGuir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ickzapata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xophag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eenzbeen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avoviv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ied_Piper6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dggaRBell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ygent_Orang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risCanova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allMeKeiann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CCaligirl08</text:p>
          </table:table-cell>
          <table:table-cell office:value-type="string" calcext:value-type="string">
            <text:p>@Reuters France and Egypt are using these 2 drugs to fight #CoronaVirus and people are getting cured! Antimalarial for virus, Azithromycin to fight lung infection caused by virus! America needs to used them too!! #Coronavirustruth #COVID19 #CoronaUpdate https://t.co/ht9YK4njBc</text:p>
          </table:table-cell>
        </table:table-row>
        <table:table-row table:style-name="ro4">
          <table:table-cell office:value-type="string" calcext:value-type="string">
            <text:p>independence43</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Lautijaime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vonneM6948718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NVHall121</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5">
          <table:table-cell office:value-type="string" calcext:value-type="string">
            <text:p>DBattistella</text:p>
          </table:table-cell>
          <table:table-cell office:value-type="string" calcext:value-type="string">
            <text:p>Disgusting!</text:p>
            <text:p> </text:p>
            <text:p>DR JEAN-PAUL MIRA (president of France’s ICS): If I can be provocative, why don’t we test #COVID19 treatments in Africa...like is done for HIV or with sex workers b/c we know they are highly exposed &amp;amp; they don’t protect themselves?</text:p>
            <text:p/>
            <text:p>DR CAMILLE LOCHT: You’re right. https://t.co/gUbVbwUbTE</text:p>
          </table:table-cell>
        </table:table-row>
        <table:table-row table:style-name="ro4">
          <table:table-cell office:value-type="string" calcext:value-type="string">
            <text:p>HammettKath</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
          <table:table-cell office:value-type="string" calcext:value-type="string">
            <text:p>notfarmerwife</text:p>
          </table:table-cell>
          <table:table-cell office:value-type="string" calcext:value-type="string">
            <text:p>With #COVID19 raging around the globe, healthcare systems are under pressure to protect their medical personnel from the coronavirus. France and Germany have ordered extra masks from China. </text:p>
            <text:p/>
            <text:p>There’s just one problem, America keeps snatching them out from under their noses! https://t.co/oe8rUicFPs</text:p>
          </table:table-cell>
        </table:table-row>
        <table:table-row table:style-name="ro19">
          <table:table-cell office:value-type="string" calcext:value-type="string">
            <text:p>softboygir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lvckJew</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iinnnyC</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sadaCal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vnielleJ</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R0511C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razabals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2">
          <table:table-cell office:value-type="string" calcext:value-type="string">
            <text:p>CoronavirusNewv</text:p>
          </table:table-cell>
          <table:table-cell office:value-type="string" calcext:value-type="string">
            <text:p>Most #COVID19 deaths:</text:p>
            <text:p/>
            <text:p>🇮🇹 #Italy: 15,362</text:p>
            <text:p>🇪🇸 #Spain: 11,814</text:p>
            <text:p>🇺🇸 #USA: 8,344</text:p>
            <text:p>🇫🇷 #France: 7,560</text:p>
            <text:p>🇬🇧 #UK: 4,313</text:p>
            <text:p>🇮🇷 #Iran: 3,452</text:p>
            <text:p>🇨🇳 #China: 3,326</text:p>
            <text:p>🇳🇱 #Netherlands: 1,651</text:p>
            <text:p>🇩🇪 #Germany: 1,395</text:p>
            <text:p>🇧🇪 #Belgium: 1,283</text:p>
            <text:p>🇨🇭 #Switzerland: 666</text:p>
            <text:p>🇹🇷 #Turkey: 501</text:p>
            <text:p>🇧🇷 #Brazil: 431</text:p>
            <text:p>🇸🇪 #Sweden: 391</text:p>
          </table:table-cell>
        </table:table-row>
        <table:table-row table:style-name="ro19">
          <table:table-cell office:value-type="string" calcext:value-type="string">
            <text:p>RoB_969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owerfromspace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attoowaliladk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indaseverance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ernigc10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intsklau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WaveRecords4</text:p>
          </table:table-cell>
          <table:table-cell office:value-type="string" calcext:value-type="string">
            <text:p>With #COVID19 raging around the globe, healthcare systems are under pressure to protect their medical personnel from the coronavirus. France and Germany have ordered extra masks from China. </text:p>
            <text:p/>
            <text:p>There’s just one problem, America keeps snatching them out from under their noses! https://t.co/oe8rUicFPs</text:p>
          </table:table-cell>
        </table:table-row>
        <table:table-row table:style-name="ro19">
          <table:table-cell office:value-type="string" calcext:value-type="string">
            <text:p>STr3vo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onclovaRetr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laineBaskin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holamrezaBaba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osmiknightmar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exxdiaz282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ddykoo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_A_M_O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0">
          <table:table-cell office:value-type="string" calcext:value-type="string">
            <text:p>doc_4_justice</text:p>
          </table:table-cell>
          <table:table-cell office:value-type="string" calcext:value-type="string">
            <text:p>There have been 23 deaths from #COVID19 related deaths   in the 54 countries on the continent of Africa.</text:p>
            <text:p/>
            <text:p>3,314 in China</text:p>
            <text:p>6,099 in the US</text:p>
            <text:p>6,507 in France</text:p>
            <text:p>10,935 in Spain</text:p>
            <text:p>13,950 in Italy</text:p>
            <text:p/>
            <text:p>But @EmmanuelMacron and the French wants to test vaccines on Africans.</text:p>
            <text:p/>
            <text:p>#AfricansAreNotLabRats https://t.co/x8UPokkCEq</text:p>
          </table:table-cell>
        </table:table-row>
        <table:table-row table:style-name="ro19">
          <table:table-cell office:value-type="string" calcext:value-type="string">
            <text:p>oceanscap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1">
          <table:table-cell office:value-type="string" calcext:value-type="string">
            <text:p>SellaCurullis</text:p>
          </table:table-cell>
          <table:table-cell office:value-type="string" calcext:value-type="string">
            <text:p>Irish tears as they're beloved #EuropeanUnion</text:p>
            <text:p>Neighbour #France &amp;amp; @EmmanuelMacron</text:p>
            <text:p>Steal #coronavirus medical masks destined for other #European countries as #Covid19 sweep's across EU.</text:p>
            <text:p>🇪🇺💩🇪🇺💩🇪🇺💩🇪🇺💩</text:p>
            <text:p>⬇️💩🇪🇺⬇️💩🇪🇺⬇️💩</text:p>
            <text:p>https://t.co/Q0ibWIE9HJ</text:p>
          </table:table-cell>
        </table:table-row>
        <table:table-row table:style-name="ro19">
          <table:table-cell office:value-type="string" calcext:value-type="string">
            <text:p>F10Swei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ornofcor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eftalimic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LightofLand</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DEVINGALLAGHE1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imrannnawa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heeStageM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JamesMArcher</text:p>
          </table:table-cell>
          <table:table-cell office:value-type="string" calcext:value-type="string">
            <text:p>France Officially Sanctions Drug After 78 Of 80 Patients Recover From #COVID19 Within Five Days | The Daily Wire https://t.co/Dnl7uw1I5W</text:p>
          </table:table-cell>
        </table:table-row>
        <table:table-row table:style-name="ro19">
          <table:table-cell office:value-type="string" calcext:value-type="string">
            <text:p>ThArchitAror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 https://t.co/ulzUF4K43Y</text:p>
          </table:table-cell>
        </table:table-row>
        <table:table-row table:style-name="ro19">
          <table:table-cell office:value-type="string" calcext:value-type="string">
            <text:p>WildCathR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r_Ozcur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CCaligirl08</text:p>
          </table:table-cell>
          <table:table-cell office:value-type="string" calcext:value-type="string">
            <text:p>@NBCNews France and Egypt are using 2 drugs and curing #COVID19 America wake up! Antimalarial to fight virus and Azithromycin to fight lung infection caused by virus there is cure available!!</text:p>
            <text:p>#Coronavirustruth #CoronaUpdate</text:p>
          </table:table-cell>
        </table:table-row>
        <table:table-row table:style-name="ro19">
          <table:table-cell office:value-type="string" calcext:value-type="string">
            <text:p>Johnnnq</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ristabec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amforevertire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indyPhyillai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Nat93451750</text:p>
          </table:table-cell>
          <table:table-cell office:value-type="string" calcext:value-type="string">
            <text:p>France reported 7,788 #COVID19 cases &amp;amp; 1,053 deaths. Totaling to 89,953 cases &amp;amp; 7,560 deaths.</text:p>
          </table:table-cell>
        </table:table-row>
        <table:table-row table:style-name="ro19">
          <table:table-cell office:value-type="string" calcext:value-type="string">
            <text:p>hanaintsolo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ly_Lifesty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vshiJ</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merican4Lov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Mizusak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thonysc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dissynn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skY21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209jb</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r_om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_rab3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ctionCox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edee4Berni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ox_xie_bucke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380004add3064bf</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rianDHicke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ncris6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BEAUTIFULTOUC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araOyedel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_ah0r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ZroHou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dytweet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ibertyAndFree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eibijod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omba197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mesonLin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olet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esusMCaser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later_66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ai_po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abzzz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Laura7870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mrjos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ridul_r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tze_chiang</text:p>
          </table:table-cell>
          <table:table-cell office:value-type="string" calcext:value-type="string">
            <text:p>#USA vs #Europe - The War For #FaceMasks Get Ugly As The U.S. Accused Of Piracy &amp;amp; Paying 3 Times Cash - https://t.co/5AjXLopxmh #COVID2019 #COVID19 #CoronavirusUSA #Germany #France #Pandemic #Outbreak #InfectionControl #Masks4All #DonaldTrump #AngelaMerkel #EmmanuelMacron #CDC https://t.co/6FNZg51cej</text:p>
          </table:table-cell>
        </table:table-row>
        <table:table-row table:style-name="ro19">
          <table:table-cell office:value-type="string" calcext:value-type="string">
            <text:p>MatthewBust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arterC16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illainjos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0">
          <table:table-cell office:value-type="string" calcext:value-type="string">
            <text:p>RLACM3</text:p>
          </table:table-cell>
          <table:table-cell office:value-type="string" calcext:value-type="string">
            <text:p>There have been 23 deaths from #COVID19 related deaths   in the 54 countries on the continent of Africa.</text:p>
            <text:p/>
            <text:p>3,314 in China</text:p>
            <text:p>6,099 in the US</text:p>
            <text:p>6,507 in France</text:p>
            <text:p>10,935 in Spain</text:p>
            <text:p>13,950 in Italy</text:p>
            <text:p/>
            <text:p>But @EmmanuelMacron and the French wants to test vaccines on Africans.</text:p>
            <text:p/>
            <text:p>#AfricansAreNotLabRats https://t.co/x8UPokkCEq</text:p>
          </table:table-cell>
        </table:table-row>
        <table:table-row table:style-name="ro19">
          <table:table-cell office:value-type="string" calcext:value-type="string">
            <text:p>beverlythobern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hnWay6362032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hromeji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NC202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ishalgpt18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exterasl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usamaaz79994464</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
          <table:table-cell office:value-type="string" calcext:value-type="string">
            <text:p>Ka5hBrokeDaBanK</text:p>
          </table:table-cell>
          <table:table-cell office:value-type="string" calcext:value-type="string">
            <text:p>With #COVID19 raging around the globe, healthcare systems are under pressure to protect their medical personnel from the coronavirus. France and Germany have ordered extra masks from China. </text:p>
            <text:p/>
            <text:p>There’s just one problem, America keeps snatching them out from under their noses! https://t.co/oe8rUicFPs</text:p>
          </table:table-cell>
        </table:table-row>
        <table:table-row table:style-name="ro19">
          <table:table-cell office:value-type="string" calcext:value-type="string">
            <text:p>shealaaki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iegoboldrin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apayaaaaaa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onuprasad0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ohitSh9643336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3">
          <table:table-cell office:value-type="string" calcext:value-type="string">
            <text:p>NGUYEN36801860</text:p>
          </table:table-cell>
          <table:table-cell office:value-type="string" calcext:value-type="string">
            <text:p>From #Vietnam Gov Portal: medic teams to support Laos; considering support medical supplies &amp;amp; equipment for strategic partners like UK, France, Germany, Italy and Spain...</text:p>
            <text:p>#VietNamLeavesNoOneBehind #covid19 https://t.co/GpsZQO6ZFe</text:p>
          </table:table-cell>
        </table:table-row>
        <table:table-row table:style-name="ro19">
          <table:table-cell office:value-type="string" calcext:value-type="string">
            <text:p>seawitch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tripsofgabb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4">
          <table:table-cell office:value-type="string" calcext:value-type="string">
            <text:p>togni_elena</text:p>
          </table:table-cell>
          <table:table-cell office:value-type="string" calcext:value-type="string">
            <text:p>#Covid19 #4Abr  https://t.co/4UJvbwP4mq</text:p>
            <text:p> Casos confirmados⬇️</text:p>
            <text:p>World: 1,120,752 </text:p>
            <text:p>U.S.: 278,458</text:p>
            <text:p>Italy: 119,827</text:p>
            <text:p>Spain: 119,199</text:p>
            <text:p>Germany: 91,159</text:p>
            <text:p>France: 83,029</text:p>
            <text:p>China: 82,526</text:p>
            <text:p>Iran: 53,183</text:p>
            <text:p>Britain: 38,697</text:p>
            <text:p>Turkey: 20,921</text:p>
            <text:p>Switzerland: 19,702 https://t.co/xXmGGth30t</text:p>
            <text:p>#SolidaridadYCooperacion</text:p>
          </table:table-cell>
        </table:table-row>
        <table:table-row table:style-name="ro19">
          <table:table-cell office:value-type="string" calcext:value-type="string">
            <text:p>BTeamWrit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oycristia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outhbreeze70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angreburguit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restlingFan06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ntonioo_muni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loyLucio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arbyroj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ituelogr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ffthejd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0">
          <table:table-cell office:value-type="string" calcext:value-type="string">
            <text:p>bdimplesntex</text:p>
          </table:table-cell>
          <table:table-cell office:value-type="string" calcext:value-type="string">
            <text:p>There have been 23 deaths from #COVID19 related deaths   in the 54 countries on the continent of Africa.</text:p>
            <text:p/>
            <text:p>3,314 in China</text:p>
            <text:p>6,099 in the US</text:p>
            <text:p>6,507 in France</text:p>
            <text:p>10,935 in Spain</text:p>
            <text:p>13,950 in Italy</text:p>
            <text:p/>
            <text:p>But @EmmanuelMacron and the French wants to test vaccines on Africans.</text:p>
            <text:p/>
            <text:p>#AfricansAreNotLabRats https://t.co/x8UPokkCEq</text:p>
          </table:table-cell>
        </table:table-row>
        <table:table-row table:style-name="ro19">
          <table:table-cell office:value-type="string" calcext:value-type="string">
            <text:p>IAMPMS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ianaHollin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odfatherspeak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razygeege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abilec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tzelbarraza1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nittingpupp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portsFanatic_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emycmadu</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V_2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hinobi40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icardodehesa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ushiPuti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ajaysharma9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Im_Sham1</text:p>
          </table:table-cell>
          <table:table-cell office:value-type="string" calcext:value-type="string">
            <text:p>These are the uncultured, racist &amp;amp; inhumane doctors of the year. They proposed that Africans should be used as lab rats for #COVID19 invented vaccines. France should be ashamed for endorsing the views of these rascals. #AfricansAreNotLabRats https://t.co/o2F1mRFVUw</text:p>
          </table:table-cell>
        </table:table-row>
        <table:table-row table:style-name="ro19">
          <table:table-cell office:value-type="string" calcext:value-type="string">
            <text:p>orquideea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zarad7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MartinezBK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izter4you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oDivision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ZethicalConduc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bynegrete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jor_k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NativoEM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razzillTaylo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ORGANICo_cO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ristaMorales4</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LeonidasVilchez</text:p>
          </table:table-cell>
          <table:table-cell office:value-type="string" calcext:value-type="string">
            <text:p>#CoronavirusUpdate: Terrible news for #France. My @JohnsHopkins colleagues report that there were 1,053 new deaths from #COVID19 today. France has the 5th highest Deaths per 1M of the population globally, at 116 deaths per 1M.</text:p>
            <text:p>#StayStrongFrance #FranceUnie</text:p>
            <text:p>https://t.co/y8I06SRF5V</text:p>
          </table:table-cell>
        </table:table-row>
        <table:table-row table:style-name="ro19">
          <table:table-cell office:value-type="string" calcext:value-type="string">
            <text:p>Jan_Herzog</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HAGANPAWA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2">
          <table:table-cell office:value-type="string" calcext:value-type="string">
            <text:p>khome</text:p>
          </table:table-cell>
          <table:table-cell office:value-type="string" calcext:value-type="string">
            <text:p>This is important story for @NPR to cover</text:p>
            <text:p/>
            <text:p>There are many shortages during #COVID19 pandemic</text:p>
            <text:p/>
            <text:p>ICU medications are yet another shortage </text:p>
            <text:p/>
            <text:p>There is lots of fear due to suboptimal pain &amp;amp; sedation medication choices </text:p>
            <text:p/>
            <text:p>Just today, alone, i heard these fears from USA, Canada, France https://t.co/TLNUtWJhSe</text:p>
          </table:table-cell>
        </table:table-row>
        <table:table-row table:style-name="ro4">
          <table:table-cell office:value-type="string" calcext:value-type="string">
            <text:p>SuzieG888</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StephanieHuss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ivehaganes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myy_80</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ollux1953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xgl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hevotesblu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TroKo_geniu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rkrome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Deb17Jeff</text:p>
          </table:table-cell>
          <table:table-cell office:value-type="string" calcext:value-type="string">
            <text:p>French Military Moves Patients From Overrun Hospitals as Coronavirus Death Toll Climbs - https://t.co/OJSreX9MM9</text:p>
            <text:p/>
            <text:p>#France #Paris #francecoronavirus #EuropeanUnion #Europe #COVID19Pandemic #COVID19 #Covid_19 #Disease #Wuhan #Health #COVID #CoronavirusPandemic #Coronavirus #French https://t.co/EkyPogkDFi</text:p>
          </table:table-cell>
        </table:table-row>
        <table:table-row table:style-name="ro19">
          <table:table-cell office:value-type="string" calcext:value-type="string">
            <text:p>CoronadoIslan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inxmorto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uperloyalvip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ssafras_Knob</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imeBurnsFNP</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9">
          <table:table-cell office:value-type="string" calcext:value-type="string">
            <text:p>k___douglas</text:p>
          </table:table-cell>
          <table:table-cell office:value-type="string" calcext:value-type="string">
            <text:p>Sudanese refugee claimant shows France why he &amp;amp; his countrymen deserve to live there.</text:p>
            <text:p/>
            <text:p>After the killing in Romans-sur-Isère, Macron says his thoughts go out to the victims.</text:p>
            <text:p/>
            <text:p>#COVID19 &amp;amp; asylum seekers from Sudan.</text:p>
            <text:p/>
            <text:p>https://t.co/6XwTkgDKyD</text:p>
          </table:table-cell>
        </table:table-row>
        <table:table-row table:style-name="ro19">
          <table:table-cell office:value-type="string" calcext:value-type="string">
            <text:p>masonnrivara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ixtyAGraha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uliLY0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SWSandy_</text:p>
          </table:table-cell>
          <table:table-cell office:value-type="string" calcext:value-type="string">
            <text:p>Mean while in France people are asking " Where are the masks, where are the tests!" Hand Written in a black cloth banner! #COVID19 https://t.co/uO6sEHWfE6</text:p>
          </table:table-cell>
        </table:table-row>
        <table:table-row table:style-name="ro19">
          <table:table-cell office:value-type="string" calcext:value-type="string">
            <text:p>amanull8203822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rosardi527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ushtaque5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7">
          <table:table-cell office:value-type="string" calcext:value-type="string">
            <text:p>M4000BETH</text:p>
          </table:table-cell>
          <table:table-cell office:value-type="string" calcext:value-type="string">
            <text:p>#COVID19 Apr 04 global: </text:p>
            <text:p>1.2 million cases</text:p>
            <text:p>64,691 deaths</text:p>
            <text:p>1 in 4 cases worldwide are in the U.S.</text:p>
            <text:p>Spain surpasses Italy in cases</text:p>
            <text:p>Italy has more than 15,000 deaths, Spain almost 12,000</text:p>
            <text:p>Germany and France rapid increase in cases</text:p>
            <text:p>https://t.co/CjSGY3nXn5 https://t.co/qTVa8LhzEi</text:p>
          </table:table-cell>
        </table:table-row>
        <table:table-row table:style-name="ro4">
          <table:table-cell office:value-type="string" calcext:value-type="string">
            <text:p>jill_greenwood</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19">
          <table:table-cell office:value-type="string" calcext:value-type="string">
            <text:p>sandroidefilo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heactualThu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us1452384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ooselyne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aprichoMi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uancisabe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ohgodell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iiMessii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vrosarit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tillwiffe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anLug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arladean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__Obrit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ild_spruc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cyMaqiavell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_kvngd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SWSandy_</text:p>
          </table:table-cell>
          <table:table-cell office:value-type="string" calcext:value-type="string">
            <text:p>France and USA now want people on the street to wear masks, UK behind the curve and still saying no masks. <text:s/>#COVID19 UK didn't used to be so slow to catch up.</text:p>
          </table:table-cell>
        </table:table-row>
        <table:table-row table:style-name="ro19">
          <table:table-cell office:value-type="string" calcext:value-type="string">
            <text:p>heyjinjin96</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heilaDecker19</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2">
          <table:table-cell office:value-type="string" calcext:value-type="string">
            <text:p>SumaStone</text:p>
          </table:table-cell>
          <table:table-cell office:value-type="string" calcext:value-type="string">
            <text:p>Be careful... these #French sickos want to use #African people to test #Vaccines on.</text:p>
            <text:p/>
            <text:p>They will selfishly hurt other people to protect themselves.</text:p>
            <text:p/>
            <text:p>Don't let it be you.</text:p>
            <text:p/>
            <text:p>@BBCAfrica </text:p>
            <text:p>@PresidencyZA </text:p>
            <text:p>@BillGates</text:p>
            <text:p>@CyrilRamaphosa </text:p>
            <text:p/>
            <text:p>https://t.co/EUiEIYhma1</text:p>
            <text:p/>
            <text:p>#Health </text:p>
            <text:p>#COVIDIOTS </text:p>
            <text:p>#COVID19</text:p>
          </table:table-cell>
        </table:table-row>
        <table:table-row table:style-name="ro19">
          <table:table-cell office:value-type="string" calcext:value-type="string">
            <text:p>idkshayne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BovBove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ltycrackas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uekzKnigh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CineChitChat</text:p>
          </table:table-cell>
          <table:table-cell office:value-type="string" calcext:value-type="string">
            <text:p>Current Status: Total number of #COVID19 cases</text:p>
            <text:p/>
            <text:p>1) Total:: 1201933 cases</text:p>
            <text:p>2) USA: 311357 cases</text:p>
            <text:p>3) Spain: 126168 cases</text:p>
            <text:p>4) Italy: 124632 cases</text:p>
            <text:p>5) Germany: 96092 cases</text:p>
            <text:p>6) France: 89953 cases</text:p>
            <text:p>7) China: 81669 cases</text:p>
            <text:p>8) Iran: 55743 cases</text:p>
            <text:p/>
            <text:p>India : 3671</text:p>
          </table:table-cell>
        </table:table-row>
        <table:table-row table:style-name="ro19">
          <table:table-cell office:value-type="string" calcext:value-type="string">
            <text:p>OVOChyn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onty2001M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YourPalst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shChaChaHeel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Leyla54407568</text:p>
          </table:table-cell>
          <table:table-cell office:value-type="string" calcext:value-type="string">
            <text:p>#CoronavirusUpdate: Terrible news for #France. My @JohnsHopkins colleagues report that there were 1,053 new deaths from #COVID19 today. France has the 5th highest Deaths per 1M of the population globally, at 116 deaths per 1M.</text:p>
            <text:p>#StayStrongFrance #FranceUnie</text:p>
            <text:p>https://t.co/y8I06SRF5V</text:p>
          </table:table-cell>
        </table:table-row>
        <table:table-row table:style-name="ro19">
          <table:table-cell office:value-type="string" calcext:value-type="string">
            <text:p>jagbandhu00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XHNews</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19">
          <table:table-cell office:value-type="string" calcext:value-type="string">
            <text:p>sci_writ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unitoltec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hukla86_ashish</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Frenchassnamee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Kingofgoodtime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addiemarchese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Jami1601</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19">
          <table:table-cell office:value-type="string" calcext:value-type="string">
            <text:p>Pr0jectClimat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sabelczull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uAlbertoCarlo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Yadavendara</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lieObszansk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michaelagodd24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avidJ__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vi_M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EsatogluR</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2">
          <table:table-cell office:value-type="string" calcext:value-type="string">
            <text:p>diegirimana</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19">
          <table:table-cell office:value-type="string" calcext:value-type="string">
            <text:p>EdwardAwesome2</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Hakatha</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4">
          <table:table-cell office:value-type="string" calcext:value-type="string">
            <text:p>samantha_nurse</text:p>
          </table:table-cell>
          <table:table-cell office:value-type="string" calcext:value-type="string">
            <text:p>Today I spoke with Mrs. Brigitte Macron of #France. The United States stands with the French people as we work to defeat the #COVID19 pandemic.</text:p>
          </table:table-cell>
        </table:table-row>
        <table:table-row table:style-name="ro19">
          <table:table-cell office:value-type="string" calcext:value-type="string">
            <text:p>xtwiceharmony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udithempanadi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eyes_amaaso</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19">
          <table:table-cell office:value-type="string" calcext:value-type="string">
            <text:p>HippiePotAMus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jithku41359643</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ustinKellerman</text:p>
          </table:table-cell>
          <table:table-cell office:value-type="string" calcext:value-type="string">
            <text:p>#BREAKING: Global #COVID19 #coronavirus cases hit 1,200,000.</text:p>
            <text:p/>
            <text:p>Countries with the most cases:</text:p>
            <text:p/>
            <text:p>▶️ USA 🇺🇸 311k +</text:p>
            <text:p>▶️ Spain 🇪🇸 126k +</text:p>
            <text:p>▶️ Italy 🇮🇹 124k +</text:p>
            <text:p>▶️ Germany 🇩🇪 96k +</text:p>
            <text:p>▶️ France 🇫🇷 90k +</text:p>
            <text:p/>
            <text:p>(data from @JohnsHopkins)</text:p>
            <text:p/>
            <text:p>#COVID19Pandemic https://t.co/VAahEDiEBf</text:p>
          </table:table-cell>
        </table:table-row>
        <table:table-row table:style-name="ro19">
          <table:table-cell office:value-type="string" calcext:value-type="string">
            <text:p>IamCarolynTM</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swordsolan</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19">
          <table:table-cell office:value-type="string" calcext:value-type="string">
            <text:p>star1965</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JayCRIII</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4">
          <table:table-cell office:value-type="string" calcext:value-type="string">
            <text:p>Wonkyclock007</text:p>
          </table:table-cell>
          <table:table-cell office:value-type="string" calcext:value-type="string">
            <text:p>France's death toll from #covid19 tops 6,000 as they're now including those who have died in care homes, not just those dying in hospitals. When are the UK going to start reporting the true figure?</text:p>
          </table:table-cell>
        </table:table-row>
        <table:table-row table:style-name="ro2">
          <table:table-cell office:value-type="string" calcext:value-type="string">
            <text:p>fcoronado_es</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2">
          <table:table-cell office:value-type="string" calcext:value-type="string">
            <text:p>AndreyMochalov4</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19">
          <table:table-cell office:value-type="string" calcext:value-type="string">
            <text:p>Scarkayle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AleBallan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EvelynSoll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orryimcharliie</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ighodey</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2">
          <table:table-cell office:value-type="string" calcext:value-type="string">
            <text:p>Nationalcomrad</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2">
          <table:table-cell office:value-type="string" calcext:value-type="string">
            <text:p>avalon5115</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19">
          <table:table-cell office:value-type="string" calcext:value-type="string">
            <text:p>warriormomM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eyycat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ap_Sharrock</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amInspire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MubiruJane</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19">
          <table:table-cell office:value-type="string" calcext:value-type="string">
            <text:p>MarvelousMarthx</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WomanWarrior17</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Argtmsw</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19">
          <table:table-cell office:value-type="string" calcext:value-type="string">
            <text:p>caroline_lye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idneystope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jacintodavila</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19">
          <table:table-cell office:value-type="string" calcext:value-type="string">
            <text:p>Johnny_otto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ghalejohn1</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Ignatioc</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22">
          <table:table-cell office:value-type="string" calcext:value-type="string">
            <text:p>Ale_Tineue</text:p>
          </table:table-cell>
          <table:table-cell office:value-type="string" calcext:value-type="string">
            <text:p>Most #COVID19 deaths:</text:p>
            <text:p/>
            <text:p>🇮🇹 #Italy: 15,362</text:p>
            <text:p>🇪🇸 #Spain: 11,814</text:p>
            <text:p>🇺🇸 #USA: 8,344</text:p>
            <text:p>🇫🇷 #France: 7,560</text:p>
            <text:p>🇬🇧 #UK: 4,313</text:p>
            <text:p>🇮🇷 #Iran: 3,452</text:p>
            <text:p>🇨🇳 #China: 3,326</text:p>
            <text:p>🇳🇱 #Netherlands: 1,651</text:p>
            <text:p>🇩🇪 #Germany: 1,395</text:p>
            <text:p>🇧🇪 #Belgium: 1,283</text:p>
            <text:p>🇨🇭 #Switzerland: 666</text:p>
            <text:p>🇹🇷 #Turkey: 501</text:p>
            <text:p>🇧🇷 #Brazil: 431</text:p>
            <text:p>🇸🇪 #Sweden: 391</text:p>
          </table:table-cell>
        </table:table-row>
        <table:table-row table:style-name="ro19">
          <table:table-cell office:value-type="string" calcext:value-type="string">
            <text:p>wininsley</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chronic_musings</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gatewaypundit</text:p>
          </table:table-cell>
          <table:table-cell office:value-type="string" calcext:value-type="string">
            <text:p>First Italy &amp;amp; Spain and now France, </text:p>
            <text:p>removing the EU flag and replacing it by their national flag. It seems that global political changes will be happening.</text:p>
            <text:p>#COVID19 https://t.co/Vz01pbrsmA</text:p>
          </table:table-cell>
        </table:table-row>
        <table:table-row table:style-name="ro19">
          <table:table-cell office:value-type="string" calcext:value-type="string">
            <text:p>ashureddevil</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unRPearr</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IsaiahBoyd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
          <table:table-cell office:value-type="string" calcext:value-type="string">
            <text:p>callmesarah</text:p>
          </table:table-cell>
          <table:table-cell office:value-type="string" calcext:value-type="string">
            <text:p>First Italy &amp;amp; Spain and now France, </text:p>
            <text:p>removing the EU flag and replacing it by their national flag. It seems that global political changes will be happening.</text:p>
            <text:p>#COVID19 https://t.co/Vz01pbrsmA</text:p>
          </table:table-cell>
        </table:table-row>
        <table:table-row table:style-name="ro19">
          <table:table-cell office:value-type="string" calcext:value-type="string">
            <text:p>azizat__</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spennnco</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tanyainaz</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Politicsinworld</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text:p>
            <text:p>#Covid19 https://t.co/jWp9TXrPUA</text:p>
          </table:table-cell>
        </table:table-row>
        <table:table-row table:style-name="ro22">
          <table:table-cell office:value-type="string" calcext:value-type="string">
            <text:p>SALAZRICAR30</text:p>
          </table:table-cell>
          <table:table-cell office:value-type="string" calcext:value-type="string">
            <text:p>Most #COVID19 deaths:</text:p>
            <text:p/>
            <text:p>🇮🇹 #Italy: 15,362</text:p>
            <text:p>🇪🇸 #Spain: 11,814</text:p>
            <text:p>🇺🇸 #USA: 8,344</text:p>
            <text:p>🇫🇷 #France: 7,560</text:p>
            <text:p>🇬🇧 #UK: 4,313</text:p>
            <text:p>🇮🇷 #Iran: 3,452</text:p>
            <text:p>🇨🇳 #China: 3,326</text:p>
            <text:p>🇳🇱 #Netherlands: 1,651</text:p>
            <text:p>🇩🇪 #Germany: 1,395</text:p>
            <text:p>🇧🇪 #Belgium: 1,283</text:p>
            <text:p>🇨🇭 #Switzerland: 666</text:p>
            <text:p>🇹🇷 #Turkey: 501</text:p>
            <text:p>🇧🇷 #Brazil: 431</text:p>
            <text:p>🇸🇪 #Sweden: 391</text:p>
          </table:table-cell>
        </table:table-row>
        <table:table-row table:style-name="ro10">
          <table:table-cell office:value-type="string" calcext:value-type="string">
            <text:p>TheAlbyMetevier</text:p>
          </table:table-cell>
          <table:table-cell office:value-type="string" calcext:value-type="string">
            <text:p>#COVID19 total cases update:</text:p>
            <text:p>🇺🇸 USA - 306,854</text:p>
            <text:p>🇪🇸 Spain - 124,870</text:p>
            <text:p>🇮🇹 Italy - 124,632</text:p>
            <text:p>🇺🇸 New York - 113,704</text:p>
            <text:p>🇩🇪 Germany - 95,614</text:p>
            <text:p>🇫🇷 France - 89,953</text:p>
            <text:p/>
            <text:p>#COVID19 #CoronavirusPandemic #Coronavirustruth #CoronaVirusUSA total cases spread:</text:p>
            <text:p>🇺🇸 1-150,000 - 10 weeks</text:p>
            <text:p>🇺🇸 150,000-300,000 - 5 day</text:p>
          </table:table-cell>
        </table:table-row>
        <table:table-row table:style-name="ro19">
          <table:table-cell office:value-type="string" calcext:value-type="string">
            <text:p>JubairBinHarun</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0">
          <table:table-cell office:value-type="string" calcext:value-type="string">
            <text:p>elessa_mc</text:p>
          </table:table-cell>
          <table:table-cell office:value-type="string" calcext:value-type="string">
            <text:p>Latest update on #COVID19 around the world:</text:p>
            <text:p/>
            <text:p>🇺🇸US: 124,464 confirmed, 2,191 deaths</text:p>
            <text:p/>
            <text:p>🇮🇹Italy: 92,472 confirmed, 10,023 deaths</text:p>
            <text:p/>
            <text:p>🇪🇸Spain: 73,235 confirmed, 5,982 deaths</text:p>
            <text:p/>
            <text:p>🇩🇪Germany: 57,695 confirmed, 433 deaths</text:p>
            <text:p/>
            <text:p>🇫🇷France: 38,105 confirmed, 2,317 deaths https://t.co/xtGEzbzoKk</text:p>
          </table:table-cell>
        </table:table-row>
        <table:table-row table:style-name="ro1">
          <table:table-cell office:value-type="string" calcext:value-type="string">
            <text:p>Sheindie</text:p>
          </table:table-cell>
          <table:table-cell office:value-type="string" calcext:value-type="string">
            <text:p>First Italy &amp;amp; Spain and now France, </text:p>
            <text:p>removing the EU flag and replacing it by their national flag. It seems that global political changes will be happening.</text:p>
            <text:p>#COVID19 https://t.co/Vz01pbrsmA</text:p>
          </table:table-cell>
        </table:table-row>
        <table:table-row table:style-name="ro2">
          <table:table-cell office:value-type="string" calcext:value-type="string">
            <text:p>ahmedbashu</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19">
          <table:table-cell office:value-type="string" calcext:value-type="string">
            <text:p>multioptioned</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2">
          <table:table-cell office:value-type="string" calcext:value-type="string">
            <text:p>jmromo55</text:p>
          </table:table-cell>
          <table:table-cell office:value-type="string" calcext:value-type="string">
            <text:p>Latest count of confirmed #COVID19 cases: Johns Hopkins University (0000 GMT, April 5)</text:p>
            <text:p>World: 1,197,405</text:p>
            <text:p>US: 308,850</text:p>
            <text:p>Spain: 126,168</text:p>
            <text:p>Italy: 124,632</text:p>
            <text:p>Germany: 96,092</text:p>
            <text:p>France: 90,848</text:p>
            <text:p>China: 82,543</text:p>
            <text:p>Iran: 55,743</text:p>
            <text:p>Britain: 42,477</text:p>
            <text:p>Turkey: 23,934</text:p>
            <text:p>Switzerland: 20,505 https://t.co/L5HXwal5mJ</text:p>
          </table:table-cell>
        </table:table-row>
        <table:table-row table:style-name="ro1">
          <table:table-cell office:value-type="string" calcext:value-type="string">
            <text:p>robbiehwood</text:p>
          </table:table-cell>
          <table:table-cell office:value-type="string" calcext:value-type="string">
            <text:p>First Italy &amp;amp; Spain and now France, </text:p>
            <text:p>removing the EU flag and replacing it by their national flag. It seems that global political changes will be happening.</text:p>
            <text:p>#COVID19 https://t.co/Vz01pbrsmA</text:p>
          </table:table-cell>
        </table:table-row>
        <table:table-row table:style-name="ro19">
          <table:table-cell office:value-type="string" calcext:value-type="string">
            <text:p>CobyNdaCut</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row table:style-name="ro19">
          <table:table-cell office:value-type="string" calcext:value-type="string">
            <text:p>doskii8</text:p>
          </table:table-cell>
          <table:table-cell office:value-type="string" calcext:value-type="string">
            <text:p>#COVID19 total cases update:</text:p>
            <text:p/>
            <text:p>🇺🇸 USA - 306,854</text:p>
            <text:p>🇪🇸 Spain - 124,870</text:p>
            <text:p>🇮🇹 Italy - 124,632</text:p>
            <text:p>🇺🇸 New York - 113,704</text:p>
            <text:p>🇩🇪 Germany - 95,614</text:p>
            <text:p>🇫🇷 France - 89,953</text:p>
            <text:p/>
            <text:p>#COVID19US total cases spread:</text:p>
            <text:p/>
            <text:p>🇺🇸 1-150,000 - 10 weeks</text:p>
            <text:p>🇺🇸 150,000-300,000 - 5 day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time-style style:name="N125">
      <number:text>上午/下午 </number:text>
      <number:hours number:style="long"/>
      <number:text>時</number:text>
      <number:minutes number:style="long"/>
      <number:text>分</number:text>
      <number:seconds number:style="long"/>
      <number:text>秒 </number:text>
    </number:tim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8:12:50.335334060</meta:creation-date>
    <dc:date>2020-04-06T18:17:12.325800171</dc:date>
    <meta:editing-duration>PT4M19S</meta:editing-duration>
    <meta:editing-cycles>5</meta:editing-cycles>
    <meta:generator>LibreOffice/6.0.7.3$Linux_X86_64 LibreOffice_project/00m0$Build-3</meta:generator>
    <meta:document-statistic meta:table-count="1" meta:cell-count="8468" meta:object-count="0"/>
  </office:meta>
</office:document-meta>
</file>